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style="normal" fo:font-weight="bold" officeooo:paragraph-rsid="0075c7db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dd44af" officeooo:paragraph-rsid="00eb0dd5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officeooo:paragraph-rsid="000fecca"/>
    </style:style>
    <style:style style:name="P15" style:family="paragraph" style:parent-style-name="Standard">
      <style:text-properties fo:font-style="normal" style:font-style-asian="normal" style:font-style-complex="normal"/>
    </style:style>
    <style:style style:name="P16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7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8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19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20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1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2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3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4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5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30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1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2" style:family="paragraph" style:parent-style-name="Standard">
      <style:text-properties fo:font-style="normal" officeooo:paragraph-rsid="00751d17" style:font-style-asian="normal" style:font-style-complex="normal"/>
    </style:style>
    <style:style style:name="P33" style:family="paragraph" style:parent-style-name="Standard">
      <style:text-properties fo:font-style="normal" officeooo:paragraph-rsid="006f66ec" style:font-style-asian="normal" style:font-style-complex="normal"/>
    </style:style>
    <style:style style:name="P34" style:family="paragraph" style:parent-style-name="Standard">
      <style:text-properties fo:font-style="normal" officeooo:paragraph-rsid="00793c0d" style:font-style-asian="normal" style:font-style-complex="normal"/>
    </style:style>
    <style:style style:name="P35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6" style:family="paragraph" style:parent-style-name="Standard">
      <style:text-properties fo:font-style="normal" officeooo:paragraph-rsid="005f2637" style:font-style-asian="normal" style:font-style-complex="normal"/>
    </style:style>
    <style:style style:name="P37" style:family="paragraph" style:parent-style-name="Standard">
      <style:text-properties fo:font-style="normal" officeooo:paragraph-rsid="00644350" style:font-style-asian="normal" style:font-style-complex="normal"/>
    </style:style>
    <style:style style:name="P38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39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40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41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2" style:family="paragraph" style:parent-style-name="Standard">
      <style:text-properties fo:font-style="normal" officeooo:rsid="007b2101" officeooo:paragraph-rsid="007b2101" style:font-style-asian="normal" style:font-style-complex="normal"/>
    </style:style>
    <style:style style:name="P43" style:family="paragraph" style:parent-style-name="Standard">
      <style:text-properties fo:font-style="normal" officeooo:rsid="007b2101" officeooo:paragraph-rsid="00793c0d" style:font-style-asian="normal" style:font-style-complex="normal"/>
    </style:style>
    <style:style style:name="P44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5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6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47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48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49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50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51" style:family="paragraph" style:parent-style-name="Standard">
      <style:text-properties fo:font-style="normal" officeooo:paragraph-rsid="00939859" style:font-style-asian="normal" style:font-style-complex="normal"/>
    </style:style>
    <style:style style:name="P52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3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4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5" style:family="paragraph" style:parent-style-name="Standard">
      <style:text-properties fo:font-style="normal" officeooo:paragraph-rsid="00956521" style:font-style-asian="normal" style:font-style-complex="normal"/>
    </style:style>
    <style:style style:name="P56" style:family="paragraph" style:parent-style-name="Standard">
      <style:text-properties fo:font-style="normal" officeooo:rsid="00879de3" officeooo:paragraph-rsid="00879de3" style:font-style-asian="normal" style:font-style-complex="normal"/>
    </style:style>
    <style:style style:name="P57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58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59" style:family="paragraph" style:parent-style-name="Standard">
      <style:text-properties fo:font-style="normal" officeooo:rsid="009f187e" officeooo:paragraph-rsid="009f187e" style:font-style-asian="normal" style:font-style-complex="normal"/>
    </style:style>
    <style:style style:name="P60" style:family="paragraph" style:parent-style-name="Standard">
      <style:text-properties fo:font-style="normal" officeooo:rsid="00a1e031" style:font-style-asian="normal" style:font-style-complex="normal"/>
    </style:style>
    <style:style style:name="P61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62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63" style:family="paragraph" style:parent-style-name="Standard">
      <style:text-properties fo:font-style="normal" officeooo:rsid="00a6f347" officeooo:paragraph-rsid="00a8ca1b" style:font-style-asian="normal" style:font-style-complex="normal"/>
    </style:style>
    <style:style style:name="P64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65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6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67" style:family="paragraph" style:parent-style-name="Standard">
      <style:text-properties fo:font-style="normal" officeooo:rsid="00ad6801" officeooo:paragraph-rsid="00ad6801" style:font-style-asian="normal" style:font-style-complex="normal"/>
    </style:style>
    <style:style style:name="P68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69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70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71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72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73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74" style:family="paragraph" style:parent-style-name="Standard">
      <style:text-properties fo:font-style="normal" officeooo:paragraph-rsid="00c2c999" style:font-style-asian="normal" style:font-style-complex="normal"/>
    </style:style>
    <style:style style:name="P75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76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77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78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79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80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81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82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83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84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85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86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87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88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89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90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91" style:family="paragraph" style:parent-style-name="Standard">
      <style:text-properties fo:font-style="normal" officeooo:paragraph-rsid="01148430" style:font-style-asian="normal" style:font-style-complex="normal"/>
    </style:style>
    <style:style style:name="P92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93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94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95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96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97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98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99" style:family="paragraph" style:parent-style-name="Standard">
      <style:text-properties fo:font-style="normal" officeooo:paragraph-rsid="01190d75" style:font-style-asian="normal" style:font-style-complex="normal"/>
    </style:style>
    <style:style style:name="P100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101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102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103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104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105" style:family="paragraph" style:parent-style-name="Standard">
      <style:text-properties fo:font-style="normal" officeooo:rsid="0128c6e8" officeooo:paragraph-rsid="01c643a5" style:font-style-asian="normal" style:font-style-complex="normal"/>
    </style:style>
    <style:style style:name="P106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07" style:family="paragraph" style:parent-style-name="Standard">
      <style:text-properties fo:font-style="normal" officeooo:paragraph-rsid="01305c41" style:font-style-asian="normal" style:font-style-complex="normal"/>
    </style:style>
    <style:style style:name="P108" style:family="paragraph" style:parent-style-name="Standard">
      <style:text-properties fo:font-style="normal" officeooo:paragraph-rsid="01401741" style:font-style-asian="normal" style:font-style-complex="normal"/>
    </style:style>
    <style:style style:name="P109" style:family="paragraph" style:parent-style-name="Standard">
      <style:text-properties fo:font-style="normal" officeooo:paragraph-rsid="01466326" style:font-style-asian="normal" style:font-style-complex="normal"/>
    </style:style>
    <style:style style:name="P110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111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112" style:family="paragraph" style:parent-style-name="Standard">
      <style:paragraph-properties fo:line-height="100%"/>
      <style:text-properties fo:font-style="normal" officeooo:rsid="00c12d1c" officeooo:paragraph-rsid="00c12d1c" style:font-style-asian="normal" style:font-style-complex="normal"/>
    </style:style>
    <style:style style:name="P113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114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115" style:family="paragraph" style:parent-style-name="Standard">
      <style:text-properties fo:font-style="normal" officeooo:paragraph-rsid="01549026" style:font-style-asian="normal" style:font-style-complex="normal"/>
    </style:style>
    <style:style style:name="P116" style:family="paragraph" style:parent-style-name="Standard">
      <style:text-properties fo:font-style="normal" officeooo:paragraph-rsid="01549d31" style:font-style-asian="normal" style:font-style-complex="normal"/>
    </style:style>
    <style:style style:name="P117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118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119" style:family="paragraph" style:parent-style-name="Standard">
      <style:paragraph-properties fo:line-height="100%"/>
      <style:text-properties fo:font-style="normal" officeooo:rsid="0151b86d" officeooo:paragraph-rsid="0151b86d" style:font-style-asian="normal" style:font-style-complex="normal"/>
    </style:style>
    <style:style style:name="P120" style:family="paragraph" style:parent-style-name="Standard">
      <style:text-properties fo:font-style="normal" officeooo:rsid="00fdd6a8" officeooo:paragraph-rsid="01e648d0" style:font-style-asian="normal" style:font-style-complex="normal"/>
    </style:style>
    <style:style style:name="P121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33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37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38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2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43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10db770" officeooo:paragraph-rsid="0113860e" style:font-style-asian="normal" style:font-weight-asian="normal" style:font-style-complex="normal" style:font-weight-complex="normal"/>
    </style:style>
    <style:style style:name="P146" style:family="paragraph" style:parent-style-name="Standard">
      <style:paragraph-properties fo:line-height="115%"/>
      <style:text-properties fo:font-style="normal" style:text-underline-style="none" fo:font-weight="normal" officeooo:rsid="0128c6e8" officeooo:paragraph-rsid="0128c6e8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48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49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50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51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52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5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54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55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56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fo:font-weight="bold" officeooo:paragraph-rsid="00793c0d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fo:font-weight="bold" officeooo:paragraph-rsid="007b2101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160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rsid="014be95f" officeooo:paragraph-rsid="010ab710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bold" officeooo:rsid="00d459e3" officeooo:paragraph-rsid="01cdcabe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87" style:family="paragraph" style:parent-style-name="Standard">
      <style:text-properties fo:font-style="normal" fo:font-weight="bold" officeooo:paragraph-rsid="005f2637" style:font-style-asian="normal" style:font-weight-asian="bold" style:font-style-complex="normal" style:font-weight-complex="bold"/>
    </style:style>
    <style:style style:name="P188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89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9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91" style:family="paragraph" style:parent-style-name="Standard">
      <style:text-properties fo:font-style="normal" fo:font-weight="normal" officeooo:paragraph-rsid="007b2101" style:font-style-asian="normal" style:font-weight-asian="normal" style:font-style-complex="normal" style:font-weight-complex="normal"/>
    </style:style>
    <style:style style:name="P192" style:family="paragraph" style:parent-style-name="Standard">
      <style:text-properties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193" style:family="paragraph" style:parent-style-name="Standard">
      <style:text-properties fo:font-style="normal" fo:font-weight="normal" officeooo:rsid="007ca694" officeooo:paragraph-rsid="01c0bb99" style:font-style-asian="normal" style:font-weight-asian="normal" style:font-style-complex="normal" style:font-weight-complex="normal"/>
    </style:style>
    <style:style style:name="P194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195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196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197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98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cfa052" officeooo:paragraph-rsid="00d04e1a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205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rsid="00da4eed" officeooo:paragraph-rsid="00dbe75c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fo:font-weight="normal" officeooo:rsid="00dd44af" officeooo:paragraph-rsid="01d3fba1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22" style:family="paragraph" style:parent-style-name="Standard">
      <style:text-properties fo:font-style="normal" fo:font-weight="normal" officeooo:rsid="00f9fdc0" officeooo:paragraph-rsid="01d690ee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25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fo:font-weight="normal" officeooo:rsid="00fdd6a8" officeooo:paragraph-rsid="01e648d0" style:font-style-asian="normal" style:font-weight-asian="normal" style:font-style-complex="normal" style:font-weight-complex="normal"/>
    </style:style>
    <style:style style:name="P228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29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236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240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241" style:family="paragraph" style:parent-style-name="Standard">
      <style:text-properties fo:font-style="normal" fo:font-weight="normal" officeooo:rsid="01cdcabe" officeooo:paragraph-rsid="01d1bca2" style:font-style-asian="normal" style:font-weight-asian="normal" style:font-style-complex="normal" style:font-weight-complex="normal"/>
    </style:style>
    <style:style style:name="P242" style:family="paragraph" style:parent-style-name="Standard">
      <style:text-properties fo:font-style="normal" fo:font-weight="normal" officeooo:rsid="01d3fba1" officeooo:paragraph-rsid="01d3fba1" style:font-style-asian="normal" style:font-weight-asian="normal" style:font-style-complex="normal" style:font-weight-complex="normal"/>
    </style:style>
    <style:style style:name="P243" style:family="paragraph" style:parent-style-name="Standard">
      <style:text-properties fo:font-style="normal" fo:font-weight="normal" officeooo:rsid="01d690ee" officeooo:paragraph-rsid="01d690ee" style:font-style-asian="normal" style:font-weight-asian="normal" style:font-style-complex="normal" style:font-weight-complex="normal"/>
    </style:style>
    <style:style style:name="P244" style:family="paragraph" style:parent-style-name="Standard">
      <style:text-properties officeooo:paragraph-rsid="00134990"/>
    </style:style>
    <style:style style:name="P245" style:family="paragraph" style:parent-style-name="Standard">
      <style:text-properties fo:font-style="italic" style:font-style-asian="italic" style:font-style-complex="italic"/>
    </style:style>
    <style:style style:name="P246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47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48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49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50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51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52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53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54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55" style:family="paragraph" style:parent-style-name="Standard">
      <style:text-properties fo:font-style="italic" officeooo:paragraph-rsid="0057ec24" style:font-style-asian="italic" style:font-style-complex="italic"/>
    </style:style>
    <style:style style:name="P256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57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58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59" style:family="paragraph" style:parent-style-name="Standard">
      <style:text-properties fo:font-style="italic" officeooo:paragraph-rsid="005f2637" style:font-style-asian="italic" style:font-style-complex="italic"/>
    </style:style>
    <style:style style:name="P260" style:family="paragraph" style:parent-style-name="Standard">
      <style:text-properties fo:font-style="italic" officeooo:paragraph-rsid="00644350" style:font-style-asian="italic" style:font-style-complex="italic"/>
    </style:style>
    <style:style style:name="P261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62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63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64" style:family="paragraph" style:parent-style-name="Standard">
      <style:text-properties fo:font-style="italic" officeooo:paragraph-rsid="00684bfc" style:font-style-asian="italic" style:font-style-complex="italic"/>
    </style:style>
    <style:style style:name="P265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66" style:family="paragraph" style:parent-style-name="Standard">
      <style:text-properties fo:font-style="italic" officeooo:paragraph-rsid="006f66ec" style:font-style-asian="italic" style:font-style-complex="italic"/>
    </style:style>
    <style:style style:name="P267" style:family="paragraph" style:parent-style-name="Standard">
      <style:text-properties fo:font-style="italic" officeooo:paragraph-rsid="0071baff" style:font-style-asian="italic" style:font-style-complex="italic"/>
    </style:style>
    <style:style style:name="P268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69" style:family="paragraph" style:parent-style-name="Standard">
      <style:text-properties fo:font-style="italic" officeooo:paragraph-rsid="00751d17" style:font-style-asian="italic" style:font-style-complex="italic"/>
    </style:style>
    <style:style style:name="P270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71" style:family="paragraph" style:parent-style-name="Standard">
      <style:text-properties fo:font-style="italic" officeooo:paragraph-rsid="00793c0d" style:font-style-asian="italic" style:font-style-complex="italic"/>
    </style:style>
    <style:style style:name="P272" style:family="paragraph" style:parent-style-name="Standard">
      <style:text-properties fo:font-style="italic" officeooo:paragraph-rsid="007b2101" style:font-style-asian="italic" style:font-style-complex="italic"/>
    </style:style>
    <style:style style:name="P273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74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75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76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77" style:family="paragraph" style:parent-style-name="Standard">
      <style:text-properties fo:font-style="italic" officeooo:rsid="007b2101" officeooo:paragraph-rsid="007b2101" style:font-style-asian="italic" style:font-style-complex="italic"/>
    </style:style>
    <style:style style:name="P278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79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80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81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82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83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84" style:family="paragraph" style:parent-style-name="Standard">
      <style:text-properties fo:font-style="italic" officeooo:paragraph-rsid="008eb3ea" style:font-style-asian="italic" style:font-style-complex="italic"/>
    </style:style>
    <style:style style:name="P285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86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87" style:family="paragraph" style:parent-style-name="Standard">
      <style:text-properties fo:font-style="italic" officeooo:paragraph-rsid="00939859" style:font-style-asian="italic" style:font-style-complex="italic"/>
    </style:style>
    <style:style style:name="P288" style:family="paragraph" style:parent-style-name="Standard">
      <style:text-properties fo:font-style="italic" officeooo:paragraph-rsid="00971224" style:font-style-asian="italic" style:font-style-complex="italic"/>
    </style:style>
    <style:style style:name="P289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90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91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92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93" style:family="paragraph" style:parent-style-name="Standard">
      <style:text-properties fo:font-style="italic" officeooo:paragraph-rsid="00a6f347" style:font-style-asian="italic" style:font-style-complex="italic"/>
    </style:style>
    <style:style style:name="P294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295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296" style:family="paragraph" style:parent-style-name="Standard">
      <style:text-properties fo:font-style="italic" officeooo:paragraph-rsid="00acfb9d" style:font-style-asian="italic" style:font-style-complex="italic"/>
    </style:style>
    <style:style style:name="P297" style:family="paragraph" style:parent-style-name="Standard">
      <style:text-properties fo:font-style="italic" officeooo:paragraph-rsid="00b41267" style:font-style-asian="italic" style:font-style-complex="italic"/>
    </style:style>
    <style:style style:name="P298" style:family="paragraph" style:parent-style-name="Standard">
      <style:paragraph-properties fo:line-height="100%"/>
      <style:text-properties fo:font-style="italic" officeooo:rsid="00ba819c" officeooo:paragraph-rsid="00bdd473" style:font-style-asian="italic" style:font-style-complex="italic"/>
    </style:style>
    <style:style style:name="P299" style:family="paragraph" style:parent-style-name="Standard">
      <style:text-properties fo:font-style="italic" officeooo:paragraph-rsid="00ba819c" style:font-style-asian="italic" style:font-style-complex="italic"/>
    </style:style>
    <style:style style:name="P300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301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302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303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304" style:family="paragraph" style:parent-style-name="Standard">
      <style:paragraph-properties fo:line-height="115%"/>
      <style:text-properties fo:font-style="italic" officeooo:rsid="00c2c999" officeooo:paragraph-rsid="00c2c999" style:font-style-asian="italic" style:font-style-complex="italic"/>
    </style:style>
    <style:style style:name="P305" style:family="paragraph" style:parent-style-name="Standard">
      <style:text-properties fo:font-style="italic" officeooo:paragraph-rsid="00c2c999" style:font-style-asian="italic" style:font-style-complex="italic"/>
    </style:style>
    <style:style style:name="P306" style:family="paragraph" style:parent-style-name="Standard">
      <style:text-properties fo:font-style="italic" officeooo:paragraph-rsid="00c50878" style:font-style-asian="italic" style:font-style-complex="italic"/>
    </style:style>
    <style:style style:name="P307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308" style:family="paragraph" style:parent-style-name="Standard">
      <style:text-properties fo:font-style="italic" officeooo:paragraph-rsid="00dd44af" style:font-style-asian="italic" style:font-style-complex="italic"/>
    </style:style>
    <style:style style:name="P309" style:family="paragraph" style:parent-style-name="Standard">
      <style:text-properties fo:font-style="italic" officeooo:paragraph-rsid="00f4c6c5" style:font-style-asian="italic" style:font-style-complex="italic"/>
    </style:style>
    <style:style style:name="P310" style:family="paragraph" style:parent-style-name="Standard">
      <style:text-properties fo:font-style="italic" officeooo:paragraph-rsid="00fc67ff" style:font-style-asian="italic" style:font-style-complex="italic"/>
    </style:style>
    <style:style style:name="P311" style:family="paragraph" style:parent-style-name="Standard">
      <style:text-properties fo:font-style="italic" officeooo:paragraph-rsid="00fdd3aa" style:font-style-asian="italic" style:font-style-complex="italic"/>
    </style:style>
    <style:style style:name="P312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313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314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315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316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317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318" style:family="paragraph" style:parent-style-name="Standard">
      <style:text-properties fo:font-style="italic" officeooo:paragraph-rsid="01148430" style:font-style-asian="italic" style:font-style-complex="italic"/>
    </style:style>
    <style:style style:name="P319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320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321" style:family="paragraph" style:parent-style-name="Standard">
      <style:text-properties fo:font-style="italic" officeooo:paragraph-rsid="01190d75" style:font-style-asian="italic" style:font-style-complex="italic"/>
    </style:style>
    <style:style style:name="P322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323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324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325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326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327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328" style:family="paragraph" style:parent-style-name="Standard">
      <style:text-properties fo:font-style="italic" officeooo:paragraph-rsid="01305c41" style:font-style-asian="italic" style:font-style-complex="italic"/>
    </style:style>
    <style:style style:name="P329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330" style:family="paragraph" style:parent-style-name="Standard">
      <style:text-properties fo:font-style="italic" officeooo:paragraph-rsid="01466326" style:font-style-asian="italic" style:font-style-complex="italic"/>
    </style:style>
    <style:style style:name="P331" style:family="paragraph" style:parent-style-name="Standard">
      <style:text-properties fo:font-style="italic" officeooo:paragraph-rsid="014f285e" style:font-style-asian="italic" style:font-style-complex="italic"/>
    </style:style>
    <style:style style:name="P332" style:family="paragraph" style:parent-style-name="Standard">
      <style:text-properties fo:font-style="italic" officeooo:paragraph-rsid="014d6fa3" style:font-style-asian="italic" style:font-style-complex="italic"/>
    </style:style>
    <style:style style:name="P333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334" style:family="paragraph" style:parent-style-name="Standard">
      <style:text-properties fo:font-style="italic" officeooo:paragraph-rsid="01549026" style:font-style-asian="italic" style:font-style-complex="italic"/>
    </style:style>
    <style:style style:name="P335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336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337" style:family="paragraph" style:parent-style-name="Standard">
      <style:text-properties fo:font-style="italic" officeooo:paragraph-rsid="0161b854" style:font-style-asian="italic" style:font-style-complex="italic"/>
    </style:style>
    <style:style style:name="P338" style:family="paragraph" style:parent-style-name="Standard">
      <style:text-properties fo:font-style="italic" officeooo:paragraph-rsid="01bb0dd2" style:font-style-asian="italic" style:font-style-complex="italic"/>
    </style:style>
    <style:style style:name="P339" style:family="paragraph" style:parent-style-name="Standard">
      <style:text-properties fo:font-style="italic" officeooo:paragraph-rsid="002f731d" style:font-style-asian="italic" style:font-style-complex="italic"/>
    </style:style>
    <style:style style:name="P340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341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342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43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44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45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47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49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50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51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52" style:family="paragraph" style:parent-style-name="Standard">
      <style:text-properties fo:font-style="italic" style:text-underline-style="none" fo:font-weight="normal" officeooo:rsid="00d77d7d" officeooo:paragraph-rsid="0057ec24" style:font-style-asian="italic" style:font-weight-asian="normal" style:font-style-complex="italic" style:font-weight-complex="normal"/>
    </style:style>
    <style:style style:name="P353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54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55" style:family="paragraph" style:parent-style-name="Standard">
      <style:text-properties fo:font-style="italic" style:text-underline-style="none" fo:font-weight="normal" officeooo:rsid="00d9c9e4" officeooo:paragraph-rsid="00316632" style:font-style-asian="italic" style:font-weight-asian="normal" style:font-style-complex="italic" style:font-weight-complex="normal"/>
    </style:style>
    <style:style style:name="P356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57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58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59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60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61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6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63" style:family="paragraph" style:parent-style-name="Standard">
      <style:text-properties fo:font-style="italic" fo:font-weight="normal" officeooo:paragraph-rsid="0076848f" style:font-style-asian="italic" style:font-weight-asian="normal" style:font-style-complex="italic" style:font-weight-complex="normal"/>
    </style:style>
    <style:style style:name="P364" style:family="paragraph" style:parent-style-name="Standard">
      <style:text-properties fo:font-style="italic" fo:font-weight="normal" officeooo:paragraph-rsid="007b2101" style:font-style-asian="italic" style:font-weight-asian="normal" style:font-style-complex="italic" style:font-weight-complex="normal"/>
    </style:style>
    <style:style style:name="P365" style:family="paragraph" style:parent-style-name="Standard"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66" style:family="paragraph" style:parent-style-name="Standard">
      <style:paragraph-properties fo:line-height="115%"/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67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68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371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72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73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74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75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76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77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78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79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80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81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82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84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85" style:family="paragraph" style:parent-style-name="Standard">
      <style:text-properties fo:font-style="italic" fo:font-weight="normal" officeooo:rsid="00fc67ff" officeooo:paragraph-rsid="00fdd3aa" style:font-style-asian="italic" style:font-weight-asian="normal" style:font-style-complex="italic" style:font-weight-complex="normal"/>
    </style:style>
    <style:style style:name="P386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88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89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90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91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2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3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394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395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396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397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398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399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400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1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402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403" style:family="paragraph" style:parent-style-name="Standard">
      <style:text-properties fo:font-style="italic" fo:font-weight="normal" officeooo:rsid="01d690ee" officeooo:paragraph-rsid="01d690ee" style:font-style-asian="italic" style:font-weight-asian="normal" style:font-style-complex="italic" style:font-weight-complex="normal"/>
    </style:style>
    <style:style style:name="P404" style:family="paragraph" style:parent-style-name="Standard">
      <style:text-properties fo:font-style="italic" fo:font-weight="normal" officeooo:rsid="01ce0a79" officeooo:paragraph-rsid="01ce0a79" style:font-style-asian="italic" style:font-weight-asian="normal" style:font-style-complex="italic" style:font-weight-complex="normal"/>
    </style:style>
    <style:style style:name="P405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406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407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408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409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410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411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412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413" style:family="paragraph" style:parent-style-name="Standard">
      <style:text-properties officeooo:paragraph-rsid="00154f37"/>
    </style:style>
    <style:style style:name="P414" style:family="paragraph" style:parent-style-name="Standard">
      <style:text-properties officeooo:paragraph-rsid="00186c3f"/>
    </style:style>
    <style:style style:name="P415" style:family="paragraph" style:parent-style-name="Standard">
      <style:text-properties officeooo:paragraph-rsid="0018e013"/>
    </style:style>
    <style:style style:name="P416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417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418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419" style:family="paragraph" style:parent-style-name="Standard">
      <style:text-properties officeooo:rsid="001c0ef5" officeooo:paragraph-rsid="001c0ef5"/>
    </style:style>
    <style:style style:name="P420" style:family="paragraph" style:parent-style-name="Standard">
      <style:text-properties officeooo:rsid="001c0ef5" officeooo:paragraph-rsid="00819260"/>
    </style:style>
    <style:style style:name="P421" style:family="paragraph" style:parent-style-name="Standard">
      <style:text-properties officeooo:rsid="001c5680" officeooo:paragraph-rsid="001c5680"/>
    </style:style>
    <style:style style:name="P422" style:family="paragraph" style:parent-style-name="Standard">
      <style:paragraph-properties fo:line-height="115%"/>
      <style:text-properties officeooo:rsid="001c5680" officeooo:paragraph-rsid="001c5680"/>
    </style:style>
    <style:style style:name="P423" style:family="paragraph" style:parent-style-name="Standard">
      <style:text-properties officeooo:paragraph-rsid="001c5680"/>
    </style:style>
    <style:style style:name="P424" style:family="paragraph" style:parent-style-name="Standard">
      <style:paragraph-properties fo:line-height="115%"/>
      <style:text-properties officeooo:paragraph-rsid="002ba0e7"/>
    </style:style>
    <style:style style:name="P425" style:family="paragraph" style:parent-style-name="Standard">
      <style:paragraph-properties fo:line-height="115%"/>
      <style:text-properties officeooo:paragraph-rsid="00819260"/>
    </style:style>
    <style:style style:name="P426" style:family="paragraph" style:parent-style-name="Standard">
      <style:paragraph-properties fo:line-height="115%"/>
      <style:text-properties officeooo:paragraph-rsid="0082c116"/>
    </style:style>
    <style:style style:name="P427" style:family="paragraph" style:parent-style-name="Standard">
      <style:paragraph-properties fo:line-height="115%"/>
      <style:text-properties officeooo:paragraph-rsid="008b54df"/>
    </style:style>
    <style:style style:name="P428" style:family="paragraph" style:parent-style-name="Standard">
      <style:paragraph-properties fo:line-height="115%"/>
      <style:text-properties officeooo:paragraph-rsid="00941a11"/>
    </style:style>
    <style:style style:name="P429" style:family="paragraph" style:parent-style-name="Standard">
      <style:paragraph-properties fo:line-height="115%"/>
      <style:text-properties officeooo:paragraph-rsid="009d5b59"/>
    </style:style>
    <style:style style:name="P430" style:family="paragraph" style:parent-style-name="Standard">
      <style:paragraph-properties fo:line-height="115%"/>
      <style:text-properties officeooo:paragraph-rsid="00a8ca1b"/>
    </style:style>
    <style:style style:name="P431" style:family="paragraph" style:parent-style-name="Standard">
      <style:paragraph-properties fo:line-height="115%"/>
      <style:text-properties officeooo:paragraph-rsid="00201bd5"/>
    </style:style>
    <style:style style:name="P432" style:family="paragraph" style:parent-style-name="Standard">
      <style:paragraph-properties fo:line-height="115%"/>
      <style:text-properties officeooo:paragraph-rsid="00f9fdc0"/>
    </style:style>
    <style:style style:name="P433" style:family="paragraph" style:parent-style-name="Standard">
      <style:paragraph-properties fo:line-height="115%"/>
      <style:text-properties officeooo:paragraph-rsid="012e9465"/>
    </style:style>
    <style:style style:name="P434" style:family="paragraph" style:parent-style-name="Standard">
      <style:paragraph-properties fo:line-height="115%"/>
      <style:text-properties officeooo:paragraph-rsid="012edf56"/>
    </style:style>
    <style:style style:name="P435" style:family="paragraph" style:parent-style-name="Standard">
      <style:paragraph-properties fo:line-height="115%"/>
      <style:text-properties officeooo:paragraph-rsid="01305c41"/>
    </style:style>
    <style:style style:name="P436" style:family="paragraph" style:parent-style-name="Standard">
      <style:paragraph-properties fo:line-height="100%"/>
      <style:text-properties officeooo:paragraph-rsid="00201bd5"/>
    </style:style>
    <style:style style:name="P437" style:family="paragraph" style:parent-style-name="Standard">
      <style:paragraph-properties fo:line-height="100%"/>
      <style:text-properties officeooo:paragraph-rsid="005b3d57"/>
    </style:style>
    <style:style style:name="P438" style:family="paragraph" style:parent-style-name="Standard">
      <style:paragraph-properties fo:line-height="100%"/>
      <style:text-properties officeooo:paragraph-rsid="005c5090"/>
    </style:style>
    <style:style style:name="P439" style:family="paragraph" style:parent-style-name="Standard">
      <style:paragraph-properties fo:line-height="100%"/>
      <style:text-properties officeooo:paragraph-rsid="005dfe09"/>
    </style:style>
    <style:style style:name="P440" style:family="paragraph" style:parent-style-name="Standard">
      <style:paragraph-properties fo:line-height="100%"/>
      <style:text-properties officeooo:paragraph-rsid="00bdd473"/>
    </style:style>
    <style:style style:name="P441" style:family="paragraph" style:parent-style-name="Standard">
      <style:paragraph-properties fo:line-height="100%"/>
      <style:text-properties officeooo:paragraph-rsid="01148430"/>
    </style:style>
    <style:style style:name="P442" style:family="paragraph" style:parent-style-name="Standard">
      <style:paragraph-properties fo:line-height="100%"/>
      <style:text-properties officeooo:paragraph-rsid="013b189d"/>
    </style:style>
    <style:style style:name="P443" style:family="paragraph" style:parent-style-name="Standard">
      <style:paragraph-properties fo:line-height="100%"/>
      <style:text-properties officeooo:paragraph-rsid="013c5706"/>
    </style:style>
    <style:style style:name="P444" style:family="paragraph" style:parent-style-name="Standard">
      <style:paragraph-properties fo:line-height="100%"/>
      <style:text-properties officeooo:paragraph-rsid="0128c6e8"/>
    </style:style>
    <style:style style:name="P445" style:family="paragraph" style:parent-style-name="Standard">
      <style:paragraph-properties fo:line-height="100%"/>
      <style:text-properties officeooo:paragraph-rsid="012cecd7"/>
    </style:style>
    <style:style style:name="P446" style:family="paragraph" style:parent-style-name="Standard">
      <style:paragraph-properties fo:line-height="100%"/>
      <style:text-properties officeooo:paragraph-rsid="01459f86"/>
    </style:style>
    <style:style style:name="P447" style:family="paragraph" style:parent-style-name="Standard">
      <style:text-properties officeooo:paragraph-rsid="001e2fb9"/>
    </style:style>
    <style:style style:name="P448" style:family="paragraph" style:parent-style-name="Standard">
      <style:text-properties officeooo:paragraph-rsid="00201bd5"/>
    </style:style>
    <style:style style:name="P449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450" style:family="paragraph" style:parent-style-name="Standard">
      <style:text-properties officeooo:paragraph-rsid="0023a424"/>
    </style:style>
    <style:style style:name="P451" style:family="paragraph" style:parent-style-name="Standard">
      <style:text-properties officeooo:paragraph-rsid="00254a2e"/>
    </style:style>
    <style:style style:name="P452" style:family="paragraph" style:parent-style-name="Standard">
      <style:text-properties officeooo:paragraph-rsid="0029f907"/>
    </style:style>
    <style:style style:name="P453" style:family="paragraph" style:parent-style-name="Standard">
      <style:text-properties officeooo:rsid="00beb82f" officeooo:paragraph-rsid="005b3d57"/>
    </style:style>
    <style:style style:name="P454" style:family="paragraph" style:parent-style-name="Standard">
      <style:text-properties officeooo:paragraph-rsid="00316632"/>
    </style:style>
    <style:style style:name="P455" style:family="paragraph" style:parent-style-name="Standard">
      <style:text-properties officeooo:paragraph-rsid="003523e3"/>
    </style:style>
    <style:style style:name="P456" style:family="paragraph" style:parent-style-name="Standard">
      <style:text-properties style:use-window-font-color="true"/>
    </style:style>
    <style:style style:name="P457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458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459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460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461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62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63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64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65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67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68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69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70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71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75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6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477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8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479" style:family="paragraph" style:parent-style-name="Standard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480" style:family="paragraph" style:parent-style-name="Standard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481" style:family="paragraph" style:parent-style-name="Standard">
      <style:text-properties style:use-window-font-color="true" fo:font-style="italic" fo:font-weight="normal" officeooo:rsid="01618dcc" officeooo:paragraph-rsid="015ee267" style:font-style-asian="italic" style:font-weight-asian="normal" style:font-style-complex="italic" style:font-weight-complex="normal"/>
    </style:style>
    <style:style style:name="P482" style:family="paragraph" style:parent-style-name="Standard">
      <style:text-properties style:use-window-font-color="true" fo:font-style="italic" fo:font-weight="normal" officeooo:rsid="01536dcf" officeooo:paragraph-rsid="01528202" style:font-style-asian="italic" style:font-weight-asian="normal" style:font-style-complex="italic" style:font-weight-complex="normal"/>
    </style:style>
    <style:style style:name="P483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484" style:family="paragraph" style:parent-style-name="Standard">
      <style:text-properties style:use-window-font-color="true" fo:font-style="italic" fo:font-weight="normal" officeooo:rsid="01549026" officeooo:paragraph-rsid="015ee267" style:font-style-asian="italic" style:font-weight-asian="normal" style:font-style-complex="italic" style:font-weight-complex="normal"/>
    </style:style>
    <style:style style:name="P485" style:family="paragraph" style:parent-style-name="Standard">
      <style:text-properties style:use-window-font-color="true" fo:font-style="italic" fo:font-weight="normal" officeooo:rsid="01bb0dd2" officeooo:paragraph-rsid="01bb0dd2" style:font-style-asian="italic" style:font-weight-asian="normal" style:font-style-complex="italic" style:font-weight-complex="normal"/>
    </style:style>
    <style:style style:name="P486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87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88" style:family="paragraph" style:parent-style-name="Standard">
      <style:text-properties style:use-window-font-color="true" fo:font-style="normal" fo:font-weight="bold" officeooo:rsid="01549026" officeooo:paragraph-rsid="0161b854" style:font-style-asian="normal" style:font-weight-asian="bold" style:font-style-complex="normal" style:font-weight-complex="bold"/>
    </style:style>
    <style:style style:name="P489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490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93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4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6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497" style:family="paragraph" style:parent-style-name="Standard"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15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0" style:family="paragraph" style:parent-style-name="Standard">
      <style:text-properties style:use-window-font-color="true" fo:font-style="normal" fo:font-weight="normal" officeooo:rsid="01528202" officeooo:paragraph-rsid="016331b0" style:font-style-asian="normal" style:font-weight-asian="normal" style:font-style-complex="normal" style:font-weight-complex="normal"/>
    </style:style>
    <style:style style:name="P501" style:family="paragraph" style:parent-style-name="Standard">
      <style:text-properties style:use-window-font-color="true" fo:font-style="normal" fo:font-weight="normal" officeooo:rsid="01617549" officeooo:paragraph-rsid="0161b854" style:font-style-asian="normal" style:font-weight-asian="normal" style:font-style-complex="normal" style:font-weight-complex="normal"/>
    </style:style>
    <style:style style:name="P502" style:family="paragraph" style:parent-style-name="Standard"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15%"/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15%"/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6" style:family="paragraph" style:parent-style-name="Standard">
      <style:text-properties style:use-window-font-color="true" fo:font-style="normal" fo:font-weight="normal" officeooo:rsid="01549026" officeooo:paragraph-rsid="01bb06d7" style:font-style-asian="normal" style:font-weight-asian="normal" style:font-style-complex="normal" style:font-weight-complex="normal"/>
    </style:style>
    <style:style style:name="P507" style:family="paragraph" style:parent-style-name="Standard">
      <style:text-properties style:use-window-font-color="true" fo:font-style="normal" fo:font-weight="normal" officeooo:rsid="01536dcf" officeooo:paragraph-rsid="01536dcf" style:font-style-asian="normal" style:font-weight-asian="normal" style:font-style-complex="normal" style:font-weight-complex="normal"/>
    </style:style>
    <style:style style:name="P508" style:family="paragraph" style:parent-style-name="Standard">
      <style:text-properties style:use-window-font-color="true" fo:font-style="normal" fo:font-weight="normal" officeooo:rsid="01549d31" officeooo:paragraph-rsid="01549d31" style:font-style-asian="normal" style:font-weight-asian="normal" style:font-style-complex="normal" style:font-weight-complex="normal"/>
    </style:style>
    <style:style style:name="P509" style:family="paragraph" style:parent-style-name="Standard">
      <style:text-properties style:use-window-font-color="true" fo:font-style="normal" fo:font-weight="normal" officeooo:rsid="015882c3" officeooo:paragraph-rsid="01549d31" style:font-style-asian="normal" style:font-weight-asian="normal" style:font-style-complex="normal" style:font-weight-complex="normal"/>
    </style:style>
    <style:style style:name="P510" style:family="paragraph" style:parent-style-name="Standard">
      <style:text-properties style:use-window-font-color="true" fo:font-style="normal" fo:font-weight="normal" officeooo:rsid="016331b0" officeooo:paragraph-rsid="016331b0" style:font-style-asian="normal" style:font-weight-asian="normal" style:font-style-complex="normal" style:font-weight-complex="normal"/>
    </style:style>
    <style:style style:name="P511" style:family="paragraph" style:parent-style-name="Standard">
      <style:text-properties style:use-window-font-color="true" fo:font-style="normal" fo:font-weight="normal" officeooo:rsid="01a99820" officeooo:paragraph-rsid="01a99820" style:font-style-asian="normal" style:font-weight-asian="normal" style:font-style-complex="normal" style:font-weight-complex="normal"/>
    </style:style>
    <style:style style:name="P512" style:family="paragraph" style:parent-style-name="Standard">
      <style:text-properties style:use-window-font-color="true" fo:font-style="normal" fo:font-weight="normal" officeooo:rsid="01a99820" officeooo:paragraph-rsid="01e7bb27" style:font-style-asian="normal" style:font-weight-asian="normal" style:font-style-complex="normal" style:font-weight-complex="normal"/>
    </style:style>
    <style:style style:name="P513" style:family="paragraph" style:parent-style-name="Standard">
      <style:text-properties style:use-window-font-color="true" fo:font-style="normal" fo:font-weight="normal" officeooo:rsid="01bb0dd2" officeooo:paragraph-rsid="01bb0dd2" style:font-style-asian="normal" style:font-weight-asian="normal" style:font-style-complex="normal" style:font-weight-complex="normal"/>
    </style:style>
    <style:style style:name="P514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515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516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517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518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19" style:family="paragraph" style:parent-style-name="Standard"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15%"/>
      <style:text-properties style:use-window-font-color="true"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151b86d" officeooo:paragraph-rsid="0151b86d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524" style:family="paragraph" style:parent-style-name="Standard"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525" style:family="paragraph" style:parent-style-name="Standard">
      <style:text-properties style:use-window-font-color="true" officeooo:rsid="007d92ff" officeooo:paragraph-rsid="007d92ff"/>
    </style:style>
    <style:style style:name="P526" style:family="paragraph" style:parent-style-name="Standard">
      <style:text-properties style:use-window-font-color="true" officeooo:rsid="007d92ff" officeooo:paragraph-rsid="01e91824"/>
    </style:style>
    <style:style style:name="P527" style:family="paragraph" style:parent-style-name="Standard">
      <style:text-properties style:use-window-font-color="true" officeooo:paragraph-rsid="007d92ff"/>
    </style:style>
    <style:style style:name="P528" style:family="paragraph" style:parent-style-name="Standard">
      <style:text-properties style:use-window-font-color="true" style:text-line-through-style="none" style:text-line-through-type="none" fo:font-style="italic" officeooo:paragraph-rsid="005f2637" style:font-style-asian="italic" style:font-style-complex="italic"/>
    </style:style>
    <style:style style:name="P529" style:family="paragraph" style:parent-style-name="Standard">
      <style:text-properties style:use-window-font-color="true" officeooo:paragraph-rsid="01e91824"/>
    </style:style>
    <style:style style:name="P530" style:family="paragraph" style:parent-style-name="Standard">
      <style:text-properties officeooo:paragraph-rsid="003c1931"/>
    </style:style>
    <style:style style:name="P531" style:family="paragraph" style:parent-style-name="Standard">
      <style:text-properties officeooo:paragraph-rsid="003fcbcf"/>
    </style:style>
    <style:style style:name="P532" style:family="paragraph" style:parent-style-name="Standard">
      <style:text-properties officeooo:paragraph-rsid="00432526"/>
    </style:style>
    <style:style style:name="P533" style:family="paragraph" style:parent-style-name="Standard">
      <style:text-properties officeooo:paragraph-rsid="004566c5"/>
    </style:style>
    <style:style style:name="P534" style:family="paragraph" style:parent-style-name="Standard">
      <style:text-properties officeooo:paragraph-rsid="004b8029"/>
    </style:style>
    <style:style style:name="P535" style:family="paragraph" style:parent-style-name="Standard">
      <style:text-properties officeooo:paragraph-rsid="0050b57f"/>
    </style:style>
    <style:style style:name="P536" style:family="paragraph" style:parent-style-name="Standard">
      <style:text-properties officeooo:rsid="00523bf9" officeooo:paragraph-rsid="00523bf9"/>
    </style:style>
    <style:style style:name="P537" style:family="paragraph" style:parent-style-name="Standard">
      <style:text-properties officeooo:paragraph-rsid="0055a125"/>
    </style:style>
    <style:style style:name="P538" style:family="paragraph" style:parent-style-name="Standard">
      <style:text-properties officeooo:paragraph-rsid="00572cb0"/>
    </style:style>
    <style:style style:name="P539" style:family="paragraph" style:parent-style-name="Standard">
      <style:text-properties officeooo:paragraph-rsid="005c5090"/>
    </style:style>
    <style:style style:name="P540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541" style:family="paragraph" style:parent-style-name="Standard">
      <style:text-properties fo:font-weight="bold" style:font-weight-asian="bold" style:font-weight-complex="bold"/>
    </style:style>
    <style:style style:name="P542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543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544" style:family="paragraph" style:parent-style-name="Standard">
      <style:text-properties fo:font-weight="bold" officeooo:paragraph-rsid="012e9465" style:font-weight-asian="bold" style:font-weight-complex="bold"/>
    </style:style>
    <style:style style:name="P545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546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547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548" style:family="paragraph" style:parent-style-name="Standard">
      <style:text-properties officeooo:rsid="001e2fb9" officeooo:paragraph-rsid="001e2fb9"/>
    </style:style>
    <style:style style:name="P549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550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551" style:family="paragraph" style:parent-style-name="Standard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552" style:family="paragraph" style:parent-style-name="Standard"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53" style:family="paragraph" style:parent-style-name="Standard">
      <style:paragraph-properties fo:line-height="115%"/>
      <style:text-properties style:text-line-through-style="none" style:text-line-through-type="none" fo:font-style="normal" officeooo:rsid="00819260" officeooo:paragraph-rsid="00819260" style:font-style-asian="normal" style:font-style-complex="normal"/>
    </style:style>
    <style:style style:name="P554" style:family="paragraph" style:parent-style-name="Standard">
      <style:text-properties officeooo:paragraph-rsid="005f2637"/>
    </style:style>
    <style:style style:name="P555" style:family="paragraph" style:parent-style-name="Standard">
      <style:text-properties officeooo:rsid="005fb5cb" officeooo:paragraph-rsid="005fb5cb"/>
    </style:style>
    <style:style style:name="P556" style:family="paragraph" style:parent-style-name="Standard">
      <style:text-properties officeooo:paragraph-rsid="00607814"/>
    </style:style>
    <style:style style:name="P557" style:family="paragraph" style:parent-style-name="Standard">
      <style:text-properties officeooo:paragraph-rsid="0063f681"/>
    </style:style>
    <style:style style:name="P558" style:family="paragraph" style:parent-style-name="Standard">
      <style:text-properties officeooo:rsid="00644350" officeooo:paragraph-rsid="00644350"/>
    </style:style>
    <style:style style:name="P559" style:family="paragraph" style:parent-style-name="Standard">
      <style:text-properties officeooo:paragraph-rsid="00644350"/>
    </style:style>
    <style:style style:name="P560" style:family="paragraph" style:parent-style-name="Standard">
      <style:text-properties officeooo:paragraph-rsid="006579dd"/>
    </style:style>
    <style:style style:name="P561" style:family="paragraph" style:parent-style-name="Standard">
      <style:text-properties officeooo:paragraph-rsid="0066c57e"/>
    </style:style>
    <style:style style:name="P562" style:family="paragraph" style:parent-style-name="Standard">
      <style:text-properties officeooo:paragraph-rsid="0069643a"/>
    </style:style>
    <style:style style:name="P563" style:family="paragraph" style:parent-style-name="Standard">
      <style:text-properties officeooo:rsid="006f66ec" officeooo:paragraph-rsid="006f66ec"/>
    </style:style>
    <style:style style:name="P564" style:family="paragraph" style:parent-style-name="Standard">
      <style:text-properties officeooo:paragraph-rsid="006f66ec"/>
    </style:style>
    <style:style style:name="P565" style:family="paragraph" style:parent-style-name="Standard">
      <style:text-properties officeooo:paragraph-rsid="0071baff"/>
    </style:style>
    <style:style style:name="P566" style:family="paragraph" style:parent-style-name="Standard">
      <style:text-properties officeooo:rsid="0072cdc4" officeooo:paragraph-rsid="00751d17"/>
    </style:style>
    <style:style style:name="P567" style:family="paragraph" style:parent-style-name="Standard">
      <style:text-properties officeooo:paragraph-rsid="00751d17"/>
    </style:style>
    <style:style style:name="P568" style:family="paragraph" style:parent-style-name="Standard">
      <style:text-properties officeooo:rsid="00793c0d" officeooo:paragraph-rsid="007b2101"/>
    </style:style>
    <style:style style:name="P569" style:family="paragraph" style:parent-style-name="Standard">
      <style:text-properties officeooo:rsid="00793c0d" officeooo:paragraph-rsid="00793c0d"/>
    </style:style>
    <style:style style:name="P570" style:family="paragraph" style:parent-style-name="Standard">
      <style:text-properties officeooo:paragraph-rsid="00793c0d"/>
    </style:style>
    <style:style style:name="P571" style:family="paragraph" style:parent-style-name="Standard">
      <style:text-properties officeooo:paragraph-rsid="007b2101"/>
    </style:style>
    <style:style style:name="P572" style:family="paragraph" style:parent-style-name="Standard">
      <style:text-properties officeooo:rsid="007d92ff" officeooo:paragraph-rsid="007d92ff"/>
    </style:style>
    <style:style style:name="P573" style:family="paragraph" style:parent-style-name="Standard">
      <style:text-properties officeooo:paragraph-rsid="007d92ff"/>
    </style:style>
    <style:style style:name="P574" style:family="paragraph" style:parent-style-name="Standard">
      <style:text-properties officeooo:paragraph-rsid="0053faec"/>
    </style:style>
    <style:style style:name="P575" style:family="paragraph" style:parent-style-name="Standard">
      <style:text-properties officeooo:paragraph-rsid="008478a0"/>
    </style:style>
    <style:style style:name="P576" style:family="paragraph" style:parent-style-name="Standard">
      <style:text-properties officeooo:paragraph-rsid="008eeb87"/>
    </style:style>
    <style:style style:name="P577" style:family="paragraph" style:parent-style-name="Standard">
      <style:text-properties officeooo:paragraph-rsid="00905987"/>
    </style:style>
    <style:style style:name="P578" style:family="paragraph" style:parent-style-name="Standard">
      <style:text-properties officeooo:paragraph-rsid="00939859"/>
    </style:style>
    <style:style style:name="P579" style:family="paragraph" style:parent-style-name="Standard">
      <style:text-properties officeooo:paragraph-rsid="0097dc17"/>
    </style:style>
    <style:style style:name="P580" style:family="paragraph" style:parent-style-name="Standard">
      <style:text-properties officeooo:rsid="009d5b59" officeooo:paragraph-rsid="009d5b59"/>
    </style:style>
    <style:style style:name="P581" style:family="paragraph" style:parent-style-name="Standard">
      <style:text-properties officeooo:rsid="009d5b59" officeooo:paragraph-rsid="009ec4fc"/>
    </style:style>
    <style:style style:name="P582" style:family="paragraph" style:parent-style-name="Standard">
      <style:text-properties officeooo:paragraph-rsid="009d5b59"/>
    </style:style>
    <style:style style:name="P583" style:family="paragraph" style:parent-style-name="Standard">
      <style:text-properties officeooo:paragraph-rsid="009ec4fc"/>
    </style:style>
    <style:style style:name="P584" style:family="paragraph" style:parent-style-name="Standard">
      <style:text-properties officeooo:paragraph-rsid="009f187e"/>
    </style:style>
    <style:style style:name="P585" style:family="paragraph" style:parent-style-name="Standard">
      <style:text-properties officeooo:paragraph-rsid="007fd79d"/>
    </style:style>
    <style:style style:name="P586" style:family="paragraph" style:parent-style-name="Standard">
      <style:text-properties officeooo:paragraph-rsid="00a1d04f"/>
    </style:style>
    <style:style style:name="P587" style:family="paragraph" style:parent-style-name="Standard">
      <style:text-properties officeooo:rsid="00a6f347" officeooo:paragraph-rsid="00a6f347"/>
    </style:style>
    <style:style style:name="P588" style:family="paragraph" style:parent-style-name="Standard">
      <style:text-properties officeooo:paragraph-rsid="00aa7e9e"/>
    </style:style>
    <style:style style:name="P589" style:family="paragraph" style:parent-style-name="Standard">
      <style:text-properties officeooo:paragraph-rsid="00acfb9d"/>
    </style:style>
    <style:style style:name="P590" style:family="paragraph" style:parent-style-name="Standard">
      <style:text-properties officeooo:paragraph-rsid="00a1e031"/>
    </style:style>
    <style:style style:name="P591" style:family="paragraph" style:parent-style-name="Standard">
      <style:text-properties officeooo:paragraph-rsid="00635f1a"/>
    </style:style>
    <style:style style:name="P592" style:family="paragraph" style:parent-style-name="Standard">
      <style:text-properties officeooo:paragraph-rsid="00ba819c"/>
    </style:style>
    <style:style style:name="P593" style:family="paragraph" style:parent-style-name="Standard">
      <style:paragraph-properties fo:line-height="100%"/>
      <style:text-properties officeooo:rsid="00ba819c" officeooo:paragraph-rsid="00c12d1c"/>
    </style:style>
    <style:style style:name="P594" style:family="paragraph" style:parent-style-name="Standard">
      <style:text-properties officeooo:paragraph-rsid="00bc5e43"/>
    </style:style>
    <style:style style:name="P595" style:family="paragraph" style:parent-style-name="Standard">
      <style:text-properties officeooo:paragraph-rsid="00c50878"/>
    </style:style>
    <style:style style:name="P596" style:family="paragraph" style:parent-style-name="Standard">
      <style:text-properties officeooo:paragraph-rsid="00c7021f"/>
    </style:style>
    <style:style style:name="P597" style:family="paragraph" style:parent-style-name="Standard">
      <style:text-properties officeooo:paragraph-rsid="00c88326"/>
    </style:style>
    <style:style style:name="P598" style:family="paragraph" style:parent-style-name="Standard">
      <style:text-properties officeooo:paragraph-rsid="00af3424"/>
    </style:style>
    <style:style style:name="P599" style:family="paragraph" style:parent-style-name="Standard">
      <style:text-properties officeooo:paragraph-rsid="00cfa052"/>
    </style:style>
    <style:style style:name="P600" style:family="paragraph" style:parent-style-name="Standard">
      <style:text-properties officeooo:paragraph-rsid="00d63bc5"/>
    </style:style>
    <style:style style:name="P601" style:family="paragraph" style:parent-style-name="Standard">
      <style:text-properties officeooo:paragraph-rsid="00d833d3"/>
    </style:style>
    <style:style style:name="P602" style:family="paragraph" style:parent-style-name="Standard">
      <style:text-properties officeooo:paragraph-rsid="00dd44af"/>
    </style:style>
    <style:style style:name="P603" style:family="paragraph" style:parent-style-name="Standard">
      <style:text-properties officeooo:paragraph-rsid="00e1ae30"/>
    </style:style>
    <style:style style:name="P604" style:family="paragraph" style:parent-style-name="Standard">
      <style:text-properties officeooo:paragraph-rsid="00e56ddc"/>
    </style:style>
    <style:style style:name="P605" style:family="paragraph" style:parent-style-name="Standard">
      <style:text-properties officeooo:paragraph-rsid="00e6e228"/>
    </style:style>
    <style:style style:name="P606" style:family="paragraph" style:parent-style-name="Standard">
      <style:text-properties officeooo:paragraph-rsid="00e9938e"/>
    </style:style>
    <style:style style:name="P607" style:family="paragraph" style:parent-style-name="Standard">
      <style:text-properties officeooo:paragraph-rsid="00eb49f4"/>
    </style:style>
    <style:style style:name="P608" style:family="paragraph" style:parent-style-name="Standard">
      <style:text-properties officeooo:paragraph-rsid="00f4c6c5"/>
    </style:style>
    <style:style style:name="P609" style:family="paragraph" style:parent-style-name="Standard">
      <style:text-properties officeooo:rsid="00f4c6c5" officeooo:paragraph-rsid="00f4c6c5"/>
    </style:style>
    <style:style style:name="P610" style:family="paragraph" style:parent-style-name="Standard">
      <style:text-properties officeooo:rsid="00f68ffb" officeooo:paragraph-rsid="00f68ffb"/>
    </style:style>
    <style:style style:name="P611" style:family="paragraph" style:parent-style-name="Standard">
      <style:text-properties officeooo:paragraph-rsid="00f9fdc0"/>
    </style:style>
    <style:style style:name="P612" style:family="paragraph" style:parent-style-name="Standard">
      <style:text-properties officeooo:paragraph-rsid="00fb5f7f"/>
    </style:style>
    <style:style style:name="P613" style:family="paragraph" style:parent-style-name="Standard">
      <style:text-properties officeooo:paragraph-rsid="00fc67ff"/>
    </style:style>
    <style:style style:name="P614" style:family="paragraph" style:parent-style-name="Standard">
      <style:text-properties officeooo:paragraph-rsid="00fdd6a8"/>
    </style:style>
    <style:style style:name="P615" style:family="paragraph" style:parent-style-name="Standard">
      <style:text-properties officeooo:rsid="010639c7" officeooo:paragraph-rsid="01078b3d"/>
    </style:style>
    <style:style style:name="P616" style:family="paragraph" style:parent-style-name="Standard">
      <style:text-properties officeooo:rsid="010639c7" officeooo:paragraph-rsid="01078ca1"/>
    </style:style>
    <style:style style:name="P617" style:family="paragraph" style:parent-style-name="Standard">
      <style:text-properties officeooo:paragraph-rsid="010639c7"/>
    </style:style>
    <style:style style:name="P618" style:family="paragraph" style:parent-style-name="Standard">
      <style:text-properties officeooo:paragraph-rsid="010c3ac9"/>
    </style:style>
    <style:style style:name="P619" style:family="paragraph" style:parent-style-name="Standard">
      <style:text-properties officeooo:paragraph-rsid="010f5523"/>
    </style:style>
    <style:style style:name="P620" style:family="paragraph" style:parent-style-name="Standard">
      <style:text-properties officeooo:paragraph-rsid="010ff277"/>
    </style:style>
    <style:style style:name="P621" style:family="paragraph" style:parent-style-name="Standard">
      <style:text-properties officeooo:paragraph-rsid="0111d037"/>
    </style:style>
    <style:style style:name="P622" style:family="paragraph" style:parent-style-name="Standard">
      <style:text-properties officeooo:paragraph-rsid="01148430"/>
    </style:style>
    <style:style style:name="P623" style:family="paragraph" style:parent-style-name="Standard">
      <style:text-properties officeooo:paragraph-rsid="01190d75"/>
    </style:style>
    <style:style style:name="P624" style:family="paragraph" style:parent-style-name="Standard">
      <style:text-properties officeooo:rsid="011e7671" officeooo:paragraph-rsid="011e7671"/>
    </style:style>
    <style:style style:name="P625" style:family="paragraph" style:parent-style-name="Standard">
      <style:text-properties officeooo:paragraph-rsid="011e7671"/>
    </style:style>
    <style:style style:name="P626" style:family="paragraph" style:parent-style-name="Standard">
      <style:text-properties officeooo:paragraph-rsid="01206a6e"/>
    </style:style>
    <style:style style:name="P627" style:family="paragraph" style:parent-style-name="Standard">
      <style:text-properties officeooo:paragraph-rsid="008c034a"/>
    </style:style>
    <style:style style:name="P628" style:family="paragraph" style:parent-style-name="Standard">
      <style:text-properties officeooo:paragraph-rsid="012b24b3"/>
    </style:style>
    <style:style style:name="P629" style:family="paragraph" style:parent-style-name="Standard">
      <style:text-properties officeooo:paragraph-rsid="012e9465"/>
    </style:style>
    <style:style style:name="P630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31" style:family="paragraph" style:parent-style-name="Standard">
      <style:paragraph-properties fo:line-height="115%"/>
      <style:text-properties fo:font-weight="normal" officeooo:rsid="03ee7eb1" officeooo:paragraph-rsid="0166b397" style:font-weight-asian="normal" style:font-weight-complex="normal"/>
    </style:style>
    <style:style style:name="P632" style:family="paragraph" style:parent-style-name="Standard">
      <style:text-properties officeooo:paragraph-rsid="01401741"/>
    </style:style>
    <style:style style:name="P633" style:family="paragraph" style:parent-style-name="Standard">
      <style:text-properties officeooo:paragraph-rsid="01466326"/>
    </style:style>
    <style:style style:name="P634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35" style:family="paragraph" style:parent-style-name="Standard">
      <style:text-properties officeooo:paragraph-rsid="00d459e3"/>
    </style:style>
    <style:style style:name="P636" style:family="paragraph" style:parent-style-name="Standard">
      <style:text-properties officeooo:paragraph-rsid="0149fc19"/>
    </style:style>
    <style:style style:name="P637" style:family="paragraph" style:parent-style-name="Standard">
      <style:text-properties officeooo:paragraph-rsid="01078ca1"/>
    </style:style>
    <style:style style:name="P638" style:family="paragraph" style:parent-style-name="Standard">
      <style:text-properties officeooo:paragraph-rsid="014be95f"/>
    </style:style>
    <style:style style:name="P639" style:family="paragraph" style:parent-style-name="Standard">
      <style:text-properties officeooo:rsid="01528202" officeooo:paragraph-rsid="016331b0"/>
    </style:style>
    <style:style style:name="P640" style:family="paragraph" style:parent-style-name="Standard">
      <style:text-properties officeooo:paragraph-rsid="01549026"/>
    </style:style>
    <style:style style:name="P641" style:family="paragraph" style:parent-style-name="Standard">
      <style:text-properties officeooo:paragraph-rsid="015882c3"/>
    </style:style>
    <style:style style:name="P642" style:family="paragraph" style:parent-style-name="Standard">
      <style:text-properties officeooo:paragraph-rsid="015ee267"/>
    </style:style>
    <style:style style:name="P643" style:family="paragraph" style:parent-style-name="Standard">
      <style:text-properties officeooo:paragraph-rsid="01604964"/>
    </style:style>
    <style:style style:name="P644" style:family="paragraph" style:parent-style-name="Standard">
      <style:text-properties officeooo:paragraph-rsid="016331b0"/>
    </style:style>
    <style:style style:name="P645" style:family="paragraph" style:parent-style-name="Standard">
      <style:paragraph-properties fo:line-height="150%"/>
      <style:text-properties officeooo:paragraph-rsid="0166b397"/>
    </style:style>
    <style:style style:name="P646" style:family="paragraph" style:parent-style-name="Standard">
      <style:text-properties officeooo:paragraph-rsid="01770822"/>
    </style:style>
    <style:style style:name="P647" style:family="paragraph" style:parent-style-name="Standard">
      <style:text-properties officeooo:paragraph-rsid="0179bfd9"/>
    </style:style>
    <style:style style:name="P648" style:family="paragraph" style:parent-style-name="Standard">
      <style:text-properties officeooo:paragraph-rsid="0066b31e"/>
    </style:style>
    <style:style style:name="P649" style:family="paragraph" style:parent-style-name="Standard">
      <style:text-properties officeooo:paragraph-rsid="019c0acb"/>
    </style:style>
    <style:style style:name="P650" style:family="paragraph" style:parent-style-name="Standard">
      <style:text-properties officeooo:paragraph-rsid="009ff1c7"/>
    </style:style>
    <style:style style:name="P651" style:family="paragraph" style:parent-style-name="Standard">
      <style:text-properties officeooo:paragraph-rsid="01bb0dd2"/>
    </style:style>
    <style:style style:name="P652" style:family="paragraph" style:parent-style-name="Standard">
      <style:text-properties officeooo:paragraph-rsid="01459f86"/>
    </style:style>
    <style:style style:name="P653" style:family="paragraph" style:parent-style-name="Standard">
      <style:text-properties officeooo:paragraph-rsid="00ec9cc0"/>
    </style:style>
    <style:style style:name="P654" style:family="paragraph" style:parent-style-name="Standard">
      <style:text-properties officeooo:paragraph-rsid="01ce0a79"/>
    </style:style>
    <style:style style:name="P655" style:family="paragraph" style:parent-style-name="Standard">
      <style:text-properties officeooo:paragraph-rsid="01d4bd22"/>
    </style:style>
    <style:style style:name="P656" style:family="paragraph" style:parent-style-name="Standard">
      <style:text-properties officeooo:paragraph-rsid="01e3ce58"/>
    </style:style>
    <style:style style:name="P657" style:family="paragraph" style:parent-style-name="Standard">
      <style:text-properties officeooo:paragraph-rsid="010ab710"/>
    </style:style>
    <style:style style:name="P658" style:family="paragraph" style:parent-style-name="Standard">
      <style:text-properties officeooo:paragraph-rsid="01e7bb27"/>
    </style:style>
    <style:style style:name="P65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66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66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6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66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66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66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66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66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668" style:family="paragraph" style:parent-style-name="Standard">
      <style:paragraph-properties fo:margin-left="0in" fo:margin-right="0in" fo:line-height="115%" fo:text-indent="0in" style:auto-text-indent="false"/>
      <style:text-properties fo:font-style="normal" style:text-underline-style="none" fo:font-weight="normal" officeooo:rsid="0128c6e8" officeooo:paragraph-rsid="0128c6e8" style:font-style-asian="normal" style:font-weight-asian="normal" style:font-style-complex="normal" style:font-weight-complex="normal"/>
    </style:style>
    <style:style style:name="P66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12dfde8" officeooo:paragraph-rsid="004aa547" style:font-style-asian="normal" style:font-weight-asian="normal" style:font-style-complex="normal" style:font-weight-complex="normal"/>
    </style:style>
    <style:style style:name="P67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671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672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673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74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675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676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77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678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679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680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681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682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683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684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685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686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687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688" style:family="paragraph" style:parent-style-name="Standard">
      <style:paragraph-properties fo:break-before="page"/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689" style:family="paragraph" style:parent-style-name="Standard">
      <style:paragraph-properties fo:break-before="page"/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690" style:family="paragraph" style:parent-style-name="Standard">
      <style:paragraph-properties fo:break-before="page"/>
      <style:text-properties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691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692" style:family="paragraph" style:parent-style-name="Standard">
      <style:paragraph-properties fo:line-height="150%" fo:break-before="page"/>
      <style:text-properties officeooo:paragraph-rsid="0166b397"/>
    </style:style>
    <style:style style:name="P693" style:family="paragraph" style:parent-style-name="Standard">
      <style:paragraph-properties fo:break-before="page"/>
      <style:text-properties fo:font-weight="bold" officeooo:rsid="00eb0dd5" officeooo:paragraph-rsid="00eb0dd5" style:font-weight-asian="bold" style:font-weight-complex="bold"/>
    </style:style>
    <style:style style:name="P694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695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696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697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698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699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700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701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702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703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704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705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706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707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708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709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710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711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712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713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714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715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716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717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718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719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720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721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P722" style:family="paragraph" style:parent-style-name="Standard" style:list-style-name="L1">
      <style:text-properties officeooo:paragraph-rsid="001c5680"/>
    </style:style>
    <style:style style:name="P723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724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725" style:family="paragraph" style:parent-style-name="Standard" style:list-style-name="L3">
      <style:text-properties fo:font-style="italic" officeooo:rsid="008872eb" officeooo:paragraph-rsid="00254a2e" style:font-style-asian="italic" style:font-style-complex="italic"/>
    </style:style>
    <style:style style:name="P726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727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728" style:family="paragraph" style:parent-style-name="Standard" style:list-style-name="L15">
      <style:text-properties fo:font-style="italic" officeooo:rsid="00793c0d" officeooo:paragraph-rsid="00793c0d" style:font-style-asian="italic" style:font-style-complex="italic"/>
    </style:style>
    <style:style style:name="P729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730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731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732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733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734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735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736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737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738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739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740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741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742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743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744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745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746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747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748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749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750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751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752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753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754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755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756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757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758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59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60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761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762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763" style:family="paragraph" style:parent-style-name="Standard">
      <style:text-properties fo:font-style="italic" officeooo:paragraph-rsid="00684bfc" style:font-style-asian="italic" style:font-style-complex="italic"/>
    </style:style>
    <style:style style:name="P764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765" style:family="paragraph" style:parent-style-name="Standard">
      <style:text-properties fo:font-style="italic" officeooo:paragraph-rsid="01f7ba13" style:font-style-asian="italic" style:font-style-complex="italic"/>
    </style:style>
    <style:style style:name="P766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767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68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69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770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771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772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773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774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775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76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77" style:family="paragraph" style:parent-style-name="Standard" style:list-style-name="L35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778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779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80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81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782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3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4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5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6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87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88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89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790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1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2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793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794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95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96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797" style:family="paragraph" style:parent-style-name="Standard" style:list-style-name="L2">
      <style:text-properties style:use-window-font-color="true" fo:font-style="italic" officeooo:rsid="00073bb5" officeooo:paragraph-rsid="01dcc2c8" style:font-style-asian="italic" style:font-style-complex="italic"/>
    </style:style>
    <style:style style:name="P798" style:family="paragraph" style:parent-style-name="Standard" style:list-style-name="L8">
      <style:text-properties style:use-window-font-color="true" fo:font-style="italic" officeooo:rsid="00073bb5" officeooo:paragraph-rsid="01debf64" style:font-style-asian="italic" style:font-style-complex="italic"/>
    </style:style>
    <style:style style:name="P799" style:family="paragraph" style:parent-style-name="Standard" style:list-style-name="L5">
      <style:text-properties style:use-window-font-color="true" fo:font-style="italic" officeooo:rsid="0026d40f" officeooo:paragraph-rsid="01debf64" style:font-style-asian="italic" style:font-style-complex="italic"/>
    </style:style>
    <style:style style:name="P800" style:family="paragraph" style:parent-style-name="Standard" style:list-style-name="L6">
      <style:text-properties style:use-window-font-color="true" fo:font-style="italic" officeooo:rsid="0012269b" officeooo:paragraph-rsid="01debf64" style:font-style-asian="italic" style:font-style-complex="italic"/>
    </style:style>
    <style:style style:name="P801" style:family="paragraph" style:parent-style-name="Standard" style:list-style-name="L7">
      <style:text-properties style:use-window-font-color="true" fo:font-style="italic" officeooo:rsid="0012269b" officeooo:paragraph-rsid="01debf64" style:font-style-asian="italic" style:font-style-complex="italic"/>
    </style:style>
    <style:style style:name="P802" style:family="paragraph" style:parent-style-name="Standard" style:list-style-name="L3">
      <style:text-properties style:use-window-font-color="true" fo:font-style="italic" style:text-underline-style="none" fo:font-weight="normal" officeooo:rsid="00188e61" officeooo:paragraph-rsid="01dcc2c8" fo:background-color="transparent" style:font-style-asian="italic" style:font-weight-asian="normal" style:font-style-complex="italic" style:font-weight-complex="normal"/>
    </style:style>
    <style:style style:name="P803" style:family="paragraph" style:parent-style-name="Standard" style:list-style-name="L4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04" style:family="paragraph" style:parent-style-name="Standard" style:list-style-name="L5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05" style:family="paragraph" style:parent-style-name="Standard" style:list-style-name="L6">
      <style:text-properties style:use-window-font-color="true"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806" style:family="paragraph" style:parent-style-name="Standard" style:list-style-name="L5">
      <style:text-properties style:use-window-font-color="true" fo:font-style="italic" style:text-underline-style="none" fo:font-weight="normal" officeooo:rsid="0026d40f" officeooo:paragraph-rsid="01debf64" style:font-style-asian="italic" style:font-weight-asian="normal" style:font-style-complex="italic" style:font-weight-complex="normal"/>
    </style:style>
    <style:style style:name="P807" style:family="paragraph" style:parent-style-name="Standard" style:list-style-name="L6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808" style:family="paragraph" style:parent-style-name="Standard" style:list-style-name="L7">
      <style:text-properties style:use-window-font-color="true" fo:font-style="italic" style:text-underline-style="none" fo:font-weight="normal" officeooo:rsid="0012269b" officeooo:paragraph-rsid="01debf64" style:font-style-asian="italic" style:font-weight-asian="normal" style:font-style-complex="italic" style:font-weight-complex="normal"/>
    </style:style>
    <style:style style:name="P809" style:family="paragraph" style:parent-style-name="Standard" style:list-style-name="L7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810" style:family="paragraph" style:parent-style-name="Standard" style:list-style-name="L8">
      <style:text-properties style:use-window-font-color="true"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811" style:family="paragraph" style:parent-style-name="Standard" style:list-style-name="L8">
      <style:text-properties style:use-window-font-color="true" fo:font-style="italic" style:text-underline-style="none" fo:font-weight="normal" officeooo:rsid="00073bb5" officeooo:paragraph-rsid="01debf64" style:font-style-asian="italic" style:font-weight-asian="normal" style:font-style-complex="italic" style:font-weight-complex="normal"/>
    </style:style>
    <style:style style:name="P812" style:family="paragraph" style:parent-style-name="Standard" style:list-style-name="L11">
      <style:paragraph-properties fo:line-height="115%"/>
      <style:text-properties style:use-window-font-color="true" fo:font-style="italic" style:text-underline-style="none" officeooo:rsid="00bbbf73" officeooo:paragraph-rsid="01e1c22e" style:font-style-asian="italic" style:font-style-complex="italic"/>
    </style:style>
    <style:style style:name="P813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14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c2a24c" style:font-style-asian="italic" style:font-weight-asian="normal" style:font-style-complex="italic" style:font-weight-complex="normal"/>
    </style:style>
    <style:style style:name="P815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16" style:family="paragraph" style:parent-style-name="Standard" style:list-style-name="L65">
      <style:text-properties style:use-window-font-color="true" fo:font-style="italic" fo:font-weight="normal" officeooo:rsid="01c2a24c" officeooo:paragraph-rsid="01c2a24c" style:font-style-asian="italic" style:font-weight-asian="normal" style:font-style-complex="italic" style:font-weight-complex="normal"/>
    </style:style>
    <style:style style:name="P817" style:family="paragraph" style:parent-style-name="Standard" style:list-style-name="L66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818" style:family="paragraph" style:parent-style-name="Standard" style:list-style-name="L67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819" style:family="paragraph" style:parent-style-name="Standard" style:list-style-name="L67">
      <style:text-properties style:use-window-font-color="true" fo:font-style="italic" fo:font-weight="normal" officeooo:rsid="01618dcc" officeooo:paragraph-rsid="01aed7c1" style:font-style-asian="italic" style:font-weight-asian="normal" style:font-style-complex="italic" style:font-weight-complex="normal"/>
    </style:style>
    <style:style style:name="P820" style:family="paragraph" style:parent-style-name="Standard" style:list-style-name="L68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21" style:family="paragraph" style:parent-style-name="Standard">
      <style:text-properties style:use-window-font-color="true" style:text-line-through-style="none" style:text-line-through-type="none" fo:font-style="normal" officeooo:paragraph-rsid="0193a3a5" style:font-style-asian="normal" style:font-style-complex="normal"/>
    </style:style>
    <style:style style:name="P822" style:family="paragraph" style:parent-style-name="Standard" style:list-style-name="L17">
      <style:text-properties style:text-line-through-style="none" style:text-line-through-type="none" fo:font-style="italic" officeooo:rsid="00819260" officeooo:paragraph-rsid="00819260" style:font-style-asian="italic" style:font-style-complex="italic"/>
    </style:style>
    <style:style style:name="P823" style:family="paragraph" style:parent-style-name="Standard" style:list-style-name="L29">
      <style:text-properties officeooo:paragraph-rsid="00a8ca1b"/>
    </style:style>
    <style:style style:name="P824" style:family="paragraph" style:parent-style-name="Standard" style:list-style-name="L38">
      <style:text-properties officeooo:paragraph-rsid="00f9fdc0"/>
    </style:style>
    <style:style style:name="P825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826" style:family="paragraph" style:parent-style-name="Standard" style:list-style-name="L50">
      <style:text-properties fo:font-style="normal" officeooo:rsid="0128c6e8" officeooo:paragraph-rsid="012cecd7" style:font-style-asian="normal" style:font-style-complex="normal"/>
    </style:style>
    <style:style style:name="P827" style:family="paragraph" style:parent-style-name="Standard">
      <style:text-properties fo:font-style="normal" officeooo:rsid="00684bfc" officeooo:paragraph-rsid="01f1e927" style:font-style-asian="normal" style:font-style-complex="normal"/>
    </style:style>
    <style:style style:name="P828" style:family="paragraph" style:parent-style-name="Standard" style:list-style-name="L63">
      <style:text-properties officeooo:paragraph-rsid="013e50cb"/>
    </style:style>
    <style:style style:name="P829" style:family="paragraph" style:parent-style-name="Standard" style:list-style-name="L63">
      <style:text-properties officeooo:paragraph-rsid="01401741"/>
    </style:style>
    <style:style style:name="P830" style:family="paragraph" style:parent-style-name="Standard" style:list-style-name="L63">
      <style:text-properties officeooo:paragraph-rsid="013db3b4"/>
    </style:style>
    <style:style style:name="P831" style:family="paragraph" style:parent-style-name="Standard" style:list-style-name="L67">
      <style:text-properties officeooo:paragraph-rsid="0161b854"/>
    </style:style>
    <style:style style:name="P832" style:family="paragraph" style:parent-style-name="Standard" style:list-style-name="L67">
      <style:text-properties officeooo:rsid="01adadd2" officeooo:paragraph-rsid="01adadd2"/>
    </style:style>
    <style:style style:name="P833" style:family="paragraph" style:parent-style-name="Standard">
      <style:text-properties officeooo:rsid="006d78d1" officeooo:paragraph-rsid="006d78d1"/>
    </style:style>
    <style:style style:name="P834" style:family="paragraph" style:parent-style-name="Standard">
      <style:text-properties officeooo:paragraph-rsid="01f28add"/>
    </style:style>
    <style:style style:name="P835" style:family="paragraph" style:parent-style-name="Standard">
      <style:text-properties officeooo:paragraph-rsid="01f7ba13"/>
    </style:style>
    <style:style style:name="P836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b025" style:font-style-asian="italic" style:font-style-complex="italic"/>
    </style:style>
    <style:style style:name="T4" style:family="text">
      <style:text-properties fo:font-style="italic" officeooo:rsid="0013daba" style:font-style-asian="italic" style:font-style-complex="italic"/>
    </style:style>
    <style:style style:name="T5" style:family="text">
      <style:text-properties fo:font-style="italic" officeooo:rsid="0012a0dc" style:font-style-asian="italic" style:font-style-complex="italic"/>
    </style:style>
    <style:style style:name="T6" style:family="text">
      <style:text-properties fo:font-style="italic" officeooo:rsid="00186c3f" style:font-style-asian="italic" style:font-style-complex="italic"/>
    </style:style>
    <style:style style:name="T7" style:family="text">
      <style:text-properties fo:font-style="italic" officeooo:rsid="001c5680" style:font-style-asian="italic" style:font-style-complex="italic"/>
    </style:style>
    <style:style style:name="T8" style:family="text">
      <style:text-properties fo:font-style="italic" officeooo:rsid="001e2fb9" style:font-style-asian="italic" style:font-style-complex="italic"/>
    </style:style>
    <style:style style:name="T9" style:family="text">
      <style:text-properties fo:font-style="italic" officeooo:rsid="00201bd5" style:font-style-asian="italic" style:font-style-complex="italic"/>
    </style:style>
    <style:style style:name="T10" style:family="text">
      <style:text-properties fo:font-style="italic" officeooo:rsid="004a157b" style:font-style-asian="italic" style:font-style-complex="italic"/>
    </style:style>
    <style:style style:name="T11" style:family="text">
      <style:text-properties fo:font-style="italic" officeooo:rsid="01871851" style:font-style-asian="italic" style:font-style-complex="italic"/>
    </style:style>
    <style:style style:name="T12" style:family="text">
      <style:text-properties fo:font-style="italic" officeooo:rsid="0055a125" style:font-style-asian="italic" style:font-style-complex="italic"/>
    </style:style>
    <style:style style:name="T13" style:family="text">
      <style:text-properties fo:font-style="italic" officeooo:rsid="00572cb0" style:font-style-asian="italic" style:font-style-complex="italic"/>
    </style:style>
    <style:style style:name="T14" style:family="text">
      <style:text-properties fo:font-style="italic" officeooo:rsid="00beb82f" style:font-style-asian="italic" style:font-style-complex="italic"/>
    </style:style>
    <style:style style:name="T15" style:family="text">
      <style:text-properties fo:font-style="italic" officeooo:rsid="005f2637" style:font-style-asian="italic" style:font-style-complex="italic"/>
    </style:style>
    <style:style style:name="T16" style:family="text">
      <style:text-properties fo:font-style="italic" officeooo:rsid="005fb5cb" style:font-style-asian="italic" style:font-style-complex="italic"/>
    </style:style>
    <style:style style:name="T17" style:family="text">
      <style:text-properties fo:font-style="italic" officeooo:rsid="00607814" style:font-style-asian="italic" style:font-style-complex="italic"/>
    </style:style>
    <style:style style:name="T18" style:family="text">
      <style:text-properties fo:font-style="italic" officeooo:rsid="0063f681" style:font-style-asian="italic" style:font-style-complex="italic"/>
    </style:style>
    <style:style style:name="T19" style:family="text">
      <style:text-properties fo:font-style="italic" officeooo:rsid="006579dd" style:font-style-asian="italic" style:font-style-complex="italic"/>
    </style:style>
    <style:style style:name="T20" style:family="text">
      <style:text-properties fo:font-style="italic" officeooo:rsid="00644350" style:font-style-asian="italic" style:font-style-complex="italic"/>
    </style:style>
    <style:style style:name="T21" style:family="text">
      <style:text-properties fo:font-style="italic" officeooo:rsid="0066b31e" style:font-style-asian="italic" style:font-style-complex="italic"/>
    </style:style>
    <style:style style:name="T22" style:family="text">
      <style:text-properties fo:font-style="italic" officeooo:rsid="0069ae1a" style:font-style-asian="italic" style:font-style-complex="italic"/>
    </style:style>
    <style:style style:name="T23" style:family="text">
      <style:text-properties fo:font-style="italic" officeooo:rsid="006f66ec" style:font-style-asian="italic" style:font-style-complex="italic"/>
    </style:style>
    <style:style style:name="T24" style:family="text">
      <style:text-properties fo:font-style="italic" officeooo:rsid="0072cdc4" style:font-style-asian="italic" style:font-style-complex="italic"/>
    </style:style>
    <style:style style:name="T25" style:family="text">
      <style:text-properties fo:font-style="italic" officeooo:rsid="00751d17" style:font-style-asian="italic" style:font-style-complex="italic"/>
    </style:style>
    <style:style style:name="T26" style:family="text">
      <style:text-properties fo:font-style="italic" officeooo:rsid="00793c0d" style:font-style-asian="italic" style:font-style-complex="italic"/>
    </style:style>
    <style:style style:name="T27" style:family="text">
      <style:text-properties fo:font-style="italic" officeooo:rsid="007d92ff" style:font-style-asian="italic" style:font-style-complex="italic"/>
    </style:style>
    <style:style style:name="T28" style:family="text">
      <style:text-properties fo:font-style="italic" officeooo:rsid="00819260" style:font-style-asian="italic" style:font-style-complex="italic"/>
    </style:style>
    <style:style style:name="T29" style:family="text">
      <style:text-properties fo:font-style="italic" officeooo:rsid="009d5b59" style:font-style-asian="italic" style:font-style-complex="italic"/>
    </style:style>
    <style:style style:name="T30" style:family="text">
      <style:text-properties fo:font-style="italic" officeooo:rsid="00a1d04f" style:font-style-asian="italic" style:font-style-complex="italic"/>
    </style:style>
    <style:style style:name="T31" style:family="text">
      <style:text-properties fo:font-style="italic" officeooo:rsid="00a8ca1b" style:font-style-asian="italic" style:font-style-complex="italic"/>
    </style:style>
    <style:style style:name="T32" style:family="text">
      <style:text-properties fo:font-style="italic" officeooo:rsid="00acfb9d" style:font-style-asian="italic" style:font-style-complex="italic"/>
    </style:style>
    <style:style style:name="T33" style:family="text">
      <style:text-properties fo:font-style="italic" officeooo:rsid="00bbf4cd" style:font-style-asian="italic" style:font-style-complex="italic"/>
    </style:style>
    <style:style style:name="T34" style:family="text">
      <style:text-properties fo:font-style="italic" officeooo:rsid="00ba819c" style:font-style-asian="italic" style:font-style-complex="italic"/>
    </style:style>
    <style:style style:name="T35" style:family="text">
      <style:text-properties fo:font-style="italic" officeooo:rsid="00bdd473" style:font-style-asian="italic" style:font-style-complex="italic"/>
    </style:style>
    <style:style style:name="T36" style:family="text">
      <style:text-properties fo:font-style="italic" officeooo:rsid="00c495da" style:font-style-asian="italic" style:font-style-complex="italic"/>
    </style:style>
    <style:style style:name="T37" style:family="text">
      <style:text-properties fo:font-style="italic" officeooo:rsid="00c50878" style:font-style-asian="italic" style:font-style-complex="italic"/>
    </style:style>
    <style:style style:name="T38" style:family="text">
      <style:text-properties fo:font-style="italic" officeooo:rsid="00f9fdc0" style:font-style-asian="italic" style:font-style-complex="italic"/>
    </style:style>
    <style:style style:name="T39" style:family="text">
      <style:text-properties fo:font-style="italic" officeooo:rsid="00fb5f7f" style:font-style-asian="italic" style:font-style-complex="italic"/>
    </style:style>
    <style:style style:name="T40" style:family="text">
      <style:text-properties fo:font-style="italic" officeooo:rsid="0108e64c" style:font-style-asian="italic" style:font-style-complex="italic"/>
    </style:style>
    <style:style style:name="T41" style:family="text">
      <style:text-properties fo:font-style="italic" officeooo:rsid="010c3ac9" style:font-style-asian="italic" style:font-style-complex="italic"/>
    </style:style>
    <style:style style:name="T42" style:family="text">
      <style:text-properties fo:font-style="italic" officeooo:rsid="010f5523" style:font-style-asian="italic" style:font-style-complex="italic"/>
    </style:style>
    <style:style style:name="T43" style:family="text">
      <style:text-properties fo:font-style="italic" officeooo:rsid="010da598" style:font-style-asian="italic" style:font-style-complex="italic"/>
    </style:style>
    <style:style style:name="T44" style:family="text">
      <style:text-properties fo:font-style="italic" officeooo:rsid="0111d037" style:font-style-asian="italic" style:font-style-complex="italic"/>
    </style:style>
    <style:style style:name="T45" style:family="text">
      <style:text-properties fo:font-style="italic" officeooo:rsid="01190d75" style:font-style-asian="italic" style:font-style-complex="italic"/>
    </style:style>
    <style:style style:name="T46" style:family="text">
      <style:text-properties fo:font-style="italic" officeooo:rsid="008c034a" style:font-style-asian="italic" style:font-style-complex="italic"/>
    </style:style>
    <style:style style:name="T47" style:family="text">
      <style:text-properties fo:font-style="italic" officeooo:rsid="0128c6e8" style:font-style-asian="italic" style:font-style-complex="italic"/>
    </style:style>
    <style:style style:name="T48" style:family="text">
      <style:text-properties fo:font-style="italic" officeooo:rsid="012e9465" style:font-style-asian="italic" style:font-style-complex="italic"/>
    </style:style>
    <style:style style:name="T49" style:family="text">
      <style:text-properties fo:font-style="italic" officeooo:rsid="01305c41" style:font-style-asian="italic" style:font-style-complex="italic"/>
    </style:style>
    <style:style style:name="T50" style:family="text">
      <style:text-properties fo:font-style="italic" officeooo:rsid="014be95f" style:font-style-asian="italic" style:font-style-complex="italic"/>
    </style:style>
    <style:style style:name="T51" style:family="text">
      <style:text-properties fo:font-style="italic" officeooo:rsid="010639c7" style:font-style-asian="italic" style:font-style-complex="italic"/>
    </style:style>
    <style:style style:name="T52" style:family="text">
      <style:text-properties fo:font-style="italic" officeooo:rsid="01703db4" style:font-style-asian="italic" style:font-style-complex="italic"/>
    </style:style>
    <style:style style:name="T53" style:family="text">
      <style:text-properties fo:font-style="italic" officeooo:rsid="010ab710" style:font-style-asian="italic" style:font-style-complex="italic"/>
    </style:style>
    <style:style style:name="T54" style:family="text">
      <style:text-properties fo:font-style="italic" officeooo:rsid="0198319c" style:font-style-asian="italic" style:font-style-complex="italic"/>
    </style:style>
    <style:style style:name="T55" style:family="text">
      <style:text-properties fo:font-style="italic" officeooo:rsid="0199826e" style:font-style-asian="italic" style:font-style-complex="italic"/>
    </style:style>
    <style:style style:name="T56" style:family="text">
      <style:text-properties fo:font-style="italic" officeooo:rsid="019a3e8a" style:font-style-asian="italic" style:font-style-complex="italic"/>
    </style:style>
    <style:style style:name="T57" style:family="text">
      <style:text-properties fo:font-style="italic" officeooo:rsid="01a04199" style:font-style-asian="italic" style:font-style-complex="italic"/>
    </style:style>
    <style:style style:name="T58" style:family="text">
      <style:text-properties fo:font-style="italic" officeooo:rsid="01adadd2" style:font-style-asian="italic" style:font-style-complex="italic"/>
    </style:style>
    <style:style style:name="T59" style:family="text">
      <style:text-properties fo:font-style="italic" officeooo:rsid="01f28add" style:font-style-asian="italic" style:font-style-complex="italic"/>
    </style:style>
    <style:style style:name="T60" style:family="text">
      <style:text-properties fo:font-style="italic" officeooo:rsid="01fa71f6" style:font-style-asian="italic" style:font-style-complex="italic"/>
    </style:style>
    <style:style style:name="T6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7b2101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1459f86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ce0a79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cfd9ef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1d4bd22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1e648d0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99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101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102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12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15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16" style:family="text">
      <style:text-properties fo:font-style="italic" style:text-underline-style="none" fo:font-weight="normal" officeooo:rsid="01770822" style:font-style-asian="italic" style:font-weight-asian="normal" style:font-style-complex="italic" style:font-weight-complex="normal"/>
    </style:style>
    <style:style style:name="T117" style:family="text">
      <style:text-properties fo:font-style="italic" style:text-underline-style="none" fo:font-weight="normal" officeooo:rsid="002f336e" style:font-style-asian="italic" style:font-weight-asian="normal" style:font-style-complex="italic" style:font-weight-complex="normal"/>
    </style:style>
    <style:style style:name="T118" style:family="text">
      <style:text-properties fo:font-style="italic" style:text-underline-style="none" style:font-style-asian="italic" style:font-style-complex="italic"/>
    </style:style>
    <style:style style:name="T119" style:family="text">
      <style:text-properties fo:font-style="italic" style:text-underline-style="none" officeooo:rsid="010f422a" style:font-style-asian="italic" style:font-style-complex="italic"/>
    </style:style>
    <style:style style:name="T120" style:family="text">
      <style:text-properties fo:font-style="italic" style:text-underline-style="none" officeooo:rsid="004caf23" style:font-style-asian="italic" style:font-style-complex="italic"/>
    </style:style>
    <style:style style:name="T121" style:family="text">
      <style:text-properties fo:font-style="italic" style:text-underline-style="none" officeooo:rsid="00d9c9e4" style:font-style-asian="italic" style:font-style-complex="italic"/>
    </style:style>
    <style:style style:name="T122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23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24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25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7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28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29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30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31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32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33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34" style:family="text">
      <style:text-properties fo:font-style="italic" fo:font-weight="bold" officeooo:rsid="0199826e" style:font-style-asian="italic" style:font-weight-asian="bold" style:font-style-complex="italic" style:font-weight-complex="bold"/>
    </style:style>
    <style:style style:name="T135" style:family="text">
      <style:text-properties fo:font-style="italic" fo:font-weight="bold" officeooo:rsid="01ce0a79" style:font-style-asian="italic" style:font-weight-asian="bold" style:font-style-complex="italic" style:font-weight-complex="bold"/>
    </style:style>
    <style:style style:name="T136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3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8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39" style:family="text">
      <style:text-properties officeooo:rsid="0010e9b7"/>
    </style:style>
    <style:style style:name="T140" style:family="text">
      <style:text-properties fo:color="#ff0000"/>
    </style:style>
    <style:style style:name="T141" style:family="text">
      <style:text-properties fo:color="#ff0000" fo:font-style="italic" officeooo:rsid="0011b025" style:font-style-asian="italic" style:font-style-complex="italic"/>
    </style:style>
    <style:style style:name="T142" style:family="text">
      <style:text-properties fo:color="#ff0000" fo:font-style="italic" officeooo:rsid="00186c3f" style:font-style-asian="italic" style:font-style-complex="italic"/>
    </style:style>
    <style:style style:name="T143" style:family="text">
      <style:text-properties fo:color="#ff0000" officeooo:rsid="0013daba"/>
    </style:style>
    <style:style style:name="T144" style:family="text">
      <style:text-properties fo:color="#ff0000" officeooo:rsid="00186c3f"/>
    </style:style>
    <style:style style:name="T145" style:family="text">
      <style:text-properties fo:color="#ff0000" officeooo:rsid="00acfb9d"/>
    </style:style>
    <style:style style:name="T146" style:family="text">
      <style:text-properties fo:color="#ff0000" fo:font-weight="normal" style:font-weight-asian="normal" style:font-weight-complex="normal"/>
    </style:style>
    <style:style style:name="T147" style:family="text">
      <style:text-properties fo:color="#ff0000" fo:font-weight="normal" officeooo:rsid="014d6fa3" style:font-weight-asian="normal" style:font-weight-complex="normal"/>
    </style:style>
    <style:style style:name="T148" style:family="text">
      <style:text-properties fo:color="#ff0000" fo:font-weight="normal" officeooo:rsid="0151b86d" style:font-weight-asian="normal" style:font-weight-complex="normal"/>
    </style:style>
    <style:style style:name="T149" style:family="text">
      <style:text-properties fo:color="#0000ff"/>
    </style:style>
    <style:style style:name="T150" style:family="text">
      <style:text-properties fo:color="#0000ff" fo:font-style="italic" officeooo:rsid="0011b025" style:font-style-asian="italic" style:font-style-complex="italic"/>
    </style:style>
    <style:style style:name="T151" style:family="text">
      <style:text-properties fo:color="#0000ff" fo:font-style="italic" officeooo:rsid="0013daba" style:font-style-asian="italic" style:font-style-complex="italic"/>
    </style:style>
    <style:style style:name="T152" style:family="text">
      <style:text-properties fo:color="#0000ff" fo:font-style="italic" officeooo:rsid="00186c3f" style:font-style-asian="italic" style:font-style-complex="italic"/>
    </style:style>
    <style:style style:name="T153" style:family="text">
      <style:text-properties fo:color="#0000ff" fo:font-style="italic" officeooo:rsid="0012a0dc" style:font-style-asian="italic" style:font-style-complex="italic"/>
    </style:style>
    <style:style style:name="T154" style:family="text">
      <style:text-properties fo:color="#0000ff" fo:font-style="italic" officeooo:rsid="009f187e" style:font-style-asian="italic" style:font-style-complex="italic"/>
    </style:style>
    <style:style style:name="T155" style:family="text">
      <style:text-properties fo:color="#0000ff" officeooo:rsid="0013daba"/>
    </style:style>
    <style:style style:name="T156" style:family="text">
      <style:text-properties fo:color="#0000ff" officeooo:rsid="00186c3f"/>
    </style:style>
    <style:style style:name="T157" style:family="text">
      <style:text-properties fo:color="#0000ff" fo:background-color="transparent" loext:char-shading-value="0"/>
    </style:style>
    <style:style style:name="T158" style:family="text">
      <style:text-properties fo:color="#0000ff" officeooo:rsid="00acfb9d"/>
    </style:style>
    <style:style style:name="T159" style:family="text">
      <style:text-properties fo:color="#0000ff" fo:font-weight="normal" style:font-weight-asian="normal" style:font-weight-complex="normal"/>
    </style:style>
    <style:style style:name="T160" style:family="text">
      <style:text-properties fo:color="#0000ff" fo:font-weight="normal" officeooo:rsid="014d6fa3" style:font-weight-asian="normal" style:font-weight-complex="normal"/>
    </style:style>
    <style:style style:name="T161" style:family="text">
      <style:text-properties fo:color="#0000ff" fo:font-weight="normal" officeooo:rsid="0151b86d" style:font-weight-asian="normal" style:font-weight-complex="normal"/>
    </style:style>
    <style:style style:name="T162" style:family="text">
      <style:text-properties fo:color="#008000"/>
    </style:style>
    <style:style style:name="T163" style:family="text">
      <style:text-properties fo:color="#008000" fo:font-style="italic" style:font-style-asian="italic" style:font-style-complex="italic"/>
    </style:style>
    <style:style style:name="T164" style:family="text">
      <style:text-properties fo:color="#008000" fo:font-style="italic" officeooo:rsid="0011b025" style:font-style-asian="italic" style:font-style-complex="italic"/>
    </style:style>
    <style:style style:name="T165" style:family="text">
      <style:text-properties fo:color="#008000" fo:font-style="italic" officeooo:rsid="0013daba" style:font-style-asian="italic" style:font-style-complex="italic"/>
    </style:style>
    <style:style style:name="T166" style:family="text">
      <style:text-properties fo:color="#008000" fo:font-style="italic" officeooo:rsid="009f187e" style:font-style-asian="italic" style:font-style-complex="italic"/>
    </style:style>
    <style:style style:name="T167" style:family="text">
      <style:text-properties fo:color="#008000" officeooo:rsid="0013daba"/>
    </style:style>
    <style:style style:name="T168" style:family="text">
      <style:text-properties fo:color="#008000" officeooo:rsid="00acfb9d"/>
    </style:style>
    <style:style style:name="T169" style:family="text">
      <style:text-properties fo:color="#008000" fo:font-weight="normal" officeooo:rsid="007ca694" style:font-weight-asian="normal" style:font-weight-complex="normal"/>
    </style:style>
    <style:style style:name="T170" style:family="text">
      <style:text-properties fo:color="#ff00ff"/>
    </style:style>
    <style:style style:name="T171" style:family="text">
      <style:text-properties fo:color="#ff00ff" fo:font-style="italic" officeooo:rsid="0011b025" style:font-style-asian="italic" style:font-style-complex="italic"/>
    </style:style>
    <style:style style:name="T172" style:family="text">
      <style:text-properties fo:color="#ff00ff" fo:font-style="italic" officeooo:rsid="0013daba" style:font-style-asian="italic" style:font-style-complex="italic"/>
    </style:style>
    <style:style style:name="T173" style:family="text">
      <style:text-properties fo:color="#ff00ff" fo:font-style="italic" officeooo:rsid="00186c3f" style:font-style-asian="italic" style:font-style-complex="italic"/>
    </style:style>
    <style:style style:name="T174" style:family="text">
      <style:text-properties fo:color="#ff00ff" officeooo:rsid="00186c3f"/>
    </style:style>
    <style:style style:name="T175" style:family="text">
      <style:text-properties fo:color="#ff00ff" officeooo:rsid="00acfb9d"/>
    </style:style>
    <style:style style:name="T176" style:family="text">
      <style:text-properties fo:color="#1e90ff"/>
    </style:style>
    <style:style style:name="T177" style:family="text">
      <style:text-properties fo:color="#1e90ff" fo:font-style="italic" style:font-style-asian="italic" style:font-style-complex="italic"/>
    </style:style>
    <style:style style:name="T178" style:family="text">
      <style:text-properties fo:color="#1e90ff" fo:font-style="italic" officeooo:rsid="0013daba" style:font-style-asian="italic" style:font-style-complex="italic"/>
    </style:style>
    <style:style style:name="T179" style:family="text">
      <style:text-properties fo:color="#1e90ff" fo:font-style="italic" officeooo:rsid="00186c3f" style:font-style-asian="italic" style:font-style-complex="italic"/>
    </style:style>
    <style:style style:name="T180" style:family="text">
      <style:text-properties fo:color="#1e90ff" fo:font-style="italic" officeooo:rsid="0011b025" style:font-style-asian="italic" style:font-style-complex="italic"/>
    </style:style>
    <style:style style:name="T181" style:family="text">
      <style:text-properties fo:color="#1e90ff" officeooo:rsid="0013daba"/>
    </style:style>
    <style:style style:name="T182" style:family="text">
      <style:text-properties fo:color="#1e90ff" officeooo:rsid="00186c3f"/>
    </style:style>
    <style:style style:name="T183" style:family="text">
      <style:text-properties officeooo:rsid="0013daba"/>
    </style:style>
    <style:style style:name="T184" style:family="text">
      <style:text-properties fo:font-style="normal" style:font-style-asian="normal" style:font-style-complex="normal"/>
    </style:style>
    <style:style style:name="T185" style:family="text">
      <style:text-properties fo:font-style="normal" officeooo:rsid="00134990" style:font-style-asian="normal" style:font-style-complex="normal"/>
    </style:style>
    <style:style style:name="T186" style:family="text">
      <style:text-properties fo:font-style="normal" officeooo:rsid="0013daba" style:font-style-asian="normal" style:font-style-complex="normal"/>
    </style:style>
    <style:style style:name="T187" style:family="text">
      <style:text-properties fo:font-style="normal" officeooo:rsid="00154f37" style:font-style-asian="normal" style:font-style-complex="normal"/>
    </style:style>
    <style:style style:name="T188" style:family="text">
      <style:text-properties fo:font-style="normal" officeooo:rsid="001819bc" style:font-style-asian="normal" style:font-style-complex="normal"/>
    </style:style>
    <style:style style:name="T189" style:family="text">
      <style:text-properties fo:font-style="normal" officeooo:rsid="00186c3f" style:font-style-asian="normal" style:font-style-complex="normal"/>
    </style:style>
    <style:style style:name="T190" style:family="text">
      <style:text-properties fo:font-style="normal" officeooo:rsid="0018e013" style:font-style-asian="normal" style:font-style-complex="normal"/>
    </style:style>
    <style:style style:name="T191" style:family="text">
      <style:text-properties fo:font-style="normal" officeooo:rsid="001c0ef5" style:font-style-asian="normal" style:font-style-complex="normal"/>
    </style:style>
    <style:style style:name="T192" style:family="text">
      <style:text-properties fo:font-style="normal" officeooo:rsid="0055a125" style:font-style-asian="normal" style:font-style-complex="normal"/>
    </style:style>
    <style:style style:name="T193" style:family="text">
      <style:text-properties fo:font-style="normal" officeooo:rsid="005fb5cb" style:font-style-asian="normal" style:font-style-complex="normal"/>
    </style:style>
    <style:style style:name="T194" style:family="text">
      <style:text-properties fo:font-style="normal" officeooo:rsid="00607814" style:font-style-asian="normal" style:font-style-complex="normal"/>
    </style:style>
    <style:style style:name="T195" style:family="text">
      <style:text-properties fo:font-style="normal" officeooo:rsid="00616041" style:font-style-asian="normal" style:font-style-complex="normal"/>
    </style:style>
    <style:style style:name="T196" style:family="text">
      <style:text-properties fo:font-style="normal" officeooo:rsid="0063f681" style:font-style-asian="normal" style:font-style-complex="normal"/>
    </style:style>
    <style:style style:name="T197" style:family="text">
      <style:text-properties fo:font-style="normal" officeooo:rsid="00644350" style:font-style-asian="normal" style:font-style-complex="normal"/>
    </style:style>
    <style:style style:name="T198" style:family="text">
      <style:text-properties fo:font-style="normal" officeooo:rsid="006579dd" style:font-style-asian="normal" style:font-style-complex="normal"/>
    </style:style>
    <style:style style:name="T199" style:family="text">
      <style:text-properties fo:font-style="normal" officeooo:rsid="0068aca7" style:font-style-asian="normal" style:font-style-complex="normal"/>
    </style:style>
    <style:style style:name="T200" style:family="text">
      <style:text-properties fo:font-style="normal" officeooo:rsid="0069ae1a" style:font-style-asian="normal" style:font-style-complex="normal"/>
    </style:style>
    <style:style style:name="T201" style:family="text">
      <style:text-properties fo:font-style="normal" officeooo:rsid="006b8991" style:font-style-asian="normal" style:font-style-complex="normal"/>
    </style:style>
    <style:style style:name="T202" style:family="text">
      <style:text-properties fo:font-style="normal" officeooo:rsid="006f66ec" style:font-style-asian="normal" style:font-style-complex="normal"/>
    </style:style>
    <style:style style:name="T203" style:family="text">
      <style:text-properties fo:font-style="normal" officeooo:rsid="006d78d1" style:font-style-asian="normal" style:font-style-complex="normal"/>
    </style:style>
    <style:style style:name="T204" style:family="text">
      <style:text-properties fo:font-style="normal" officeooo:rsid="0071baff" style:font-style-asian="normal" style:font-style-complex="normal"/>
    </style:style>
    <style:style style:name="T205" style:family="text">
      <style:text-properties fo:font-style="normal" officeooo:rsid="00751d17" style:font-style-asian="normal" style:font-style-complex="normal"/>
    </style:style>
    <style:style style:name="T206" style:family="text">
      <style:text-properties fo:font-style="normal" officeooo:rsid="0075c7db" style:font-style-asian="normal" style:font-style-complex="normal"/>
    </style:style>
    <style:style style:name="T207" style:family="text">
      <style:text-properties fo:font-style="normal" officeooo:rsid="007b2101" style:font-style-asian="normal" style:font-style-complex="normal"/>
    </style:style>
    <style:style style:name="T208" style:family="text">
      <style:text-properties fo:font-style="normal" officeooo:rsid="007d92ff" style:font-style-asian="normal" style:font-style-complex="normal"/>
    </style:style>
    <style:style style:name="T209" style:family="text">
      <style:text-properties fo:font-style="normal" officeooo:rsid="00819260" style:font-style-asian="normal" style:font-style-complex="normal"/>
    </style:style>
    <style:style style:name="T210" style:family="text">
      <style:text-properties fo:font-style="normal" officeooo:rsid="008478a0" style:font-style-asian="normal" style:font-style-complex="normal"/>
    </style:style>
    <style:style style:name="T211" style:family="text">
      <style:text-properties fo:font-style="normal" officeooo:rsid="0085ac68" style:font-style-asian="normal" style:font-style-complex="normal"/>
    </style:style>
    <style:style style:name="T212" style:family="text">
      <style:text-properties fo:font-style="normal" officeooo:rsid="00941a11" style:font-style-asian="normal" style:font-style-complex="normal"/>
    </style:style>
    <style:style style:name="T213" style:family="text">
      <style:text-properties fo:font-style="normal" officeooo:rsid="009d5b59" style:font-style-asian="normal" style:font-style-complex="normal"/>
    </style:style>
    <style:style style:name="T214" style:family="text">
      <style:text-properties fo:font-style="normal" officeooo:rsid="009ec4fc" style:font-style-asian="normal" style:font-style-complex="normal"/>
    </style:style>
    <style:style style:name="T215" style:family="text">
      <style:text-properties fo:font-style="normal" officeooo:rsid="00a6f347" style:font-style-asian="normal" style:font-style-complex="normal"/>
    </style:style>
    <style:style style:name="T216" style:family="text">
      <style:text-properties fo:font-style="normal" officeooo:rsid="00a1e031" style:font-style-asian="normal" style:font-style-complex="normal"/>
    </style:style>
    <style:style style:name="T217" style:family="text">
      <style:text-properties fo:font-style="normal" officeooo:rsid="00acfb9d" style:font-style-asian="normal" style:font-style-complex="normal"/>
    </style:style>
    <style:style style:name="T218" style:family="text">
      <style:text-properties fo:font-style="normal" officeooo:rsid="00af3424" style:font-style-asian="normal" style:font-style-complex="normal"/>
    </style:style>
    <style:style style:name="T219" style:family="text">
      <style:text-properties fo:font-style="normal" officeooo:rsid="00ba819c" style:font-style-asian="normal" style:font-style-complex="normal"/>
    </style:style>
    <style:style style:name="T220" style:family="text">
      <style:text-properties fo:font-style="normal" officeooo:rsid="00bbf4cd" style:font-style-asian="normal" style:font-style-complex="normal"/>
    </style:style>
    <style:style style:name="T221" style:family="text">
      <style:text-properties fo:font-style="normal" officeooo:rsid="00bc5e43" style:font-style-asian="normal" style:font-style-complex="normal"/>
    </style:style>
    <style:style style:name="T222" style:family="text">
      <style:text-properties fo:font-style="normal" officeooo:rsid="00bdd473" style:font-style-asian="normal" style:font-style-complex="normal"/>
    </style:style>
    <style:style style:name="T223" style:family="text">
      <style:text-properties fo:font-style="normal" officeooo:rsid="00c12d1c" style:font-style-asian="normal" style:font-style-complex="normal"/>
    </style:style>
    <style:style style:name="T224" style:family="text">
      <style:text-properties fo:font-style="normal" officeooo:rsid="00c2c999" style:font-style-asian="normal" style:font-style-complex="normal"/>
    </style:style>
    <style:style style:name="T225" style:family="text">
      <style:text-properties fo:font-style="normal" officeooo:rsid="00c495da" style:font-style-asian="normal" style:font-style-complex="normal"/>
    </style:style>
    <style:style style:name="T226" style:family="text">
      <style:text-properties fo:font-style="normal" officeooo:rsid="00c50878" style:font-style-asian="normal" style:font-style-complex="normal"/>
    </style:style>
    <style:style style:name="T227" style:family="text">
      <style:text-properties fo:font-style="normal" officeooo:rsid="0066b31e" style:font-style-asian="normal" style:font-style-complex="normal"/>
    </style:style>
    <style:style style:name="T228" style:family="text">
      <style:text-properties fo:font-style="normal" officeooo:rsid="00684bfc" style:font-style-asian="normal" style:font-style-complex="normal"/>
    </style:style>
    <style:style style:name="T229" style:family="text">
      <style:text-properties fo:font-style="normal" officeooo:rsid="00c7021f" style:font-style-asian="normal" style:font-style-complex="normal"/>
    </style:style>
    <style:style style:name="T230" style:family="text">
      <style:text-properties fo:font-style="normal" officeooo:rsid="00c7cebc" style:font-style-asian="normal" style:font-style-complex="normal"/>
    </style:style>
    <style:style style:name="T231" style:family="text">
      <style:text-properties fo:font-style="normal" officeooo:rsid="00c88326" style:font-style-asian="normal" style:font-style-complex="normal"/>
    </style:style>
    <style:style style:name="T232" style:family="text">
      <style:text-properties fo:font-style="normal" officeooo:rsid="00d63bc5" style:font-style-asian="normal" style:font-style-complex="normal"/>
    </style:style>
    <style:style style:name="T233" style:family="text">
      <style:text-properties fo:font-style="normal" officeooo:rsid="00eb49f4" style:font-style-asian="normal" style:font-style-complex="normal"/>
    </style:style>
    <style:style style:name="T234" style:family="text">
      <style:text-properties fo:font-style="normal" officeooo:rsid="010c3ac9" style:font-style-asian="normal" style:font-style-complex="normal"/>
    </style:style>
    <style:style style:name="T235" style:family="text">
      <style:text-properties fo:font-style="normal" officeooo:rsid="010c4cb4" style:font-style-asian="normal" style:font-style-complex="normal"/>
    </style:style>
    <style:style style:name="T236" style:family="text">
      <style:text-properties fo:font-style="normal" officeooo:rsid="010da598" style:font-style-asian="normal" style:font-style-complex="normal"/>
    </style:style>
    <style:style style:name="T237" style:family="text">
      <style:text-properties fo:font-style="normal" officeooo:rsid="010f5523" style:font-style-asian="normal" style:font-style-complex="normal"/>
    </style:style>
    <style:style style:name="T238" style:family="text">
      <style:text-properties fo:font-style="normal" officeooo:rsid="0111d037" style:font-style-asian="normal" style:font-style-complex="normal"/>
    </style:style>
    <style:style style:name="T239" style:family="text">
      <style:text-properties fo:font-style="normal" officeooo:rsid="01148430" style:font-style-asian="normal" style:font-style-complex="normal"/>
    </style:style>
    <style:style style:name="T240" style:family="text">
      <style:text-properties fo:font-style="normal" officeooo:rsid="01190d75" style:font-style-asian="normal" style:font-style-complex="normal"/>
    </style:style>
    <style:style style:name="T241" style:family="text">
      <style:text-properties fo:font-style="normal" officeooo:rsid="011511c0" style:font-style-asian="normal" style:font-style-complex="normal"/>
    </style:style>
    <style:style style:name="T242" style:family="text">
      <style:text-properties fo:font-style="normal" officeooo:rsid="011e7671" style:font-style-asian="normal" style:font-style-complex="normal"/>
    </style:style>
    <style:style style:name="T243" style:family="text">
      <style:text-properties fo:font-style="normal" officeooo:rsid="01206a6e" style:font-style-asian="normal" style:font-style-complex="normal"/>
    </style:style>
    <style:style style:name="T244" style:family="text">
      <style:text-properties fo:font-style="normal" officeooo:rsid="008c034a" style:font-style-asian="normal" style:font-style-complex="normal"/>
    </style:style>
    <style:style style:name="T245" style:family="text">
      <style:text-properties fo:font-style="normal" officeooo:rsid="0128c6e8" style:font-style-asian="normal" style:font-style-complex="normal"/>
    </style:style>
    <style:style style:name="T246" style:family="text">
      <style:text-properties fo:font-style="normal" officeooo:rsid="012b24b3" style:font-style-asian="normal" style:font-style-complex="normal"/>
    </style:style>
    <style:style style:name="T247" style:family="text">
      <style:text-properties fo:font-style="normal" officeooo:rsid="012cecd7" style:font-style-asian="normal" style:font-style-complex="normal"/>
    </style:style>
    <style:style style:name="T248" style:family="text">
      <style:text-properties fo:font-style="normal" officeooo:rsid="012e9465" style:font-style-asian="normal" style:font-style-complex="normal"/>
    </style:style>
    <style:style style:name="T249" style:family="text">
      <style:text-properties fo:font-style="normal" officeooo:rsid="01305c41" style:font-style-asian="normal" style:font-style-complex="normal"/>
    </style:style>
    <style:style style:name="T250" style:family="text">
      <style:text-properties fo:font-style="normal" officeooo:rsid="01494a68" style:font-style-asian="normal" style:font-style-complex="normal"/>
    </style:style>
    <style:style style:name="T251" style:family="text">
      <style:text-properties fo:font-style="normal" officeooo:rsid="014be95f" style:font-style-asian="normal" style:font-style-complex="normal"/>
    </style:style>
    <style:style style:name="T252" style:family="text">
      <style:text-properties fo:font-style="normal" officeooo:rsid="000fecca" style:font-style-asian="normal" style:font-style-complex="normal"/>
    </style:style>
    <style:style style:name="T253" style:family="text">
      <style:text-properties fo:font-style="normal" officeooo:rsid="00b41267" style:font-style-asian="normal" style:font-style-complex="normal"/>
    </style:style>
    <style:style style:name="T254" style:family="text">
      <style:text-properties fo:font-style="normal" officeooo:rsid="0174886a" style:font-style-asian="normal" style:font-style-complex="normal"/>
    </style:style>
    <style:style style:name="T255" style:family="text">
      <style:text-properties fo:font-style="normal" officeooo:rsid="0194da6f" style:font-style-asian="normal" style:font-style-complex="normal"/>
    </style:style>
    <style:style style:name="T256" style:family="text">
      <style:text-properties fo:font-style="normal" officeooo:rsid="0198319c" style:font-style-asian="normal" style:font-style-complex="normal"/>
    </style:style>
    <style:style style:name="T257" style:family="text">
      <style:text-properties fo:font-style="normal" officeooo:rsid="019a451e" style:font-style-asian="normal" style:font-style-complex="normal"/>
    </style:style>
    <style:style style:name="T258" style:family="text">
      <style:text-properties fo:font-style="normal" officeooo:rsid="019c0acb" style:font-style-asian="normal" style:font-style-complex="normal"/>
    </style:style>
    <style:style style:name="T259" style:family="text">
      <style:text-properties fo:font-style="normal" officeooo:rsid="019c6d7b" style:font-style-asian="normal" style:font-style-complex="normal"/>
    </style:style>
    <style:style style:name="T260" style:family="text">
      <style:text-properties fo:font-style="normal" officeooo:rsid="010ab710" style:font-style-asian="normal" style:font-style-complex="normal"/>
    </style:style>
    <style:style style:name="T261" style:family="text">
      <style:text-properties fo:font-style="normal" officeooo:rsid="01ebd8c8" style:font-style-asian="normal" style:font-style-complex="normal"/>
    </style:style>
    <style:style style:name="T26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1459f86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1cdcabe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1d02de4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1e648d0" style:font-style-asian="normal" style:font-weight-asian="normal" style:font-style-complex="normal" style:font-weight-complex="normal"/>
    </style:style>
    <style:style style:name="T30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07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10c486e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179bfd9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17a4a15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17e219d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17e71b9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1809d5f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181499e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normal" officeooo:rsid="01e4e433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fo:font-weight="normal" officeooo:rsid="01ef3d36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none" style:font-style-asian="normal" style:font-style-complex="normal"/>
    </style:style>
    <style:style style:name="T353" style:family="text">
      <style:text-properties fo:font-style="normal" style:text-underline-style="none" officeooo:rsid="00bbbf73" style:font-style-asian="normal" style:font-style-complex="normal"/>
    </style:style>
    <style:style style:name="T354" style:family="text">
      <style:text-properties fo:font-style="normal" style:text-underline-style="none" officeooo:rsid="08e9819c" style:font-style-asian="normal" style:font-style-complex="normal"/>
    </style:style>
    <style:style style:name="T355" style:family="text">
      <style:text-properties fo:font-style="normal" style:text-underline-style="none" officeooo:rsid="00be4749" style:font-style-asian="normal" style:font-style-complex="normal"/>
    </style:style>
    <style:style style:name="T356" style:family="text">
      <style:text-properties fo:font-style="normal" style:text-underline-style="none" officeooo:rsid="00d708a6" style:font-style-asian="normal" style:font-style-complex="normal"/>
    </style:style>
    <style:style style:name="T357" style:family="text">
      <style:text-properties fo:font-style="normal" style:text-underline-style="none" officeooo:rsid="00ec1e8c" style:font-style-asian="normal" style:font-style-complex="normal"/>
    </style:style>
    <style:style style:name="T358" style:family="text">
      <style:text-properties fo:font-style="normal" style:text-underline-style="none" officeooo:rsid="00d9c9e4" style:font-style-asian="normal" style:font-style-complex="normal"/>
    </style:style>
    <style:style style:name="T359" style:family="text">
      <style:text-properties fo:font-style="normal" style:text-underline-style="none" officeooo:rsid="08f0811a" style:font-style-asian="normal" style:font-style-complex="normal"/>
    </style:style>
    <style:style style:name="T360" style:family="text">
      <style:text-properties fo:font-style="normal" style:text-underline-style="none" officeooo:rsid="010f422a" style:font-style-asian="normal" style:font-style-complex="normal"/>
    </style:style>
    <style:style style:name="T361" style:family="text">
      <style:text-properties fo:font-style="normal" style:text-underline-style="none" officeooo:rsid="00476ae1" style:font-style-asian="normal" style:font-style-complex="normal"/>
    </style:style>
    <style:style style:name="T362" style:family="text">
      <style:text-properties fo:font-style="normal" style:text-underline-style="none" officeooo:rsid="01ef8283" style:font-style-asian="normal" style:font-style-complex="normal"/>
    </style:style>
    <style:style style:name="T363" style:family="text">
      <style:text-properties fo:font-style="normal" style:text-underline-style="none" officeooo:rsid="01f16dc1" style:font-style-asian="normal" style:font-style-complex="normal"/>
    </style:style>
    <style:style style:name="T364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368" style:family="text">
      <style:text-properties officeooo:rsid="00154f37"/>
    </style:style>
    <style:style style:name="T369" style:family="text">
      <style:text-properties officeooo:rsid="0016b56f"/>
    </style:style>
    <style:style style:name="T370" style:family="text">
      <style:text-properties officeooo:rsid="00186c3f"/>
    </style:style>
    <style:style style:name="T371" style:family="text">
      <style:text-properties fo:color="#228b22" fo:font-style="italic" officeooo:rsid="00186c3f" style:font-style-asian="italic" style:font-style-complex="italic"/>
    </style:style>
    <style:style style:name="T372" style:family="text">
      <style:text-properties fo:color="#8b4513"/>
    </style:style>
    <style:style style:name="T373" style:family="text">
      <style:text-properties fo:color="#8b4513" officeooo:rsid="00186c3f"/>
    </style:style>
    <style:style style:name="T374" style:family="text">
      <style:text-properties officeooo:rsid="00205d85"/>
    </style:style>
    <style:style style:name="T375" style:family="text">
      <style:text-properties officeooo:rsid="001c5680"/>
    </style:style>
    <style:style style:name="T376" style:family="text">
      <style:text-properties officeooo:rsid="001e2fb9"/>
    </style:style>
    <style:style style:name="T377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378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officeooo:rsid="00a75993" style:font-weight-asian="bold" style:font-weight-complex="bold"/>
    </style:style>
    <style:style style:name="T381" style:family="text">
      <style:text-properties fo:font-weight="bold" officeooo:rsid="00beb82f" style:font-weight-asian="bold" style:font-weight-complex="bold"/>
    </style:style>
    <style:style style:name="T382" style:family="text">
      <style:text-properties fo:font-weight="bold" officeooo:rsid="00476ae1" style:font-weight-asian="bold" style:font-weight-complex="bold"/>
    </style:style>
    <style:style style:name="T383" style:family="text">
      <style:text-properties fo:font-weight="bold" officeooo:rsid="013013d9" style:font-weight-asian="bold" style:font-weight-complex="bold"/>
    </style:style>
    <style:style style:name="T384" style:family="text">
      <style:text-properties fo:font-weight="bold" officeooo:rsid="0053faec" style:font-weight-asian="bold" style:font-weight-complex="bold"/>
    </style:style>
    <style:style style:name="T385" style:family="text">
      <style:text-properties fo:font-weight="bold" officeooo:rsid="00bfa17d" style:font-weight-asian="bold" style:font-weight-complex="bold"/>
    </style:style>
    <style:style style:name="T386" style:family="text">
      <style:text-properties fo:font-weight="bold" officeooo:rsid="02a94de9" style:font-weight-asian="bold" style:font-weight-complex="bold"/>
    </style:style>
    <style:style style:name="T387" style:family="text">
      <style:text-properties fo:font-weight="bold" officeooo:rsid="00912fec" style:font-weight-asian="bold" style:font-weight-complex="bold"/>
    </style:style>
    <style:style style:name="T388" style:family="text">
      <style:text-properties fo:font-weight="bold" officeooo:rsid="008eb3ea" style:font-weight-asian="bold" style:font-weight-complex="bold"/>
    </style:style>
    <style:style style:name="T389" style:family="text">
      <style:text-properties fo:font-weight="bold" officeooo:rsid="00939859" style:font-weight-asian="bold" style:font-weight-complex="bold"/>
    </style:style>
    <style:style style:name="T390" style:family="text">
      <style:text-properties fo:font-weight="bold" officeooo:rsid="00a35d76" style:font-weight-asian="bold" style:font-weight-complex="bold"/>
    </style:style>
    <style:style style:name="T391" style:family="text">
      <style:text-properties fo:font-weight="bold" officeooo:rsid="00a6f347" style:font-weight-asian="bold" style:font-weight-complex="bold"/>
    </style:style>
    <style:style style:name="T392" style:family="text">
      <style:text-properties fo:font-weight="bold" officeooo:rsid="00ba819c" style:font-weight-asian="bold" style:font-weight-complex="bold"/>
    </style:style>
    <style:style style:name="T393" style:family="text">
      <style:text-properties fo:font-weight="bold" officeooo:rsid="00c50878" style:font-weight-asian="bold" style:font-weight-complex="bold"/>
    </style:style>
    <style:style style:name="T394" style:family="text">
      <style:text-properties fo:font-weight="bold" officeooo:rsid="00dd44af" style:font-weight-asian="bold" style:font-weight-complex="bold"/>
    </style:style>
    <style:style style:name="T395" style:family="text">
      <style:text-properties fo:font-weight="bold" officeooo:rsid="00f4c6c5" style:font-weight-asian="bold" style:font-weight-complex="bold"/>
    </style:style>
    <style:style style:name="T396" style:family="text">
      <style:text-properties fo:font-weight="bold" officeooo:rsid="00fc67ff" style:font-weight-asian="bold" style:font-weight-complex="bold"/>
    </style:style>
    <style:style style:name="T397" style:family="text">
      <style:text-properties fo:font-weight="bold" officeooo:rsid="00751d17" style:font-weight-asian="bold" style:font-weight-complex="bold"/>
    </style:style>
    <style:style style:name="T398" style:family="text">
      <style:text-properties fo:font-weight="bold" officeooo:rsid="0134038e" style:font-weight-asian="bold" style:font-weight-complex="bold"/>
    </style:style>
    <style:style style:name="T399" style:family="text">
      <style:text-properties fo:font-weight="bold" officeooo:rsid="01305c41" style:font-weight-asian="bold" style:font-weight-complex="bold"/>
    </style:style>
    <style:style style:name="T400" style:family="text">
      <style:text-properties fo:font-weight="bold" officeooo:rsid="02070606" style:font-weight-asian="bold" style:font-weight-complex="bold"/>
    </style:style>
    <style:style style:name="T401" style:family="text">
      <style:text-properties fo:font-weight="bold" officeooo:rsid="0206e857" style:font-weight-asian="bold" style:font-weight-complex="bold"/>
    </style:style>
    <style:style style:name="T402" style:family="text">
      <style:text-properties officeooo:rsid="0034ed8b"/>
    </style:style>
    <style:style style:name="T403" style:family="text">
      <style:text-properties fo:font-weight="normal" style:font-weight-asian="normal" style:font-weight-complex="normal"/>
    </style:style>
    <style:style style:name="T404" style:family="text">
      <style:text-properties fo:font-weight="normal" officeooo:rsid="00912fec" style:font-weight-asian="normal" style:font-weight-complex="normal"/>
    </style:style>
    <style:style style:name="T405" style:family="text">
      <style:text-properties fo:font-weight="normal" officeooo:rsid="02b807dc" style:font-weight-asian="normal" style:font-weight-complex="normal"/>
    </style:style>
    <style:style style:name="T406" style:family="text">
      <style:text-properties fo:font-weight="normal" officeooo:rsid="00bbbf73" style:font-weight-asian="normal" style:font-weight-complex="normal"/>
    </style:style>
    <style:style style:name="T407" style:family="text">
      <style:text-properties fo:font-weight="normal" officeooo:rsid="002ba0e7" style:font-weight-asian="normal" style:font-weight-complex="normal"/>
    </style:style>
    <style:style style:name="T408" style:family="text">
      <style:text-properties fo:font-weight="normal" officeooo:rsid="00bfa17d" style:font-weight-asian="normal" style:font-weight-complex="normal"/>
    </style:style>
    <style:style style:name="T409" style:family="text">
      <style:text-properties fo:font-weight="normal" officeooo:rsid="02a94de9" style:font-weight-asian="normal" style:font-weight-complex="normal"/>
    </style:style>
    <style:style style:name="T410" style:family="text">
      <style:text-properties fo:font-weight="normal" officeooo:rsid="004450ff" style:font-weight-asian="normal" style:font-weight-complex="normal"/>
    </style:style>
    <style:style style:name="T411" style:family="text">
      <style:text-properties fo:font-weight="normal" officeooo:rsid="01113d34" style:font-weight-asian="normal" style:font-weight-complex="normal"/>
    </style:style>
    <style:style style:name="T412" style:family="text">
      <style:text-properties fo:font-weight="normal" officeooo:rsid="00476ae1" style:font-weight-asian="normal" style:font-weight-complex="normal"/>
    </style:style>
    <style:style style:name="T413" style:family="text">
      <style:text-properties fo:font-weight="normal" officeooo:rsid="08ad15c9" style:font-weight-asian="normal" style:font-weight-complex="normal"/>
    </style:style>
    <style:style style:name="T414" style:family="text">
      <style:text-properties fo:font-weight="normal" officeooo:rsid="008eb3ea" style:font-weight-asian="normal" style:font-weight-complex="normal"/>
    </style:style>
    <style:style style:name="T415" style:family="text">
      <style:text-properties fo:font-weight="normal" officeooo:rsid="00939859" style:font-weight-asian="normal" style:font-weight-complex="normal"/>
    </style:style>
    <style:style style:name="T416" style:family="text">
      <style:text-properties fo:font-weight="normal" officeooo:rsid="00941a11" style:font-weight-asian="normal" style:font-weight-complex="normal"/>
    </style:style>
    <style:style style:name="T417" style:family="text">
      <style:text-properties fo:font-weight="normal" officeooo:rsid="00dd44af" style:font-weight-asian="normal" style:font-weight-complex="normal"/>
    </style:style>
    <style:style style:name="T418" style:family="text">
      <style:text-properties fo:font-weight="normal" officeooo:rsid="00e1ae30" style:font-weight-asian="normal" style:font-weight-complex="normal"/>
    </style:style>
    <style:style style:name="T419" style:family="text">
      <style:text-properties fo:font-weight="normal" officeooo:rsid="00f4c6c5" style:font-weight-asian="normal" style:font-weight-complex="normal"/>
    </style:style>
    <style:style style:name="T420" style:family="text">
      <style:text-properties fo:font-weight="normal" officeooo:rsid="00f51685" style:font-weight-asian="normal" style:font-weight-complex="normal"/>
    </style:style>
    <style:style style:name="T421" style:family="text">
      <style:text-properties fo:font-weight="normal" officeooo:rsid="00fc67ff" style:font-weight-asian="normal" style:font-weight-complex="normal"/>
    </style:style>
    <style:style style:name="T422" style:family="text">
      <style:text-properties fo:font-weight="normal" officeooo:rsid="00fdd3aa" style:font-weight-asian="normal" style:font-weight-complex="normal"/>
    </style:style>
    <style:style style:name="T423" style:family="text">
      <style:text-properties fo:font-weight="normal" officeooo:rsid="012e9465" style:font-weight-asian="normal" style:font-weight-complex="normal"/>
    </style:style>
    <style:style style:name="T424" style:family="text">
      <style:text-properties fo:font-weight="normal" officeooo:rsid="012edf56" style:font-weight-asian="normal" style:font-weight-complex="normal"/>
    </style:style>
    <style:style style:name="T425" style:family="text">
      <style:text-properties fo:font-weight="normal" officeooo:rsid="01305c41" style:font-weight-asian="normal" style:font-weight-complex="normal"/>
    </style:style>
    <style:style style:name="T426" style:family="text">
      <style:text-properties fo:font-weight="normal" officeooo:rsid="0134038e" style:font-weight-asian="normal" style:font-weight-complex="normal"/>
    </style:style>
    <style:style style:name="T427" style:family="text">
      <style:text-properties fo:font-weight="normal" officeooo:rsid="0139bd35" style:font-weight-asian="normal" style:font-weight-complex="normal"/>
    </style:style>
    <style:style style:name="T428" style:family="text">
      <style:text-properties fo:font-weight="normal" officeooo:rsid="01401741" style:font-weight-asian="normal" style:font-weight-complex="normal"/>
    </style:style>
    <style:style style:name="T429" style:family="text">
      <style:text-properties fo:font-weight="normal" officeooo:rsid="0142451b" style:font-weight-asian="normal" style:font-weight-complex="normal"/>
    </style:style>
    <style:style style:name="T430" style:family="text">
      <style:text-properties fo:font-weight="normal" officeooo:rsid="0149fc19" style:font-weight-asian="normal" style:font-weight-complex="normal"/>
    </style:style>
    <style:style style:name="T431" style:family="text">
      <style:text-properties fo:font-weight="normal" officeooo:rsid="014be95f" style:font-weight-asian="normal" style:font-weight-complex="normal"/>
    </style:style>
    <style:style style:name="T432" style:family="text">
      <style:text-properties fo:font-weight="normal" officeooo:rsid="03ee7eb1" style:font-weight-asian="normal" style:font-weight-complex="normal"/>
    </style:style>
    <style:style style:name="T433" style:family="text">
      <style:text-properties fo:font-weight="normal" officeooo:rsid="045e6749" style:font-weight-asian="normal" style:font-weight-complex="normal"/>
    </style:style>
    <style:style style:name="T434" style:family="text">
      <style:text-properties fo:font-weight="normal" officeooo:rsid="04602400" style:font-weight-asian="normal" style:font-weight-complex="normal"/>
    </style:style>
    <style:style style:name="T435" style:family="text">
      <style:text-properties style:use-window-font-color="true"/>
    </style:style>
    <style:style style:name="T436" style:family="text">
      <style:text-properties style:use-window-font-color="true" fo:font-weight="bold" style:font-weight-asian="bold" style:font-weight-complex="bold"/>
    </style:style>
    <style:style style:name="T437" style:family="text">
      <style:text-properties style:use-window-font-color="true" fo:font-weight="bold" officeooo:rsid="0044d7a4" style:font-weight-asian="bold" style:font-weight-complex="bold"/>
    </style:style>
    <style:style style:name="T438" style:family="text">
      <style:text-properties style:use-window-font-color="true" fo:font-weight="bold" officeooo:rsid="007ca694" style:font-weight-asian="bold" style:font-weight-complex="bold"/>
    </style:style>
    <style:style style:name="T439" style:family="text">
      <style:text-properties style:use-window-font-color="true" fo:font-weight="bold" officeooo:rsid="01536dcf" style:font-weight-asian="bold" style:font-weight-complex="bold"/>
    </style:style>
    <style:style style:name="T440" style:family="text">
      <style:text-properties style:use-window-font-color="true" fo:font-weight="bold" officeooo:rsid="01549026" style:font-weight-asian="bold" style:font-weight-complex="bold"/>
    </style:style>
    <style:style style:name="T441" style:family="text">
      <style:text-properties style:use-window-font-color="true" fo:font-weight="bold" officeooo:rsid="01549d31" style:font-weight-asian="bold" style:font-weight-complex="bold"/>
    </style:style>
    <style:style style:name="T442" style:family="text">
      <style:text-properties style:use-window-font-color="true" fo:font-weight="bold" officeooo:rsid="01bb0dd2" style:font-weight-asian="bold" style:font-weight-complex="bold"/>
    </style:style>
    <style:style style:name="T443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444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45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46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47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48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49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50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51" style:family="text">
      <style:text-properties style:use-window-font-color="true" fo:font-style="italic" fo:font-weight="bold" officeooo:rsid="01bb0dd2" style:font-style-asian="italic" style:font-weight-asian="bold" style:font-style-complex="italic" style:font-weight-complex="bold"/>
    </style:style>
    <style:style style:name="T45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53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54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55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456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457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458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459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460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461" style:family="text">
      <style:text-properties style:use-window-font-color="true" fo:font-style="italic" fo:font-weight="normal" officeooo:rsid="01618dcc" style:font-style-asian="italic" style:font-weight-asian="normal" style:font-style-complex="italic" style:font-weight-complex="normal"/>
    </style:style>
    <style:style style:name="T462" style:family="text">
      <style:text-properties style:use-window-font-color="true" fo:font-style="italic" fo:font-weight="normal" officeooo:rsid="01adadd2" style:font-style-asian="italic" style:font-weight-asian="normal" style:font-style-complex="italic" style:font-weight-complex="normal"/>
    </style:style>
    <style:style style:name="T463" style:family="text">
      <style:text-properties style:use-window-font-color="true" fo:font-style="italic" fo:font-weight="normal" officeooo:rsid="01b2ed8e" style:font-style-asian="italic" style:font-weight-asian="normal" style:font-style-complex="italic" style:font-weight-complex="normal"/>
    </style:style>
    <style:style style:name="T464" style:family="text">
      <style:text-properties style:use-window-font-color="true" fo:font-style="italic" fo:font-weight="normal" officeooo:rsid="01bb0dd2" style:font-style-asian="italic" style:font-weight-asian="normal" style:font-style-complex="italic" style:font-weight-complex="normal"/>
    </style:style>
    <style:style style:name="T465" style:family="text">
      <style:text-properties style:use-window-font-color="true" fo:font-style="italic" fo:font-weight="normal" officeooo:rsid="007ca694" style:font-style-asian="italic" style:font-weight-asian="normal" style:font-style-complex="italic" style:font-weight-complex="normal"/>
    </style:style>
    <style:style style:name="T466" style:family="text">
      <style:text-properties style:use-window-font-color="true" fo:font-style="italic" fo:font-weight="normal" officeooo:rsid="01c4668a" style:font-style-asian="italic" style:font-weight-asian="normal" style:font-style-complex="italic" style:font-weight-complex="normal"/>
    </style:style>
    <style:style style:name="T467" style:family="text">
      <style:text-properties style:use-window-font-color="true" fo:font-style="italic" officeooo:rsid="009f187e" style:font-style-asian="italic" style:font-style-complex="italic"/>
    </style:style>
    <style:style style:name="T468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469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470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471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472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473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474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475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476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477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478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479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480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481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482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483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484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485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486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487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488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489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490" style:family="text">
      <style:text-properties style:use-window-font-color="true" fo:font-style="normal" fo:font-weight="normal" officeooo:rsid="01a99820" style:font-style-asian="normal" style:font-weight-asian="normal" style:font-style-complex="normal" style:font-weight-complex="normal"/>
    </style:style>
    <style:style style:name="T491" style:family="text">
      <style:text-properties style:use-window-font-color="true" fo:font-style="normal" fo:font-weight="normal" officeooo:rsid="01a5efc5" style:font-style-asian="normal" style:font-weight-asian="normal" style:font-style-complex="normal" style:font-weight-complex="normal"/>
    </style:style>
    <style:style style:name="T492" style:family="text">
      <style:text-properties style:use-window-font-color="true" fo:font-style="normal" fo:font-weight="normal" officeooo:rsid="01a891b8" style:font-style-asian="normal" style:font-weight-asian="normal" style:font-style-complex="normal" style:font-weight-complex="normal"/>
    </style:style>
    <style:style style:name="T493" style:family="text">
      <style:text-properties style:use-window-font-color="true" fo:font-style="normal" fo:font-weight="normal" officeooo:rsid="01f19ea8" style:font-style-asian="normal" style:font-weight-asian="normal" style:font-style-complex="normal" style:font-weight-complex="normal"/>
    </style:style>
    <style:style style:name="T494" style:family="text">
      <style:text-properties style:use-window-font-color="true" fo:font-style="normal" style:font-style-asian="normal" style:font-style-complex="normal"/>
    </style:style>
    <style:style style:name="T495" style:family="text">
      <style:text-properties style:use-window-font-color="true" fo:font-style="normal" officeooo:rsid="0050063f" style:font-style-asian="normal" style:font-style-complex="normal"/>
    </style:style>
    <style:style style:name="T496" style:family="text">
      <style:text-properties style:use-window-font-color="true" fo:font-style="normal" officeooo:rsid="00523bf9" style:font-style-asian="normal" style:font-style-complex="normal"/>
    </style:style>
    <style:style style:name="T497" style:family="text">
      <style:text-properties style:use-window-font-color="true" fo:font-style="normal" officeooo:rsid="016f0506" style:font-style-asian="normal" style:font-style-complex="normal"/>
    </style:style>
    <style:style style:name="T498" style:family="text">
      <style:text-properties style:use-window-font-color="true" fo:font-style="normal" officeooo:rsid="0176ee1b" style:font-style-asian="normal" style:font-style-complex="normal"/>
    </style:style>
    <style:style style:name="T499" style:family="text">
      <style:text-properties style:use-window-font-color="true" fo:font-style="normal" officeooo:rsid="017029bc" style:font-style-asian="normal" style:font-style-complex="normal"/>
    </style:style>
    <style:style style:name="T500" style:family="text">
      <style:text-properties style:use-window-font-color="true" fo:font-style="normal" officeooo:rsid="00a1d04f" style:font-style-asian="normal" style:font-style-complex="normal"/>
    </style:style>
    <style:style style:name="T501" style:family="text">
      <style:text-properties style:use-window-font-color="true" fo:font-style="normal" officeooo:rsid="0050b57f" style:font-style-asian="normal" style:font-style-complex="normal"/>
    </style:style>
    <style:style style:name="T502" style:family="text">
      <style:text-properties style:use-window-font-color="true" fo:font-style="normal" officeooo:rsid="01148430" style:font-style-asian="normal" style:font-style-complex="normal"/>
    </style:style>
    <style:style style:name="T503" style:family="text">
      <style:text-properties style:use-window-font-color="true" fo:font-style="normal" officeooo:rsid="009f187e" style:font-style-asian="normal" style:font-style-complex="normal"/>
    </style:style>
    <style:style style:name="T504" style:family="text">
      <style:text-properties style:use-window-font-color="true" fo:font-style="normal" officeooo:rsid="019eaf58" style:font-style-asian="normal" style:font-style-complex="normal"/>
    </style:style>
    <style:style style:name="T505" style:family="text">
      <style:text-properties style:use-window-font-color="true" fo:font-style="normal" officeooo:rsid="01f19ea8" style:font-style-asian="normal" style:font-style-complex="normal"/>
    </style:style>
    <style:style style:name="T506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507" style:family="text">
      <style:text-properties style:use-window-font-color="true" officeooo:rsid="016f0506"/>
    </style:style>
    <style:style style:name="T508" style:family="text">
      <style:text-properties style:use-window-font-color="true" officeooo:rsid="009ff1c7"/>
    </style:style>
    <style:style style:name="T509" style:family="text">
      <style:text-properties style:use-window-font-color="true" fo:font-weight="normal" style:font-weight-asian="normal" style:font-weight-complex="normal"/>
    </style:style>
    <style:style style:name="T510" style:family="text">
      <style:text-properties style:use-window-font-color="true" fo:font-weight="normal" officeooo:rsid="007ca694" style:font-weight-asian="normal" style:font-weight-complex="normal"/>
    </style:style>
    <style:style style:name="T511" style:family="text">
      <style:text-properties style:use-window-font-color="true" fo:font-weight="normal" officeooo:rsid="01466326" style:font-weight-asian="normal" style:font-weight-complex="normal"/>
    </style:style>
    <style:style style:name="T512" style:family="text">
      <style:text-properties style:use-window-font-color="true" fo:font-weight="normal" officeooo:rsid="014d6fa3" style:font-weight-asian="normal" style:font-weight-complex="normal"/>
    </style:style>
    <style:style style:name="T513" style:family="text">
      <style:text-properties style:use-window-font-color="true" fo:font-weight="normal" officeooo:rsid="01536dcf" style:font-weight-asian="normal" style:font-weight-complex="normal"/>
    </style:style>
    <style:style style:name="T514" style:family="text">
      <style:text-properties style:use-window-font-color="true" fo:font-weight="normal" officeooo:rsid="01549026" style:font-weight-asian="normal" style:font-weight-complex="normal"/>
    </style:style>
    <style:style style:name="T515" style:family="text">
      <style:text-properties style:use-window-font-color="true" fo:font-weight="normal" officeooo:rsid="0159ad23" style:font-weight-asian="normal" style:font-weight-complex="normal"/>
    </style:style>
    <style:style style:name="T516" style:family="text">
      <style:text-properties style:use-window-font-color="true" fo:font-weight="normal" officeooo:rsid="015ee267" style:font-weight-asian="normal" style:font-weight-complex="normal"/>
    </style:style>
    <style:style style:name="T517" style:family="text">
      <style:text-properties style:use-window-font-color="true" fo:font-weight="normal" officeooo:rsid="0151b86d" style:font-weight-asian="normal" style:font-weight-complex="normal"/>
    </style:style>
    <style:style style:name="T518" style:family="text">
      <style:text-properties style:use-window-font-color="true" fo:font-weight="normal" officeooo:rsid="01b389de" style:font-weight-asian="normal" style:font-weight-complex="normal"/>
    </style:style>
    <style:style style:name="T519" style:family="text">
      <style:text-properties style:use-window-font-color="true" fo:font-weight="normal" officeooo:rsid="01b73f45" style:font-weight-asian="normal" style:font-weight-complex="normal"/>
    </style:style>
    <style:style style:name="T520" style:family="text">
      <style:text-properties style:use-window-font-color="true" fo:font-weight="normal" officeooo:rsid="01bb0dd2" style:font-weight-asian="normal" style:font-weight-complex="normal"/>
    </style:style>
    <style:style style:name="T521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522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523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524" style:family="text">
      <style:text-properties style:use-window-font-color="true" fo:font-size="14pt" fo:font-weight="bold" officeooo:rsid="01a93dbf" style:font-size-asian="14pt" style:font-weight-asian="bold" style:font-size-complex="14pt" style:font-weight-complex="bold"/>
    </style:style>
    <style:style style:name="T525" style:family="text">
      <style:text-properties style:use-window-font-color="true" officeooo:rsid="01549026"/>
    </style:style>
    <style:style style:name="T526" style:family="text">
      <style:text-properties style:use-window-font-color="true" style:text-line-through-style="none" style:text-line-through-type="none" fo:font-style="normal" style:font-style-asian="normal" style:font-style-complex="normal"/>
    </style:style>
    <style:style style:name="T527" style:family="text">
      <style:text-properties style:use-window-font-color="true" style:text-line-through-style="none" style:text-line-through-type="none" fo:font-style="normal" officeooo:rsid="0063f681" style:font-style-asian="normal" style:font-style-complex="normal"/>
    </style:style>
    <style:style style:name="T528" style:family="text">
      <style:text-properties style:use-window-font-color="true" style:text-line-through-style="none" style:text-line-through-type="none" fo:font-style="normal" officeooo:rsid="01f4e33a" style:font-style-asian="normal" style:font-style-complex="normal"/>
    </style:style>
    <style:style style:name="T529" style:family="text">
      <style:text-properties style:use-window-font-color="true" style:text-line-through-style="none" style:text-line-through-type="none" fo:font-style="normal" officeooo:rsid="01f5c2f9" style:font-style-asian="normal" style:font-style-complex="normal"/>
    </style:style>
    <style:style style:name="T530" style:family="text">
      <style:text-properties style:use-window-font-color="true" style:text-line-through-style="none" style:text-line-through-type="none" fo:font-style="normal" officeooo:rsid="01f6d949" style:font-style-asian="normal" style:font-style-complex="normal"/>
    </style:style>
    <style:style style:name="T531" style:family="text">
      <style:text-properties style:use-window-font-color="true" style:text-line-through-style="none" style:text-line-through-type="none" fo:font-style="normal" officeooo:rsid="01f7ba13" style:font-style-asian="normal" style:font-style-complex="normal"/>
    </style:style>
    <style:style style:name="T532" style:family="text">
      <style:text-properties style:use-window-font-color="true" officeooo:rsid="01a5396b"/>
    </style:style>
    <style:style style:name="T533" style:family="text">
      <style:text-properties style:use-window-font-color="true" style:text-underline-style="none" fo:font-weight="normal" style:font-weight-asian="normal" style:font-weight-complex="normal"/>
    </style:style>
    <style:style style:name="T534" style:family="text">
      <style:text-properties style:text-underline-style="none"/>
    </style:style>
    <style:style style:name="T535" style:family="text">
      <style:text-properties style:text-underline-style="none" fo:font-weight="normal" style:font-weight-asian="normal" style:font-weight-complex="normal"/>
    </style:style>
    <style:style style:name="T536" style:family="text">
      <style:text-properties style:text-underline-style="none" fo:font-weight="normal" officeooo:rsid="0043121f" style:font-weight-asian="normal" style:font-weight-complex="normal"/>
    </style:style>
    <style:style style:name="T537" style:family="text">
      <style:text-properties style:text-underline-style="none" fo:font-weight="normal" officeooo:rsid="0044d7a4" style:font-weight-asian="normal" style:font-weight-complex="normal"/>
    </style:style>
    <style:style style:name="T538" style:family="text">
      <style:text-properties style:text-underline-style="none" fo:font-weight="normal" officeooo:rsid="00e7b674" style:font-weight-asian="normal" style:font-weight-complex="normal"/>
    </style:style>
    <style:style style:name="T539" style:family="text">
      <style:text-properties style:text-underline-style="none" fo:font-weight="normal" officeooo:rsid="002eb485" style:font-weight-asian="normal" style:font-weight-complex="normal"/>
    </style:style>
    <style:style style:name="T540" style:family="text">
      <style:text-properties style:text-underline-style="none" fo:font-weight="normal" officeooo:rsid="00d5826a" style:font-weight-asian="normal" style:font-weight-complex="normal"/>
    </style:style>
    <style:style style:name="T541" style:family="text">
      <style:text-properties style:text-underline-style="none" fo:font-weight="normal" officeooo:rsid="00476ae1" style:font-weight-asian="normal" style:font-weight-complex="normal"/>
    </style:style>
    <style:style style:name="T542" style:family="text">
      <style:text-properties style:text-underline-style="none" fo:font-weight="normal" officeooo:rsid="013282b3" style:font-weight-asian="normal" style:font-weight-complex="normal"/>
    </style:style>
    <style:style style:name="T543" style:family="text">
      <style:text-properties style:text-underline-style="none" fo:font-weight="normal" officeooo:rsid="004caf23" style:font-weight-asian="normal" style:font-weight-complex="normal"/>
    </style:style>
    <style:style style:name="T544" style:family="text">
      <style:text-properties style:text-underline-style="none" fo:font-weight="normal" officeooo:rsid="0128c6e8" style:font-weight-asian="normal" style:font-weight-complex="normal"/>
    </style:style>
    <style:style style:name="T545" style:family="text">
      <style:text-properties style:text-underline-style="none" fo:font-weight="normal" officeooo:rsid="00254a2e" style:font-weight-asian="normal" style:font-weight-complex="normal"/>
    </style:style>
    <style:style style:name="T546" style:family="text">
      <style:text-properties style:text-underline-style="none" fo:font-weight="bold" style:font-weight-asian="bold" style:font-weight-complex="bold"/>
    </style:style>
    <style:style style:name="T547" style:family="text">
      <style:text-properties style:text-underline-style="none" fo:font-weight="bold" officeooo:rsid="002eb485" style:font-weight-asian="bold" style:font-weight-complex="bold"/>
    </style:style>
    <style:style style:name="T548" style:family="text">
      <style:text-properties style:text-underline-style="none" fo:font-weight="bold" officeooo:rsid="00f74e17" style:font-weight-asian="bold" style:font-weight-complex="bold"/>
    </style:style>
    <style:style style:name="T549" style:family="text">
      <style:text-properties style:text-underline-style="none" fo:font-weight="bold" officeooo:rsid="01debf64" style:font-weight-asian="bold" style:font-weight-complex="bold"/>
    </style:style>
    <style:style style:name="T550" style:family="text">
      <style:text-properties style:text-underline-style="none" fo:font-weight="bold" officeooo:rsid="009622c6" style:font-weight-asian="bold" style:font-weight-complex="bold"/>
    </style:style>
    <style:style style:name="T551" style:family="text">
      <style:text-properties style:text-underline-style="none" officeooo:rsid="00bbbf73"/>
    </style:style>
    <style:style style:name="T552" style:family="text">
      <style:text-properties style:text-underline-style="none" officeooo:rsid="00d708a6"/>
    </style:style>
    <style:style style:name="T553" style:family="text">
      <style:text-properties style:text-underline-style="none" officeooo:rsid="00f74e17"/>
    </style:style>
    <style:style style:name="T554" style:family="text">
      <style:text-properties style:text-underline-style="none" officeooo:rsid="00378059"/>
    </style:style>
    <style:style style:name="T555" style:family="text">
      <style:text-properties style:text-underline-style="none" officeooo:rsid="0a1c7a91"/>
    </style:style>
    <style:style style:name="T556" style:family="text">
      <style:text-properties style:text-underline-style="none" officeooo:rsid="08ec3514"/>
    </style:style>
    <style:style style:name="T557" style:family="text">
      <style:text-properties officeooo:rsid="00722a19"/>
    </style:style>
    <style:style style:name="T558" style:family="text">
      <style:text-properties officeooo:rsid="00254a2e"/>
    </style:style>
    <style:style style:name="T559" style:family="text">
      <style:text-properties officeooo:rsid="008a06de"/>
    </style:style>
    <style:style style:name="T560" style:family="text">
      <style:text-properties officeooo:rsid="08e38a7d"/>
    </style:style>
    <style:style style:name="T561" style:family="text">
      <style:text-properties officeooo:rsid="00a75993"/>
    </style:style>
    <style:style style:name="T562" style:family="text">
      <style:text-properties officeooo:rsid="002ba0e7"/>
    </style:style>
    <style:style style:name="T563" style:family="text">
      <style:text-properties officeooo:rsid="00beb82f"/>
    </style:style>
    <style:style style:name="T564" style:family="text">
      <style:text-properties officeooo:rsid="00ba4170"/>
    </style:style>
    <style:style style:name="T565" style:family="text">
      <style:text-properties officeooo:rsid="00bbbf73"/>
    </style:style>
    <style:style style:name="T566" style:family="text">
      <style:text-properties officeooo:rsid="00bd3f9d"/>
    </style:style>
    <style:style style:name="T567" style:family="text">
      <style:text-properties officeooo:rsid="002f336e"/>
    </style:style>
    <style:style style:name="T568" style:family="text">
      <style:text-properties officeooo:rsid="0043008e"/>
    </style:style>
    <style:style style:name="T569" style:family="text">
      <style:text-properties officeooo:rsid="00f5260b"/>
    </style:style>
    <style:style style:name="T570" style:family="text">
      <style:text-properties officeooo:rsid="004a157b"/>
    </style:style>
    <style:style style:name="T571" style:family="text">
      <style:text-properties officeooo:rsid="013013d9"/>
    </style:style>
    <style:style style:name="T572" style:family="text">
      <style:text-properties officeooo:rsid="0137af9f"/>
    </style:style>
    <style:style style:name="T573" style:family="text">
      <style:text-properties officeooo:rsid="004acb3b"/>
    </style:style>
    <style:style style:name="T574" style:family="text">
      <style:text-properties officeooo:rsid="016860b9"/>
    </style:style>
    <style:style style:name="T575" style:family="text">
      <style:text-properties officeooo:rsid="0050b57f"/>
    </style:style>
    <style:style style:name="T576" style:family="text">
      <style:text-properties officeooo:rsid="0188ed42"/>
    </style:style>
    <style:style style:name="T577" style:family="text">
      <style:text-properties officeooo:rsid="0055a125"/>
    </style:style>
    <style:style style:name="T578" style:family="text">
      <style:text-properties officeooo:rsid="00572cb0"/>
    </style:style>
    <style:style style:name="T579" style:family="text">
      <style:text-properties officeooo:rsid="0176ee1b"/>
    </style:style>
    <style:style style:name="T580" style:family="text">
      <style:text-properties officeooo:rsid="005c5090"/>
    </style:style>
    <style:style style:name="T581" style:family="text">
      <style:text-properties officeooo:rsid="005f2637"/>
    </style:style>
    <style:style style:name="T582" style:family="text">
      <style:text-properties officeooo:rsid="005fb5cb"/>
    </style:style>
    <style:style style:name="T583" style:family="text">
      <style:text-properties officeooo:rsid="0063f681"/>
    </style:style>
    <style:style style:name="T584" style:family="text">
      <style:text-properties officeooo:rsid="00644350"/>
    </style:style>
    <style:style style:name="T585" style:family="text">
      <style:text-properties officeooo:rsid="006579dd"/>
    </style:style>
    <style:style style:name="T586" style:family="text">
      <style:text-properties officeooo:rsid="0066b31e"/>
    </style:style>
    <style:style style:name="T587" style:family="text">
      <style:text-properties officeooo:rsid="0066c57e"/>
    </style:style>
    <style:style style:name="T588" style:family="text">
      <style:text-properties officeooo:rsid="00684bfc"/>
    </style:style>
    <style:style style:name="T589" style:family="text">
      <style:text-properties officeooo:rsid="0069643a"/>
    </style:style>
    <style:style style:name="T590" style:family="text">
      <style:text-properties officeooo:rsid="00703df9"/>
    </style:style>
    <style:style style:name="T591" style:family="text">
      <style:text-properties officeooo:rsid="0072cdc4"/>
    </style:style>
    <style:style style:name="T592" style:family="text">
      <style:text-properties officeooo:rsid="00751d17"/>
    </style:style>
    <style:style style:name="T593" style:family="text">
      <style:text-properties officeooo:rsid="0076848f"/>
    </style:style>
    <style:style style:name="T594" style:family="text">
      <style:text-properties officeooo:rsid="0077a442"/>
    </style:style>
    <style:style style:name="T595" style:family="text">
      <style:text-properties officeooo:rsid="00793c0d"/>
    </style:style>
    <style:style style:name="T596" style:family="text">
      <style:text-properties officeooo:rsid="007b2101"/>
    </style:style>
    <style:style style:name="T597" style:family="text">
      <style:text-properties officeooo:rsid="007ca694"/>
    </style:style>
    <style:style style:name="T598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599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600" style:family="text">
      <style:text-properties fo:font-size="14pt" fo:font-weight="bold" style:font-size-asian="14pt" style:font-weight-asian="bold" style:font-size-complex="14pt" style:font-weight-complex="bold"/>
    </style:style>
    <style:style style:name="T60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02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603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604" style:family="text">
      <style:text-properties fo:font-size="14pt" fo:font-style="normal" fo:font-weight="bold" officeooo:rsid="0069ae1a" style:font-size-asian="14pt" style:font-style-asian="normal" style:font-weight-asian="bold" style:font-size-complex="14pt" style:font-style-complex="normal" style:font-weight-complex="bold"/>
    </style:style>
    <style:style style:name="T605" style:family="text">
      <style:text-properties fo:font-size="14pt" fo:font-style="normal" style:font-size-asian="14pt" style:font-style-asian="normal" style:font-size-complex="14pt" style:font-style-complex="normal"/>
    </style:style>
    <style:style style:name="T606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60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08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609" style:family="text">
      <style:text-properties fo:font-size="14pt" fo:font-style="italic" style:font-size-asian="14pt" style:font-style-asian="italic" style:font-size-complex="14pt" style:font-style-complex="italic"/>
    </style:style>
    <style:style style:name="T610" style:family="text">
      <style:text-properties officeooo:rsid="007d92ff"/>
    </style:style>
    <style:style style:name="T611" style:family="text">
      <style:text-properties officeooo:rsid="007fd79d"/>
    </style:style>
    <style:style style:name="T612" style:family="text">
      <style:text-properties officeooo:rsid="00819260"/>
    </style:style>
    <style:style style:name="T613" style:family="text">
      <style:text-properties officeooo:rsid="0082c116"/>
    </style:style>
    <style:style style:name="T614" style:family="text">
      <style:text-properties officeooo:rsid="008478a0"/>
    </style:style>
    <style:style style:name="T615" style:family="text">
      <style:text-properties officeooo:rsid="00941a11"/>
    </style:style>
    <style:style style:name="T616" style:family="text">
      <style:text-properties officeooo:rsid="009d5b59"/>
    </style:style>
    <style:style style:name="T617" style:family="text">
      <style:text-properties officeooo:rsid="00a1d04f"/>
    </style:style>
    <style:style style:name="T618" style:family="text">
      <style:text-properties fo:color="#ff8c00"/>
    </style:style>
    <style:style style:name="T619" style:family="text">
      <style:text-properties fo:color="#ff8c00" fo:font-style="italic" style:font-style-asian="italic" style:font-style-complex="italic"/>
    </style:style>
    <style:style style:name="T620" style:family="text">
      <style:text-properties officeooo:rsid="00a1e031"/>
    </style:style>
    <style:style style:name="T621" style:family="text">
      <style:text-properties officeooo:rsid="00a35d76"/>
    </style:style>
    <style:style style:name="T622" style:family="text">
      <style:text-properties officeooo:rsid="00a69dce"/>
    </style:style>
    <style:style style:name="T623" style:family="text">
      <style:text-properties officeooo:rsid="00a6f347"/>
    </style:style>
    <style:style style:name="T624" style:family="text">
      <style:text-properties officeooo:rsid="00a8ca1b"/>
    </style:style>
    <style:style style:name="T625" style:family="text">
      <style:text-properties officeooo:rsid="00acfb9d"/>
    </style:style>
    <style:style style:name="T626" style:family="text">
      <style:text-properties officeooo:rsid="00ad6801"/>
    </style:style>
    <style:style style:name="T627" style:family="text">
      <style:text-properties officeooo:rsid="00b41267"/>
    </style:style>
    <style:style style:name="T628" style:family="text">
      <style:text-properties officeooo:rsid="00ba819c"/>
    </style:style>
    <style:style style:name="T629" style:family="text">
      <style:text-properties officeooo:rsid="00bbf4cd"/>
    </style:style>
    <style:style style:name="T630" style:family="text">
      <style:text-properties officeooo:rsid="00bdd473"/>
    </style:style>
    <style:style style:name="T631" style:family="text">
      <style:text-properties officeooo:rsid="00c12d1c"/>
    </style:style>
    <style:style style:name="T632" style:family="text">
      <style:text-properties officeooo:rsid="00c2c999"/>
    </style:style>
    <style:style style:name="T633" style:family="text">
      <style:text-properties officeooo:rsid="00c50878"/>
    </style:style>
    <style:style style:name="T634" style:family="text">
      <style:text-properties officeooo:rsid="00c88326"/>
    </style:style>
    <style:style style:name="T635" style:family="text">
      <style:text-properties officeooo:rsid="00cbb52c"/>
    </style:style>
    <style:style style:name="T636" style:family="text">
      <style:text-properties officeooo:rsid="00d04e1a"/>
    </style:style>
    <style:style style:name="T637" style:family="text">
      <style:text-properties officeooo:rsid="00d23a32"/>
    </style:style>
    <style:style style:name="T638" style:family="text">
      <style:text-properties officeooo:rsid="00d3f114"/>
    </style:style>
    <style:style style:name="T639" style:family="text">
      <style:text-properties officeooo:rsid="00d833d3"/>
    </style:style>
    <style:style style:name="T640" style:family="text">
      <style:text-properties officeooo:rsid="00d873e2"/>
    </style:style>
    <style:style style:name="T641" style:family="text">
      <style:text-properties officeooo:rsid="00eb49f4"/>
    </style:style>
    <style:style style:name="T642" style:family="text">
      <style:text-properties officeooo:rsid="00fb5f7f"/>
    </style:style>
    <style:style style:name="T643" style:family="text">
      <style:text-properties officeooo:rsid="00fc67ff"/>
    </style:style>
    <style:style style:name="T644" style:family="text">
      <style:text-properties officeooo:rsid="00fdd3aa"/>
    </style:style>
    <style:style style:name="T645" style:family="text">
      <style:text-properties officeooo:rsid="00ffe4b9"/>
    </style:style>
    <style:style style:name="T646" style:family="text">
      <style:text-properties officeooo:rsid="010639c7"/>
    </style:style>
    <style:style style:name="T647" style:family="text">
      <style:text-properties officeooo:rsid="010ab710"/>
    </style:style>
    <style:style style:name="T648" style:family="text">
      <style:text-properties officeooo:rsid="010ff277"/>
    </style:style>
    <style:style style:name="T649" style:family="text">
      <style:text-properties officeooo:rsid="0111d037"/>
    </style:style>
    <style:style style:name="T650" style:family="text">
      <style:text-properties officeooo:rsid="011511c0"/>
    </style:style>
    <style:style style:name="T651" style:family="text">
      <style:text-properties officeooo:rsid="01185712"/>
    </style:style>
    <style:style style:name="T652" style:family="text">
      <style:text-properties officeooo:rsid="01190d75"/>
    </style:style>
    <style:style style:name="T653" style:family="text">
      <style:text-properties officeooo:rsid="01206a6e"/>
    </style:style>
    <style:style style:name="T654" style:family="text">
      <style:text-properties officeooo:rsid="0128c6e8"/>
    </style:style>
    <style:style style:name="T655" style:family="text">
      <style:text-properties officeooo:rsid="00201bd5"/>
    </style:style>
    <style:style style:name="T656" style:family="text">
      <style:text-properties officeooo:rsid="012b24b3"/>
    </style:style>
    <style:style style:name="T657" style:family="text">
      <style:text-properties officeooo:rsid="012e9465"/>
    </style:style>
    <style:style style:name="T658" style:family="text">
      <style:text-properties officeooo:rsid="01305c41"/>
    </style:style>
    <style:style style:name="T659" style:family="text">
      <style:text-properties officeooo:rsid="0140be6f"/>
    </style:style>
    <style:style style:name="T660" style:family="text">
      <style:text-properties officeooo:rsid="0149fc19"/>
    </style:style>
    <style:style style:name="T661" style:family="text">
      <style:text-properties officeooo:rsid="014be95f"/>
    </style:style>
    <style:style style:name="T662" style:family="text">
      <style:text-properties officeooo:rsid="010185dc"/>
    </style:style>
    <style:style style:name="T663" style:family="text">
      <style:text-properties officeooo:rsid="0437fd59"/>
    </style:style>
    <style:style style:name="T664" style:family="text">
      <style:text-properties officeooo:rsid="03ee7eb1"/>
    </style:style>
    <style:style style:name="T665" style:family="text">
      <style:text-properties officeooo:rsid="03f7049e"/>
    </style:style>
    <style:style style:name="T666" style:family="text">
      <style:text-properties officeooo:rsid="0735889c"/>
    </style:style>
    <style:style style:name="T667" style:family="text">
      <style:text-properties officeooo:rsid="0739531b"/>
    </style:style>
    <style:style style:name="T668" style:family="text">
      <style:text-properties officeooo:rsid="0166b397"/>
    </style:style>
    <style:style style:name="T669" style:family="text">
      <style:text-properties officeooo:rsid="018bcdc5"/>
    </style:style>
    <style:style style:name="T670" style:family="text">
      <style:text-properties officeooo:rsid="0194da6f"/>
    </style:style>
    <style:style style:name="T671" style:family="text">
      <style:text-properties officeooo:rsid="019eaf58"/>
    </style:style>
    <style:style style:name="T672" style:family="text">
      <style:text-properties officeooo:rsid="01a04199"/>
    </style:style>
    <style:style style:name="T673" style:family="text">
      <style:text-properties officeooo:rsid="01a19cb6"/>
    </style:style>
    <style:style style:name="T674" style:family="text">
      <style:text-properties officeooo:rsid="01a21e06"/>
    </style:style>
    <style:style style:name="T675" style:family="text">
      <style:text-properties officeooo:rsid="01aed7c1"/>
    </style:style>
    <style:style style:name="T676" style:family="text">
      <style:text-properties officeooo:rsid="01be9082"/>
    </style:style>
    <style:style style:name="T677" style:family="text">
      <style:text-properties officeooo:rsid="01c115fd"/>
    </style:style>
    <style:style style:name="T678" style:family="text">
      <style:text-properties officeooo:rsid="01c2a24c"/>
    </style:style>
    <style:style style:name="T679" style:family="text">
      <style:text-properties officeooo:rsid="01c643a5"/>
    </style:style>
    <style:style style:name="T680" style:family="text">
      <style:text-properties officeooo:rsid="01c94548"/>
    </style:style>
    <style:style style:name="T681" style:family="text">
      <style:text-properties officeooo:rsid="01d3fba1"/>
    </style:style>
    <style:style style:name="T682" style:family="text">
      <style:text-properties officeooo:rsid="01e648d0"/>
    </style:style>
    <style:style style:name="T683" style:family="text">
      <style:text-properties officeooo:rsid="01e7bb27"/>
    </style:style>
    <style:style style:name="T684" style:family="text">
      <style:text-properties officeooo:rsid="01edabe0"/>
    </style:style>
    <style:style style:name="T685" style:family="text">
      <style:text-properties officeooo:rsid="01f1e927"/>
    </style:style>
    <style:style style:name="T686" style:family="text">
      <style:text-properties officeooo:rsid="01f4e33a"/>
    </style:style>
    <style:style style:name="T687" style:family="text">
      <style:text-properties officeooo:rsid="01f51dd1"/>
    </style:style>
    <style:style style:name="T688" style:family="text">
      <style:text-properties officeooo:rsid="01f6d949"/>
    </style:style>
    <style:style style:name="T689" style:family="text">
      <style:text-properties officeooo:rsid="01f7ba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83">совершенное</text:span> автор<text:span text:style-name="T183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414"><text:span text:style-name="T1">Помимо </text:span><text:span text:style-name="T139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4"><text:span text:style-name="T1">Дополнение как бы дополняет по смыслу сказуемое. Оно выражено </text:span><text:span text:style-name="T368">одним или несколькими </text:span><text:span text:style-name="T1">существительным</text:span><text:span text:style-name="T368">и</text:span><text:span text:style-name="T1">, перед которым</text:span><text:span text:style-name="T369">и</text:span><text:span text:style-name="T1"> обычно идет предлог или </text:span><text:span text:style-name="T368">инфинитив</text:span><text:span text:style-name="T1">.</text:span></text:p>
      <text:p text:style-name="P1"/>
      <text:p text:style-name="P413"><text:span text:style-name="T1">Обстоятельство описывает место, время, </text:span><text:span text:style-name="T368">или </text:span><text:span text:style-name="T1">способ действия. Оно выражено словом или группой слов, отвечающих на вопросы: «</text:span><text:span text:style-name="T187">где?»</text:span><text:span text:style-name="T254">,</text:span><text:span text:style-name="T187"> «</text:span><text:span text:style-name="T252">когда?», «</text:span><text:span text:style-name="T189">к</text:span><text:span text:style-name="T252">ак?» </text:span><text:span text:style-name="T253">(это тоже дополнение)</text:span></text:p>
      <text:p text:style-name="P65"/>
      <text:p text:style-name="P17">Английское предложение иногда удобнее переводить с конца. Для удобства можно добавлять дополнительные уточняющие слова.</text:p>
      <text:p text:style-name="P16"/>
      <text:p text:style-name="P414"><text:span text:style-name="T190">В а</text:span><text:span text:style-name="T185">нглийско</text:span><text:span text:style-name="T190">м</text:span><text:span text:style-name="T185"> предложени</text:span><text:span text:style-name="T190">и важно</text:span><text:span text:style-name="T185"> </text:span><text:span text:style-name="T192">соблюдать</text:span><text:span text:style-name="T185"> </text:span><text:span text:style-name="T190">правильн</text:span><text:span text:style-name="T192">ый</text:span><text:span text:style-name="T190"> </text:span><text:span text:style-name="T185">поряд</text:span><text:span text:style-name="T192">о</text:span><text:span text:style-name="T185">к слов.</text:span></text:p>
      <text:p text:style-name="P15">Сначала <text:span text:style-name="T577">идет</text:span> <text:span text:style-name="T140">подлежащее</text:span>, затем <text:span text:style-name="T149">сказуемое</text:span>, после <text:span text:style-name="T162">дополнение</text:span> и/или <text:span text:style-name="T170">обстоятельство</text:span>.</text:p>
      <text:p text:style-name="P18"/>
      <text:p text:style-name="P244"><text:span text:style-name="T141">We</text:span><text:span text:style-name="T3"> </text:span><text:span text:style-name="T150">do</text:span><text:span text:style-name="T3"> </text:span><text:span text:style-name="T163">the</text:span><text:span text:style-name="T164"> </text:span><text:span text:style-name="T165">job</text:span><text:span text:style-name="T3"> </text:span><text:span text:style-name="T172">well</text:span><text:span text:style-name="T3"> — </text:span><text:span text:style-name="T5">М</text:span><text:span text:style-name="T3">ы делаем работу </text:span><text:span text:style-name="T4">хорошо</text:span><text:span text:style-name="T3">.</text:span></text:p>
      <text:p text:style-name="P246"/>
      <text:p text:style-name="P415"><text:span text:style-name="T187">С</text:span><text:span text:style-name="T186">казуемое часто разделяется</text:span><text:span text:style-name="T187"> на</text:span><text:span text:style-name="T186"> </text:span><text:span text:style-name="T178">вспомогательный </text:span><text:span text:style-name="T186">и </text:span><text:span text:style-name="T151">смысловой</text:span><text:span text:style-name="T4"> </text:span>глаголы<text:span text:style-name="T186">. </text:span><text:span text:style-name="T191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19"/>
      <text:p text:style-name="P413"><text:span text:style-name="T141">They</text:span><text:span text:style-name="T3"> </text:span><text:span text:style-name="T180">have </text:span><text:span text:style-name="T177">not</text:span><text:span text:style-name="T150"> finish</text:span><text:span text:style-name="T153">ed</text:span><text:span text:style-name="T3"> </text:span><text:span text:style-name="T164">their work</text:span><text:span text:style-name="T3"> </text:span><text:span text:style-name="T171">in time</text:span><text:span text:style-name="T3"> — </text:span><text:span text:style-name="T5">Они не закончили работу вовремя.</text:span></text:p>
      <text:p text:style-name="P247"><text:span text:style-name="T143">I</text:span><text:span text:style-name="T183"> </text:span><text:span text:style-name="T181">will</text:span><text:span text:style-name="T155"> give</text:span><text:span text:style-name="T183"> </text:span><text:span text:style-name="T167">you money</text:span><text:span text:style-name="T183"> — Я дам тебе деньги </text:span><text:span text:style-name="T370">(два дополнения)</text:span><text:span text:style-name="T183">.</text:span></text:p>
      <text:p text:style-name="P20"/>
      <text:p text:style-name="P413"><text:span text:style-name="T187">В вопросительных предложениях порядок слов другой. Сначала идет вспомогательный глагол, затем подлежащее, </text:span><text:span text:style-name="T188">а после — смысловой глагол, дополнение и/</text:span><text:span text:style-name="T189">или</text:span><text:span text:style-name="T188"> обстоятельство.</text:span></text:p>
      <text:p text:style-name="P21">Перед вспомогательным глаголом может также идти вопросительное слово.</text:p>
      <text:p text:style-name="P21"/>
      <text:p text:style-name="P414"><text:span text:style-name="T179">Do</text:span><text:span text:style-name="T6"> </text:span><text:span text:style-name="T142">you</text:span><text:span text:style-name="T6"> </text:span><text:span text:style-name="T152">want</text:span><text:span text:style-name="T371"> </text:span><text:span text:style-name="T2">to live</text:span><text:span text:style-name="T371"> </text:span><text:span text:style-name="T173">in Spain</text:span><text:span text:style-name="T6">? — Ты хочешь жить в Испании?</text:span></text:p>
      <text:p text:style-name="P248"><text:span text:style-name="T373">What</text:span><text:span text:style-name="T370"> </text:span><text:span text:style-name="T182">are</text:span><text:span text:style-name="T370"> </text:span><text:span text:style-name="T144">you</text:span><text:span text:style-name="T370"> </text:span><text:span text:style-name="T156">doing</text:span><text:span text:style-name="T370"> </text:span><text:span text:style-name="T174">here</text:span><text:span text:style-name="T370">? </text:span><text:span text:style-name="T374">—</text:span><text:span text:style-name="T370"> Что ты здесь делаешь?</text:span></text:p>
      <text:p text:style-name="P248"/>
      <text:p text:style-name="P100">Если обстоятельство состоит из нескольких слов, то оно может переехать в самое начало:</text:p>
      <text:p text:style-name="P100"/>
      <text:p text:style-name="P324">Tom walks to work <text:span text:style-name="T170">every morning</text:span> / <text:span text:style-name="T170">Every morning</text:span> Tom walks to work —</text:p>
      <text:p text:style-name="P324">Том ходит на работу каждое утро.</text:p>
      <text:p text:style-name="P324"/>
      <text:p text:style-name="P100">Глаголы, требующие 2х дополнений: <text:span text:style-name="T2">give, lend, pass, send, show.</text:span></text:p>
      <text:p text:style-name="P110"/>
      <text:p text:style-name="P625"><text:span text:style-name="T250">Сами д</text:span><text:span text:style-name="T242">ополнения могут указываться </text:span><text:span text:style-name="T243">2мя</text:span><text:span text:style-name="T242"> способами:</text:span></text:p>
      <text:p text:style-name="P100"/>
      <text:p text:style-name="P100">1. После глагола указывается человек, а затем предмет; без предлогов.</text:p>
      <text:p text:style-name="P624"><text:span text:style-name="T184"><text:s text:c="2"/></text:span><text:span text:style-name="T2"><text:s text:c="2"/>I lent </text:span><text:span text:style-name="T163">Mike</text:span><text:span text:style-name="T2"> some </text:span><text:span text:style-name="T163">money</text:span><text:span text:style-name="T2"> — Я одолжил Майку деньги.</text:span></text:p>
      <text:p text:style-name="P324"/>
      <text:p text:style-name="P100">2. После глагола указывается предмет, а затем человек; перед человеком будет предлог <text:span text:style-name="T2">to</text:span>.</text:p>
      <text:p text:style-name="P100"><text:s text:c="4"/><text:span text:style-name="T2">I </text:span><text:span text:style-name="T163">lent</text:span><text:span text:style-name="T2"> some money </text:span><text:span text:style-name="T619">to</text:span><text:span text:style-name="T2"> </text:span><text:span text:style-name="T163">Mike</text:span><text:span text:style-name="T2"> — Я одолжил деньги Майку.</text:span></text:p>
      <text:p text:style-name="P9"><text:soft-page-break/>Английские времена</text:p>
      <text:p text:style-name="P419"/>
      <text:p text:style-name="P420">В английском языке 12 времен. Они разбиты на 4 группы: <text:span text:style-name="T2">Simple, Continuous, Perfect </text:span><text:span text:style-name="T184">и</text:span><text:span text:style-name="T2"> Perfect Continuous</text:span>. Каждая<text:span text:style-name="T612"> </text:span>групп<text:span text:style-name="T612">а</text:span> включает в себя 3 времени: <text:span text:style-name="T2">Present, Past, Future</text:span>.</text:p>
      <text:p text:style-name="P419"/>
      <text:p text:style-name="P405">Present Simple</text:p>
      <text:p text:style-name="P421"/>
      <text:p text:style-name="P422">Используется чтобы сообщить: </text:p>
      <text:list xml:id="list2449420838" text:style-name="L1">
        <text:list-item>
          <text:p text:style-name="P722"><text:span text:style-name="T7">факт</text:span><text:span text:style-name="T10">ы</text:span><text:span text:style-name="T7"> настоящего, </text:span><text:span text:style-name="T10">очевидную </text:span><text:span text:style-name="T9">истин</text:span><text:span text:style-name="T10">у</text:span><text:span text:style-name="T7">;</text:span></text:p>
        </text:list-item>
        <text:list-item>
          <text:p text:style-name="P723"><text:span text:style-name="T375">регулярны</text:span><text:span text:style-name="T570">е</text:span><text:span text:style-name="T375"> события настоящего;</text:span></text:p>
        </text:list-item>
      </text:list>
      <text:p text:style-name="P550"/>
      <text:p text:style-name="P455"><text:span text:style-name="T377">I </text:span><text:span text:style-name="T126">live</text:span><text:span text:style-name="T377"> in New York — Я </text:span><text:span text:style-name="T378">живу</text:span><text:span text:style-name="T377"> в Нью Йорке.</text:span></text:p>
      <text:p text:style-name="P423"/>
      <text:p text:style-name="P548">В утверждениях, когда подлежащее в третьем лице, единственном числе <text:span text:style-name="T2">(he, she, it), </text:span></text:p>
      <text:p text:style-name="P447"><text:span text:style-name="T376">к сказуемому добавляется окончание </text:span><text:span text:style-name="T8">-s</text:span><text:span text:style-name="T376"> (</text:span><text:span text:style-name="T8">-es</text:span><text:span text:style-name="T376"> если заканчивается на гласную или шипящий). </text:span></text:p>
      <text:p text:style-name="P549"/>
      <text:p text:style-name="P448"><text:span text:style-name="T377">Peter </text:span><text:span text:style-name="T126">works</text:span><text:span text:style-name="T377"> in New York — Питер </text:span><text:span text:style-name="T378">работает</text:span><text:span text:style-name="T377"> в Нью Йорке;</text:span></text:p>
      <text:p text:style-name="P421"/>
      <text:p text:style-name="P431"><text:span text:style-name="T654">Слова-маячки</text:span><text:span text:style-name="T655"> (перед сказуемым):</text:span></text:p>
      <text:list xml:id="list832241409" text:style-name="L2">
        <text:list-item>
          <text:p text:style-name="P724">always - <text:span text:style-name="T402">всегда</text:span>;</text:p>
        </text:list-item>
        <text:list-item>
          <text:p text:style-name="P724">usually - <text:span text:style-name="T402">обычно</text:span>;</text:p>
        </text:list-item>
        <text:list-item>
          <text:p text:style-name="P724">often - <text:span text:style-name="T402">часто</text:span>;</text:p>
        </text:list-item>
        <text:list-item>
          <text:p text:style-name="P724">sometimes - <text:span text:style-name="T402">иногда</text:span>;</text:p>
        </text:list-item>
        <text:list-item>
          <text:p text:style-name="P724">never — <text:span text:style-name="T402">никогда;</text:span></text:p>
        </text:list-item>
        <text:list-item>
          <text:p text:style-name="P797">hardly ever — едва ли, почти никогда;</text:p>
        </text:list-item>
      </text:list>
      <text:p text:style-name="P249"/>
      <text:p text:style-name="P250">I <text:span text:style-name="T379">always</text:span> wash my hands before eating — Я <text:span text:style-name="T379">всегда</text:span> мою руки перед едой.</text:p>
      <text:p text:style-name="Standard"/>
      <text:p text:style-name="P538"><text:span text:style-name="T578">Отрицание образуется с помощью частицы </text:span><text:span text:style-name="T13">not</text:span><text:span text:style-name="T578">, </text:span>которая идет в паре со вспомогательным глаголом <text:span text:style-name="T2">do</text:span>. <text:span text:style-name="T537">Если подлежащее </text:span><text:span text:style-name="T97">he/she/it</text:span><text:span text:style-name="T537">, то </text:span><text:span text:style-name="T107">do</text:span><text:span text:style-name="T541"> меняется на</text:span><text:span text:style-name="T537"> </text:span><text:span text:style-name="T97">does</text:span><text:span text:style-name="T537">.</text:span></text:p>
      <text:p text:style-name="P449"/>
      <text:p text:style-name="P341">People <text:span text:style-name="T436">do </text:span><text:span text:style-name="T437">not</text:span><text:span text:style-name="T435"> live</text:span> in space — Люди <text:span text:style-name="T379">не</text:span> живут в космосе.</text:p>
      <text:p text:style-name="P341">Water <text:span text:style-name="T436">does </text:span><text:span text:style-name="T437">not</text:span><text:span text:style-name="T435"> boil</text:span> at 50 degrees Celsius — Вода <text:span text:style-name="T379">не</text:span> кипит при 50 грудусах.</text:p>
      <text:p text:style-name="P341"/>
      <text:p text:style-name="P436"><text:span text:style-name="T307">Практически всегда </text:span><text:span text:style-name="T97">do not</text:span><text:span text:style-name="T307"> использу</text:span><text:span text:style-name="T308">е</text:span><text:span text:style-name="T307">тся в сокращении: </text:span></text:p>
      <text:p text:style-name="P121"/>
      <text:p text:style-name="P342">We <text:span text:style-name="T379">don`t</text:span> drink whisky — Мы <text:span text:style-name="T379">не</text:span> пьем виски. </text:p>
      <text:p text:style-name="P340">He <text:span text:style-name="T379">doesn`t</text:span> drink tea — Он <text:span text:style-name="T379">не</text:span> пьет чай.</text:p>
      <text:p text:style-name="P254"/>
      <text:p text:style-name="P537"><text:span text:style-name="T577">В вопросах вспомогательный глагол </text:span><text:span text:style-name="T12">do</text:span><text:span text:style-name="T309"> ставится перед подлежащим:</text:span></text:p>
      <text:p text:style-name="P122"/>
      <text:p text:style-name="P457"><text:span text:style-name="T546">Do</text:span><text:span text:style-name="T535"> you like action movies? </text:span><text:span text:style-name="T536">— </text:span><text:span text:style-name="T535">Тебе нравятся экшен фильмы? </text:span></text:p>
      <text:p text:style-name="P450"><text:span text:style-name="T444">What books </text:span><text:span text:style-name="T447">do</text:span><text:span text:style-name="T448">es</text:span><text:span text:style-name="T444"> </text:span><text:span text:style-name="T445">he</text:span><text:span text:style-name="T444"> read? </text:span><text:span text:style-name="T446">—</text:span><text:span text:style-name="T444"> Какие книги </text:span><text:span text:style-name="T445">он</text:span><text:span text:style-name="T444"> </text:span><text:span text:style-name="T445">читает</text:span><text:span text:style-name="T444">?</text:span></text:p>
      <text:p text:style-name="P122"/>
      <text:p text:style-name="P360">Present Continuous</text:p>
      <text:p text:style-name="P123"/>
      <text:p text:style-name="P451"><text:span text:style-name="T310">Используется, чтобы </text:span><text:span text:style-name="T327">сообщить</text:span><text:span text:style-name="T310"> о </text:span><text:span text:style-name="T320">действии</text:span><text:span text:style-name="T310">, </text:span><text:span text:style-name="T321">которое происходит</text:span><text:span text:style-name="T310"> </text:span><text:span text:style-name="T364">сейчас</text:span><text:span text:style-name="T310"> и еще не законч</text:span><text:span text:style-name="T327">ено</text:span><text:span text:style-name="T310">.</text:span></text:p>
      <text:p text:style-name="P124">Состоит из связки вспомогательного глагола <text:span text:style-name="T2">be</text:span> и смыслового <text:span text:style-name="T573">глагола </text:span>с окончанием <text:span text:style-name="T2">-ing</text:span>:</text:p>
      <text:p text:style-name="P463"/>
      <text:p text:style-name="P463">She <text:span text:style-name="T379">is driving</text:span> to work. <text:span text:style-name="T557">—</text:span> Она <text:span text:style-name="T379">едет</text:span> на работу.</text:p>
      <text:p text:style-name="P464">I <text:span text:style-name="T384">a</text:span><text:span text:style-name="T379">m not listening</text:span> to you. <text:span text:style-name="T559">—</text:span> Я <text:span text:style-name="T379">не слушаю</text:span> тебя.</text:p>
      <text:p text:style-name="P465">Where <text:span text:style-name="T379">is </text:span>he <text:span text:style-name="T379">going</text:span>? <text:span text:style-name="T559">—</text:span> Куда он <text:span text:style-name="T379">идет</text:span>?</text:p>
      <text:p text:style-name="P137"><text:soft-page-break/><text:span text:style-name="T654">Слова-маячки</text:span> <text:span text:style-name="T562">(в разных местах)</text:span>:</text:p>
      <text:list xml:id="list1061111962" text:style-name="L3">
        <text:list-item>
          <text:p text:style-name="P766">look — смотри;</text:p>
        </text:list-item>
        <text:list-item>
          <text:p text:style-name="P802">listen — послушай;</text:p>
        </text:list-item>
        <text:list-item>
          <text:p text:style-name="P766">now — сейчас (<text:span text:style-name="T558">обычно </text:span>в конце);</text:p>
        </text:list-item>
        <text:list-item>
          <text:p text:style-name="P725"><text:span text:style-name="T535">at the moment — в этот момент (</text:span><text:span text:style-name="T545">обычно </text:span><text:span text:style-name="T535">в конце).</text:span></text:p>
        </text:list-item>
        <text:list-item>
          <text:p text:style-name="P802">currently — в текущий момент;</text:p>
        </text:list-item>
      </text:list>
      <text:p text:style-name="P344"/>
      <text:p text:style-name="P343">I am working right <text:span text:style-name="T379">now</text:span>. — Прямо сейчас я работаю.</text:p>
      <text:p text:style-name="P343"><text:span text:style-name="T379">Look</text:span> out of the window! It`s raining. — Посмотри в окно. Идет дождь.</text:p>
      <text:p text:style-name="P148"/>
      <text:p text:style-name="P339"><text:span text:style-name="T549">Non-</text:span><text:span text:style-name="T550">Continuous </text:span><text:span text:style-name="T549">глаголы</text:span></text:p>
      <text:p text:style-name="P147"/>
      <text:p text:style-name="P134">Как правило это глаголы, описывающие чувства или мысли.</text:p>
      <text:p text:style-name="P534"><text:span text:style-name="T331">Но если они </text:span><text:span text:style-name="T332">идут</text:span><text:span text:style-name="T331"> </text:span><text:span text:style-name="T332">внутри</text:span><text:span text:style-name="T331"> </text:span><text:span text:style-name="T332">какой-</text:span><text:span text:style-name="T333">то</text:span><text:span text:style-name="T332"> </text:span><text:span text:style-name="T331">устойчивой связки, то могут быть и с </text:span><text:span text:style-name="T108">-ing</text:span><text:span text:style-name="T331">.</text:span></text:p>
      <text:p text:style-name="P346"/>
      <text:p text:style-name="P518">Глаголы восприятия:</text:p>
      <text:list xml:id="list2110786904" text:style-name="L4">
        <text:list-item>
          <text:p text:style-name="P803">see — видеть;</text:p>
        </text:list-item>
        <text:list-item>
          <text:p text:style-name="P803">hear — слышать;</text:p>
        </text:list-item>
        <text:list-item>
          <text:p text:style-name="P803">feel — чувствовать <text:span text:style-name="T560">себя</text:span>;</text:p>
        </text:list-item>
        <text:list-item>
          <text:p text:style-name="P803">taste — чувствовать вкус (пробовать);</text:p>
        </text:list-item>
        <text:list-item>
          <text:p text:style-name="P803">smell — чувствовать запах (нюхать);</text:p>
        </text:list-item>
      </text:list>
      <text:p text:style-name="P519"/>
      <text:p text:style-name="P518">Глаголы для выражения мнения:</text:p>
      <text:list xml:id="list1907346561" text:style-name="L5">
        <text:list-item>
          <text:p text:style-name="P804">belive — верить;</text:p>
        </text:list-item>
        <text:list-item>
          <text:p text:style-name="P804">doubt — сомневаться;</text:p>
        </text:list-item>
        <text:list-item>
          <text:p text:style-name="P804">think — думать;</text:p>
        </text:list-item>
        <text:list-item>
          <text:p text:style-name="P799">assume — полагать;</text:p>
        </text:list-item>
        <text:list-item>
          <text:p text:style-name="P799">consider — считать, полагать;</text:p>
        </text:list-item>
        <text:list-item>
          <text:p text:style-name="P799">find — находить;</text:p>
        </text:list-item>
        <text:list-item>
          <text:p text:style-name="P806">suppose — предполагать;</text:p>
        </text:list-item>
      </text:list>
      <text:p text:style-name="P520"/>
      <text:p text:style-name="P518">Глаголы, показывающие состояние мыслей:</text:p>
      <text:list xml:id="list2615338489" text:style-name="L6">
        <text:list-item>
          <text:p text:style-name="P805">forget — забывать;</text:p>
        </text:list-item>
        <text:list-item>
          <text:p text:style-name="P805">imagine — представлять;</text:p>
        </text:list-item>
        <text:list-item>
          <text:p text:style-name="P805">know — знать;</text:p>
        </text:list-item>
        <text:list-item>
          <text:p text:style-name="P805">understand — понимать;</text:p>
        </text:list-item>
        <text:list-item>
          <text:p text:style-name="P800">mean — иметь в виду;</text:p>
        </text:list-item>
        <text:list-item>
          <text:p text:style-name="P800">notice — замечать, обращать внимание;</text:p>
        </text:list-item>
        <text:list-item>
          <text:p text:style-name="P800">recognise — узнавать;</text:p>
        </text:list-item>
        <text:list-item>
          <text:p text:style-name="P807">remember — помнить;</text:p>
        </text:list-item>
      </text:list>
      <text:p text:style-name="P519"/>
      <text:p text:style-name="P521">Глаголы, указывающие на эмоции и желания:</text:p>
      <text:list xml:id="list3322373244" text:style-name="L7">
        <text:list-item>
          <text:p text:style-name="P809">love — любить;</text:p>
        </text:list-item>
        <text:list-item>
          <text:p text:style-name="P809">like — нравиться;</text:p>
        </text:list-item>
        <text:list-item>
          <text:p text:style-name="P809">hate — ненавидеть;</text:p>
        </text:list-item>
        <text:list-item>
          <text:p text:style-name="P809">hope — надеяться;</text:p>
        </text:list-item>
        <text:list-item>
          <text:p text:style-name="P809">want — хотеть;</text:p>
        </text:list-item>
        <text:list-item>
          <text:p text:style-name="P809">wish — желать;</text:p>
        </text:list-item>
        <text:list-item>
          <text:p text:style-name="P801">dislike — не любить, не нравиться;</text:p>
        </text:list-item>
        <text:list-item>
          <text:p text:style-name="P801">envy — завидовать;</text:p>
        </text:list-item>
        <text:list-item>
          <text:p text:style-name="P801">fear — бояться;</text:p>
        </text:list-item>
        <text:list-item>
          <text:p text:style-name="P801">mind — возражать;</text:p>
        </text:list-item>
        <text:list-item>
          <text:p text:style-name="P801"><text:soft-page-break/>need — нуждаться;</text:p>
        </text:list-item>
        <text:list-item>
          <text:p text:style-name="P801">prefer — предпочитать;</text:p>
        </text:list-item>
        <text:list-item>
          <text:p text:style-name="P808">regret — сожалеть;</text:p>
        </text:list-item>
      </text:list>
      <text:p text:style-name="P521"/>
      <text:p text:style-name="P521">Другие глаголы:</text:p>
      <text:list xml:id="list501682780" text:style-name="L8">
        <text:list-item>
          <text:p text:style-name="P810">look — выглядеть;</text:p>
        </text:list-item>
        <text:list-item>
          <text:p text:style-name="P810">have — иметь;</text:p>
        </text:list-item>
        <text:list-item>
          <text:p text:style-name="P798">be — быть;</text:p>
        </text:list-item>
        <text:list-item>
          <text:p text:style-name="P798">care — быть не безразличным, заботиться;</text:p>
        </text:list-item>
        <text:list-item>
          <text:p text:style-name="P798">contain — содержать;</text:p>
        </text:list-item>
        <text:list-item>
          <text:p text:style-name="P798">cost — стоить, иметь стоимость;</text:p>
        </text:list-item>
        <text:list-item>
          <text:p text:style-name="P798">possess — владеть;</text:p>
        </text:list-item>
        <text:list-item>
          <text:p text:style-name="P798">seem — казаться;</text:p>
        </text:list-item>
        <text:list-item>
          <text:p text:style-name="P811">weigh — весить, иметь вес;</text:p>
        </text:list-item>
      </text:list>
      <text:p text:style-name="P125"/>
      <text:p text:style-name="P347">I <text:span text:style-name="T379">think</text:span> Amy is a strange girl. - Я <text:span text:style-name="T379">думаю</text:span>, Эмми странная девушка.</text:p>
      <text:p text:style-name="P347">You <text:span text:style-name="T379">look</text:span> great! - Ты <text:span text:style-name="T379">выглядишь</text:span> отлично!</text:p>
      <text:p text:style-name="P345"/>
      <text:p text:style-name="P361">Present Perfect</text:p>
      <text:p text:style-name="P136"/>
      <text:p text:style-name="P531"><text:span text:style-name="T311">И</text:span><text:span text:style-name="T323">спользуется чтобы сообщить о результате, который важен в настоящем. 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span></text:p>
      <text:p text:style-name="P127"/>
      <text:p text:style-name="P127">Состоит из связки вспомогательного глагола have и смыслового глагола в 3й форме.</text:p>
      <text:p text:style-name="P453"><text:span text:style-name="T355">В </text:span><text:span text:style-name="T352">отрицаниях почти всегда используется сокращенная форма глагола </text:span><text:span text:style-name="T118">haven`t</text:span><text:span text:style-name="T352">.</text:span></text:p>
      <text:p text:style-name="P129"><text:span text:style-name="T563">Сокращени</text:span><text:span text:style-name="T579">е</text:span><text:span text:style-name="T563"> </text:span><text:span text:style-name="T14">`ve not</text:span><text:span text:style-name="T563"> не используется.</text:span></text:p>
      <text:p text:style-name="P128"/>
      <text:p text:style-name="P452"><text:span text:style-name="T103">You </text:span><text:span text:style-name="T123">have</text:span><text:span text:style-name="T103"> </text:span><text:span text:style-name="T123">broken</text:span><text:span text:style-name="T103"> the vase. </text:span><text:span text:style-name="T104">— </text:span><text:span text:style-name="T103">Ты </text:span><text:span text:style-name="T123">разбил</text:span><text:span text:style-name="T103"> вазу (результат, кот. </text:span><text:span text:style-name="T105">важен сейчас</text:span><text:span text:style-name="T103">).</text:span></text:p>
      <text:p text:style-name="P687"><text:span text:style-name="T404">I </text:span><text:span text:style-name="T387">haven</text:span><text:span text:style-name="T381">`</text:span><text:span text:style-name="T387">t</text:span><text:span text:style-name="T404"> </text:span><text:span text:style-name="T387">expected</text:span><text:span text:style-name="T404"> that. </text:span><text:span text:style-name="T406">—</text:span><text:span text:style-name="T404"> Я этого </text:span><text:span text:style-name="T387">не</text:span><text:span text:style-name="T404"> </text:span><text:span text:style-name="T387">ожидал</text:span><text:span text:style-name="T404">.</text:span></text:p>
      <text:p text:style-name="P687"><text:span text:style-name="T385">Ha</text:span><text:span text:style-name="T386">s</text:span><text:span text:style-name="T408"> </text:span><text:span text:style-name="T409">he</text:span><text:span text:style-name="T408"> </text:span><text:span text:style-name="T385">been</text:span><text:span text:style-name="T408"> to Rome? </text:span><text:span text:style-name="T406">—</text:span><text:span text:style-name="T408"> </text:span><text:span text:style-name="T409">Он</text:span><text:span text:style-name="T408"> </text:span><text:span text:style-name="T385">бывал</text:span><text:span text:style-name="T408"> в Риме?</text:span></text:p>
      <text:p text:style-name="P351"/>
      <text:p text:style-name="P574"><text:span text:style-name="T311">Также использу</text:span><text:span text:style-name="T318">ется</text:span><text:span text:style-name="T311">, </text:span><text:span text:style-name="T312">если</text:span><text:span text:style-name="T311"> что-то произошло впервые.</text:span></text:p>
      <text:p text:style-name="P348"><text:span text:style-name="T561">It`s the fitst time I </text:span><text:span text:style-name="T380">have</text:span><text:span text:style-name="T561"> </text:span><text:span text:style-name="T380">driven</text:span><text:span text:style-name="T561"> a car — Это впервые, когда я </text:span><text:span text:style-name="T380">веду</text:span><text:span text:style-name="T561"> машину.</text:span></text:p>
      <text:p text:style-name="P348"/>
      <text:p text:style-name="P130">Как образуется 3я форма глагола:</text:p>
      <text:list xml:id="list141477396" text:style-name="L9">
        <text:list-item>
          <text:p text:style-name="P767">если глагол правильный, то к нему добавляется окончание -ed;</text:p>
        </text:list-item>
        <text:list-item>
          <text:p text:style-name="P768">если глагол неправильный, то <text:span text:style-name="T567">его <text:s/></text:span>нужно<text:span text:style-name="T567"> </text:span>искать в таблице неправильных глаголов;</text:p>
        </text:list-item>
      </text:list>
      <text:p text:style-name="P126"/>
      <text:p text:style-name="P131"><text:span text:style-name="T654">Слова-маячки</text:span>:</text:p>
      <text:list xml:id="list573523870" text:style-name="L10">
        <text:list-item>
          <text:p text:style-name="P772">just — только что;</text:p>
        </text:list-item>
        <text:list-item>
          <text:p text:style-name="P772">already — уже;</text:p>
        </text:list-item>
        <text:list-item>
          <text:p text:style-name="P769">yet — <text:span text:style-name="T684">уже / </text:span>еще не;</text:p>
        </text:list-item>
      </text:list>
      <text:p text:style-name="P349"/>
      <text:p text:style-name="P149">Место <text:span text:style-name="T2">just</text:span>, <text:span text:style-name="T2">already</text:span> — между <text:span text:style-name="T2">have</text:span> и 3й формой глагола. <text:span text:style-name="T403">Слово </text:span><text:span text:style-name="T61">yet</text:span><text:span text:style-name="T403"> стоит </text:span><text:span text:style-name="T405">всегда </text:span><text:span text:style-name="T403">в конце предложения. </text:span><text:span text:style-name="T61">Just</text:span><text:span text:style-name="T403"> и </text:span><text:span text:style-name="T61">already</text:span><text:span text:style-name="T403"> использ</text:span><text:span text:style-name="T407">уются</text:span><text:span text:style-name="T403"> в утверждениях. </text:span><text:span text:style-name="T61">Yet</text:span><text:span text:style-name="T403"> — в вопросах и отрицаниях</text:span><text:span text:style-name="T406">. </text:span></text:p>
      <text:p text:style-name="P349"/>
      <text:p text:style-name="P356">I have <text:span text:style-name="T379">just</text:span> eaten a sandwich. <text:span text:style-name="T564">—</text:span> Я <text:span text:style-name="T379">только что</text:span> съел бутерброд.</text:p>
      <text:p text:style-name="P350">We have n<text:span text:style-name="T563">o</text:span>t finished <text:span text:style-name="T379">yet</text:span>. <text:span text:style-name="T564">—</text:span> Мы <text:span text:style-name="T379">еще не</text:span> закончили.</text:p>
      <text:p text:style-name="P350"/>
      <text:p text:style-name="P424"><text:span text:style-name="T353">Другие </text:span><text:span text:style-name="T354">маячки</text:span><text:span text:style-name="T353">:</text:span></text:p>
      <text:list xml:id="list3107066028" text:style-name="L11">
        <text:list-item>
          <text:p text:style-name="P726"><text:span text:style-name="T551">ever — когда-</text:span><text:span text:style-name="T555">либо, всегда</text:span><text:span text:style-name="T551">;</text:span></text:p>
        </text:list-item>
        <text:list-item>
          <text:p text:style-name="P773"><text:soft-page-break/>never — никогда;</text:p>
        </text:list-item>
        <text:list-item>
          <text:p text:style-name="P773">recently — в последнее время;</text:p>
        </text:list-item>
        <text:list-item>
          <text:p text:style-name="P773">these days — в последние дни;</text:p>
        </text:list-item>
        <text:list-item>
          <text:p text:style-name="P726"><text:span text:style-name="T551">словосочетани</text:span><text:span text:style-name="T556">я</text:span><text:span text:style-name="T551"> с this (this mornig, this week);</text:span></text:p>
        </text:list-item>
        <text:list-item>
          <text:p text:style-name="P812">so far — на дайнный момент / до настоящего времени;</text:p>
        </text:list-item>
      </text:list>
      <text:p text:style-name="P150"/>
      <text:p text:style-name="P150">Место <text:span text:style-name="T2">ever</text:span>, <text:span text:style-name="T2">never</text:span> — перед 3й формой глагола, <text:span text:style-name="T566">а</text:span> <text:span text:style-name="T2">recently</text:span>, <text:span text:style-name="T2">these days</text:span> и </text:p>
      <text:p text:style-name="P150">словосочетания с <text:span text:style-name="T2">this</text:span> — в конце предложения.</text:p>
      <text:p text:style-name="P150"/>
      <text:p text:style-name="P357">I <text:span text:style-name="T563">ha</text:span>ve <text:span text:style-name="T379">never</text:span> been to New York. <text:span text:style-name="T565">— </text:span>Я <text:span text:style-name="T379">никогда</text:span> не был в Нью Йорке.</text:p>
      <text:p text:style-name="P530"><text:span text:style-name="T101">I </text:span><text:span text:style-name="T98">ha</text:span><text:span text:style-name="T101">ve worked a lot </text:span><text:span text:style-name="T122">these days</text:span><text:span text:style-name="T101">. </text:span><text:span text:style-name="T102">—</text:span><text:span text:style-name="T101"> Я много работал </text:span><text:span text:style-name="T122">в эти дни</text:span><text:span text:style-name="T101">.</text:span></text:p>
      <text:p text:style-name="P678"/>
      <text:p text:style-name="P670">Present Perfect Continuous</text:p>
      <text:p text:style-name="P662"/>
      <text:p text:style-name="P672"><text:span text:style-name="T313">И</text:span><text:span text:style-name="T319">спользуется чтобы сообщить о действии, которое еще не закончено и при этом известна </text:span></text:p>
      <text:p text:style-name="P673"><text:span text:style-name="T319">его продолжительность, </text:span><text:span text:style-name="T321">т. е. «</text:span><text:span text:style-name="T322">я </text:span><text:span text:style-name="T321">делал и продолжаю делать». </text:span></text:p>
      <text:p text:style-name="P663"/>
      <text:p text:style-name="P673"><text:span text:style-name="T315">С</text:span><text:span text:style-name="T314">остоит из связки вспомогательного глагола </text:span><text:span text:style-name="T117">have</text:span><text:span text:style-name="T314">, cлова </text:span><text:span text:style-name="T117">been</text:span><text:span text:style-name="T314"> </text:span><text:span text:style-name="T317">(</text:span><text:span text:style-name="T351">3</text:span><text:span text:style-name="T317"> форма глагола </text:span><text:span text:style-name="T99">be</text:span><text:span text:style-name="T317">) </text:span></text:p>
      <text:p text:style-name="P673"><text:span text:style-name="T316">и смыслового глагола с окончанием </text:span><text:span text:style-name="T100">-ing</text:span><text:span text:style-name="T316">. </text:span><text:span text:style-name="T314">Переводится</text:span><text:span text:style-name="T319"> настоящим</text:span><text:span text:style-name="T108">.</text:span></text:p>
      <text:p text:style-name="P680"/>
      <text:p text:style-name="P251"><text:span text:style-name="T534">I </text:span><text:span text:style-name="T546">have been learning</text:span><text:span text:style-name="T534"> English for 2 years. </text:span><text:span text:style-name="T551">—</text:span><text:span text:style-name="T534"> Я </text:span><text:span text:style-name="T546">учу</text:span><text:span text:style-name="T534"> английский уже 2 года (и еще не закончил).</text:span></text:p>
      <text:p text:style-name="P626"><text:span text:style-name="T112">I </text:span><text:span text:style-name="T125">have not been waiting</text:span><text:span text:style-name="T112"> long. </text:span><text:span text:style-name="T110">—</text:span><text:span text:style-name="T112"> Я </text:span><text:span text:style-name="T125">не жду</text:span><text:span text:style-name="T112"> долго </text:span><text:span text:style-name="T113">(это не происходит в течен</text:span><text:span text:style-name="T116">ии</text:span><text:span text:style-name="T113"> указ. времени)</text:span><text:span text:style-name="T112">.</text:span></text:p>
      <text:p text:style-name="P352"/>
      <text:p text:style-name="P646"><text:span text:style-name="T124">Have</text:span><text:span text:style-name="T109"> you </text:span><text:span text:style-name="T124">been</text:span><text:span text:style-name="T109"> </text:span><text:span text:style-name="T124">waiting</text:span><text:span text:style-name="T109"> long? </text:span><text:span text:style-name="T110">— </text:span><text:span text:style-name="T109">Вы </text:span><text:span text:style-name="T111">долго</text:span><text:span text:style-name="T109"> </text:span><text:span text:style-name="T124">ждете</text:span><text:span text:style-name="T109">? </text:span></text:p>
      <text:p text:style-name="P646"><text:span text:style-name="T113">(как долго происходит действие вплоть до текущего момента)</text:span><text:span text:style-name="T109"> </text:span></text:p>
      <text:p text:style-name="P668"/>
      <text:p text:style-name="P686"><text:span text:style-name="T338">Слова-маячки</text:span><text:span text:style-name="T306">:</text:span></text:p>
      <text:list xml:id="list3162080658" text:style-name="L12">
        <text:list-item>
          <text:p text:style-name="P774">for — в течении;</text:p>
        </text:list-item>
        <text:list-item>
          <text:p text:style-name="P774">since — с какого-то времени;</text:p>
        </text:list-item>
        <text:list-item>
          <text:p text:style-name="P836">how long — как долго.</text:p>
        </text:list-item>
      </text:list>
      <text:p text:style-name="P682"/>
      <text:p text:style-name="P684"><text:span text:style-name="T539">We`ve been staying in this hotel </text:span><text:span text:style-name="T547">since</text:span><text:span text:style-name="T539"> Tuesday. </text:span><text:span text:style-name="T540">— </text:span><text:span text:style-name="T539">Мы находимся в этом отеле </text:span><text:span text:style-name="T547">со</text:span><text:span text:style-name="T539"> вторника.</text:span></text:p>
      <text:p text:style-name="P664"/>
      <text:p text:style-name="P454"><text:span text:style-name="T356">Е</text:span><text:span text:style-name="T358">сли используется глагол </text:span><text:span text:style-name="T121">be</text:span><text:span text:style-name="T358"> или глагол состояния, которы</text:span><text:span text:style-name="T363">й</text:span><text:span text:style-name="T358"> не </text:span><text:span text:style-name="T362">быва</text:span><text:span text:style-name="T363">е</text:span><text:span text:style-name="T362">т</text:span><text:span text:style-name="T358"> в Continuous</text:span><text:span text:style-name="T357">,</text:span><text:span text:style-name="T358"> </text:span></text:p>
      <text:p text:style-name="P454"><text:span text:style-name="T358">то </text:span><text:span text:style-name="T359">Present Perfect Continuous</text:span><text:span text:style-name="T358"> будет в </text:span><text:span text:style-name="T359">форме</text:span><text:span text:style-name="T358"> Present Perfect. </text:span></text:p>
      <text:p text:style-name="P355"/>
      <text:p text:style-name="P252"><text:span text:style-name="T535">I have known</text:span><text:span text:style-name="T546"> </text:span><text:span text:style-name="T535">(</text:span><text:span text:style-name="T538">а </text:span><text:span text:style-name="T535">не have been knowing)</text:span><text:span text:style-name="T534"> Alice for 3 years. </text:span><text:span text:style-name="T552">—</text:span><text:span text:style-name="T534"> Я </text:span><text:span text:style-name="T535">знаю</text:span><text:span text:style-name="T534"> Алису уже 3 года</text:span></text:p>
      <text:p text:style-name="P359"/>
      <text:p text:style-name="P151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659"><text:span text:style-name="T413">Если у смыслового глагола окончание</text:span><text:span text:style-name="T62"> -ing</text:span><text:span text:style-name="T413">, то </text:span><text:span text:style-name="T62">have</text:span><text:span text:style-name="T413"> применяется только с </text:span><text:span text:style-name="T62">been</text:span><text:span text:style-name="T413">.</text:span></text:p>
      <text:p text:style-name="P359"/>
      <text:p text:style-name="P406"><text:span text:style-name="T534">Past </text:span><text:span text:style-name="T554">Simple</text:span></text:p>
      <text:p text:style-name="P132"/>
      <text:p text:style-name="P133">Используется, чтобы сообщить:</text:p>
      <text:list xml:id="list1730086038" text:style-name="L13">
        <text:list-item>
          <text:p text:style-name="P770">факт<text:span text:style-name="T568">ы</text:span> прошлого, историю, биографию;</text:p>
        </text:list-item>
        <text:list-item>
          <text:p text:style-name="P770">результат, который не важен в настоящем;</text:p>
        </text:list-item>
      </text:list>
      <text:p text:style-name="P353"/>
      <text:p text:style-name="P532"><text:span text:style-name="T334">Глагол</text:span><text:span text:style-name="T324"> </text:span><text:span text:style-name="T330">принимает</text:span><text:span text:style-name="T324"> 2ю форму. </text:span><text:span text:style-name="T334">Она</text:span><text:span text:style-name="T324"> образуется с пом</text:span><text:span text:style-name="T334">ощью</text:span><text:span text:style-name="T324"> окончания -ed для правильных глоголов, </text:span><text:span text:style-name="T330">а н</text:span><text:span text:style-name="T324">еправильные глаголы находится в таблице.</text:span></text:p>
      <text:p text:style-name="P135"/>
      <text:p text:style-name="P253"><text:span text:style-name="T534">Mozart </text:span><text:span text:style-name="T546">lived</text:span><text:span text:style-name="T534"> from 1756 to 1791 — Моцарт </text:span><text:span text:style-name="T546">жил</text:span><text:span text:style-name="T534"> с 1756 по 1791 год. </text:span></text:p>
      <text:p text:style-name="P255"><text:span text:style-name="T548">Did</text:span><text:span text:style-name="T553"> you </text:span><text:span text:style-name="T548">go</text:span><text:span text:style-name="T553"> to Los Angeles last week? - Ты </text:span><text:span text:style-name="T548">ездил</text:span><text:span text:style-name="T553"> в Лос Анжелес на прошлой неделе?</text:span></text:p>
      <text:p text:style-name="P681"><text:soft-page-break/><text:span text:style-name="T412">I </text:span><text:span text:style-name="T382">didn`t go</text:span><text:span text:style-name="T412"> to Los Angeles — Я </text:span><text:span text:style-name="T382">не ездил</text:span><text:span text:style-name="T412"> в Лос Анжелес.</text:span></text:p>
      <text:p text:style-name="P146"/>
      <text:p text:style-name="P106"><text:span text:style-name="T544">Слова-маячки</text:span><text:span text:style-name="T535">:</text:span></text:p>
      <text:list xml:id="list817807459" text:style-name="L14">
        <text:list-item>
          <text:p text:style-name="P727">ago — <text:span text:style-name="T569">тому назад</text:span>;</text:p>
        </text:list-item>
        <text:list-item>
          <text:p text:style-name="P727">last — <text:span text:style-name="T569">прошлый</text:span>;</text:p>
        </text:list-item>
        <text:list-item>
          <text:p text:style-name="P771">yesterday — вчера;</text:p>
        </text:list-item>
      </text:list>
      <text:p text:style-name="P144"/>
      <text:p text:style-name="P656"><text:span text:style-name="T343">Past Simple часто путают с Present Perfect. </text:span><text:span text:style-name="T346">Здесь</text:span><text:span text:style-name="T344"> </text:span><text:span text:style-name="T345">г</text:span><text:span text:style-name="T344">лавное отличие в том, что </text:span><text:span text:style-name="T343">Present Perfect всегда сообща</text:span><text:span text:style-name="T345">ет</text:span><text:span text:style-name="T343"> доп</text:span><text:span text:style-name="T346">олнительную</text:span><text:span text:style-name="T343"> информацию, </text:span><text:span text:style-name="T345">которая </text:span><text:span text:style-name="T343">указыва</text:span><text:span text:style-name="T345">ет</text:span><text:span text:style-name="T325"> </text:span><text:span text:style-name="T343">на настоящее время </text:span><text:span text:style-name="T344">(</text:span><text:span text:style-name="T346">она может остутствовать в предложении </text:span><text:span text:style-name="T347">явно</text:span><text:span text:style-name="T346">, но всегда будет понятна из контекста</text:span><text:span text:style-name="T344">).</text:span><text:span text:style-name="T343"> </text:span><text:span text:style-name="T349">Но</text:span><text:span text:style-name="T344"> е</text:span><text:span text:style-name="T325">сли </text:span><text:span text:style-name="T344">изветно</text:span><text:span text:style-name="T325">, когда </text:span><text:span text:style-name="T345">именно </text:span><text:span text:style-name="T325">произошло событие, то Present Perfect </text:span><text:span text:style-name="T349">уже нельзя</text:span><text:span text:style-name="T348"> использ</text:span><text:span text:style-name="T350">овать.</text:span></text:p>
      <text:p text:style-name="P145"/>
      <text:p text:style-name="P647"><text:span text:style-name="T106">Tom has lost his key last weak </text:span><text:span text:style-name="T113">(неправильно) </text:span></text:p>
      <text:p text:style-name="P647"><text:span text:style-name="T106">Tom lost his key last weak </text:span><text:span text:style-name="T113">(правильно) </text:span></text:p>
      <text:p text:style-name="P354"/>
      <text:p text:style-name="P533"><text:span text:style-name="T360">Если вопрос содержит слово </text:span><text:span text:style-name="T119">when</text:span><text:span text:style-name="T360">, то он автоматич. привязывает </text:span><text:span text:style-name="T361">предложение</text:span><text:span text:style-name="T360"> к моменту </text:span></text:p>
      <text:p text:style-name="P152"><text:span text:style-name="T410">в прошлом. </text:span><text:span text:style-name="T411">Поэтому Present Perfect в вопросах с </text:span><text:span text:style-name="T63">when</text:span><text:span text:style-name="T411"> не используется.</text:span></text:p>
      <text:p text:style-name="P683"/>
      <text:p text:style-name="P683">Past Continuous</text:p>
      <text:p text:style-name="P665"/>
      <text:p text:style-name="P674"><text:span text:style-name="T326">И</text:span><text:span text:style-name="T327">спользуется, чтобы сообщить о действии, которое происходило в </text:span><text:span text:style-name="T330">точный</text:span><text:span text:style-name="T327"> момент</text:span></text:p>
      <text:p text:style-name="P674"><text:span text:style-name="T327">прошлого, </text:span><text:span text:style-name="T328">и </text:span><text:span text:style-name="T327">не было закончено.</text:span></text:p>
      <text:p text:style-name="P666"/>
      <text:p text:style-name="P675"><text:span text:style-name="T328">В предложении не обязательно должен </text:span><text:span text:style-name="T330">указываться</text:span><text:span text:style-name="T328"> точный момент. Он может только подразумеваться и быть понятен по контексту (</text:span><text:span text:style-name="T330">по</text:span><text:span text:style-name="T328"> </text:span><text:span text:style-name="T329">ситуаци</text:span><text:span text:style-name="T330">и</text:span><text:span text:style-name="T328">).</text:span></text:p>
      <text:p text:style-name="P669"/>
      <text:p text:style-name="P661">Cхема такая же, как и в Present Continuous, только глагол <text:span text:style-name="T2">be</text:span> записывается </text:p>
      <text:p text:style-name="P661">в прошедшей форме (<text:span text:style-name="T2">was/were</text:span>):</text:p>
      <text:p text:style-name="P660"/>
      <text:p text:style-name="P358">Last Sunday at 5 I <text:span text:style-name="T379">was having</text:span> dinner with my friends — В прошлое воскресенье в 5 </text:p>
      <text:p text:style-name="P358">я <text:span text:style-name="T379">ужинал</text:span> со своими друзьями (привязка к точному моменту в прошлом).</text:p>
      <text:p text:style-name="P358"/>
      <text:p text:style-name="P677"><text:span text:style-name="T571">My parents </text:span><text:span text:style-name="T383">were watching</text:span><text:span text:style-name="T571"> TV when I came home yesterday — Мои родители </text:span><text:span text:style-name="T383">смотрели</text:span><text:span text:style-name="T571"> телевизор, когда я пришел вчера домой (незаконченное действие </text:span><text:span text:style-name="T572">в тот момент</text:span><text:span text:style-name="T571">).</text:span></text:p>
      <text:p text:style-name="P677"/>
      <text:p text:style-name="P685"><text:span text:style-name="T542">W</text:span><text:span text:style-name="T543">e weren`t reading — Мы не читали (именно тогда). </text:span></text:p>
      <text:p text:style-name="P679">Was I running? — Я бежал?</text:p>
      <text:p text:style-name="P486"/>
      <text:p text:style-name="P486">Future Simple</text:p>
      <text:p text:style-name="P487"/>
      <text:p text:style-name="P535"><text:span text:style-name="T575">Используется чтобы сообщить о будущих </text:span><text:span text:style-name="T580">действиях</text:span><text:span text:style-name="T575">. </text:span><text:span text:style-name="T469">Эта форма говорит о том, что человек сделает что-то в будущем, но решение он принял </text:span><text:span text:style-name="T493">спонтанно, </text:span><text:span text:style-name="T469">в момент речи.</text:span></text:p>
      <text:p text:style-name="Standard"/>
      <text:p text:style-name="P536">Состоит из вспомогательного глагола <text:span text:style-name="T2">will</text:span> и смыслового глагола в начальной форме.</text:p>
      <text:p text:style-name="P490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576">о</text:span> <text:span text:style-name="T2">won`t</text:span>.</text:p>
      <text:p text:style-name="P536"/>
      <text:p text:style-name="P470">We <text:span text:style-name="T379">will</text:span> proobably <text:span text:style-name="T379">meet</text:span> soon — Мы, возможно, скоро <text:span text:style-name="T379">встретимся</text:span>.</text:p>
      <text:p text:style-name="P470">I hope everything <text:span text:style-name="T379">will be</text:span> fine — Надеюсь, все <text:span text:style-name="T379">будет </text:span>хорошо.</text:p>
      <text:p text:style-name="P490"><text:span text:style-name="T126">Will</text:span><text:span text:style-name="T2"> you </text:span><text:span text:style-name="T126">be</text:span><text:span text:style-name="T2"> at home toworrow? No, I won`t — </text:span><text:span text:style-name="T11">Ты </text:span><text:span text:style-name="T127">будешь</text:span><text:span text:style-name="T11"> завтра дома? Нет</text:span><text:span text:style-name="T2">.</text:span></text:p>
      <text:p text:style-name="P471"/>
      <text:p text:style-name="P437"><text:span text:style-name="T470">В</text:span><text:span text:style-name="T471"> предложени</text:span><text:span text:style-name="T470">ях</text:span><text:span text:style-name="T471"> </text:span><text:span text:style-name="T470">будут </text:span><text:span text:style-name="T471">часто </text:span><text:span text:style-name="T470">попадаться слова</text:span><text:span text:style-name="T471">, </text:span><text:span text:style-name="T470">выражающие</text:span><text:span text:style-name="T471"> мнение: <text:s/></text:span></text:p>
      <text:p text:style-name="P437"><text:span text:style-name="T453">I think </text:span><text:span text:style-name="T454">(я думаю)</text:span><text:span text:style-name="T453">, I`m sure </text:span><text:span text:style-name="T454">(я уверен), I hope (я надеюсь), </text:span><text:span text:style-name="T453">probably (возможно).</text:span></text:p>
      <text:p text:style-name="P438"><text:soft-page-break/><text:span text:style-name="T506">Оборот </text:span><text:span text:style-name="T449">be going to</text:span></text:p>
      <text:p text:style-name="P539"/>
      <text:p text:style-name="P439"><text:span text:style-name="T470">Также позволяет </text:span><text:span text:style-name="T475">сообщить</text:span><text:span text:style-name="T470"> о будущем. </text:span><text:span text:style-name="T475">Но п</text:span><text:span text:style-name="T472">одразумевает, что человек говорит не о спонтанном </text:span><text:span text:style-name="T475">решении</text:span><text:span text:style-name="T472">, </text:span><text:span text:style-name="T473">а о заранее </text:span><text:span text:style-name="T474">продуманных</text:span><text:span text:style-name="T473"> действиях. </text:span><text:span text:style-name="T475">Означает</text:span><text:span text:style-name="T472"> «собираюсь сделать».</text:span></text:p>
      <text:p text:style-name="P492"/>
      <text:p text:style-name="P468">I`m going to meet my friends tomorrow — Я собираюсь встретиться с друзьями завтра.</text:p>
      <text:p text:style-name="P540"><text:span text:style-name="T435">I`m going to go</text:span><text:span text:style-name="T507"> out after I finish my work — Я собираюсь погулять после, как закончу работу.</text:span></text:p>
      <text:p text:style-name="P473"/>
      <text:p text:style-name="P441"><text:span text:style-name="T477">Когда очевидно что вот-вот случится какое-то действие, то </text:span><text:span text:style-name="T455">be going to</text:span><text:span text:style-name="T477"> </text:span><text:span text:style-name="T476">передает оттенок неизбежности происходящего и применяется по отношению к </text:span><text:span text:style-name="T477">другому </text:span><text:span text:style-name="T476">человеку или объетку.</text:span></text:p>
      <text:p text:style-name="P491"/>
      <text:p text:style-name="P472">Look! He`s going to fall — Смотри! Он сейчас упадет.</text:p>
      <text:p text:style-name="P473">The sky is dark. It`s going to rain — Небо темное. Сейчас пойдет дождь.</text:p>
      <text:p text:style-name="P473"/>
      <text:p text:style-name="P540"><text:span text:style-name="T494">В разговорно</text:span><text:span text:style-name="T505">м</text:span><text:span text:style-name="T494"> </text:span><text:span text:style-name="T498">стиле</text:span><text:span text:style-name="T497"> </text:span><text:span text:style-name="T499">этот </text:span><text:span text:style-name="T497">оборот </text:span><text:span text:style-name="T494">очень часто </text:span><text:span text:style-name="T498">записывается</text:span><text:span text:style-name="T494"> как </text:span><text:span text:style-name="T435">gonna</text:span><text:span text:style-name="T494"> </text:span><text:span text:style-name="T435">[гона].</text:span></text:p>
      <text:p text:style-name="P474"/>
      <text:p text:style-name="P671"><text:span text:style-name="T120">P</text:span><text:span text:style-name="T118">resent</text:span><text:span text:style-name="T534"> в значении будущего</text:span></text:p>
      <text:p text:style-name="P667"/>
      <text:p text:style-name="P676"><text:span text:style-name="T337">О</text:span><text:span text:style-name="T335"> будущем можно </text:span><text:span text:style-name="T337">также </text:span><text:span text:style-name="T335">говорить с помощью </text:span><text:span text:style-name="T336">формы </text:span><text:span text:style-name="T335">Present. </text:span><text:span text:style-name="T495">Present Simple </text:span><text:span text:style-name="T496">часто </text:span><text:span text:style-name="T495">использ</text:span><text:span text:style-name="T496">уется</text:span><text:span text:style-name="T495">, когда речь идет о рассписании, которое не зависит от говорящего. </text:span></text:p>
      <text:p text:style-name="P676"><text:span text:style-name="T495">Present Continuous </text:span><text:span text:style-name="T502">используется</text:span><text:span text:style-name="T495"> </text:span><text:span text:style-name="T501">когда говорят о личных планах.</text:span></text:p>
      <text:p text:style-name="P458"/>
      <text:p text:style-name="P467">I am flying to London tomorrow — <text:span text:style-name="T574">Завтра я лечу в Лондон (личный план)</text:span></text:p>
      <text:p text:style-name="P469">My airplane flies at 6 o`clock tomorrow — Мой самолет летит завтра в 6 (рассписание)</text:p>
      <text:p text:style-name="P466"/>
      <text:p text:style-name="P466"/>
      <text:p text:style-name="P523">Модальные глаголы</text:p>
      <text:p text:style-name="Standard"/>
      <text:p text:style-name="P554"><text:span text:style-name="T581">Это особенные глаголы, которые </text:span><text:span text:style-name="T627">могут</text:span><text:span text:style-name="T581"> </text:span><text:span text:style-name="T627">использоваться</text:span><text:span text:style-name="T581"> и как смысловые, и как вспомогательные, притендуя со </text:span><text:span text:style-name="T627">вспомогательными</text:span><text:span text:style-name="T581"> на одну позицию в предложении.</text:span></text:p>
      <text:p text:style-name="P591"><text:span text:style-name="T582">Основные модальные глаголы: </text:span><text:span text:style-name="T16">will, </text:span><text:span text:style-name="T17">shall, </text:span><text:span text:style-name="T16">can, could, might, may, must, should, would</text:span><text:span text:style-name="T582">.</text:span></text:p>
      <text:p text:style-name="P591"/>
      <text:p text:style-name="P561"><text:span text:style-name="T581">Модальные глаголы не меняют свою форму (не </text:span><text:span text:style-name="T587">имеют</text:span><text:span text:style-name="T581"> окончаний </text:span><text:span text:style-name="T15">-s, -ed</text:span><text:span text:style-name="T581">). В связи с </text:span><text:span text:style-name="T587">этим</text:span><text:span text:style-name="T581">, </text:span></text:p>
      <text:p text:style-name="P561"><text:span text:style-name="T581">они не могут </text:span><text:span text:style-name="T587">применяться</text:span><text:span text:style-name="T581"> во всех временах и поэтому, дополняют</text:span><text:span text:style-name="T587">ся</text:span><text:span text:style-name="T581"> модальны</text:span><text:span text:style-name="T587">ми</text:span><text:span text:style-name="T581"> конструкци</text:span><text:span text:style-name="T587">ями</text:span><text:span text:style-name="T581">: </text:span><text:span text:style-name="T16">be able to, have to </text:span><text:span text:style-name="T193">и</text:span><text:span text:style-name="T16"> used to</text:span><text:span text:style-name="T582">.</text:span></text:p>
      <text:p text:style-name="P554"/>
      <text:p text:style-name="P555">После модальных глаголов и конструкций почти всегда идет <text:span text:style-name="T627">голый </text:span>инфинитив.</text:p>
      <text:p text:style-name="P546"/>
      <text:p text:style-name="P555"><text:span text:style-name="T379">Глаголы </text:span><text:span text:style-name="T126">will</text:span><text:span text:style-name="T379"> и </text:span><text:span text:style-name="T126">shall</text:span></text:p>
      <text:p text:style-name="P555"/>
      <text:p text:style-name="P555"><text:span text:style-name="T2">Will</text:span> иногда используется как модальный глагол. Ситуации с <text:span text:style-name="T2">will</text:span> переводятся будущим, </text:p>
      <text:p text:style-name="P555">а с <text:span text:style-name="T2">won`t</text:span> — настоящим. <text:span text:style-name="T2">Won`t</text:span> означает «отказывается».</text:p>
      <text:p text:style-name="P555"/>
      <text:p text:style-name="P256">What`s wrong? My Car won`t start — Что случилось? Моя машина не заводится.</text:p>
      <text:p text:style-name="P257">(не смотря на мои ожидание, действие не происходит).</text:p>
      <text:p text:style-name="P257"/>
      <text:p text:style-name="P556"><text:span text:style-name="T17">S</text:span><text:span text:style-name="T16">hall</text:span><text:span text:style-name="T193"> не используется в современном английском. Он </text:span><text:span text:style-name="T195">встречается</text:span><text:span text:style-name="T193"> в вопросах вместо </text:span><text:span text:style-name="T16">will, </text:span><text:span text:style-name="T194">когда нужно получить одобрение от собеседника (только когда подлежащее </text:span><text:span text:style-name="T17">I</text:span><text:span text:style-name="T194"> или </text:span><text:span text:style-name="T17">we</text:span><text:span text:style-name="T194">).</text:span></text:p>
      <text:p text:style-name="P22"/>
      <text:p text:style-name="P257">Shall I close the door? - Я закрою дверь? (вы не против, если я закрою дверь?)</text:p>
      <text:p text:style-name="P256"/>
      <text:p text:style-name="P186"/>
      <text:p text:style-name="P688">Глаголы <text:span text:style-name="T2">can</text:span> и <text:span text:style-name="T2">could</text:span></text:p>
      <text:p text:style-name="P256"/>
      <text:p text:style-name="P24"><text:span text:style-name="T2">Can</text:span> переводится как «могу», «умею». <text:s/>С частицей <text:span text:style-name="T2">not</text:span> он пишется либо слитно, </text:p>
      <text:p text:style-name="P24">либо сокращенно (<text:span text:style-name="T2">cannot <text:s/></text:span>или<text:span text:style-name="T2"> can`t</text:span>).</text:p>
      <text:p text:style-name="P23"/>
      <text:p text:style-name="P258">She can play the guitar — Она умеет играть на гитаре.</text:p>
      <text:p text:style-name="P258">You can`t smoke here — Ты не можешь сдесь курить.</text:p>
      <text:p text:style-name="P258">Can I help you? - Я могу вам помочь?</text:p>
      <text:p text:style-name="P256"/>
      <text:p text:style-name="P554"><text:span text:style-name="T2">Could [куд]</text:span> переводится как «мог» и является прошедшей формой от <text:span text:style-name="T2">can</text:span><text:span text:style-name="T17">.</text:span></text:p>
      <text:p text:style-name="P23">Он часто применяется в качестве официальной формы обращения.</text:p>
      <text:p text:style-name="P23"/>
      <text:p text:style-name="P258">I could read at the age of 4 — Я мог читать в 4 года.</text:p>
      <text:p text:style-name="P163"/>
      <text:p text:style-name="P23"><text:span text:style-name="T379">Глаголы </text:span><text:span text:style-name="T126">might</text:span><text:span text:style-name="T379"> и </text:span><text:span text:style-name="T126">may</text:span></text:p>
      <text:p text:style-name="P23"/>
      <text:p text:style-name="P557"><text:span text:style-name="T17">Might [майт]</text:span><text:span text:style-name="T194"> переводится как «может </text:span><text:span text:style-name="T196">ли</text:span><text:span text:style-name="T194">», «мог бы», </text:span><text:span text:style-name="T196">или</text:span><text:span text:style-name="T194"> «должно быть»</text:span><text:span text:style-name="T196">, </text:span><text:span text:style-name="T194">«наверное». </text:span></text:p>
      <text:p text:style-name="P35">Он указывает на вероятность того, что что-то произойдет сейчас или в будущем. </text:p>
      <text:p text:style-name="P557"><text:span text:style-name="T194">Отрицание </text:span><text:span text:style-name="T17">might not</text:span><text:span text:style-name="T194"> сокращается до </text:span><text:span text:style-name="T17">mightn`t [майтэнт].</text:span></text:p>
      <text:p text:style-name="P557"/>
      <text:p text:style-name="P765">Might Tom call in the evening? — <text:span text:style-name="T583">Может ли </text:span>Том позвонить вечером?</text:p>
      <text:p text:style-name="P554"><text:span text:style-name="T2">Look at the sky. It might rain — Посмотри на небо. </text:span><text:span text:style-name="T19">Наверное</text:span><text:span text:style-name="T2"> пойдет дождь.</text:span></text:p>
      <text:p text:style-name="P259"/>
      <text:p text:style-name="P835"><text:span text:style-name="T18">M</text:span><text:span text:style-name="T2">ay</text:span><text:span text:style-name="T184"> </text:span><text:span text:style-name="T528">п</text:span><text:span text:style-name="T526">ереводится как «име</text:span><text:span text:style-name="T527">ю</text:span><text:span text:style-name="T526"> возможность». </text:span><text:span text:style-name="T528">Его </text:span><text:span text:style-name="T526">применяют </text:span><text:span text:style-name="T530">обычно</text:span><text:span text:style-name="T528"> в </text:span><text:span text:style-name="T529">вежливых </text:span><text:span text:style-name="T528">вопросах</text:span><text:span text:style-name="T526">, когда </text:span><text:span text:style-name="T528">спрашивают разрешения </text:span><text:span text:style-name="T531">или в значении «может быть» (maybe)</text:span><text:span text:style-name="T526">.</text:span></text:p>
      <text:p text:style-name="P821"/>
      <text:p text:style-name="P528">May I help you, sir? — <text:span text:style-name="T583">И</text:span>мею ли я возможность вам помочь <text:span text:style-name="T687">сэр</text:span>?</text:p>
      <text:p text:style-name="P187"/>
      <text:p text:style-name="P36"><text:span text:style-name="T379">Глагол </text:span><text:span text:style-name="T126">must</text:span></text:p>
      <text:p text:style-name="P36"/>
      <text:p text:style-name="P37">Переводится как «должен», «обязан» или «должно быть», «наверное». </text:p>
      <text:p text:style-name="P559"><text:span text:style-name="T197">Он указывает на обязанност</text:span><text:span text:style-name="T199">ь</text:span><text:span text:style-name="T197">, долг, приказ.</text:span></text:p>
      <text:p text:style-name="P36"/>
      <text:p text:style-name="P259">I must go — Я должен идти.</text:p>
      <text:p text:style-name="P259">Must we hurry? — Нам нужно торопиться?</text:p>
      <text:p text:style-name="P36"/>
      <text:p text:style-name="P554"><text:span text:style-name="T184">Отрицание </text:span><text:span text:style-name="T2">must not</text:span><text:span text:style-name="T184"> означает «нельзя», «запрещено». Сокращается до </text:span><text:span text:style-name="T2">musn`t [мазнт].</text:span></text:p>
      <text:p text:style-name="P260">You musn`t park here — Здесь нельзя парковаться. (здесь «you» это формальное подлежащее)</text:p>
      <text:p text:style-name="P36"/>
      <text:p text:style-name="P558"><text:span text:style-name="T184">В отличие от </text:span><text:span text:style-name="T2">might</text:span><text:span text:style-name="T184">, в значениях «должно быть», «наверное», он передает не вероятност</text:span><text:span text:style-name="T255">ь</text:span><text:span text:style-name="T184">, </text:span></text:p>
      <text:p text:style-name="P25">а уверенное предположение.</text:p>
      <text:p text:style-name="P25"/>
      <text:p text:style-name="P261">She must be very tired — Она, наверное, очень уставшая <text:span text:style-name="T670">(я почти уверен в этом)</text:span>.</text:p>
      <text:p text:style-name="P261"/>
      <text:p text:style-name="P154">Глагол should</text:p>
      <text:p text:style-name="P25"/>
      <text:p text:style-name="P25"><text:span text:style-name="T2">Should [шуд]</text:span> <text:span text:style-name="T585">переводится как «нужно», «следует сделать». Подходит чтобы дать совет.</text:span></text:p>
      <text:p text:style-name="P560"><text:span text:style-name="T197">Для совета, </text:span><text:span text:style-name="T198">к</text:span><text:span text:style-name="T197"> </text:span><text:span text:style-name="T20">should</text:span><text:span text:style-name="T197"> можно также </text:span><text:span text:style-name="T198">добавить</text:span><text:span text:style-name="T197"> обороты, </text:span><text:span text:style-name="T198">в</text:span><text:span text:style-name="T197">ыра</text:span><text:span text:style-name="T198">жающие</text:span><text:span text:style-name="T197"> мне</text:span><text:span text:style-name="T198">н</text:span><text:span text:style-name="T197">ие, </text:span></text:p>
      <text:p text:style-name="P560"><text:span text:style-name="T197">например: </text:span><text:span text:style-name="T20">I think, I don`t think</text:span><text:span text:style-name="T197">.</text:span></text:p>
      <text:p text:style-name="P30"/>
      <text:p text:style-name="P263">You should be more attentive — Вам следует быть более внимательным.</text:p>
      <text:p text:style-name="P261">I think you should leave — Думаю, вам пора уйти.</text:p>
      <text:p text:style-name="P25"><text:soft-page-break/><text:span text:style-name="T2">Should</text:span> также выражает: недоумение, удивление, возмущение. В этом случае он передает</text:p>
      <text:p text:style-name="P25">эмоциональную окраску высказыванию. Отрицательная форма говорит о плохой затее.</text:p>
      <text:p text:style-name="P25"/>
      <text:p text:style-name="P262">Why should I go there? — Скакой стати мне туда идти?</text:p>
      <text:p text:style-name="P261"/>
      <text:p text:style-name="P154">Глагол would</text:p>
      <text:p text:style-name="P25"/>
      <text:p text:style-name="P596"><text:span text:style-name="T20">Would </text:span><text:span text:style-name="T21">[вуд]</text:span><text:span text:style-name="T227"> соответствует частице «бы» когда люди представляют ситуацию </text:span><text:span text:style-name="T259">либо</text:span><text:span text:style-name="T227"> сообщает </text:span></text:p>
      <text:p text:style-name="P596"><text:span text:style-name="T227">о привычках прошлого. </text:span><text:span text:style-name="T228">Он ч</text:span><text:span text:style-name="T227">асто сокращается до `d. </text:span><text:span text:style-name="T229">Я</text:span><text:span text:style-name="T227">вляется прошедшей формой от </text:span><text:span text:style-name="T21">will</text:span><text:span text:style-name="T227">.</text:span></text:p>
      <text:p text:style-name="P26"/>
      <text:p text:style-name="P262">I would like to live in New Your — Я бы хотел жить в Нью Йорке (представил).</text:p>
      <text:p text:style-name="P262">I wouldn`t watch this film with my child — Я бы не смотрела этот фильм с моим ребенком.</text:p>
      <text:p text:style-name="P648"><text:span text:style-name="T55">When I was young I </text:span><text:span text:style-name="T134">would</text:span><text:span text:style-name="T55"> </text:span><text:span text:style-name="T134">play</text:span><text:span text:style-name="T55"> </text:span><text:span text:style-name="T56">games</text:span><text:span text:style-name="T55"> — Когда я был молод, я </text:span><text:span text:style-name="T134">играл</text:span><text:span text:style-name="T55"> в </text:span><text:span text:style-name="T56">игры</text:span><text:span text:style-name="T55"> (привычка про</text:span><text:span text:style-name="T56">ш</text:span><text:span text:style-name="T55">).</text:span></text:p>
      <text:p text:style-name="P26"/>
      <text:p text:style-name="P26">Фраза <text:span text:style-name="T2">would you like</text:span> часто используется, когда хотят <text:span text:style-name="T586">что-то </text:span>предложить. Если человек согласен, то он отвечает <text:span text:style-name="T2">I`d like</text:span> (я бы хотел) или <text:span text:style-name="T2">I`d love </text:span>(с удовольствием).</text:p>
      <text:p text:style-name="P27"/>
      <text:p text:style-name="P262">Would you like a cup of tea? Yes, I would — Вы бы хотили чашечку чая? Да, хотел бы.</text:p>
      <text:p text:style-name="P262">What would you like? I`d like some cofee — Чтобы вы хотели? Я бы хотел кофе.</text:p>
      <text:p text:style-name="P31"/>
      <text:p text:style-name="P155">Конструкция <text:span text:style-name="T2">be able to</text:span></text:p>
      <text:p text:style-name="P26"/>
      <text:p text:style-name="P28">Дублирует по значению модальные глаголы <text:span text:style-name="T2">can/could</text:span>. <text:span text:style-name="T588">В основном используется в будущем, </text:span></text:p>
      <text:p text:style-name="P827">в значении «смогу», «<text:span text:style-name="T669">сумею</text:span>»; или в прошлом, в значении «смог». <text:span text:style-name="T685">Также используется </text:span></text:p>
      <text:p text:style-name="P827"><text:span text:style-name="T685">если в предложении уже есть вспомогательный или модальный глагол.</text:span></text:p>
      <text:p text:style-name="P28"/>
      <text:p text:style-name="P264"><text:span text:style-name="T584">If I learn </text:span><text:span text:style-name="T588">Eng</text:span><text:span text:style-name="T584">, I will be able to understand it — Если я буду учить </text:span><text:span text:style-name="T588">англ</text:span><text:span text:style-name="T584">, я смогу понимать его.</text:span></text:p>
      <text:p text:style-name="P264"><text:span text:style-name="T588">He</text:span><text:span text:style-name="T584"> talked quickly, but I was able to understand h</text:span><text:span text:style-name="T588">im </text:span><text:span text:style-name="T584">— </text:span><text:span text:style-name="T588">Он</text:span><text:span text:style-name="T584"> говорил быстр</text:span><text:span text:style-name="T588">о</text:span><text:span text:style-name="T584">, но я смог </text:span><text:span text:style-name="T588">его </text:span><text:span text:style-name="T584">понять.</text:span></text:p>
      <text:p text:style-name="P834"><text:span text:style-name="T59">I have been able to sleep well recently — В последнее время я смог хорошо поспать.</text:span></text:p>
      <text:p text:style-name="P155"/>
      <text:p text:style-name="P26"><text:span text:style-name="T379">Конструкция </text:span><text:span text:style-name="T126">have to</text:span></text:p>
      <text:p text:style-name="P26"/>
      <text:p text:style-name="P562"><text:span text:style-name="T197">Дублирует по значению модальный глагол </text:span><text:span text:style-name="T20">must</text:span><text:span text:style-name="T197">. </text:span><text:span text:style-name="T199">Указывает</text:span><text:span text:style-name="T197"> </text:span><text:span text:style-name="T199">на </text:span><text:span text:style-name="T197">обязанност</text:span><text:span text:style-name="T199">ь</text:span><text:span text:style-name="T197">, котор</text:span><text:span text:style-name="T199">ую</text:span><text:span text:style-name="T197"> человек вынежден выполнять не по свое воле. </text:span><text:span text:style-name="T256">Также заменяет </text:span><text:span text:style-name="T54">must</text:span><text:span text:style-name="T256"> в прошедшем и будущем.</text:span></text:p>
      <text:p text:style-name="P26"/>
      <text:p text:style-name="P262">I must do it — Я должен это сделать (это мой долг).</text:p>
      <text:p text:style-name="P262">I have to do it — Я должен это сделать (того требуют обстоятельства).</text:p>
      <text:p text:style-name="P26"/>
      <text:p text:style-name="P29">В отрицательных предложениях <text:span text:style-name="T2">must</text:span> <text:span text:style-name="T589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6"/>
      <text:p text:style-name="P262">You mustn`t tell anyone — Ты не должен рассказывать никому.</text:p>
      <text:p text:style-name="P262">You don`t have to tell me everything — Можешь не рассказывать мне всего.</text:p>
      <text:p text:style-name="P262"/>
      <text:p text:style-name="P156">Конструкция <text:span text:style-name="T2">used to</text:span></text:p>
      <text:p text:style-name="P265"/>
      <text:p text:style-name="P649"><text:span text:style-name="T258">Заменяет</text:span><text:span text:style-name="T200"> глагол </text:span><text:span text:style-name="T22">would</text:span><text:span text:style-name="T200">,</text:span><text:span text:style-name="T257"> </text:span><text:span text:style-name="T200">когда говорят о </text:span><text:span text:style-name="T257">состоянии в</text:span><text:span text:style-name="T200"> прошло</text:span><text:span text:style-name="T257">м</text:span><text:span text:style-name="T201">. </text:span><text:span text:style-name="T200">Переводится как «раньше» </text:span><text:span text:style-name="T201">либо</text:span><text:span text:style-name="T200"> </text:span><text:span text:style-name="T201">вообще </text:span><text:span text:style-name="T200">выпадает при переводе. </text:span></text:p>
      <text:p text:style-name="P38"/>
      <text:p text:style-name="P273">I used to live in Bristol — Раньше я жил в Бристоле (а сейчас нет).</text:p>
      <text:p text:style-name="P273">I didn`t use to drink tea — Раньше я не пил чай (а теперь пью).</text:p>
      <text:p text:style-name="P273">Did you use to play tennis? — Ты раньше играл в теннис?</text:p>
      <text:p text:style-name="P833"><text:soft-page-break/><text:span text:style-name="T604">П</text:span><text:span text:style-name="T601">овелительное наклонение </text:span><text:span text:style-name="T607">(Imperative)</text:span></text:p>
      <text:p text:style-name="P39"/>
      <text:p text:style-name="P565"><text:span text:style-name="T203">Это способ озвучить просьбу, приказ, призыв к действию </text:span><text:span text:style-name="T204">или </text:span><text:span text:style-name="T202">пожелание</text:span><text:span text:style-name="T203">. </text:span><text:span text:style-name="T202">Предложение в повелительном наклонении не имеет подлежащего и начинается с </text:span><text:span text:style-name="T213">начальной формы глагола</text:span><text:span text:style-name="T202">.</text:span></text:p>
      <text:p text:style-name="P266"/>
      <text:p text:style-name="P267">Don`t come here — Не подходи сюда <text:span text:style-name="T590">(просьба).</text:span></text:p>
      <text:p text:style-name="P274">Put your gun down! — Опусти оружие! (приказ).</text:p>
      <text:p text:style-name="P275">Come here — Подойдите сюда (призыв к действию).</text:p>
      <text:p text:style-name="P40"/>
      <text:p text:style-name="P563"><text:span text:style-name="T202">Ч</text:span><text:span text:style-name="T184">тобы озвучить пожелание, или предложить человеку угоститься едой, то часто используются устойчивые обороты с глаголом have:</text:span></text:p>
      <text:p text:style-name="P274"/>
      <text:p text:style-name="P274">Have a cake, please — Угощайтесь тортом, пожалуйста.</text:p>
      <text:p text:style-name="P274">Have a nice time — Приятно провести время.</text:p>
      <text:p text:style-name="P274">Have fun — Повеселитесь.</text:p>
      <text:p text:style-name="P40"/>
      <text:p text:style-name="P564"><text:span text:style-name="T202">Если нужно призвать человека или группу людей совершить что-то вместе, то перед глаголом нужно добавить фразу </text:span><text:span text:style-name="T23">let`s</text:span><text:span text:style-name="T202"> (</text:span><text:span text:style-name="T23">let us — давай</text:span><text:span text:style-name="T202">). Это один из способом быть вежливее.</text:span></text:p>
      <text:p text:style-name="P40"/>
      <text:p text:style-name="P274">Let`s not watch this movie — Давай не будем смотреть этот фильм.</text:p>
      <text:p text:style-name="P274">Let`s do it — Давай сделаем это.</text:p>
      <text:p text:style-name="P40"/>
      <text:p text:style-name="P40"/>
      <text:p text:style-name="P5"><text:span text:style-name="T202">П</text:span><text:span text:style-name="T184">ассивный залог </text:span><text:span text:style-name="T2">(Passive Voice)</text:span></text:p>
      <text:p text:style-name="P75"/>
      <text:p text:style-name="P597"><text:span text:style-name="T231">В английском язые есть 2 вида залогов</text:span><text:span text:style-name="T230">: активный и пассивный. В активном залоге дейсвие совершает автор, а в пассивном —</text:span><text:span text:style-name="T231"> </text:span><text:span text:style-name="T230">дейс</text:span><text:span text:style-name="T231">т</text:span><text:span text:style-name="T230">вие совершается над автором.</text:span></text:p>
      <text:p text:style-name="P76"/>
      <text:p text:style-name="P566"><text:span text:style-name="T184">Сказуемое в пассивном залоге состоит из </text:span><text:span text:style-name="T205">вспомогательного глагола </text:span><text:span text:style-name="T25">be</text:span><text:span text:style-name="T205"> и смыслового глагола в 3й форме (для группы Simple).</text:span></text:p>
      <text:p text:style-name="P41"/>
      <text:p text:style-name="P268"><text:span text:style-name="T592">The work </text:span><text:span text:style-name="T397">was finished</text:span><text:span text:style-name="T592"> yesterday — Работа </text:span><text:span text:style-name="T397">закончена</text:span><text:span text:style-name="T592"> вчера (пассивный залог).</text:span></text:p>
      <text:p text:style-name="P268"><text:span text:style-name="T592">I </text:span><text:span text:style-name="T397">finished</text:span><text:span text:style-name="T592"> my work yesterday — Я </text:span><text:span text:style-name="T397">закончил</text:span><text:span text:style-name="T592"> работу вчера (активный залог).</text:span></text:p>
      <text:p text:style-name="P41"/>
      <text:p text:style-name="P567"><text:span text:style-name="T205">Если нужно указать автора действия, то это можно сделать с помощью предлога </text:span><text:span text:style-name="T25">by</text:span><text:span text:style-name="T205">:</text:span></text:p>
      <text:p text:style-name="P566"><text:span text:style-name="T25">Ann Karenina was written </text:span><text:span text:style-name="T64">by Leo Tolstoy</text:span><text:span text:style-name="T25"> — Анна Каренина была написана Львом Толстым.</text:span></text:p>
      <text:p text:style-name="P268"/>
      <text:p text:style-name="P32"><text:span text:style-name="T591">Подлежащие </text:span><text:span text:style-name="T24">I</text:span><text:span text:style-name="T591">, в пассивн</text:span><text:span text:style-name="T592">ом</text:span><text:span text:style-name="T591"> залог</text:span><text:span text:style-name="T592">е</text:span><text:span text:style-name="T591"> </text:span><text:span text:style-name="T592">часто </text:span><text:span text:style-name="T591">переводится не как «я», а как «мне/мной/меня».</text:span></text:p>
      <text:p text:style-name="P32"/>
      <text:p text:style-name="P269">I am ignored all the time — Меня игнорируют все время.</text:p>
      <text:p text:style-name="P269">I was born in 1990 — Я родился в 1990 году (Меня родили в 1990 году).</text:p>
      <text:p text:style-name="P40"/>
      <text:p text:style-name="P41">Present Perfect Passive требует дополнительного слова been, после have. Если его не указать,</text:p>
      <text:p text:style-name="P41">то предложение получится в форме активного залога Present Perfect.</text:p>
      <text:p text:style-name="P41"/>
      <text:p text:style-name="P270">I have been taught an important lesson — Мне преподали важный урок.</text:p>
      <text:p text:style-name="P270">I have taught an important lesson — Я преподал важный урок.</text:p>
      <text:p text:style-name="P40"/>
      <text:p text:style-name="P40">Предложение в Present Perfect Passive можно перепутать с Present Perfect Continuous.</text:p>
      <text:p text:style-name="P564"><text:span text:style-name="T202">Здесь главное </text:span><text:span text:style-name="T206">отличие</text:span><text:span text:style-name="T202"> в том, что в Passive смысловой глагол стоит в 3й форме,</text:span></text:p>
      <text:p text:style-name="P40">а в Continuous — с окончанием ing.</text:p>
      <text:p text:style-name="P40"/>
      <text:p text:style-name="P276"><text:soft-page-break/>I have been spoken English — Со мной говорили по английски.</text:p>
      <text:p text:style-name="P274">I have been speaking English for 2 years. — Я говорю по английски уже 2 года.</text:p>
      <text:p text:style-name="P266"/>
      <text:p text:style-name="P33">Также можно легко перепутать ситуации, когда be используется с прилагательным и когда</text:p>
      <text:p text:style-name="P564"><text:span text:style-name="T206">в </text:span><text:span text:style-name="T184">пассивн</text:span><text:span text:style-name="T206">о</text:span><text:span text:style-name="T184">м залог</text:span><text:span text:style-name="T206">е</text:span><text:span text:style-name="T184">. Здесь важно отличать прилагательное от глагола.</text:span></text:p>
      <text:p text:style-name="P266"/>
      <text:p text:style-name="P266">I am ignored all the time — Меня игнорируют все время (ignored — глагол в 3й форме).</text:p>
      <text:p text:style-name="P297">I am interested in art — Я интересуюсь искусством (interested — прилагательное).</text:p>
      <text:p text:style-name="Standard"/>
      <text:p text:style-name="Standard"/>
      <text:p text:style-name="P11">Вопросительные предложения</text:p>
      <text:p text:style-name="P10"/>
      <text:p text:style-name="Standard">В английском <text:span text:style-name="T593">языке </text:span>есть 5 типов вопросов: общий, разделительный, специальный,</text:p>
      <text:p text:style-name="Standard">вопрос к подлежащему и вопрос с альтернативой. <text:span text:style-name="T597">Помимо этого </text:span><text:span text:style-name="T645">по особенному</text:span><text:span text:style-name="T597"> формируются вопросы с предлогами.</text:span></text:p>
      <text:p text:style-name="Standard"/>
      <text:p text:style-name="P541">Общий вопрос</text:p>
      <text:p text:style-name="Standard"/>
      <text:p text:style-name="Standard"><text:span text:style-name="T593">В</text:span>опрос, предполага<text:span text:style-name="T596">ющий</text:span> ответ «да/нет». Он служит для получения общей информации. Вопросительные слова не используются. Всегда начинается со вспомогательного глагола.</text:p>
      <text:p text:style-name="Standard"/>
      <text:p text:style-name="Standard">Чтобы коротко ответить на такой вопрос, недостаточно просто написать <text:span text:style-name="T2">yes/no</text:span>. Нужно также</text:p>
      <text:p text:style-name="Standard">добавить корешок — местоимение со вспомогательным глаголом. Корешок будет указывать</text:p>
      <text:p text:style-name="Standard">на мысль, которая была сказана в предыдушем предложении:</text:p>
      <text:p text:style-name="Standard"/>
      <text:p text:style-name="P245">Do you play the piano? — Yes, I do.</text:p>
      <text:p text:style-name="P245">Does Rita play football? — No, she doesn`t.</text:p>
      <text:p text:style-name="P245"/>
      <text:p text:style-name="P153">Разделительный вопрос</text:p>
      <text:p text:style-name="P153"/>
      <text:p text:style-name="P570"><text:span text:style-name="T263">З</text:span><text:span text:style-name="T264">адается</text:span><text:span text:style-name="T262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190"/>
      <text:p text:style-name="P190">Состоит из 2х частей, разделенных запятой: утверждения и противоположного корешка.</text:p>
      <text:p text:style-name="P190">Корешок можно переводить словами: «правда?» «да?», «не так ли?», «верно?»</text:p>
      <text:p text:style-name="P190"/>
      <text:p text:style-name="P190">В корешке, <text:span text:style-name="T594">п</text:span>осле <text:span text:style-name="T594">вспомогательного </text:span>глагола, стоит местоимение, заменяющее подлежащее:</text:p>
      <text:p text:style-name="P363">You play tennis every day, don`t you? — Ты играешь в теннис, да?</text:p>
      <text:p text:style-name="P190"/>
      <text:p text:style-name="P190">Если в главной части отрицание, то в корешке должно быть утверждение (и наоборот).</text:p>
      <text:p text:style-name="P362">You don`t like tomato juice, do you? — Ты не любишь томатный сок, да?</text:p>
      <text:p text:style-name="P190"/>
      <text:p text:style-name="P190">Если в главной части используется <text:span text:style-name="T2">I am</text:span>, то в корешке нужно говорить <text:span text:style-name="T2">aren`t I:</text:span></text:p>
      <text:p text:style-name="P362">I am a famous artist, aren`t I? — Я знаменитая художница, да?</text:p>
      <text:p text:style-name="Standard"/>
      <text:p text:style-name="P541">Специальный вопрос</text:p>
      <text:p text:style-name="Standard"/>
      <text:p text:style-name="P571"><text:span text:style-name="T596">З</text:span><text:span text:style-name="T595">адается для получения дополнительной информации и поэтому всегда начинается </text:span></text:p>
      <text:p text:style-name="P568">с вопросительного слова или вопросительной связки:</text:p>
      <text:p text:style-name="P569"/>
      <text:list xml:id="list1746036451" text:style-name="L15">
        <text:list-item>
          <text:p text:style-name="P728">who [ху] — кто;</text:p>
        </text:list-item>
        <text:list-item>
          <text:p text:style-name="P728">whom [хум] — кого;</text:p>
        </text:list-item>
        <text:list-item>
          <text:p text:style-name="P728"><text:soft-page-break/>whose [хуз] — чей;</text:p>
        </text:list-item>
        <text:list-item>
          <text:p text:style-name="P728">what — что, какой;</text:p>
        </text:list-item>
        <text:list-item>
          <text:p text:style-name="P728">which — который;</text:p>
        </text:list-item>
        <text:list-item>
          <text:p text:style-name="P728">where [вэа] — где, куда;</text:p>
        </text:list-item>
        <text:list-item>
          <text:p text:style-name="P728">when — когда;</text:p>
        </text:list-item>
        <text:list-item>
          <text:p text:style-name="P728">why [вай] — зачем, почему;</text:p>
        </text:list-item>
        <text:list-item>
          <text:p text:style-name="P728">how [хау] — как;</text:p>
        </text:list-item>
        <text:list-item>
          <text:p text:style-name="P728">how often [хау офэн] — как часто;</text:p>
        </text:list-item>
        <text:list-item>
          <text:p text:style-name="P728">how many — сколько (исчисляемые существительные);</text:p>
        </text:list-item>
        <text:list-item>
          <text:p text:style-name="P728">how much — сколько (неисчесляемые существительные);</text:p>
        </text:list-item>
        <text:list-item>
          <text:p text:style-name="P728">how long [хау лон] — как долго;</text:p>
        </text:list-item>
        <text:list-item>
          <text:p text:style-name="P728">how long ago — как давно;</text:p>
        </text:list-item>
        <text:list-item>
          <text:p text:style-name="P728">how old — сколько лет.</text:p>
        </text:list-item>
      </text:list>
      <text:p text:style-name="Standard"/>
      <text:p text:style-name="P570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595">соотв</text:span>. <text:span text:style-name="T2">Which</text:span> подразумевает выбор из нескольких вариантов.</text:p>
      <text:p text:style-name="Standard"/>
      <text:p text:style-name="P245">What do you like? — Что ты любишь?</text:p>
      <text:p text:style-name="P245">What car have you got? — Какая у тебя машина?</text:p>
      <text:p text:style-name="P245">Which car is yours? — Какая из машин твоя?</text:p>
      <text:p text:style-name="P245"/>
      <text:p text:style-name="P34"><text:span text:style-name="T26">H</text:span><text:span text:style-name="T2">ow</text:span> чаще присутствует в связке с прилагательным или наречием, но может употребляться </text:p>
      <text:p text:style-name="P34">и самостоятельно.</text:p>
      <text:p text:style-name="P34"/>
      <text:p text:style-name="P271">How old are you? — Сколько тебе лет?</text:p>
      <text:p text:style-name="P271">How are you? — Как ты?</text:p>
      <text:p text:style-name="P271"/>
      <text:p text:style-name="P157">Вопрос к подлежащему</text:p>
      <text:p text:style-name="P34"/>
      <text:p text:style-name="P34">Задается, когда хотят узнать кто или что совершает действие. Начинается со слова <text:span text:style-name="T2">who</text:span></text:p>
      <text:p text:style-name="P34">или <text:span text:style-name="T2">what</text:span>, которое заменяют собой подлежащее. При этом порядок слов остается таким же,</text:p>
      <text:p text:style-name="P570"><text:span text:style-name="T207">как</text:span><text:span text:style-name="T184"> и в утверждении. Вспомогательный глагол часто отсутсвует в таком вопросе.</text:span></text:p>
      <text:p text:style-name="P34"/>
      <text:p text:style-name="P271">Who is in the Room? — Кто в комнате?</text:p>
      <text:p text:style-name="P271">What was that? — Что это было?</text:p>
      <text:p text:style-name="P43"/>
      <text:p text:style-name="P42">Если подлежащее предполагается во множественном числе, то в форму множественного</text:p>
      <text:p text:style-name="P42">числа нужно поставить и глагол.</text:p>
      <text:p text:style-name="P42"/>
      <text:p text:style-name="P277">Who are my best friends? → Mike and Paul are my best friends.</text:p>
      <text:p text:style-name="P272"/>
      <text:p text:style-name="P158">Вопрос с альтернативой</text:p>
      <text:p text:style-name="P158"/>
      <text:p text:style-name="P191"><text:span text:style-name="T596">В</text:span>опрос, <text:span text:style-name="T596">предполагающий </text:span>выбор между двумя альтернативами. Вопросительное слово не</text:p>
      <text:p text:style-name="P191">используется. Порядок слов такой же, как в общем вопросе, но в какой-то части вопроса</text:p>
      <text:p text:style-name="P191">обязательно нужно преложить альтернативу с помощью союза or.</text:p>
      <text:p text:style-name="P191"/>
      <text:p text:style-name="P364">Does <text:span text:style-name="T379">your mother </text:span>or<text:span text:style-name="T379"> your father</text:span> help you? (<text:span text:style-name="T596">альтернатива в </text:span>подлежаще<text:span text:style-name="T596">м</text:span>)</text:p>
      <text:p text:style-name="P364">Has he just <text:span text:style-name="T379">arrived </text:span>or<text:span text:style-name="T379"> left</text:span>? (в смыслово<text:span text:style-name="T596">м</text:span> глагол<text:span text:style-name="T596">е</text:span>)</text:p>
      <text:p text:style-name="P571"><text:span text:style-name="T61">Will you go to Kiev </text:span><text:span text:style-name="T126">by train </text:span><text:span text:style-name="T61">or</text:span><text:span text:style-name="T126"> by plane</text:span><text:span text:style-name="T61">? (</text:span><text:span text:style-name="T65">в </text:span><text:span text:style-name="T61">дополнени</text:span><text:span text:style-name="T65">и</text:span><text:span text:style-name="T61">)</text:span></text:p>
      <text:p text:style-name="P364"/>
      <text:p text:style-name="P159"/>
      <text:p text:style-name="P690">Вопросы с предлогами</text:p>
      <text:p text:style-name="P159"/>
      <text:p text:style-name="P192">В английском вопросе предлог всегда стоит в конце, <text:span text:style-name="T676">после глагола, который </text:span><text:span text:style-name="T677">он</text:span><text:span text:style-name="T676"> дополняет.</text:span></text:p>
      <text:p text:style-name="P193"/>
      <text:p text:style-name="P365"><text:span text:style-name="T372">Who</text:span> do you <text:span text:style-name="T435">meet</text:span> <text:span text:style-name="T379">with</text:span>? — <text:span text:style-name="T379">С</text:span> <text:span text:style-name="T372">кем</text:span> ты встречаешься?</text:p>
      <text:p text:style-name="P365"><text:span text:style-name="T372">What</text:span> are you <text:span text:style-name="T435">looking</text:span> <text:span text:style-name="T379">at</text:span>? — <text:span text:style-name="T379">На</text:span> <text:span text:style-name="T372">что</text:span> ты смотришь?</text:p>
      <text:p text:style-name="P366"/>
      <text:p text:style-name="P365"/>
      <text:p text:style-name="P524">Отрицательные предложения</text:p>
      <text:p text:style-name="P456"/>
      <text:p text:style-name="P525">Чтобы придать мысли отрицательное значение используется частица <text:span text:style-name="T2">not </text:span><text:span text:style-name="T184">или</text:span> слово <text:span text:style-name="T2">never</text:span> </text:p>
      <text:p text:style-name="P529"><text:span text:style-name="T208">Частица</text:span><text:span text:style-name="T27"> not</text:span><text:span text:style-name="T610"> переводится как «не». Она всегда стоит либо в связке со вспомогательным, </text:span></text:p>
      <text:p text:style-name="P526">либо с модальным глаголом и является частью сказуемого.</text:p>
      <text:p text:style-name="P527"/>
      <text:p text:style-name="P527"><text:span text:style-name="T2">I not like horror movies (неправильно, остуствует вспомогательный</text:span><text:span text:style-name="T27"> </text:span><text:span text:style-name="T2">глагол)</text:span></text:p>
      <text:p text:style-name="P525"/>
      <text:p text:style-name="P525">Но если отрицатульную мысль сообщить в дополнении, то <text:span text:style-name="T2">not</text:span> будет стоять самостоятельно.</text:p>
      <text:p text:style-name="P459">It`s quite impolite not to call me back — Очень не вежливо не перезванивать мне.</text:p>
      <text:p text:style-name="P572"/>
      <text:p text:style-name="P572"/>
      <text:p text:style-name="P6">Самые важные глаголы</text:p>
      <text:p text:style-name="Standard"/>
      <text:p text:style-name="P573"><text:span text:style-name="T610">Это глаголы: </text:span><text:span text:style-name="T27">be</text:span><text:span text:style-name="T610">, </text:span><text:span text:style-name="T27">do</text:span><text:span text:style-name="T610">, </text:span><text:span text:style-name="T27">have</text:span><text:span text:style-name="T610"> и </text:span><text:span text:style-name="T27">get</text:span><text:span text:style-name="T610">. Они могут быть как смысловыми, так и вспомогательными. (кроме </text:span><text:span text:style-name="T27">get</text:span><text:span text:style-name="T610">). А также входить в устойчивые обороты, меняя свое основное значение.</text:span></text:p>
      <text:p text:style-name="P573"/>
      <text:p text:style-name="P542">Глагол <text:span text:style-name="T2">be</text:span></text:p>
      <text:p text:style-name="Standard"/>
      <text:p text:style-name="P426"><text:span text:style-name="T211">Переводится как</text:span><text:span text:style-name="T611"> «быть» </text:span><text:span text:style-name="T634">и</text:span><text:span text:style-name="T612"> </text:span><text:span text:style-name="T611">меняется в зависимости от подлежащего.</text:span></text:p>
      <text:p text:style-name="P426"/>
      <text:p text:style-name="P425"><text:span text:style-name="T612">В </text:span><text:span text:style-name="T28">Present</text:span><text:span text:style-name="T612"> </text:span><text:span text:style-name="T614">этот глагол</text:span><text:span text:style-name="T613"> </text:span><text:span text:style-name="T612">принимает следующие формы:</text:span></text:p>
      <text:list xml:id="list2501038914" text:style-name="L16">
        <text:list-item>
          <text:p text:style-name="P729">am — если подлежащее в первом лице (I);</text:p>
        </text:list-item>
        <text:list-item>
          <text:p text:style-name="P729">is — если подлежащее в третьем лице, единственном числе (he/she/it);</text:p>
        </text:list-item>
        <text:list-item>
          <text:p text:style-name="P729">are — если подлежащее во множественном числе (you/we/they).</text:p>
        </text:list-item>
      </text:list>
      <text:p text:style-name="P278"/>
      <text:p text:style-name="P44"><text:span text:style-name="T2">Be</text:span> в форме <text:span text:style-name="T2">am/is/are</text:span> является смысловым глаголом, но при переводе на русский выпадает.</text:p>
      <text:p text:style-name="P585">После <text:span text:style-name="T2">be</text:span> обычно указывается характеристика (какой) или место (где).</text:p>
      <text:p text:style-name="P44"/>
      <text:p text:style-name="P278">This dress is blue — Это платье синие.</text:p>
      <text:p text:style-name="P278">I am in my office now — Я у себя в офисе сейчас.</text:p>
      <text:p text:style-name="P44"/>
      <text:p text:style-name="P45">Связка <text:span text:style-name="T2">be </text:span>+ прилагательное, <text:span text:style-name="T653">очень </text:span>часто переводится глаголом:</text:p>
      <text:p text:style-name="P367">I am interested in art — Я интересуюсь искусством.</text:p>
      <text:p text:style-name="P45"/>
      <text:p text:style-name="P575"><text:span text:style-name="T209">В вопрос</text:span><text:span text:style-name="T210">ах</text:span><text:span text:style-name="T209"> глагол </text:span><text:span text:style-name="T28">be</text:span><text:span text:style-name="T209"> меняется местами с подлежащим, а в отрица</text:span><text:span text:style-name="T210">ниях</text:span><text:span text:style-name="T209">, используется </text:span></text:p>
      <text:p text:style-name="P575"><text:span text:style-name="T209">с частицей </text:span><text:span text:style-name="T28">not</text:span><text:span text:style-name="T209">: В корешке ответа, вместо </text:span><text:span text:style-name="T28">do/does,</text:span><text:span text:style-name="T209"> используется </text:span><text:span text:style-name="T28">am/is/are</text:span><text:span text:style-name="T209">:</text:span></text:p>
      <text:p text:style-name="P45"/>
      <text:p text:style-name="P279">Is John married? No, he isn`t. — Джон женат? Нет.</text:p>
      <text:p text:style-name="P279"/>
      <text:p text:style-name="P553">Очень часто <text:span text:style-name="T2">am/is/are</text:span> сокращают:</text:p>
      <text:list xml:id="list4175031733" text:style-name="L17">
        <text:list-item>
          <text:p text:style-name="P822">I am → I`m;</text:p>
        </text:list-item>
        <text:list-item>
          <text:p text:style-name="P822">he is → he`s;</text:p>
        </text:list-item>
        <text:list-item>
          <text:p text:style-name="P822"><text:soft-page-break/>you are → you`re;</text:p>
        </text:list-item>
        <text:list-item>
          <text:p text:style-name="P822">John is → John`s;</text:p>
        </text:list-item>
      </text:list>
      <text:p text:style-name="P551"/>
      <text:p text:style-name="P552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552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79"/>
      <text:p text:style-name="P425"><text:span text:style-name="T209">В </text:span><text:span text:style-name="T28">Past</text:span><text:span text:style-name="T209"> </text:span><text:span text:style-name="T210">он </text:span><text:span text:style-name="T209">принимает слудеющие формы:</text:span></text:p>
      <text:list xml:id="list918345279" text:style-name="L18">
        <text:list-item>
          <text:p text:style-name="P730">was — если подлежащее в единственном числе (I/he/she/it);</text:p>
        </text:list-item>
        <text:list-item>
          <text:p text:style-name="P730">were — если подлежащее во множественном числе (you/we/they).</text:p>
        </text:list-item>
      </text:list>
      <text:p text:style-name="P279"/>
      <text:p text:style-name="P45">В <text:span text:style-name="T2">Future</text:span> принимает только одну форму — <text:span text:style-name="T2">will be:</text:span></text:p>
      <text:p text:style-name="P279"/>
      <text:p text:style-name="P280">Was the weather good? No, it wasn`t — Погода была хорошая? Нет.</text:p>
      <text:p text:style-name="P279">I will be happy to eat — Я буду рад поесть.</text:p>
      <text:p text:style-name="P279"/>
      <text:p text:style-name="P160">Глагол <text:span text:style-name="T2">do</text:span></text:p>
      <text:p text:style-name="P194"/>
      <text:p text:style-name="P194">Переводится как «делать». В одном предложении может встречаться несколько раз,</text:p>
      <text:p text:style-name="P194">в качестве вспомогательного глагола и смыслового. Вспомогательным глаголом он может</text:p>
      <text:p text:style-name="P194">быть только в отрицаниях и вопросах, времен группы <text:span text:style-name="T2">Simple</text:span>.</text:p>
      <text:p text:style-name="P367"/>
      <text:p text:style-name="P367">What do you <text:span text:style-name="T379">do</text:span>? — Что ты <text:span text:style-name="T379">делаешь</text:span>?</text:p>
      <text:p text:style-name="P367">Do you like pets? No, I don`t — Ты любишь домашних животних? Нет.</text:p>
      <text:p text:style-name="P194"/>
      <text:p text:style-name="P194">В прошедшем времени преорбазуется в <text:span text:style-name="T2">did</text:span> — «делал».</text:p>
      <text:p text:style-name="P279"/>
      <text:p text:style-name="P160">Глагол <text:span text:style-name="T2">have</text:span></text:p>
      <text:p text:style-name="P45"/>
      <text:p text:style-name="P45">Переводится как «иметь». Для времен группы <text:span text:style-name="T2">Perfect</text:span> выступает в роли вспомогательного</text:p>
      <text:p text:style-name="P46">глагола. Также может быть частью устойчивых словосотечаний. </text:p>
      <text:p text:style-name="P46"/>
      <text:p text:style-name="P46">Когда <text:span text:style-name="T2">have</text:span> является смысловым глаголом, он работает по тем же правилам что и другие</text:p>
      <text:p text:style-name="P46">смысловые глаголы, т. е. требует вспомогательного <text:span text:style-name="T2">do</text:span> для отрицаний и вопросов.</text:p>
      <text:p text:style-name="P46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6"/>
      <text:p text:style-name="P281">Mike has many friends — У Майка много друзей.</text:p>
      <text:p text:style-name="P281">He doesn`t have many friends — У него не много друзей.</text:p>
      <text:p text:style-name="P281">Do you have many friends? — У тебя много друзей?</text:p>
      <text:p text:style-name="P46"/>
      <text:p text:style-name="P56">Иногда его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p>
      <text:p text:style-name="P46"/>
      <text:p text:style-name="P281">I have a lot of friends — У меня (есть) много друзей.</text:p>
      <text:p text:style-name="P46"/>
      <text:p text:style-name="P46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81">He hasn`t lost his keys — Он не потерял свои ключи (has в отрицании).</text:p>
      <text:p text:style-name="P281"/>
      <text:p text:style-name="P47">В прошедшем времени преобразуется в <text:span text:style-name="T2">had</text:span> — «имел».</text:p>
      <text:p text:style-name="P289">I had a lot of friends — У меня было много друзей (Я имел много друзей).</text:p>
      <text:p text:style-name="P281"/>
      <text:p text:style-name="P46"><text:span text:style-name="T649">Глагол</text:span><text:span text:style-name="T44"> h</text:span><text:span text:style-name="T2">ave</text:span> в значении «иметь» не употребляется во временах группы <text:span text:style-name="T2">Continuous</text:span>.</text:p>
      <text:p text:style-name="P282">I am having many friends now (неправильно). I have many friends (правильно).</text:p>
      <text:p text:style-name="P45"><text:soft-page-break/>В разговорной речи часто используется оборот <text:span text:style-name="T2">have got</text:span>. Он обозначает тоже самое,</text:p>
      <text:p text:style-name="P45">что и <text:span text:style-name="T2">have</text:span> (иметь/владеть), но используется только в настоящем времени.</text:p>
      <text:p text:style-name="P45"/>
      <text:p text:style-name="P279">Have you got a Mercedes? / Do you have a Mercedes? — У тебя есть мерседес?</text:p>
      <text:p text:style-name="P279">I haven`t got a Mercedes / I don`t have a Mercedes — У меня нет мерседеса.</text:p>
      <text:p text:style-name="P279"/>
      <text:p text:style-name="P621"><text:span text:style-name="T209">Глагол </text:span><text:span text:style-name="T28">have</text:span><text:span text:style-name="T209"> может входить в состав устойчивых словосочетаний. В этом он переводится по другому. Также здесь отменяется правило, </text:span><text:span text:style-name="T238">когда</text:span><text:span text:style-name="T209"> </text:span><text:span text:style-name="T28">have</text:span><text:span text:style-name="T209"> нельзя употребять в </text:span><text:span text:style-name="T28">Continuous</text:span><text:span text:style-name="T209">:</text:span></text:p>
      <text:p text:style-name="P48"/>
      <text:p text:style-name="P53"><text:span text:style-name="T615">В</text:span><text:span text:style-name="T612">ыражения, связанные с приемом пищи:</text:span></text:p>
      <text:list xml:id="list2169079432" text:style-name="L19">
        <text:list-item>
          <text:p text:style-name="P731">have a coffee/tea/drink — пить кофе/чай/напиток;</text:p>
        </text:list-item>
        <text:list-item>
          <text:p text:style-name="P731">have a meal — принимать пищу;</text:p>
        </text:list-item>
        <text:list-item>
          <text:p text:style-name="P731">have a breakfast/luch/dinner — завтракать/обедать/ужинать;</text:p>
        </text:list-item>
      </text:list>
      <text:p text:style-name="P111"/>
      <text:p text:style-name="P428"><text:span text:style-name="T212">В</text:span><text:span text:style-name="T209">ыражения, связанные с времяпровождением:</text:span></text:p>
      <text:list xml:id="list850758304" text:style-name="L20">
        <text:list-item>
          <text:p text:style-name="P732">have a date — ходить на свидание;</text:p>
        </text:list-item>
        <text:list-item>
          <text:p text:style-name="P732">have a good time — хорошо проводить время;</text:p>
        </text:list-item>
        <text:list-item>
          <text:p text:style-name="P732">have a meeting / an appointment — назначать встречу;</text:p>
        </text:list-item>
        <text:list-item>
          <text:p text:style-name="P732">have a nice day — удачного дня (пожелание);</text:p>
        </text:list-item>
      </text:list>
      <text:p text:style-name="P53"/>
      <text:p text:style-name="P53"><text:span text:style-name="T615">В</text:span><text:span text:style-name="T612">ыражения, связанные с внешностью:</text:span></text:p>
      <text:list xml:id="list203090399" text:style-name="L21">
        <text:list-item>
          <text:p text:style-name="P733">have a bath/shower— принимать ванну/душ;</text:p>
        </text:list-item>
        <text:list-item>
          <text:p text:style-name="P733">have a shave/haircat — побриться/постричься;</text:p>
        </text:list-item>
      </text:list>
      <text:p text:style-name="P282"/>
      <text:p text:style-name="P427"><text:span text:style-name="T212">В</text:span><text:span text:style-name="T209">ыражения, связанные с общением:</text:span></text:p>
      <text:list xml:id="list4101102183" text:style-name="L22">
        <text:list-item>
          <text:p text:style-name="P734">have a guess — угадывать, догадываться;</text:p>
        </text:list-item>
        <text:list-item>
          <text:p text:style-name="P734">have a talk/discussion/chat — беседовать/обсуждать/болтать;</text:p>
        </text:list-item>
        <text:list-item>
          <text:p text:style-name="P734">have a call — позвонить;</text:p>
        </text:list-item>
      </text:list>
      <text:p text:style-name="P279"/>
      <text:p text:style-name="P425"><text:span text:style-name="T212">В</text:span><text:span text:style-name="T209">ыражения связанные со здоровьем:</text:span></text:p>
      <text:list xml:id="list3366949707" text:style-name="L23">
        <text:list-item>
          <text:p text:style-name="P735">have a baby — родить;</text:p>
        </text:list-item>
        <text:list-item>
          <text:p text:style-name="P736">have a cold/cough — простудиться/кашлять;</text:p>
        </text:list-item>
        <text:list-item>
          <text:p text:style-name="P735">have a headache — болит голова;</text:p>
        </text:list-item>
      </text:list>
      <text:p text:style-name="P279"/>
      <text:p text:style-name="P425"><text:span text:style-name="T212">В</text:span><text:span text:style-name="T209">ыражения, связанные с отдыхом:</text:span></text:p>
      <text:list xml:id="list3644247312" text:style-name="L24">
        <text:list-item>
          <text:p text:style-name="P737">have a day off — взять выходной;</text:p>
        </text:list-item>
        <text:list-item>
          <text:p text:style-name="P737">have a dream/nightmare — видеть сон/кошмар;</text:p>
        </text:list-item>
        <text:list-item>
          <text:p text:style-name="P737">have a rest — отдыхать;</text:p>
        </text:list-item>
        <text:list-item>
          <text:p text:style-name="P737">have a sleep — спать.</text:p>
        </text:list-item>
      </text:list>
      <text:p text:style-name="P279"/>
      <text:p text:style-name="P52"><text:span text:style-name="T615">В</text:span><text:span text:style-name="T612">ыражения, свяханые с физической активностью:</text:span></text:p>
      <text:list xml:id="list1089592447" text:style-name="L25">
        <text:list-item>
          <text:p text:style-name="P738">have a good journey — добраться без проблем (пожелание);</text:p>
        </text:list-item>
        <text:list-item>
          <text:p text:style-name="P738">have a good flight — хорошо долететь (пожелание);</text:p>
        </text:list-item>
        <text:list-item>
          <text:p text:style-name="P738">have a lift — подвести (на машине);</text:p>
        </text:list-item>
        <text:list-item>
          <text:p text:style-name="P738">have a ride — проехаться;</text:p>
        </text:list-item>
        <text:list-item>
          <text:p text:style-name="P738">have a walk — пройтись (прогуляться);</text:p>
        </text:list-item>
        <text:list-item>
          <text:p text:style-name="P738">have a swim — поплавать;</text:p>
        </text:list-item>
        <text:list-item>
          <text:p text:style-name="P738">have a hug — обняться;</text:p>
        </text:list-item>
        <text:list-item>
          <text:p text:style-name="P738">have a kiss — поцеловаться.</text:p>
        </text:list-item>
      </text:list>
      <text:p text:style-name="P162"/>
      <text:p text:style-name="P161"/>
      <text:p text:style-name="P689">Глагол <text:span text:style-name="T2">get</text:span></text:p>
      <text:p text:style-name="P49"/>
      <text:p text:style-name="P49">Переводится по разному, в зависимости от слов, идущих после него. Поэтому его нужно переводить в связке с соседними словами.</text:p>
      <text:p text:style-name="P49"/>
      <text:p text:style-name="P49">Если после <text:span text:style-name="T2">get</text:span> идет существительное, то он передает значение «получать, покупать».</text:p>
      <text:p text:style-name="P49"/>
      <text:p text:style-name="P283">I got an A — Я получил пятерку. (A — это оценка)</text:p>
      <text:p text:style-name="P283">I got a new car — Я купил новую машину.</text:p>
      <text:p text:style-name="P283"/>
      <text:p text:style-name="P49">Если после <text:span text:style-name="T2">get</text:span> идет прилагательное, то это означает «прийти к этому состоянию»,</text:p>
      <text:p text:style-name="P49">например: <text:span text:style-name="T2">get hungry</text:span> (проголодаться), <text:span text:style-name="T2">get better</text:span> (стать лучше), <text:span text:style-name="T2">get cold</text:span> (замерзнуть) и пр.</text:p>
      <text:p text:style-name="P49"/>
      <text:p text:style-name="P283">He <text:span text:style-name="T379">got dressed</text:span> quickly and left — Он <text:span text:style-name="T379">оделся</text:span> быстро и ушел.</text:p>
      <text:p text:style-name="P283"/>
      <text:p text:style-name="P49">Если <text:span text:style-name="T2">get</text:span> используется с частицей <text:span text:style-name="T2">to</text:span>, то это означает «прибывать в такое-то место».</text:p>
      <text:p text:style-name="P49"/>
      <text:p text:style-name="P283">I got to work late — Я приехал на работу поздно.</text:p>
      <text:p text:style-name="P283">I got to the airport by train — Я приехал в аэропорт на поезде.</text:p>
      <text:p text:style-name="P283"/>
      <text:p text:style-name="P49">Если <text:span text:style-name="T2">get</text:span> используется со средством передвижения, то он приобретает значение</text:p>
      <text:p text:style-name="P627"><text:span text:style-name="T244">«сесть в транспорт». В этом случае он может </text:span><text:span text:style-name="T243">идти</text:span><text:span text:style-name="T244"> с предлогом </text:span><text:span text:style-name="T46">on</text:span><text:span text:style-name="T244">.</text:span></text:p>
      <text:p text:style-name="P49"/>
      <text:p text:style-name="P283">I got on a bus at 5 o`clock — Я сел в автобус в 5 часов.</text:p>
      <text:p text:style-name="P283">I got a taxi — Я взял такси.</text:p>
      <text:p text:style-name="P283"/>
      <text:p text:style-name="P49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49"/>
      <text:p text:style-name="P50">После <text:span text:style-name="T2">get</text:span> могут стоять предлоги, от которых он может сильно меняться:</text:p>
      <text:list xml:id="list3618507114" text:style-name="L26">
        <text:list-item>
          <text:p text:style-name="P739">get along — ладить друг с другом;</text:p>
        </text:list-item>
        <text:list-item>
          <text:p text:style-name="P739">get away — удирать;</text:p>
        </text:list-item>
        <text:list-item>
          <text:p text:style-name="P739">get back — вернуться;</text:p>
        </text:list-item>
        <text:list-item>
          <text:p text:style-name="P739">get in — попасть внутрь;</text:p>
        </text:list-item>
        <text:list-item>
          <text:p text:style-name="P739">get on — справиться с ситуацией.</text:p>
        </text:list-item>
      </text:list>
      <text:p text:style-name="P49"/>
      <text:p text:style-name="P283">I`ll get away from work as soon as I can — Я уйду с этой работы, как только смогу.</text:p>
      <text:p text:style-name="P283">Get in the car quickly! — Быстро садись в машину!</text:p>
      <text:p text:style-name="P283">How are you getting on with your new job? — Как дела на новой работе?</text:p>
      <text:p text:style-name="P283"/>
      <text:p text:style-name="P161">Глаголы, в которых все путаются</text:p>
      <text:p text:style-name="P161"/>
      <text:p text:style-name="P576"><text:span text:style-name="T66">Tell</text:span><text:span text:style-name="T265"> и </text:span><text:span text:style-name="T66">say</text:span><text:span text:style-name="T265"> </text:span><text:span text:style-name="T266">передают значение</text:span><text:span text:style-name="T265"> «сказать». Только </text:span><text:span text:style-name="T66">tell</text:span><text:span text:style-name="T265"> </text:span><text:span text:style-name="T266">означает</text:span><text:span text:style-name="T265"> «рассказать кому-то» или «рассказать что-то» и требует дополнения. А </text:span><text:span text:style-name="T66">say</text:span><text:span text:style-name="T265"> означает просто «сказать».</text:span></text:p>
      <text:p text:style-name="P195"/>
      <text:p text:style-name="P284"><text:span text:style-name="T388">Tell me</text:span><text:span text:style-name="T414"> the truth — </text:span><text:span text:style-name="T388">Скажи мне</text:span><text:span text:style-name="T414"> правду.</text:span></text:p>
      <text:p text:style-name="P285"><text:span text:style-name="T403">`It is good,` Mr Bean </text:span><text:span text:style-name="T379">said</text:span><text:span text:style-name="T403"> — «Это хорошо», </text:span><text:span text:style-name="T379">сказал</text:span><text:span text:style-name="T403"> мистер Бин.</text:span></text:p>
      <text:p text:style-name="P368"/>
      <text:p text:style-name="P577"><text:span text:style-name="T67">See, look, watch </text:span><text:span text:style-name="T266">передают значение «видеть». </text:span><text:span text:style-name="T68">See</text:span><text:span text:style-name="T267"> означает «видеть», как визическую возможность. </text:span><text:span text:style-name="T68">Look</text:span><text:span text:style-name="T267"> означает «смотреть» </text:span><text:span text:style-name="T268">как осознанное действие</text:span><text:span text:style-name="T267">. Если смотрят </text:span><text:span text:style-name="T365">на</text:span><text:span text:style-name="T267"> какой-то объект, то доб. предлог </text:span><text:span text:style-name="T68">at</text:span><text:span text:style-name="T267">. W</text:span><text:span text:style-name="T68">atch</text:span><text:span text:style-name="T267"> означает «наблюдать за объектом» и требует дополнения.</text:span></text:p>
      <text:p text:style-name="P196"/>
      <text:p text:style-name="P286"><text:soft-page-break/><text:span text:style-name="T403">I </text:span><text:span text:style-name="T379">see</text:span><text:span text:style-name="T403"> a bird in the tree — Я </text:span><text:span text:style-name="T379">вижу</text:span><text:span text:style-name="T403"> птицу на дереве.</text:span></text:p>
      <text:p text:style-name="P285"><text:span text:style-name="T403">Don`t worry, I`m not </text:span><text:span text:style-name="T379">looking</text:span><text:span text:style-name="T403"> — Не волнуйся, я не </text:span><text:span text:style-name="T379">смотрю</text:span><text:span text:style-name="T403">.</text:span></text:p>
      <text:p text:style-name="P285"><text:span text:style-name="T403">I`m </text:span><text:span text:style-name="T379">looking at</text:span><text:span text:style-name="T403"> the dog — Я </text:span><text:span text:style-name="T379">смотрю на</text:span><text:span text:style-name="T403"> собаку.</text:span></text:p>
      <text:p text:style-name="P285"><text:span text:style-name="T403">I like </text:span><text:span text:style-name="T379">watching birds</text:span><text:span text:style-name="T403"> — Мне нравится </text:span><text:span text:style-name="T379">наблюдать за птицами</text:span><text:span text:style-name="T403">.</text:span></text:p>
      <text:p text:style-name="P368"/>
      <text:p text:style-name="P578"><text:span text:style-name="T69">Hear</text:span><text:span text:style-name="T269"> и </text:span><text:span text:style-name="T69">list</text:span><text:span text:style-name="T269"> переводятся как «слышать» и «слушать». Первый означает физическую возможность (подобно </text:span><text:span text:style-name="T69">see</text:span><text:span text:style-name="T269">) а второй — осознанное действие (подобно </text:span><text:span text:style-name="T69">look</text:span><text:span text:style-name="T269">). Когда говорят </text:span></text:p>
      <text:p text:style-name="P578"><text:span text:style-name="T269">о том, что именно слушают, то к </text:span><text:span text:style-name="T69">listen</text:span><text:span text:style-name="T269"> доб. предлог </text:span><text:span text:style-name="T69">to</text:span><text:span text:style-name="T269">, но при переводе он выпадает.</text:span></text:p>
      <text:p text:style-name="P197"/>
      <text:p text:style-name="P287"><text:span text:style-name="T415">Can you </text:span><text:span text:style-name="T389">hear</text:span><text:span text:style-name="T415"> some noise? — Ты </text:span><text:span text:style-name="T389">слышишь</text:span><text:span text:style-name="T415"> шум?</text:span></text:p>
      <text:p text:style-name="P287"><text:span text:style-name="T389">Listen to</text:span><text:span text:style-name="T415"> me, please — Пожалуйста, </text:span><text:span text:style-name="T389">послушай</text:span><text:span text:style-name="T415"> меня.</text:span></text:p>
      <text:p text:style-name="P287"><text:span text:style-name="T415">What music do you </text:span><text:span text:style-name="T389">listen to</text:span><text:span text:style-name="T415">? - Какую музыку ты </text:span><text:span text:style-name="T389">слушает</text:span><text:span text:style-name="T415">?</text:span></text:p>
      <text:p text:style-name="P369"/>
      <text:p text:style-name="P51"><text:span text:style-name="T70">D</text:span><text:span text:style-name="T69">o</text:span><text:span text:style-name="T415"> </text:span><text:span text:style-name="T416">и</text:span><text:span text:style-name="T415"> </text:span><text:span text:style-name="T69">make</text:span><text:span text:style-name="T415"> означают «делать». Только первый имеет абстрактное значение (заниматься</text:span></text:p>
      <text:p text:style-name="P197">делом), а второй больше связан с физической активностью, с созданием предметов.</text:p>
      <text:p text:style-name="P370"/>
      <text:p text:style-name="P288"><text:span text:style-name="T415">Could you </text:span><text:span text:style-name="T389">do</text:span><text:span text:style-name="T415"> me a favour — Не мог бы ты </text:span><text:span text:style-name="T389">оказать</text:span><text:span text:style-name="T415"> мне услугу?</text:span></text:p>
      <text:p text:style-name="P288"><text:span text:style-name="T415">I belive she`ll </text:span><text:span text:style-name="T389">make</text:span><text:span text:style-name="T415"> the right choice — Я верю, что она </text:span><text:span text:style-name="T389">сделает</text:span><text:span text:style-name="T415"> правильный выбор.</text:span></text:p>
      <text:p text:style-name="P197"/>
      <text:p text:style-name="P198">Устойчивые выражения с do:</text:p>
      <text:list xml:id="list2863051310" text:style-name="L27">
        <text:list-item>
          <text:p text:style-name="P775">do an exam/test — сдавать экзамен/тест;</text:p>
        </text:list-item>
        <text:list-item>
          <text:p text:style-name="P775">do a course — пройти курс;</text:p>
        </text:list-item>
        <text:list-item>
          <text:p text:style-name="P775">do work/homework/housework — делать работу / домашнюю работу / работу по дому;</text:p>
        </text:list-item>
        <text:list-item>
          <text:p text:style-name="P775">do a favour — оказывать услугу;</text:p>
        </text:list-item>
        <text:list-item>
          <text:p text:style-name="P775">do business — заниматься бизнесом;</text:p>
        </text:list-item>
        <text:list-item>
          <text:p text:style-name="P775">do right/wrong — поступать правильно/неправильно;</text:p>
        </text:list-item>
        <text:list-item>
          <text:p text:style-name="P775">do the shopping — делать покупки;</text:p>
        </text:list-item>
        <text:list-item>
          <text:p text:style-name="P775">do the wassing up — мыть посуду;</text:p>
        </text:list-item>
      </text:list>
      <text:p text:style-name="P197"/>
      <text:p text:style-name="P198">Устойчивые выражения с make:</text:p>
      <text:list xml:id="list1267964107" text:style-name="L28">
        <text:list-item>
          <text:p text:style-name="P776">make a noise — шуметь;</text:p>
        </text:list-item>
        <text:list-item>
          <text:p text:style-name="P776">make a bed — застилать постель;</text:p>
        </text:list-item>
        <text:list-item>
          <text:p text:style-name="P776">make a cake/tea/dinner — приготовить торт/чай/ужин;</text:p>
        </text:list-item>
        <text:list-item>
          <text:p text:style-name="P776">make a choice — сделать выбор;</text:p>
        </text:list-item>
        <text:list-item>
          <text:p text:style-name="P776">make a scision — принять решение;</text:p>
        </text:list-item>
        <text:list-item>
          <text:p text:style-name="P776">make a promise — обещать, дать обещание;</text:p>
        </text:list-item>
        <text:list-item>
          <text:p text:style-name="P776">make a friends — подружиться.</text:p>
        </text:list-item>
      </text:list>
      <text:p text:style-name="Standard"/>
      <text:p text:style-name="Standard"/>
      <text:p text:style-name="P55"><text:span text:style-name="T598">И</text:span><text:span text:style-name="T599">нфинитив и герундий</text:span></text:p>
      <text:p text:style-name="P579"/>
      <text:p text:style-name="P583">Когда в английском предложении несколько глаголов идут подряд, то первый является <text:span text:style-name="T616">смысловым</text:span>, а следующ<text:span text:style-name="T616">ие</text:span>, свободны<text:span text:style-name="T616">е</text:span> от времени, <text:span text:style-name="T616">будут</text:span> в форме инфинитива или герундия.</text:p>
      <text:p text:style-name="P579">Инфинитив и герундий дополняют по смыслу сказуемое. Они являются взаимозаменяемы.</text:p>
      <text:p text:style-name="Standard"/>
      <text:p text:style-name="P543">Инфинитив</text:p>
      <text:p text:style-name="P580"/>
      <text:p text:style-name="P580">Это глагол в начальной форме, который почти всегда пишется с частицей to.</text:p>
      <text:p text:style-name="P581"/>
      <text:p text:style-name="P290">We <text:span text:style-name="T149">promise</text:span> <text:span text:style-name="T379">to get</text:span> the money — Мы обещали <text:span text:style-name="T379">достать</text:span> денег.</text:p>
      <text:p text:style-name="P290">Don`t <text:span text:style-name="T149">forget</text:span> <text:span text:style-name="T379">to write</text:span> importang things — Не забывай <text:span text:style-name="T379">записывать</text:span> самое главное.</text:p>
      <text:p text:style-name="P580"/>
      <text:p text:style-name="P57"><text:soft-page-break/>Между смысловым глаголом и идущим за ним инфинитивом часто стоит дополнение.</text:p>
      <text:p text:style-name="P429"><text:span text:style-name="T213">Обычно дополнение </text:span><text:span text:style-name="T214">ставиться</text:span><text:span text:style-name="T213"> после: </text:span><text:span text:style-name="T29">ask, tell, advice, expect, pesuade, teach.</text:span></text:p>
      <text:p text:style-name="P290"/>
      <text:p text:style-name="P290">I <text:span text:style-name="T157">asked</text:span> <text:span text:style-name="T162">Mike</text:span> <text:span text:style-name="T379">to come</text:span> in — Я просила Майка войти.</text:p>
      <text:p text:style-name="P290"><text:span text:style-name="T157">Tell</text:span> <text:span text:style-name="T162">them</text:span> <text:span text:style-name="T379">to leave</text:span> us alone — Попроси их оставить нас в покое.</text:p>
      <text:p text:style-name="P290"/>
      <text:p text:style-name="P58">Если после смыслового глагола указано дополнение, то такие предложения удобней</text:p>
      <text:p text:style-name="P58">переводить с использованием придаточного предложения.</text:p>
      <text:p text:style-name="P290"/>
      <text:p text:style-name="P582"><text:span text:style-name="T29">I </text:span><text:span text:style-name="T2">promise you</text:span><text:span text:style-name="T29"> </text:span><text:span text:style-name="T128">to be</text:span><text:span text:style-name="T29"> there always — Я обещаю тебе, </text:span><text:span text:style-name="T128">что буду</text:span><text:span text:style-name="T29"> рядом всегда.</text:span></text:p>
      <text:p text:style-name="P291"/>
      <text:p text:style-name="P59"><text:span text:style-name="T616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за, для, <text:span text:style-name="T674">в</text:span>).</text:p>
      <text:p text:style-name="P416"/>
      <text:p text:style-name="P514"><text:span text:style-name="T29">I went out </text:span><text:span text:style-name="T128">to buy</text:span><text:span text:style-name="T29"> food — Я вышел, </text:span><text:span text:style-name="T128">чтобы купить</text:span><text:span text:style-name="T29"> еды.</text:span></text:p>
      <text:p text:style-name="P514"><text:span text:style-name="T29">I went out </text:span><text:span text:style-name="T128">for</text:span><text:span text:style-name="T29"> food — Я вышел </text:span><text:span text:style-name="T128">за</text:span><text:span text:style-name="T29"> едой.</text:span></text:p>
      <text:p text:style-name="P514"><text:span text:style-name="T29">I surfed the Internet </text:span><text:span text:style-name="T128">for</text:span><text:span text:style-name="T29"> new information — Я ходил по интернету </text:span><text:span text:style-name="T128">в</text:span><text:span text:style-name="T29"> поисках новой информации.</text:span></text:p>
      <text:p text:style-name="P461"/>
      <text:p text:style-name="P515">Есть глаголы, после который инфинитив идет без частицы <text:span text:style-name="T2">to</text:span> (голый инфинитив).</text:p>
      <text:p text:style-name="P515">Самыми распространенным из них являются <text:span text:style-name="T2">let,</text:span> <text:span text:style-name="T2">make </text:span><text:span text:style-name="T672">и</text:span><text:span text:style-name="T57"> help</text:span>.</text:p>
      <text:p text:style-name="P515"/>
      <text:p text:style-name="P460"><text:span text:style-name="T149">Let</text:span> Peter <text:span text:style-name="T379">explain</text:span> himself — Позволь Питеру <text:span text:style-name="T403">объясниться</text:span>.</text:p>
      <text:p text:style-name="P460"><text:span text:style-name="T149">Let</text:span> us (let`s) <text:span text:style-name="T379">watch</text:span> this movie — Давай посмотрим этот фильм <text:span text:style-name="T673">(позоволь нам)</text:span>.</text:p>
      <text:p text:style-name="P460"/>
      <text:p text:style-name="P650"><text:span text:style-name="T503">Если после </text:span><text:span text:style-name="T467">make</text:span><text:span text:style-name="T503"> </text:span><text:span text:style-name="T504">есть</text:span><text:span text:style-name="T503"> еще один глагол, то в этом случае </text:span><text:span text:style-name="T467">make</text:span><text:span text:style-name="T503"> переводится не как «делать», </text:span></text:p>
      <text:p text:style-name="P516">а как «заставлять». <text:span text:style-name="T671">П</text:span>осле <text:span text:style-name="T2">make</text:span> нужно <text:span text:style-name="T671">обязательно </text:span>указать дополнение.</text:p>
      <text:p text:style-name="P460"/>
      <text:p text:style-name="P584"><text:span text:style-name="T467">I can`t </text:span><text:span text:style-name="T154">make</text:span><text:span text:style-name="T467"> </text:span><text:span text:style-name="T166">John</text:span><text:span text:style-name="T467"> </text:span><text:span text:style-name="T450">work</text:span><text:span text:style-name="T467"> — Я не могу заставить Джона работать.</text:span></text:p>
      <text:p text:style-name="P462"/>
      <text:p text:style-name="P183"><text:span text:style-name="T508">Г</text:span><text:span text:style-name="T435">ерундий</text:span></text:p>
      <text:p text:style-name="P517"/>
      <text:p text:style-name="P517">Это нечно среднее между глаголом и существительным, потому что может переводиться</text:p>
      <text:p text:style-name="P586"><text:span text:style-name="T500">и так, и этак. Выглядит как глагол c окончанием -ing</text:span>.</text:p>
      <text:p text:style-name="Standard"/>
      <text:p text:style-name="P587">Герундий <text:span text:style-name="T622">используется после предлогов и некоторых глаголов. </text:span></text:p>
      <text:p text:style-name="P587">В этом случае он переводится глаголом.</text:p>
      <text:p text:style-name="P417"/>
      <text:p text:style-name="P245">I <text:span text:style-name="T149">ran</text:span> for a long time <text:span text:style-name="T618">without</text:span> <text:span text:style-name="T379">stopping</text:span> — Я долго бежал, не <text:span text:style-name="T379">останавливаясь</text:span>.</text:p>
      <text:p text:style-name="P245">Don`t stop. <text:span text:style-name="T149">Keep</text:span> <text:span text:style-name="T618">on</text:span> <text:span text:style-name="T379">running</text:span>! — Не останавливайся. Продолжай <text:span text:style-name="T379">бежать</text:span>!</text:p>
      <text:p text:style-name="P245"/>
      <text:p text:style-name="P588">Между смысловым глаголом <text:span text:style-name="T620">и герундием также </text:span>может стоять дополнение:</text:p>
      <text:p text:style-name="P245">I <text:span text:style-name="T149">saw</text:span> <text:span text:style-name="T162">John</text:span> <text:span text:style-name="T379">working</text:span> in the garden — Я видел, как Джон работает в саду.</text:p>
      <text:p text:style-name="P60"/>
      <text:p text:style-name="P61">Связка <text:span text:style-name="T2">go</text:span> + герундий означает «занимаюсь этим делом»</text:p>
      <text:p text:style-name="P61">А связка <text:span text:style-name="T2">like</text:span> + герундий означает «люблю заниматься этим делом».</text:p>
      <text:p text:style-name="P61"/>
      <text:p text:style-name="P292">Would you like <text:span text:style-name="T379">to go skiing</text:span>? — Ты хочешь <text:span text:style-name="T379">покататься на лыжах</text:span>?</text:p>
      <text:p text:style-name="P292">I would rather <text:span text:style-name="T379">go shopping</text:span> — <text:span text:style-name="T621">Я</text:span> <text:span text:style-name="T621">бы </text:span>лучше <text:span text:style-name="T379">по</text:span><text:span text:style-name="T390">шопилась</text:span>.</text:p>
      <text:p text:style-name="P292">I <text:span text:style-name="T379">like shopping</text:span>! — Я <text:span text:style-name="T379">люблю </text:span><text:span text:style-name="T390">шопиться</text:span>!</text:p>
      <text:p text:style-name="P292"/>
      <text:p text:style-name="P62">Если герундий стоит в начале предложения, то он является подлежащим и будет переводиться существительным.</text:p>
      <text:p text:style-name="P293"><text:soft-page-break/><text:span text:style-name="T391">Swimming</text:span><text:span text:style-name="T623"> is very good for your health — </text:span><text:span text:style-name="T391">Плаванье</text:span><text:span text:style-name="T623"> хорошо для здоровья</text:span></text:p>
      <text:p text:style-name="P293"><text:span text:style-name="T391">Learning</text:span><text:span text:style-name="T623"> English is not easy — </text:span><text:span text:style-name="T391">Изучение</text:span><text:span text:style-name="T623"> английского это нелегко.</text:span></text:p>
      <text:p text:style-name="P62"/>
      <text:p text:style-name="P430">Глаголы, после которых принято использовать герундий:</text:p>
      <text:list xml:id="list2198471330" text:style-name="L29">
        <text:list-item>
          <text:p text:style-name="P740">stop, finish, give up, carry on, go on, keep on (начало или конец процесса);</text:p>
        </text:list-item>
        <text:list-item>
          <text:p text:style-name="P823"><text:span text:style-name="T2">dislike, </text:span><text:span text:style-name="T30">enjoy (отношени</text:span><text:span text:style-name="T31">е</text:span><text:span text:style-name="T30"> к чему-то);</text:span></text:p>
        </text:list-item>
        <text:list-item>
          <text:p text:style-name="P741"><text:span text:style-name="T617">see, watch, hear, listen to (чувственн</text:span><text:span text:style-name="T624">ые</text:span><text:span text:style-name="T617"> восприяти</text:span><text:span text:style-name="T624">е</text:span><text:span text:style-name="T617">);</text:span></text:p>
        </text:list-item>
        <text:list-item>
          <text:p text:style-name="P741"><text:span text:style-name="T623">suggest, mind, avoid, practive, can`t help </text:span><text:span text:style-name="T620">(</text:span><text:span text:style-name="T624">другие глаголы и словосочетания)</text:span><text:span text:style-name="T623">;</text:span></text:p>
        </text:list-item>
      </text:list>
      <text:p text:style-name="P63"/>
      <text:p text:style-name="P295"><text:span text:style-name="T215">Г</text:span><text:span text:style-name="T184">лаголы, после которых можно использовать как инфинитив, так и герундий:</text:span></text:p>
      <text:list xml:id="list3528907354" text:style-name="L30">
        <text:list-item>
          <text:p text:style-name="P742">start, begin, continues (связанные с процессом)</text:p>
        </text:list-item>
        <text:list-item>
          <text:p text:style-name="P742">love, like, hate, prefer (связанные с отношением)</text:p>
        </text:list-item>
      </text:list>
      <text:p text:style-name="P64"/>
      <text:p text:style-name="P294">I started to leart English at school / I started learning English at school.</text:p>
      <text:p text:style-name="P634"/>
      <text:p text:style-name="P634"/>
      <text:p text:style-name="P62"><text:span text:style-name="T600">Формальное подлежащее </text:span><text:span text:style-name="T608">(</text:span><text:span text:style-name="T607">Dummy subject</text:span><text:span text:style-name="T608">)</text:span></text:p>
      <text:p text:style-name="P62"/>
      <text:p text:style-name="P628"><text:span text:style-name="T217">Когда в авнглийском предложен. отсутстует подлежащее, то его место </text:span><text:span text:style-name="T246">занимает</text:span><text:span text:style-name="T217"> формальное подлежащее. Обычно это либо </text:span><text:span text:style-name="T32">there</text:span><text:span text:style-name="T217">, либо </text:span><text:span text:style-name="T32">it</text:span><text:span text:style-name="T217">, но иногда это могут быть: </text:span><text:span text:style-name="T32">they</text:span><text:span text:style-name="T217">, </text:span><text:span text:style-name="T32">this</text:span><text:span text:style-name="T217">, </text:span><text:span text:style-name="T32">that</text:span><text:span text:style-name="T217">, </text:span><text:span text:style-name="T32">you</text:span><text:span text:style-name="T217">. Такие предложения удобнее переводить с конца </text:span><text:span text:style-name="T261">или с дополнения</text:span><text:span text:style-name="T217">.</text:span></text:p>
      <text:p text:style-name="P66"/>
      <text:p text:style-name="P589"><text:span text:style-name="T217">Подлежащее </text:span><text:span text:style-name="T32">there</text:span><text:span text:style-name="T217"> всегда идет в связке с глаголом </text:span><text:span text:style-name="T32">be</text:span><text:span text:style-name="T217">. Оно необходимо, чтобы указать</text:span></text:p>
      <text:p text:style-name="P589"><text:span text:style-name="T217">на местоположение существительного, которое идет после </text:span><text:span text:style-name="T32">be</text:span><text:span text:style-name="T217">.</text:span></text:p>
      <text:p text:style-name="P66"/>
      <text:p text:style-name="P296"><text:span text:style-name="T145">There</text:span><text:span text:style-name="T625"> </text:span><text:span text:style-name="T158">is</text:span><text:span text:style-name="T625"> </text:span><text:span text:style-name="T168">a new restaurant</text:span><text:span text:style-name="T625"> </text:span><text:span text:style-name="T175">in King Street</text:span><text:span text:style-name="T625"> — На Кинг-стрит есть новый ресторан.</text:span></text:p>
      <text:p text:style-name="P296"><text:span text:style-name="T145">There</text:span><text:span text:style-name="T625"> </text:span><text:span text:style-name="T158">was</text:span><text:span text:style-name="T625"> </text:span><text:span text:style-name="T168">a fight</text:span><text:span text:style-name="T625"> </text:span><text:span text:style-name="T175">in the street today</text:span><text:span text:style-name="T625"> — На улице сегодня была драка.</text:span></text:p>
      <text:p text:style-name="P62"/>
      <text:p text:style-name="P61">Иногда с помощью <text:span text:style-name="T2">there</text:span> + <text:span text:style-name="T2">be</text:span> говорят о существительном, которое не соверша<text:span text:style-name="T626">ет никаких</text:span></text:p>
      <text:p text:style-name="P61">действий, но с которым связана дополнительная информация.</text:p>
      <text:p text:style-name="P292"/>
      <text:p text:style-name="P292">There is something I want to tell you — Есть, кое-что, что я должен сказать тебе.</text:p>
      <text:p text:style-name="P292"/>
      <text:p text:style-name="P61">Подлежащее <text:span text:style-name="T2">it</text:span> обычно используется, когда надо сообщить время или сказать о погоде.</text:p>
      <text:p text:style-name="P67">После него может идти существительное, прилагательное или глагол (любой).</text:p>
      <text:p text:style-name="P292"/>
      <text:p text:style-name="P292"><text:span text:style-name="T140">It</text:span> <text:span text:style-name="T149">is</text:span> 5 o`clock — Сейчас 5 часов.</text:p>
      <text:p text:style-name="P292"><text:span text:style-name="T140">It</text:span> <text:span text:style-name="T149">is</text:span> warm — Тепло.</text:p>
      <text:p text:style-name="P292"><text:span text:style-name="T140">It</text:span> often <text:span text:style-name="T149">snows</text:span> in the winter — Зимой часто идет снег.</text:p>
      <text:p text:style-name="P292"/>
      <text:p text:style-name="P61">Также формальное подлежащее используется, когда действие не выполняет кто-то</text:p>
      <text:p text:style-name="P590"><text:span text:style-name="T216">конкретный. Такие предложения можно </text:span><text:span text:style-name="T218">переводить</text:span><text:span text:style-name="T216"> из активного залога в пассивный.</text:span></text:p>
      <text:p text:style-name="P61"/>
      <text:p text:style-name="P245">They say this film is interesting / This film is said to be interesting —</text:p>
      <text:p text:style-name="P245">Говорят, этот фильминтересный.</text:p>
      <text:p text:style-name="P292"/>
      <text:p text:style-name="P292"/>
      <text:p text:style-name="P598"><text:span text:style-name="T602">Местоимени</text:span><text:span text:style-name="T603">е</text:span><text:span text:style-name="T602"> </text:span><text:span text:style-name="T608">(Pronoun)</text:span></text:p>
      <text:p text:style-name="P61"/>
      <text:p text:style-name="P592"><text:span text:style-name="T216">Это слово, которым заменяют имя человека, название предмета или понятие. </text:span><text:span text:style-name="T219">М</text:span><text:span text:style-name="T216">естоимения </text:span><text:span text:style-name="T233">бывают</text:span><text:span text:style-name="T216">: </text:span><text:span text:style-name="T219">личны</text:span><text:span text:style-name="T233">ми</text:span><text:span text:style-name="T219">, притяжательны</text:span><text:span text:style-name="T233">ми</text:span><text:span text:style-name="T219">, возвратны</text:span><text:span text:style-name="T233">ми</text:span><text:span text:style-name="T219">, указательны</text:span><text:span text:style-name="T233">ми,</text:span><text:span text:style-name="T219"> неопределенны</text:span><text:span text:style-name="T233">ми</text:span><text:span text:style-name="T219">.</text:span></text:p>
      <text:p text:style-name="P68"/>
      <text:p text:style-name="P165"><text:soft-page-break/>Личные местоимения</text:p>
      <text:p text:style-name="P68"/>
      <text:p text:style-name="P607"><text:span text:style-name="T219">Имеют 2 формы: именительный и объектный падеж. В английском языке</text:span><text:span text:style-name="T233"> всего </text:span><text:span text:style-name="T224">2</text:span><text:span text:style-name="T219"> падежа: именительный и объектный. Объектный падеж соответсвует косвенному падежу.</text:span></text:p>
      <text:p text:style-name="P68"/>
      <text:p text:style-name="P593"><text:span text:style-name="T184">Личные местоимения </text:span><text:span text:style-name="T221">в именительном падеже</text:span><text:span text:style-name="T222"> </text:span><text:span text:style-name="T223">отвечают на вопросы «кто?», «что?» </text:span></text:p>
      <text:p text:style-name="P593"><text:span text:style-name="T223">и заменяют </text:span><text:span text:style-name="T224">собой </text:span><text:span text:style-name="T223">подлежащее:</text:span></text:p>
      <text:p text:style-name="P112"/>
      <text:list xml:id="list3508420713" text:style-name="L31">
        <text:list-item>
          <text:p text:style-name="P743">I — я;</text:p>
        </text:list-item>
        <text:list-item>
          <text:p text:style-name="P743">you — ты/вы;</text:p>
        </text:list-item>
        <text:list-item>
          <text:p text:style-name="P743">he — он;</text:p>
        </text:list-item>
        <text:list-item>
          <text:p text:style-name="P743">she — она;</text:p>
        </text:list-item>
        <text:list-item>
          <text:p text:style-name="P743">it — он/она/оно/это;</text:p>
        </text:list-item>
        <text:list-item>
          <text:p text:style-name="P743">we — мы;</text:p>
        </text:list-item>
        <text:list-item>
          <text:p text:style-name="P743">they — они;</text:p>
        </text:list-item>
      </text:list>
      <text:p text:style-name="P418"/>
      <text:p text:style-name="P300"><text:span text:style-name="T140">I</text:span> <text:span text:style-name="T149">love</text:span> <text:span text:style-name="T162">Jave</text:span> — Я люблю Джейн</text:p>
      <text:p text:style-name="P300"/>
      <text:p text:style-name="P69"><text:span text:style-name="T630">Местоимение</text:span><text:span text:style-name="T35"> </text:span><text:span text:style-name="T2">I</text:span> заменяет первое лицо <text:span text:style-name="T629">и</text:span> <text:span text:style-name="T629">в</text:span>сегда пишется с большой буквы. </text:p>
      <text:p text:style-name="P69"><text:span text:style-name="T630">Местоимения </text:span><text:span text:style-name="T35">h</text:span><text:span text:style-name="T2">e, she</text:span> заменяют человека. Они не могут заменить предмет или животное.</text:p>
      <text:p text:style-name="P68"/>
      <text:p text:style-name="P69"><text:span text:style-name="T630">Местоимение</text:span><text:span text:style-name="T35"> y</text:span><text:span text:style-name="T2">ou</text:span> заменяет второе лицо. По умолчанию означает «вы» и лишь по тону </text:p>
      <text:p text:style-name="P69">и словам можно догадаться что вместо «вы», хотят сказать «ты».</text:p>
      <text:p text:style-name="P68"/>
      <text:p text:style-name="P592"><text:span text:style-name="T220">Местоимение</text:span><text:span text:style-name="T33"> i</text:span><text:span text:style-name="T34">t</text:span><text:span text:style-name="T219"> заменяет неодушевленный предмет </text:span><text:span text:style-name="T220">и</text:span><text:span text:style-name="T219"> животн</text:span><text:span text:style-name="T221">ое (в единственном числе)</text:span><text:span text:style-name="T219">.</text:span></text:p>
      <text:p text:style-name="P594"><text:span text:style-name="T221">Местоимение</text:span><text:span text:style-name="T34"> they</text:span><text:span text:style-name="T219"> </text:span><text:span text:style-name="T221">з</text:span><text:span text:style-name="T219">аменя</text:span><text:span text:style-name="T221">е</text:span><text:span text:style-name="T219">т людей и неодушевленные предметы.</text:span></text:p>
      <text:p text:style-name="P68"/>
      <text:p text:style-name="P592"><text:span text:style-name="T34">Where is the </text:span><text:span text:style-name="T129">book</text:span><text:span text:style-name="T34">? </text:span><text:span text:style-name="T129">It</text:span><text:span text:style-name="T34"> is on the table — Где </text:span><text:span text:style-name="T129">книга</text:span><text:span text:style-name="T34">? </text:span><text:span text:style-name="T129">Она</text:span><text:span text:style-name="T34"> на столе.</text:span></text:p>
      <text:p text:style-name="P299"><text:span text:style-name="T628">Where are the </text:span><text:span text:style-name="T392">keys</text:span><text:span text:style-name="T628">? </text:span><text:span text:style-name="T392">They</text:span><text:span text:style-name="T628"> are on the table — Где </text:span><text:span text:style-name="T392">ключи</text:span><text:span text:style-name="T628">? </text:span><text:span text:style-name="T392">Они</text:span><text:span text:style-name="T628"> на столе.</text:span></text:p>
      <text:p text:style-name="P299"/>
      <text:p text:style-name="P440"><text:span text:style-name="T222">Если</text:span><text:span text:style-name="T221"> сказуемое </text:span><text:span text:style-name="T222">это</text:span><text:span text:style-name="T219">: </text:span><text:span text:style-name="T34">like</text:span><text:span text:style-name="T219">, </text:span><text:span text:style-name="T34">have</text:span><text:span text:style-name="T219">, </text:span><text:span text:style-name="T34">enjoy,</text:span><text:span text:style-name="T219"> </text:span><text:span text:style-name="T34">need</text:span><text:span text:style-name="T219">, </text:span><text:span text:style-name="T222">то </text:span><text:span text:style-name="T219">подлежащие </text:span><text:span text:style-name="T222">будет</text:span><text:span text:style-name="T219"> </text:span><text:span text:style-name="T222">в </text:span><text:span text:style-name="T221">объектн</text:span><text:span text:style-name="T222">ом</text:span><text:span text:style-name="T219"> падеж</text:span><text:span text:style-name="T222">е</text:span><text:span text:style-name="T219">.</text:span></text:p>
      <text:p text:style-name="P298"><text:span text:style-name="T379">I</text:span> like my job — <text:span text:style-name="T379">Мне</text:span> нравится моя работа.</text:p>
      <text:p text:style-name="P68"/>
      <text:p text:style-name="P70">Личные местоимения в объектном падеже <text:span text:style-name="T631">отвечают на вопрос</text:span><text:span text:style-name="T632">ы</text:span><text:span text:style-name="T631"> «кого?», «кому?», «кем?» </text:span><text:s/></text:p>
      <text:p text:style-name="P70"><text:span text:style-name="T631">(«чего?», «чему?», «чем?» для неодушевлен.) и </text:span><text:span text:style-name="T630">заменяют дополнение:</text:span></text:p>
      <text:p text:style-name="P70"/>
      <text:list xml:id="list1233121443" text:style-name="L32">
        <text:list-item>
          <text:p text:style-name="P744">me — меня, мне, мной;</text:p>
        </text:list-item>
        <text:list-item>
          <text:p text:style-name="P744">you — тебя, тебе, тобой / вас, вам, вами;</text:p>
        </text:list-item>
        <text:list-item>
          <text:p text:style-name="P744">him — его, ему, им;</text:p>
        </text:list-item>
        <text:list-item>
          <text:p text:style-name="P744">her — ее, ей;</text:p>
        </text:list-item>
        <text:list-item>
          <text:p text:style-name="P745">it — его, ему, им, <text:span text:style-name="T631">ее, ей</text:span> (неодушевлен.);</text:p>
        </text:list-item>
        <text:list-item>
          <text:p text:style-name="P744">us — нас, нам, нами;</text:p>
        </text:list-item>
        <text:list-item>
          <text:p text:style-name="P744">them — их, им, ими.</text:p>
        </text:list-item>
      </text:list>
      <text:p text:style-name="P302"/>
      <text:p text:style-name="P301"><text:span text:style-name="T140">Jane</text:span> <text:span text:style-name="T149">loves</text:span> <text:span text:style-name="T162">me</text:span> — Джейн любит меня</text:p>
      <text:p text:style-name="P166"/>
      <text:p text:style-name="P166">Притяжательные местоимения</text:p>
      <text:p text:style-name="P77"/>
      <text:p text:style-name="P71">Отвечают на вопрос «чей?» и заменяют собой артикли.</text:p>
      <text:p text:style-name="P71"/>
      <text:p text:style-name="P72">Притяжательные местоимения 1 типа употребляются в связке с существительным</text:p>
      <text:p text:style-name="P72">(существительное обязательно идет после):</text:p>
      <text:list xml:id="list3489616021" text:style-name="L33">
        <text:list-item>
          <text:p text:style-name="P746"><text:soft-page-break/>my — мой;</text:p>
        </text:list-item>
        <text:list-item>
          <text:p text:style-name="P746">your — твой/ваш;</text:p>
        </text:list-item>
        <text:list-item>
          <text:p text:style-name="P746">his — его;</text:p>
        </text:list-item>
        <text:list-item>
          <text:p text:style-name="P746">her — ее;</text:p>
        </text:list-item>
        <text:list-item>
          <text:p text:style-name="P746">its — этого.</text:p>
        </text:list-item>
        <text:list-item>
          <text:p text:style-name="P746">our — наш;</text:p>
        </text:list-item>
        <text:list-item>
          <text:p text:style-name="P746">their — их;</text:p>
        </text:list-item>
      </text:list>
      <text:p text:style-name="P304"/>
      <text:p text:style-name="P303">I like <text:span text:style-name="T379">my work</text:span> — Мне нравится <text:span text:style-name="T379">моя работа</text:span>. (без артикля)</text:p>
      <text:p text:style-name="P303">He likes <text:span text:style-name="T379">his work</text:span> — Ему нравится <text:span text:style-name="T379">его работа</text:span>.</text:p>
      <text:p text:style-name="P303"/>
      <text:p text:style-name="P71">Иногда такие местоимения удобнее переводить словом «свой» и его вариантами.</text:p>
      <text:p text:style-name="P303">He loves <text:span text:style-name="T379">his</text:span> native town — Он любит <text:span text:style-name="T379">свой</text:span> родной город.</text:p>
      <text:p text:style-name="P303"/>
      <text:p text:style-name="P73">Притяжательные местоимения 2го типа употребляются самостоятельно:</text:p>
      <text:list xml:id="list3105129682" text:style-name="L34">
        <text:list-item>
          <text:p text:style-name="P747">mine — мой;</text:p>
        </text:list-item>
        <text:list-item>
          <text:p text:style-name="P748">yours — твой/ваш;</text:p>
        </text:list-item>
        <text:list-item>
          <text:p text:style-name="P748">his — его;</text:p>
        </text:list-item>
        <text:list-item>
          <text:p text:style-name="P748">hers — ее;</text:p>
        </text:list-item>
        <text:list-item>
          <text:p text:style-name="P748">its — этого;</text:p>
        </text:list-item>
        <text:list-item>
          <text:p text:style-name="P748">ours — наш;</text:p>
        </text:list-item>
        <text:list-item>
          <text:p text:style-name="P748">theirs — их;</text:p>
        </text:list-item>
      </text:list>
      <text:p text:style-name="P305"/>
      <text:p text:style-name="P305">Don`t touch it. It`s <text:span text:style-name="T379">mine</text:span> — Не трогай это. Это <text:span text:style-name="T379">мое</text:span>.</text:p>
      <text:p text:style-name="P305"/>
      <text:p text:style-name="P188">Возвратные местоимения</text:p>
      <text:p text:style-name="P74"/>
      <text:p text:style-name="P595"><text:span text:style-name="T261">С</text:span><text:span text:style-name="T225">остоят из 2х частей: корня </text:span><text:span text:style-name="T36">my/your/him/her/it/our/them</text:span><text:span text:style-name="T225"> и окончания </text:span><text:span text:style-name="T36">-self</text:span><text:span text:style-name="T225">. </text:span></text:p>
      <text:p text:style-name="P595"><text:span text:style-name="T232">П</text:span><text:span text:style-name="T226">оказывают, что человек совершает дейсвтие по отношению к самому себе и перевод</text:span><text:span text:style-name="T232">ся</text:span><text:span text:style-name="T226"> словами «себя», «себе», «собой» либо появляются у глаголов, в виде окончания -сь, -ся.</text:span></text:p>
      <text:p text:style-name="P78"/>
      <text:p text:style-name="P306"><text:span text:style-name="T633">I looked at </text:span><text:span text:style-name="T393">myself</text:span><text:span text:style-name="T633"> in the mirror — Я посмотрела на </text:span><text:span text:style-name="T393">себя</text:span><text:span text:style-name="T633"> в зеркало.</text:span></text:p>
      <text:p text:style-name="P306"><text:span text:style-name="T633">He had to explain </text:span><text:span text:style-name="T393">himself</text:span><text:span text:style-name="T633"> — Ему пришлось объяснить</text:span><text:span text:style-name="T393">ся</text:span></text:p>
      <text:p text:style-name="P407"/>
      <text:p text:style-name="P199"><text:span text:style-name="T633">Местоимение, образованное от </text:span><text:span text:style-name="T37">you,</text:span><text:span text:style-name="T633"> имеет варианты: </text:span><text:span text:style-name="T37">yourself</text:span><text:span text:style-name="T633"> и </text:span><text:span text:style-name="T37">yourselves</text:span><text:span text:style-name="T633">. Это практически</text:span></text:p>
      <text:p text:style-name="P209">единственный случай в английском, когда видны отличия между «ты» и «вы».</text:p>
      <text:p text:style-name="P199"/>
      <text:p text:style-name="P371">You talk to yourself when you sleep — Ты говоришь с собой, когда спишь.</text:p>
      <text:p text:style-name="P371">You should belive in yourselves — Вы должны верить в себя.</text:p>
      <text:p text:style-name="P371"/>
      <text:p text:style-name="P199">Местоимение <text:span text:style-name="T2">itself</text:span> используется в значении «сам по себе», «само собой» и стоит после</text:p>
      <text:p text:style-name="P199">существительных в единственном числе или абстракный понятиях.</text:p>
      <text:p text:style-name="P371"/>
      <text:p text:style-name="P371">I hope crisis resolves itself — Я надеюсь, кризис разрешится сам собой.</text:p>
      <text:p text:style-name="P371"/>
      <text:p text:style-name="P200">Глаголы, <text:span text:style-name="T635">с котор.</text:span> не используются возвратные местоимения: <text:span text:style-name="T2">concentrate, relax, feel, meet</text:span>.</text:p>
      <text:p text:style-name="P199"/>
      <text:p text:style-name="P371">I feel good — Я чувствую себя хорошо <text:span text:style-name="T635">(feel myself — неправильно)</text:span>.</text:p>
      <text:p text:style-name="P371">You need to relax — Тебе нужно расслабиться.</text:p>
      <text:p text:style-name="P371"/>
      <text:p text:style-name="P199">Возвратные местоимения также используются, когда необходимо подчеркнуть что человек</text:p>
      <text:p text:style-name="P199">сделал что-то сам. В этом случае они так и переводятся: «сам, самостоятельно».</text:p>
      <text:p text:style-name="P371"><text:soft-page-break/>If you want to do it well, do it yourself — Хочешь сделать хорошо, делай это сам.</text:p>
      <text:p text:style-name="P371"/>
      <text:p text:style-name="P164">Указательные местоимения</text:p>
      <text:p text:style-name="P199"/>
      <text:p text:style-name="P599"><text:span text:style-name="T656">У</text:span>казывают на человека, предмет или <text:span text:style-name="T637">мысль. </text:span><text:span text:style-name="T638">Заменяются артиклем the:</text:span></text:p>
      <text:list xml:id="list3854912362" text:style-name="L35">
        <text:list-item>
          <text:p text:style-name="P777">this, <text:span text:style-name="T636">that</text:span> — этот, <text:span text:style-name="T636">тот</text:span>;</text:p>
        </text:list-item>
        <text:list-item>
          <text:p text:style-name="P778">these, those — эти, те;</text:p>
        </text:list-item>
      </text:list>
      <text:p text:style-name="P372"/>
      <text:p text:style-name="P202">Если объект близко, то используют<text:span text:style-name="T636">ся</text:span> this <text:span text:style-name="T636">или </text:span>these. </text:p>
      <text:p text:style-name="P202">Если объект далеко и до него не дотянуться — то that <text:span text:style-name="T636">или </text:span>those.</text:p>
      <text:p text:style-name="P201"/>
      <text:p text:style-name="P372">This is my friend Joe — <text:span text:style-name="T636">(Вот) Э</text:span>то мой друг Джо.</text:p>
      <text:p text:style-name="P372">Those pictures on the wall are very beautiful — Те картины на стене очень красивые.</text:p>
      <text:p text:style-name="P204"/>
      <text:p text:style-name="P607"><text:span text:style-name="T270">Очень часто </text:span><text:span text:style-name="T71">this</text:span><text:span text:style-name="T270"> и </text:span><text:span text:style-name="T71">that</text:span><text:span text:style-name="T270"> выступают формальным подлежащим, указывая на мысль. В этом случае </text:span><text:span text:style-name="T71">this</text:span><text:span text:style-name="T270"> соответсвует тому, о чем человек </text:span><text:span text:style-name="T271">говорит или </text:span><text:span text:style-name="T270">думает сейчас, а </text:span><text:span text:style-name="T71">that</text:span><text:span text:style-name="T270"> — тому, </text:span></text:p>
      <text:p text:style-name="P607"><text:span text:style-name="T270">о чем </text:span><text:span text:style-name="T271">говорил или </text:span><text:span text:style-name="T270">думал раньше. Также </text:span><text:span text:style-name="T71">that</text:span><text:span text:style-name="T270"> может указывать на прошло</text:span><text:span text:style-name="T280">е </text:span><text:span text:style-name="T270">событие.</text:span></text:p>
      <text:p text:style-name="P203"/>
      <text:p text:style-name="P373">I`ve got a new job! That`s good news — Я получил работу. Это хорошие новости</text:p>
      <text:p text:style-name="P373">(that указывает на озвученную ранее мысл<text:span text:style-name="T638">ь</text:span>).</text:p>
      <text:p text:style-name="P203"/>
      <text:p text:style-name="P373">Thanks for help. That was nice of you — Спасибо за помощь. Это было мило с вашей стороны (that указывает на ранее произошедшее событие).</text:p>
      <text:p text:style-name="P373"/>
      <text:p text:style-name="P635"><text:span text:style-name="T299">Иногда,</text:span><text:span text:style-name="T300"> вместо </text:span><text:span text:style-name="T91">this is,</text:span><text:span text:style-name="T300"> используют </text:span><text:span text:style-name="T91">it is</text:span><text:span text:style-name="T300">. Разницы между этим</text:span><text:span text:style-name="T301">и</text:span><text:span text:style-name="T300"> словосочетаниями нет.</text:span></text:p>
      <text:p text:style-name="P374">This is my book / It is my book — Это моя книга.</text:p>
      <text:p text:style-name="P374"/>
      <text:p text:style-name="P185">Неопределенные местоимения </text:p>
      <text:p text:style-name="P205"/>
      <text:p text:style-name="P655"><text:span text:style-name="T95">S</text:span><text:span text:style-name="T72">ome, any, no, every</text:span><text:span text:style-name="T272"> связаны с чем-то неопределенным и часто выпадают при переводе. </text:span></text:p>
      <text:p text:style-name="P242">Могут использоваться как с существительным, так и сами по себе.</text:p>
      <text:p text:style-name="P206"/>
      <text:p text:style-name="P600"><text:span text:style-name="T272">Местоимения </text:span><text:span text:style-name="T72">some</text:span><text:span text:style-name="T272"> и </text:span><text:span text:style-name="T72">any</text:span><text:span text:style-name="T272"> означают «какой-то», «некоторый», «несколько». </text:span><text:span text:style-name="T273">Они с</text:span><text:span text:style-name="T272">тоят перед существительным во множественно числе или перед неисчисляемым существительным.</text:span></text:p>
      <text:p text:style-name="P206"/>
      <text:p text:style-name="P375">I have some friends — У меня есть (некоторые) друзья.</text:p>
      <text:p text:style-name="P375">Give me some water, please — Дай мне немного воды, пожалуйста.</text:p>
      <text:p text:style-name="P375">Here are the cookies. Would you like some? — Вот печенье. Хочешь?</text:p>
      <text:p text:style-name="P206"/>
      <text:p text:style-name="P206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206">Связка <text:span text:style-name="T2">not</text:span> + <text:span text:style-name="T2">any</text:span> обычно переводится двойным отрицанием.</text:p>
      <text:p text:style-name="P206"/>
      <text:p text:style-name="P375">I have n<text:span text:style-name="T641">o</text:span>t got any friends — У меня нет никаких друзей.</text:p>
      <text:p text:style-name="P375"/>
      <text:p text:style-name="P207">В утвержениях <text:span text:style-name="T2">some</text:span> ставить не обязательно. <text:span text:style-name="T639">А вот в вопросах активно используются </text:span></text:p>
      <text:p text:style-name="P210">оба местоимения, т. к. здесь они передают разный смысл.</text:p>
      <text:p text:style-name="P206"/>
      <text:p text:style-name="P601"><text:span text:style-name="T73">Some</text:span><text:span text:style-name="T273"> в вопросах имеет позитивный оттенок и используется когда что-то предлагают или просят, предполагая что это </text:span><text:span text:style-name="T274">есть</text:span><text:span text:style-name="T273"> у самих, либо у т</text:span><text:span text:style-name="T274">ех</text:span><text:span text:style-name="T273">, кому адресована просьба.</text:span></text:p>
      <text:p text:style-name="P376"/>
      <text:p text:style-name="P601"><text:span text:style-name="T72">Any,</text:span><text:span text:style-name="T272"> </text:span><text:span text:style-name="T274">наоборот, </text:span><text:span text:style-name="T272">передает сомнение </text:span><text:span text:style-name="T274">о </text:span><text:span text:style-name="T272">наличии </text:span><text:span text:style-name="T274">того</text:span><text:span text:style-name="T272">, </text:span><text:span text:style-name="T275">что</text:span><text:span text:style-name="T272"> спрашивают, поэтому обычно используется </text:span><text:span text:style-name="T274">в вопросах</text:span><text:span text:style-name="T272">, </text:span><text:span text:style-name="T274">где</text:span><text:span text:style-name="T272"> нужн</text:span><text:span text:style-name="T281">а</text:span><text:span text:style-name="T272"> дополнительн</text:span><text:span text:style-name="T281">ая</text:span><text:span text:style-name="T272"> информаци</text:span><text:span text:style-name="T281">я</text:span><text:span text:style-name="T272">.</text:span></text:p>
      <text:p text:style-name="P376"><text:soft-page-break/>Would you like some milk? — Вы хотите молока? (<text:span text:style-name="T640">могу </text:span>поделиться)</text:p>
      <text:p text:style-name="P376">Could you give me some milk? — Я могу попросить молока? (поделитесь пожалуйста)</text:p>
      <text:p text:style-name="P376">Have you got any milk in the fridge? — У тебя есть молоко в холодильнике?</text:p>
      <text:p text:style-name="P376"/>
      <text:p text:style-name="P207">Если задается вопрос и ожидается положительный ответ, то используется <text:span text:style-name="T2">some</text:span>.</text:p>
      <text:p text:style-name="P376">Are you waiting for some people? — Ты ждешь каких-то людей? (не так ли?)</text:p>
      <text:p text:style-name="P376"/>
      <text:p text:style-name="P653"><text:span text:style-name="T282">Местоимение </text:span><text:span text:style-name="T77">no</text:span><text:span text:style-name="T282"> </text:span><text:span text:style-name="T283">может </text:span><text:span text:style-name="T282">заменя</text:span><text:span text:style-name="T283">ть</text:span><text:span text:style-name="T282"> </text:span><text:span text:style-name="T96">not</text:span><text:span text:style-name="T305"> + </text:span><text:span text:style-name="T77">any</text:span><text:span text:style-name="T282">. </text:span><text:span text:style-name="T96">N</text:span><text:span text:style-name="T77">o</text:span><text:span text:style-name="T282"> стоит перед существительным, а</text:span><text:span text:style-name="T304"> </text:span><text:span text:style-name="T77">not</text:span><text:span text:style-name="T282"> идет вместе со вспом</text:span><text:span text:style-name="T303">.</text:span><text:span text:style-name="T282"> глаголом. Они не могут использоваться вместе в одном предложении.</text:span></text:p>
      <text:p text:style-name="P208"/>
      <text:p text:style-name="P377">There are no shops here / There aren`t any shops here — Здесь нет магазинов.</text:p>
      <text:p text:style-name="P377"/>
      <text:p text:style-name="P241">Местоимение <text:span text:style-name="T2">every</text:span> означает «всякий», «каждый». <text:span text:style-name="T681">Используется в утверждениях и вопросах.</text:span></text:p>
      <text:p text:style-name="P377"/>
      <text:p text:style-name="P602"><text:span text:style-name="T276">Неопределенные местоимения могут объединяться со словами: </text:span><text:span text:style-name="T74">body/one</text:span><text:span text:style-name="T276">, </text:span><text:span text:style-name="T74">thing</text:span><text:span text:style-name="T276"> или </text:span><text:span text:style-name="T74">where</text:span><text:span text:style-name="T276">.</text:span></text:p>
      <text:p text:style-name="P215">В этом случае они будут переводится как «кто-то», «что-то», «где-то». Частица <text:span text:style-name="T2">not</text:span> также не используется в одном предложении с <text:span text:style-name="T2">nobody/nothing/nowhere</text:span>.</text:p>
      <text:p text:style-name="P211"/>
      <text:p text:style-name="P307"><text:span text:style-name="T403">There is </text:span><text:span text:style-name="T379">somebody</text:span><text:span text:style-name="T403"> in the street — </text:span><text:span text:style-name="T379">Кто-то</text:span><text:span text:style-name="T403"> на улице.</text:span></text:p>
      <text:p text:style-name="P307"><text:span text:style-name="T403">Is there </text:span><text:span text:style-name="T379">anybody</text:span><text:span text:style-name="T403"> in the street? — Есть </text:span><text:span text:style-name="T379">кто</text:span><text:span text:style-name="T403"> на улице?</text:span></text:p>
      <text:p text:style-name="P307"><text:span text:style-name="T403">There is </text:span><text:span text:style-name="T379">nobody</text:span><text:span text:style-name="T403"> in the street / There isn`t </text:span><text:span text:style-name="T379">anybody</text:span><text:span text:style-name="T403"> in the street — </text:span><text:span text:style-name="T379">Никого</text:span><text:span text:style-name="T403"> нет на улице.</text:span></text:p>
      <text:p text:style-name="P654"><text:span text:style-name="T93">There is </text:span><text:span text:style-name="T135">everybody</text:span><text:span text:style-name="T93"> in the street — На улице </text:span><text:span text:style-name="T135">все</text:span><text:span text:style-name="T93"> </text:span><text:span text:style-name="T94">(каждый)</text:span><text:span text:style-name="T93">.</text:span></text:p>
      <text:p text:style-name="P404"/>
      <text:p text:style-name="P404"/>
      <text:p text:style-name="P547"><text:span text:style-name="T606">П</text:span><text:span text:style-name="T605">ритяжательный падеж </text:span><text:span text:style-name="T609">(Possessive Voice)</text:span></text:p>
      <text:p text:style-name="P211"/>
      <text:p text:style-name="P606"><text:span text:style-name="T279">У</text:span><text:span text:style-name="T276">казывает на владельца </text:span><text:span text:style-name="T279">предмета</text:span><text:span text:style-name="T276">. Чтобы поставить </text:span><text:span text:style-name="T277">владельца</text:span><text:span text:style-name="T276"> в этот падеж, нужно добавить к нему окончание </text:span><text:span text:style-name="T74">`s</text:span><text:span text:style-name="T276">. </text:span><text:span text:style-name="T279">Как</text:span><text:span text:style-name="T276"> и притяжательное местоимение, отвечает на вопрос «чей?». </text:span></text:p>
      <text:p text:style-name="P212"/>
      <text:p text:style-name="P308"><text:span text:style-name="T417">This is </text:span><text:span text:style-name="T394">Tom`s</text:span><text:span text:style-name="T417"> friend — Это друг </text:span><text:span text:style-name="T394">Тома</text:span><text:span text:style-name="T417"> (</text:span><text:span text:style-name="T418">владелец</text:span><text:span text:style-name="T417"> в притяжательном падеже)</text:span></text:p>
      <text:p text:style-name="P308"><text:span text:style-name="T417">This is </text:span><text:span text:style-name="T394">his</text:span><text:span text:style-name="T417"> friend — Это </text:span><text:span text:style-name="T394">его</text:span><text:span text:style-name="T417"> друг (притяжательное местоимение)</text:span></text:p>
      <text:p text:style-name="P211"/>
      <text:p text:style-name="P604"><text:span text:style-name="T276">Если предмет является частью другого </text:span><text:span text:style-name="T278">(большего) </text:span><text:span text:style-name="T276">предмета, то вместо притяжательного падежа используется предлог </text:span><text:span text:style-name="T74">of</text:span><text:span text:style-name="T276">. Т. к. владельцем может быть кто-то живой.</text:span></text:p>
      <text:p text:style-name="P213"/>
      <text:p text:style-name="P379">The wheel of the car — Колесо машины (Car`s wheel неправильно).</text:p>
      <text:p text:style-name="P379"/>
      <text:p text:style-name="P243">С общественным организациями можно использовать как окончание <text:span text:style-name="T2">`s</text:span>, так и предлог <text:span text:style-name="T2">of</text:span>.</text:p>
      <text:p text:style-name="P403">government`s policy / policy of the government (политика правительства).</text:p>
      <text:p text:style-name="P211"/>
      <text:p text:style-name="P602"><text:span text:style-name="T276">Если </text:span><text:span text:style-name="T277">владелец</text:span><text:span text:style-name="T276"> только подразумевается, то его можно не указывать.</text:span></text:p>
      <text:p text:style-name="P378">This isn`t my car. It`s my brothers`s — Это не моя машина. Она брата.</text:p>
      <text:p text:style-name="P211"/>
      <text:p text:style-name="P603"><text:span text:style-name="T276">Если </text:span><text:span text:style-name="T278">владелец</text:span><text:span text:style-name="T276"> идет в связке с прилагательным или местоимением, </text:span><text:span text:style-name="T277">или владельцев несколько, то </text:span><text:span text:style-name="T75">`s</text:span><text:span text:style-name="T277"> ставится в конце: </text:span><text:span text:style-name="T75">a </text:span><text:span text:style-name="T130">big dog`s</text:span><text:span text:style-name="T75"> owner, </text:span><text:span text:style-name="T130">my friend`s</text:span><text:span text:style-name="T75"> house, </text:span><text:span text:style-name="T131">Tom</text:span><text:span text:style-name="T132"> and </text:span><text:span text:style-name="T131">Jil</text:span><text:span text:style-name="T132">`s</text:span><text:span text:style-name="T74"> wedding.</text:span></text:p>
      <text:p text:style-name="P211"/>
      <text:p text:style-name="P605"><text:span text:style-name="T276">Если </text:span><text:span text:style-name="T278">владелец</text:span><text:span text:style-name="T276"> во множественном числе, то в конце пишется только апостроф, без </text:span><text:span text:style-name="T74">s</text:span><text:span text:style-name="T276">. </text:span></text:p>
      <text:p text:style-name="P214">Но если во множественном числе слово-исключение, то применяются обычные правила: </text:p>
      <text:p text:style-name="P636"><text:span text:style-name="T74">my </text:span><text:span text:style-name="T132">friends`</text:span><text:span text:style-name="T74"> school, </text:span><text:span text:style-name="T132">men`s</text:span><text:span text:style-name="T74"> clothes </text:span><text:span text:style-name="T76">(мужская одежда)</text:span><text:span text:style-name="T276">.</text:span></text:p>
      <text:p text:style-name="P13"/>
      <text:p text:style-name="P13"/>
      <text:p text:style-name="P13"/>
      <text:p text:style-name="P693"><text:span text:style-name="T606">С</text:span><text:span text:style-name="T605">уществительное </text:span><text:span text:style-name="T609">(Noun)</text:span></text:p>
      <text:p text:style-name="P216"/>
      <text:p text:style-name="P217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217"/>
      <text:p text:style-name="P167">Множественное число</text:p>
      <text:p text:style-name="P217"/>
      <text:p text:style-name="P217">Распространяется только на существительные и не касается прилагательных.</text:p>
      <text:p text:style-name="P217">Образуется с помощью окончания <text:span text:style-name="T2">-s</text:span> или <text:span text:style-name="T2">-es</text:span>.</text:p>
      <text:p text:style-name="P217"/>
      <text:p text:style-name="P380">A blue ballon<text:span text:style-name="T600">s</text:span> — Голуб<text:span text:style-name="T379">ые</text:span> шарик<text:span text:style-name="T379">и</text:span>.</text:p>
      <text:p text:style-name="P217"/>
      <text:p text:style-name="P167">Исчисляемые и неисчисляемые</text:p>
      <text:p text:style-name="P217"/>
      <text:p text:style-name="P224">Исчисляемые существительные можно посчитать. Они могут быть как в единственном, </text:p>
      <text:p text:style-name="P608"><text:span text:style-name="T284">так и во множественном числе. Количество можно указать числом, наречием или артиклем </text:span><text:span text:style-name="T78">a</text:span><text:span text:style-name="T284">.</text:span></text:p>
      <text:p text:style-name="P409"/>
      <text:p text:style-name="P309"><text:span text:style-name="T395">3</text:span><text:span text:style-name="T419"> apples — 3 яблока </text:span><text:span text:style-name="T420">(числительное)</text:span><text:span text:style-name="T419">. </text:span></text:p>
      <text:p text:style-name="P608"><text:span text:style-name="T133">Many</text:span><text:span text:style-name="T78"> books — Много книг </text:span><text:span text:style-name="T79">(местоимение)</text:span><text:span text:style-name="T78">.</text:span></text:p>
      <text:p text:style-name="P309"><text:span text:style-name="T419">I want </text:span><text:span text:style-name="T395">a</text:span><text:span text:style-name="T419"> banana — Я хочу банан </text:span><text:span text:style-name="T420">(артикль a означает one)</text:span><text:span text:style-name="T419">.</text:span></text:p>
      <text:p text:style-name="P383"/>
      <text:p text:style-name="P608"><text:span text:style-name="T284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78">it</text:span><text:span text:style-name="T284">. </text:span><text:span text:style-name="T302">Ч</text:span><text:span text:style-name="T284">тобы выразить их кол-во</text:span><text:span text:style-name="T285">,</text:span><text:span text:style-name="T284"> используется мерка:</text:span></text:p>
      <text:p text:style-name="P224"/>
      <text:p text:style-name="P225">Мерка для жидкостей:</text:p>
      <text:list xml:id="list4052156745" text:style-name="L36">
        <text:list-item>
          <text:p text:style-name="P779">a glass of — стакан;</text:p>
        </text:list-item>
        <text:list-item>
          <text:p text:style-name="P779">a cup of — чашка;</text:p>
        </text:list-item>
        <text:list-item>
          <text:p text:style-name="P779">a jar of — банка;</text:p>
        </text:list-item>
        <text:list-item>
          <text:p text:style-name="P779">a jug of — кувшин;</text:p>
        </text:list-item>
        <text:list-item>
          <text:p text:style-name="P779">a bottle of — бутылка;</text:p>
        </text:list-item>
      </text:list>
      <text:p text:style-name="P224"/>
      <text:p text:style-name="P225">Мерка для сыпучих веществ:</text:p>
      <text:list xml:id="list1782216840" text:style-name="L37">
        <text:list-item>
          <text:p text:style-name="P780">a packet of — упаковка;</text:p>
        </text:list-item>
        <text:list-item>
          <text:p text:style-name="P780">a bowl of — миска;</text:p>
        </text:list-item>
        <text:list-item>
          <text:p text:style-name="P780">a bag of — мешок;</text:p>
        </text:list-item>
        <text:list-item>
          <text:p text:style-name="P780">a kilo of — килограм;</text:p>
        </text:list-item>
      </text:list>
      <text:p text:style-name="P224"/>
      <text:p text:style-name="P225">Мерка для продуктов, которые режут:</text:p>
      <text:list xml:id="list194849915057946" text:continue-numbering="true" text:style-name="L37">
        <text:list-item>
          <text:p text:style-name="P780">a piece/slice of — кусочек;</text:p>
        </text:list-item>
        <text:list-item>
          <text:p text:style-name="P780">a loaf of — буханка;</text:p>
        </text:list-item>
      </text:list>
      <text:p text:style-name="P224"/>
      <text:p text:style-name="P609"><text:span text:style-name="T262">Существительные, которые всегда неислисляемые: </text:span><text:span text:style-name="T61">news, money, bad luck, traffic, furniture, progress, information, advice, hair, paper, food.</text:span></text:p>
      <text:p text:style-name="P383"/>
      <text:p text:style-name="P383">It is good news — Это хорошие новости (без артикля).</text:p>
      <text:p text:style-name="P383">I need good advice — Мне нужен хороший совет (без артикля).</text:p>
      <text:p text:style-name="P383"/>
      <text:p text:style-name="P168">Несколько существительных рядом</text:p>
      <text:p text:style-name="P218"/>
      <text:p text:style-name="P218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218"><text:soft-page-break/>Первое существительное всегда стоит в единственном числе.</text:p>
      <text:p text:style-name="P218"/>
      <text:p text:style-name="P381">A tennis ball — теннисный мяч / мяч для тенниса;</text:p>
      <text:p text:style-name="P381">A income tax — подоходный налог / налог на прибыль;</text:p>
      <text:p text:style-name="P381"/>
      <text:p text:style-name="P218">Иногда первое существительное имеет окончание -ing. По правилам английского, </text:p>
      <text:p text:style-name="P218">глагол с окончанием -ing грамматически является существительным.</text:p>
      <text:p text:style-name="P218"/>
      <text:p text:style-name="P381">A swimming pool — плавательный бассейн;</text:p>
      <text:p text:style-name="Standard"/>
      <text:p text:style-name="Standard"/>
      <text:p text:style-name="P7">Артикли <text:span text:style-name="T2">(Articles)</text:span></text:p>
      <text:p text:style-name="P610"/>
      <text:p text:style-name="P611"><text:span text:style-name="T286">Это маленькие слова перед существительными, которые передают </text:span><text:span text:style-name="T287">их</text:span><text:span text:style-name="T286"> краткую характеристику. Есть 2 вида артикля: неопределенный (</text:span><text:span text:style-name="T80">a/an) </text:span><text:span text:style-name="T287">и</text:span><text:span text:style-name="T81"> </text:span><text:span text:style-name="T286">определенный (</text:span><text:span text:style-name="T80">the)</text:span><text:span text:style-name="T286">.</text:span></text:p>
      <text:p text:style-name="P219"/>
      <text:p text:style-name="P179">Неопределенный артикль <text:span text:style-name="T38">a/an</text:span></text:p>
      <text:p text:style-name="P220"/>
      <text:p text:style-name="P221">Указывает на какой-то один неопределенный предмет. Каждый человек может представить </text:p>
      <text:p text:style-name="P222">по разному такой предмет. 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21"/>
      <text:p text:style-name="P382">A house — Дом (один представит особняк, другой — маленький домик).</text:p>
      <text:p text:style-name="P382">I have <text:span text:style-name="T379">a</text:span> cat / I have <text:span text:style-name="T379">one</text:span> cat — У меня есть (одна такая) кошка.</text:p>
      <text:p text:style-name="P221"/>
      <text:p text:style-name="P221"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21">Если согласная не произносится, то ставится <text:span text:style-name="T2">an</text:span>: <text:span text:style-name="T2">an hour (аувер), an honesty (анэсти).</text:span></text:p>
      <text:p text:style-name="P382"/>
      <text:p text:style-name="P432"><text:span text:style-name="T287">Также </text:span><text:span text:style-name="T84">a/an</text:span><text:span text:style-name="T287"> ставится, когда:</text:span></text:p>
      <text:list xml:id="list1484150942" text:style-name="L38">
        <text:list-item>
          <text:p text:style-name="P781">говорят о профессии (I`m a doctor);</text:p>
        </text:list-item>
        <text:list-item>
          <text:p text:style-name="P824"><text:span text:style-name="T81">впервые упоминяют </text:span><text:span text:style-name="T82">объект</text:span><text:span text:style-name="T81"> в разговоре (I have a cat);</text:span></text:p>
        </text:list-item>
        <text:list-item>
          <text:p text:style-name="P825"><text:span text:style-name="T2">дается определение </text:span><text:span text:style-name="T39">объекту</text:span><text:span text:style-name="T2"> (he is a good man).</text:span></text:p>
        </text:list-item>
      </text:list>
      <text:p text:style-name="P382"/>
      <text:p text:style-name="P612"><text:span text:style-name="T287">Если перед существительным </text:span><text:span text:style-name="T288">стоит</text:span><text:span text:style-name="T287"> </text:span><text:span text:style-name="T288">прилагательное</text:span><text:span text:style-name="T287">, то </text:span><text:span text:style-name="T81">a/</text:span><text:span text:style-name="T82">an</text:span><text:span text:style-name="T287"> ставится перед ним</text:span><text:span text:style-name="T288">.</text:span></text:p>
      <text:p text:style-name="P382"><text:span text:style-name="T660">A</text:span> big old house — <text:span text:style-name="T660">Б</text:span>ольшой старый дом.</text:p>
      <text:p text:style-name="P382"/>
      <text:p text:style-name="P221">При этом перед прилагательным без существительного <text:span text:style-name="T642">артикль</text:span> <text:span text:style-name="T2">a/</text:span><text:span text:style-name="T39">an</text:span> не ставится.</text:p>
      <text:p text:style-name="P382">This book is a good (неправильно). This book is good (правильно).</text:p>
      <text:p text:style-name="P382"/>
      <text:p text:style-name="P169">Определенный артикль <text:span text:style-name="T2">the</text:span></text:p>
      <text:p text:style-name="P408"/>
      <text:p text:style-name="P223">Указывает на определенный предмет или понятие. Т.е. на то, что выделяется из общей массы.</text:p>
      <text:p text:style-name="P223"/>
      <text:p text:style-name="P223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23">А также перед исчисляемым<text:span text:style-name="T644">и</text:span> и неисчисляемым<text:span text:style-name="T644">и</text:span> сущесвтительным<text:span text:style-name="T644">и</text:span>.</text:p>
      <text:p text:style-name="P223"/>
      <text:p text:style-name="P613"><text:span text:style-name="T289">Если предмет или человек упоминаются в речи впервые, то обычно о </text:span><text:span text:style-name="T290">нем</text:span><text:span text:style-name="T289"> еще ничего не известно и поэтому сначала используется неопределенный артикль </text:span><text:span text:style-name="T83">a/an</text:span><text:span text:style-name="T289">. Но если </text:span><text:span text:style-name="T290">он</text:span><text:span text:style-name="T289"> упоминаются в речи повторно, то далее </text:span><text:span text:style-name="T290">используется</text:span><text:span text:style-name="T289"> определенный артикль </text:span><text:span text:style-name="T83">the</text:span><text:span text:style-name="T289">.</text:span></text:p>
      <text:p text:style-name="P223"/>
      <text:p text:style-name="P310"><text:span text:style-name="T421">I have got </text:span><text:span text:style-name="T396">a</text:span><text:span text:style-name="T421"> puppy. </text:span><text:span text:style-name="T396">The</text:span><text:span text:style-name="T421"> puppy is white — У меня есть щенок. (Этот) Щенок белый.</text:span></text:p>
      <text:p text:style-name="P223"><text:soft-page-break/>Определенный артикль может стоять не только перед существительным, но и перед</text:p>
      <text:p text:style-name="P223">прилагательным. В этом случае прилагательное становится существительным.</text:p>
      <text:p text:style-name="P384"/>
      <text:p text:style-name="P311"><text:span text:style-name="T422">R</text:span><text:span text:style-name="T421">ich people — </text:span><text:span text:style-name="T422">Б</text:span><text:span text:style-name="T421">огатые люди; </text:span><text:span text:style-name="T422">The</text:span><text:span text:style-name="T421">e rich — </text:span><text:span text:style-name="T422">Б</text:span><text:span text:style-name="T421">огачи.</text:span></text:p>
      <text:p text:style-name="P385"/>
      <text:p text:style-name="P172"><text:span text:style-name="T643">К</text:span>акой артикль выбрать?</text:p>
      <text:p text:style-name="P386"/>
      <text:p text:style-name="P614"><text:span text:style-name="T291">Можно п</text:span><text:span text:style-name="T290">редставить перед существит</text:span><text:span text:style-name="T291">ельным</text:span><text:span text:style-name="T290"> </text:span><text:span text:style-name="T291">слова:</text:span><text:span text:style-name="T290"> «один», «один такой», «один из».</text:span></text:p>
      <text:p text:style-name="P79"><text:span text:style-name="T403">Если логика предложения не нарушена, то скорее всего нужен </text:span><text:span text:style-name="T61">a/an</text:span><text:span text:style-name="T403">.</text:span></text:p>
      <text:p text:style-name="P386"/>
      <text:p text:style-name="P386">I`ve got a window in my room — У меня в комнате есть окно (обычное окно, каких много).</text:p>
      <text:p text:style-name="P387"/>
      <text:p text:style-name="P227">Также можно представить перед существительным слова: «тот самый», «конкретное этот» </text:p>
      <text:p text:style-name="P120"><text:span text:style-name="T403">и т. д. Если смысл предложения в целом не изменился, то можно ставить </text:span><text:span text:style-name="T61">the</text:span><text:span text:style-name="T403">.</text:span></text:p>
      <text:p text:style-name="P226"/>
      <text:p text:style-name="P388">Look at the window. It`s broken — Посмотри на <text:span text:style-name="T682">(это) </text:span>окно. Оно разбито.</text:p>
      <text:p text:style-name="P388"/>
      <text:p text:style-name="P636"><text:span text:style-name="T403">Очень часто артикли используются по особым правилам из-за того, что так сложилось исторически. </text:span><text:span text:style-name="T430">Так, н</text:span><text:span text:style-name="T403">апример </text:span><text:span text:style-name="T61">the</text:span><text:span text:style-name="T403"> всегда ставят: когда говорят о части помещения, когда человек куда-то направляется, когда объект </text:span><text:span text:style-name="T430">явяляется</text:span><text:span text:style-name="T403">, уникальный и т.д: </text:span></text:p>
      <text:p text:style-name="P393"/>
      <text:p text:style-name="P393">in the room, go to the bank, the Bible, the sky, on the left.</text:p>
      <text:p text:style-name="P393"/>
      <text:p text:style-name="P393"/>
      <text:p text:style-name="P545"><text:span text:style-name="T605">Прилагательное </text:span><text:span text:style-name="T609">(Adjective)</text:span></text:p>
      <text:p text:style-name="Standard"/>
      <text:p text:style-name="P617"><text:span text:style-name="T646">Часть речи, которая отвечает на вопрос «какой?». </text:span><text:span text:style-name="T647">Прилагательное </text:span><text:span text:style-name="T648">дает характеристику существительному</text:span><text:span text:style-name="T647"> и всегда стоит перед ним. Но может появляться и отдельно.</text:span></text:p>
      <text:p text:style-name="P615">Прилагательные деляться на 2 группы: оценочные и фактовые. </text:p>
      <text:p text:style-name="P615"/>
      <text:p text:style-name="P616">Оценочные прилагательные выражают личное мнение человека о предмете: </text:p>
      <text:p text:style-name="P637"><text:span text:style-name="T50">a</text:span><text:span text:style-name="T40"> </text:span><text:span text:style-name="T51">funny cat (мнение с которым можно не соглашаться). </text:span></text:p>
      <text:p text:style-name="P616"/>
      <text:p text:style-name="P616">Фактовые прилагательные указывают на визуальную информацию либо на факты, </text:p>
      <text:p text:style-name="P616">которые известны об объекте: <text:span text:style-name="T40">a </text:span><text:span text:style-name="T2">gray cat (характеристика, которая не зависит от мнения).</text:span></text:p>
      <text:p text:style-name="P312"/>
      <text:p text:style-name="P657"><text:span text:style-name="T260">Если к одному существительному относятся сразу и то, и другое, то первым нужно указывать оценочное прилагательное, а вторым — фактовое: </text:span><text:span text:style-name="T52">a</text:span><text:span text:style-name="T53"> funny gray cat.</text:span></text:p>
      <text:p text:style-name="P313"/>
      <text:p text:style-name="P80">Если прилагательное стоит после глагола, то оно будет переводиться наречием.</text:p>
      <text:p text:style-name="P80"/>
      <text:p text:style-name="P313">You look <text:span text:style-name="T379">nice</text:span>! — Ты <text:span text:style-name="T379">прекрасно</text:span> выглядишь!</text:p>
      <text:p text:style-name="P313">I feel <text:span text:style-name="T379">bad</text:span> — Я <text:span text:style-name="T379">плохо</text:span> себя чувствую.</text:p>
      <text:p text:style-name="P313"/>
      <text:p text:style-name="P184">Сравнительная и превосходная степень</text:p>
      <text:p text:style-name="P80"/>
      <text:p text:style-name="P620">Сравнительная степень используется когда, сравниваются 2 <text:span text:style-name="T661">прилагательных</text:span>. <text:span text:style-name="T661">Второе</text:span> может только подразумеваться. <text:span text:style-name="T648">О</text:span>бразуется с пом<text:span text:style-name="T648">ощью</text:span> окончания <text:span text:style-name="T2">-er</text:span> или слова <text:span text:style-name="T2">more </text:span><text:span text:style-name="T41">(более)</text:span>. </text:p>
      <text:p text:style-name="P620"/>
      <text:p text:style-name="P82">Суффикс <text:span text:style-name="T2">-er</text:span> ставится, когда слово маленькое, обычно из 1 слога:</text:p>
      <text:list xml:id="list3819330623" text:style-name="L39">
        <text:list-item>
          <text:p text:style-name="P749">small (маленький) → smaller (меньше);</text:p>
        </text:list-item>
        <text:list-item>
          <text:p text:style-name="P749">funny (смешной) → funnier (смешнее);</text:p>
        </text:list-item>
      </text:list>
      <text:p text:style-name="P82"><text:soft-page-break/>Слово <text:span text:style-name="T2">more</text:span> ставится, когда слово состоит из 2х и более слогов:</text:p>
      <text:list xml:id="list4093720778" text:style-name="L40">
        <text:list-item>
          <text:p text:style-name="P750">useful (полезный) → more useful (более полезный);</text:p>
        </text:list-item>
        <text:list-item>
          <text:p text:style-name="P750">interesting (интересный) → more interesting (более интересный);</text:p>
        </text:list-item>
      </text:list>
      <text:p text:style-name="P314"/>
      <text:p text:style-name="P81">Прилагательные, для которые сравнительная степень образуется и так, и эдак: </text:p>
      <text:p text:style-name="P314">quiet, clever, narrow, simple.</text:p>
      <text:p text:style-name="P81"/>
      <text:p text:style-name="P314">Be <text:span text:style-name="T379">quieter</text:span>, please / Be <text:span text:style-name="T379">more quiet</text:span>, please — Веди себя <text:span text:style-name="T379">тише</text:span>, пожалуйста.</text:p>
      <text:p text:style-name="P314"/>
      <text:p text:style-name="P81">Часто, при сравнении, используется слово <text:span text:style-name="T2">than (чем):</text:span></text:p>
      <text:p text:style-name="P314">New York is bigger than Manchester — Нью Йорк больше, чем Манчестер.</text:p>
      <text:p text:style-name="P314"/>
      <text:p text:style-name="P618"><text:span text:style-name="T234">Иногда после </text:span><text:span text:style-name="T41">than</text:span><text:span text:style-name="T234"> идёт личное местоимение в объектном падеже</text:span><text:span text:style-name="T41"> (me, him, her…)</text:span></text:p>
      <text:p text:style-name="P618"><text:span text:style-name="T234">В этом случае оно будет переводится именительн</text:span><text:span text:style-name="T235">ым</text:span><text:span text:style-name="T234"> падеж</text:span><text:span text:style-name="T235">ом</text:span><text:span text:style-name="T234">.</text:span></text:p>
      <text:p text:style-name="P81"/>
      <text:p text:style-name="P314">I`m more attentive than <text:span text:style-name="T379">him</text:span> — Я внимательней, чем <text:span text:style-name="T379">он</text:span>.</text:p>
      <text:p text:style-name="P314"/>
      <text:p text:style-name="P83">В качестве альтернативы, местоимение может быть в именительном падеже, но с вместе </text:p>
      <text:p text:style-name="P83">с ним должен указываться вспомогательный или модальный глагол из первой части.</text:p>
      <text:p text:style-name="P83"/>
      <text:p text:style-name="P315">I <text:span text:style-name="T403">am</text:span> more attentive than <text:span text:style-name="T379">he is</text:span> — Я внимательне, чем <text:span text:style-name="T379">он</text:span>.</text:p>
      <text:p text:style-name="P315">I <text:span text:style-name="T403">can</text:span> jump higher than <text:span text:style-name="T379">he can</text:span> — Я прыгаю выше, чем <text:span text:style-name="T379">он</text:span>.</text:p>
      <text:p text:style-name="P315"/>
      <text:p text:style-name="P638"><text:span text:style-name="T236">Превосходная степень используется, когда сравниваю три и более </text:span><text:span text:style-name="T251">прилагательных</text:span><text:span text:style-name="T236">. </text:span></text:p>
      <text:p text:style-name="P86">Общее кол-во может только подразумеваться. Она обозначает наивысшую степень качества. </text:p>
      <text:p text:style-name="P84"/>
      <text:p text:style-name="P87"><text:span text:style-name="T661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87">а вместо <text:span text:style-name="T2">more</text:span> используется <text:span text:style-name="T2">most </text:span><text:span text:style-name="T42">(самый)</text:span>. </text:p>
      <text:p text:style-name="P87"/>
      <text:list xml:id="list2189299185" text:style-name="L41">
        <text:list-item>
          <text:p text:style-name="P751">strong (сильный) → the strongest (сильнейший);</text:p>
        </text:list-item>
        <text:list-item>
          <text:p text:style-name="P751">reasonable (разумный)→ the most reasonable (самый разумный);</text:p>
        </text:list-item>
      </text:list>
      <text:p text:style-name="P88"/>
      <text:p text:style-name="P619"><text:span text:style-name="T236">Перед прилагательным </text:span><text:span text:style-name="T237">будет</text:span><text:span text:style-name="T236"> артикль </text:span><text:span text:style-name="T43">the</text:span><text:span text:style-name="T236">, а после прилагательно</text:span><text:span text:style-name="T237">го</text:span><text:span text:style-name="T236"> — предлог </text:span><text:span text:style-name="T43">in</text:span><text:span text:style-name="T236"> или </text:span><text:span text:style-name="T43">of</text:span><text:span text:style-name="T236">.</text:span></text:p>
      <text:p text:style-name="P85"/>
      <text:p text:style-name="P316">What is the longest river in the world? — Какая самая длинная река в мире?</text:p>
      <text:p text:style-name="P316">It was the happiest day of my life — Это был самый счастливый день в моей жизни.</text:p>
      <text:p text:style-name="P316"/>
      <text:p text:style-name="P90">Слова-исключения с особой сравнительной и превосходной степенью:</text:p>
      <text:list xml:id="list2628227598" text:style-name="L42">
        <text:list-item>
          <text:p text:style-name="P752">good (хороший) → better (лучше) → the best (наилучший);</text:p>
        </text:list-item>
        <text:list-item>
          <text:p text:style-name="P752">bad (плохой) → worse (хуже) → the worst (наихудший);</text:p>
        </text:list-item>
        <text:list-item>
          <text:p text:style-name="P752">far (далекий) → farther (дальше) → the farthest (самый далекий);</text:p>
        </text:list-item>
      </text:list>
      <text:p text:style-name="P317"/>
      <text:p text:style-name="P317"/>
      <text:p text:style-name="P12">Наречие <text:span text:style-name="T2">(Adverb)</text:span></text:p>
      <text:p text:style-name="P89"/>
      <text:p text:style-name="P91"><text:span text:style-name="T648">Часть речи, которая отвечает на вопрос</text:span><text:span text:style-name="T650">ы</text:span><text:span text:style-name="T648"> «</text:span><text:span text:style-name="T680">где?</text:span><text:span text:style-name="T648">», «</text:span><text:span text:style-name="T680">когда?</text:span><text:span text:style-name="T648">», «как?».</text:span></text:p>
      <text:p text:style-name="P91"/>
      <text:p text:style-name="P622"><text:span text:style-name="T239">Наречие </text:span><text:span text:style-name="T240">дает</text:span><text:span text:style-name="T239"> характеристику глаголу или прилагательному. Если оно относится к глаголу, то стоит после него (обычно в конце </text:span><text:span text:style-name="T241">предложен</text:span><text:span text:style-name="T240">ия</text:span><text:span text:style-name="T239">), а если к прилагательному — то перед ним.</text:span></text:p>
      <text:p text:style-name="P318"/>
      <text:p text:style-name="P318">I <text:span text:style-name="T379">kwon</text:span> him <text:span text:style-name="T379">well</text:span> — Я <text:span text:style-name="T379">хорошо</text:span> его <text:span text:style-name="T379">знаю</text:span>.</text:p>
      <text:p text:style-name="P318">He is <text:span text:style-name="T379">very</text:span> <text:span text:style-name="T379">serious</text:span> — Он <text:span text:style-name="T379">очень</text:span> <text:span text:style-name="T379">серьезный</text:span>.</text:p>
      <text:p text:style-name="P189"><text:soft-page-break/>Наречия, образованные от прилагательных</text:p>
      <text:p text:style-name="P92"/>
      <text:p text:style-name="P93">Они образуются с помощью окончания <text:span text:style-name="T2">-ly</text:span>:</text:p>
      <text:list xml:id="list2047360584" text:style-name="L43">
        <text:list-item>
          <text:p text:style-name="P753">quick (быстрый) → quickly (быстро);</text:p>
        </text:list-item>
        <text:list-item>
          <text:p text:style-name="P753">serious (серьезный) → seriously (серьезно);</text:p>
        </text:list-item>
      </text:list>
      <text:p text:style-name="P319"/>
      <text:p text:style-name="P93">Наречия, которые <text:span text:style-name="T651">пишутся</text:span> как прилагательные:</text:p>
      <text:list xml:id="list1757837911" text:style-name="L44">
        <text:list-item>
          <text:p text:style-name="P754">fast — быстрый/быстро;</text:p>
        </text:list-item>
        <text:list-item>
          <text:p text:style-name="P754">late — поздний/поздно;</text:p>
        </text:list-item>
        <text:list-item>
          <text:p text:style-name="P754">hard — тяжелый/тяжело;</text:p>
        </text:list-item>
      </text:list>
      <text:p text:style-name="P319"/>
      <text:p text:style-name="P170">Самобытные наречия</text:p>
      <text:p text:style-name="P95"/>
      <text:p text:style-name="P94">Наречия, указывающие на степень чего-то:</text:p>
      <text:list xml:id="list4053641620" text:style-name="L45">
        <text:list-item>
          <text:p text:style-name="P755">enough — достаточно;</text:p>
        </text:list-item>
        <text:list-item>
          <text:p text:style-name="P755">a lot, much, many — много;</text:p>
        </text:list-item>
        <text:list-item>
          <text:p text:style-name="P755">almost — почти;</text:p>
        </text:list-item>
        <text:list-item>
          <text:p text:style-name="P755">pretty, very — довольно (очень);</text:p>
        </text:list-item>
        <text:list-item>
          <text:p text:style-name="P755">too — слишком;</text:p>
        </text:list-item>
      </text:list>
      <text:p text:style-name="P320"/>
      <text:p text:style-name="P94">Наречия, помогающие акцентироваться на чем-то:</text:p>
      <text:list xml:id="list3733684528" text:style-name="L46">
        <text:list-item>
          <text:p text:style-name="P756">just — всего лишь;</text:p>
        </text:list-item>
        <text:list-item>
          <text:p text:style-name="P756">only — только;</text:p>
        </text:list-item>
        <text:list-item>
          <text:p text:style-name="P756">simply — просто;</text:p>
        </text:list-item>
        <text:list-item>
          <text:p text:style-name="P756">especially — особенно;</text:p>
        </text:list-item>
      </text:list>
      <text:p text:style-name="P320"/>
      <text:p text:style-name="P94">Другие распространенные наречия:</text:p>
      <text:list xml:id="list2203045221" text:style-name="L47">
        <text:list-item>
          <text:p text:style-name="P757">quite — совсем;</text:p>
        </text:list-item>
        <text:list-item>
          <text:p text:style-name="P757">so — такой;</text:p>
        </text:list-item>
        <text:list-item>
          <text:p text:style-name="P757">soon — скоро;</text:p>
        </text:list-item>
      </text:list>
      <text:p text:style-name="P320"/>
      <text:p text:style-name="P320">Marry is pretty smart — Мэри довольно умная;</text:p>
      <text:p text:style-name="P320">We just want to ask you a question — Мы всего лишь хотим задать вам вопрос.</text:p>
      <text:p text:style-name="P320">Why are you so sad? — Почему ты такой грусный?</text:p>
      <text:p text:style-name="P320"/>
      <text:p text:style-name="P96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96">а <text:span text:style-name="T2">many</text:span> — перед исчисляемыми: <text:span text:style-name="T2">much work, many books.</text:span></text:p>
      <text:p text:style-name="P96"/>
      <text:p text:style-name="P96">Связка <text:span text:style-name="T2">a lot of</text:span> (или <text:span text:style-name="T2">lots of</text:span>) может стоять как перед исчисляемыми, так и неисчисляемыми</text:p>
      <text:p text:style-name="P623"><text:span text:style-name="T240">существительными: </text:span><text:span text:style-name="T45">a lot of coffee, a lot of cars. </text:span><text:span text:style-name="T240">Англоговорящие не используют </text:span><text:span text:style-name="T45">much</text:span><text:span text:style-name="T240"> </text:span></text:p>
      <text:p text:style-name="P623"><text:span text:style-name="T240">в утвердительных предложениях и заменяют его на </text:span><text:span text:style-name="T45">a lof of</text:span><text:span text:style-name="T240">.</text:span></text:p>
      <text:p text:style-name="P96"/>
      <text:p text:style-name="P322">There is a lot of juice in the jug — В кувшине много сока.</text:p>
      <text:p text:style-name="P322">There isn`t much coffee in the cup — В чашке не много кофе.</text:p>
      <text:p text:style-name="P321"/>
      <text:p text:style-name="P99">Слова <text:span text:style-name="T2">little</text:span> и <text:span text:style-name="T2">few</text:span> переводятся как «мало». <text:span text:style-name="T652">Слово </text:span><text:span text:style-name="T45">l</text:span><text:span text:style-name="T2">ittle</text:span> — это антоним <text:span text:style-name="T2">much</text:span>,</text:p>
      <text:p text:style-name="P99">а слово <text:span text:style-name="T2">few</text:span> — антоним <text:span text:style-name="T2">many</text:span>: <text:span text:style-name="T2">little work, few books.</text:span></text:p>
      <text:p text:style-name="P171"/>
      <text:p text:style-name="P171">Наречия частности</text:p>
      <text:p text:style-name="P96"/>
      <text:p text:style-name="P96">Указывают на то, когда или с какой периодичностью происходит действие в предложении.</text:p>
      <text:p text:style-name="P96">Это те самые слова-маячки, которые помогают определять правильное время.</text:p>
      <text:p text:style-name="P96"><text:soft-page-break/>Они могут стоять почти в любой позиции в предложении, но чаще всего стоят между подлежащим и сказуемым но после вспомогательного глагола.</text:p>
      <text:p text:style-name="P96"/>
      <text:p text:style-name="P322"><text:span text:style-name="T140">I</text:span> <text:span text:style-name="T176">don`t</text:span> <text:span text:style-name="T379">usually</text:span> <text:span text:style-name="T149">drive</text:span> to work — Обычно, я не еду (на машине) на работу.</text:p>
      <text:p text:style-name="P322"><text:span text:style-name="T140">You</text:span> <text:span text:style-name="T176">can</text:span> <text:span text:style-name="T379">always</text:span> <text:span text:style-name="T149">call</text:span> me — Ты всегда можешь позвонить мне.</text:p>
      <text:p text:style-name="P322"/>
      <text:p text:style-name="P97">Если наречие частотности в связке с другим словом, то вся связка должна быть в конце.</text:p>
      <text:p text:style-name="P323">I buy coffee on my way to work <text:span text:style-name="T379">very often</text:span> — Я <text:span text:style-name="T379">очень часто</text:span> покупаю кофе по дороге на работу.</text:p>
      <text:p text:style-name="Standard"/>
      <text:p text:style-name="Standard"/>
      <text:p text:style-name="P8">Предлог <text:span text:style-name="T2">(Preposition)</text:span></text:p>
      <text:p text:style-name="P98"/>
      <text:p text:style-name="P105">В английском языке, предлоги <text:span text:style-name="T679">перед существительными</text:span> заменяют падежи. <text:span text:style-name="T679">К одному и тому же падежу могут вести разные предлоги. <text:s/>В русском, за падежи отвечают оконания.</text:span></text:p>
      <text:p text:style-name="P101"/>
      <text:p text:style-name="P173">Предлоги времени <text:span text:style-name="T2">at, on, in</text:span></text:p>
      <text:p text:style-name="P101"/>
      <text:p text:style-name="P101">Отвечают на вопрос «когда?». Каждый из них обозначает разный момент времени.</text:p>
      <text:p text:style-name="P101"/>
      <text:p text:style-name="P444"><text:span text:style-name="T245">Предлог </text:span><text:span text:style-name="T47">at</text:span><text:span text:style-name="T245"> указывает на точное время. Иногда </text:span><text:span text:style-name="T247">он</text:span><text:span text:style-name="T245"> </text:span><text:span text:style-name="T247">указывает на </text:span><text:span text:style-name="T245">периоды дня и праздники:</text:span></text:p>
      <text:p text:style-name="P445"><text:span text:style-name="T245">Если в названии праздника </text:span><text:span text:style-name="T247">есть</text:span><text:span text:style-name="T245"> слово </text:span><text:span text:style-name="T47">day</text:span><text:span text:style-name="T245">, то он пишется с предлогом </text:span><text:span text:style-name="T47">on</text:span><text:span text:style-name="T245">, а не </text:span><text:span text:style-name="T47">at</text:span><text:span text:style-name="T245">.</text:span></text:p>
      <text:p text:style-name="P103"/>
      <text:list xml:id="list2543006202" text:style-name="L48">
        <text:list-item>
          <text:p text:style-name="P758">at 5 o`clock — в 5 часов;</text:p>
        </text:list-item>
        <text:list-item>
          <text:p text:style-name="P758">at night — ночью;</text:p>
        </text:list-item>
        <text:list-item>
          <text:p text:style-name="P758">at sunset — на рассвете;</text:p>
        </text:list-item>
        <text:list-item>
          <text:p text:style-name="P758">at the weekend — в выходные;</text:p>
        </text:list-item>
        <text:list-item>
          <text:p text:style-name="P758">at the moment — в данный момент;</text:p>
        </text:list-item>
        <text:list-item>
          <text:p text:style-name="P758">at the end (of) — в конце;</text:p>
        </text:list-item>
        <text:list-item>
          <text:p text:style-name="P758">at Christmas — на Рождество;</text:p>
        </text:list-item>
        <text:list-item>
          <text:p text:style-name="P758">at Easter — на Пасху;</text:p>
        </text:list-item>
      </text:list>
      <text:p text:style-name="P326"/>
      <text:p text:style-name="P103">Предлог <text:span text:style-name="T2">on</text:span> указывает на конкретный день. Обычно это дни недели или даты.</text:p>
      <text:p text:style-name="P104">В английском языке дни недели, месяцы, и названия праздников пишутся с большой буквы.</text:p>
      <text:p text:style-name="P327"/>
      <text:list xml:id="list513617917" text:style-name="L49">
        <text:list-item>
          <text:p text:style-name="P759">on Sunday — в воскресенье / по воскресеньям;</text:p>
        </text:list-item>
        <text:list-item>
          <text:p text:style-name="P759">on the 8th of March — 8го марта;</text:p>
        </text:list-item>
        <text:list-item>
          <text:p text:style-name="P759">on April, 10 — 10го апреля;</text:p>
        </text:list-item>
        <text:list-item>
          <text:p text:style-name="P759">on my birthday — на мой день рождения;</text:p>
        </text:list-item>
        <text:list-item>
          <text:p text:style-name="P759">on Christmas day — в день Рождества;</text:p>
        </text:list-item>
      </text:list>
      <text:p text:style-name="P326"/>
      <text:p text:style-name="P102">Предлог <text:span text:style-name="T2">in</text:span> указывает на большие периоды: месяцы, сезоны, годы:</text:p>
      <text:list xml:id="list1602150179" text:style-name="L50">
        <text:list-item>
          <text:p text:style-name="P826">in January — в январе;</text:p>
        </text:list-item>
        <text:list-item>
          <text:p text:style-name="P760">in winter — зимой;</text:p>
        </text:list-item>
        <text:list-item>
          <text:p text:style-name="P760">in the evening — вечером;</text:p>
        </text:list-item>
        <text:list-item>
          <text:p text:style-name="P760">in 2065 — в 2065 году;</text:p>
        </text:list-item>
        <text:list-item>
          <text:p text:style-name="P760">in the 1970s — в 1970х годах;</text:p>
        </text:list-item>
        <text:list-item>
          <text:p text:style-name="P760">in the past — в прошлом;</text:p>
        </text:list-item>
      </text:list>
      <text:p text:style-name="P103"/>
      <text:p text:style-name="P102">Предлог <text:span text:style-name="T2">in</text:span> в связке с временем означает «через»:</text:p>
      <text:list xml:id="list2169533684" text:style-name="L51">
        <text:list-item>
          <text:p text:style-name="P761">in 5 minutes — через 5 минут;</text:p>
        </text:list-item>
        <text:list-item>
          <text:p text:style-name="P761">in two weeks — через две недели;</text:p>
        </text:list-item>
        <text:list-item>
          <text:p text:style-name="P761">in no time — мигом (через мгновение);</text:p>
        </text:list-item>
      </text:list>
      <text:p text:style-name="P101"><text:soft-page-break/>Предлоги времени не используются перед словами:<text:span text:style-name="T2"> last, next, this, that, each, every.</text:span></text:p>
      <text:p text:style-name="P325">See you next Friday — Увидимся в следующую пятницу.</text:p>
      <text:p text:style-name="P325"/>
      <text:p text:style-name="P629"><text:span text:style-name="T249">П</text:span><text:span text:style-name="T248">редлоги </text:span><text:span text:style-name="T249">времени</text:span><text:span text:style-name="T248"> имееют множество нелогичных исключений. Так, например, </text:span><text:span text:style-name="T48">in</text:span><text:span text:style-name="T248"> и </text:span><text:span text:style-name="T48">at</text:span><text:span text:style-name="T248"> принятно говорить с некоторыми пер</text:span><text:span text:style-name="T249">и</text:span><text:span text:style-name="T248">одами дня. Это нужно просто заучить.</text:span></text:p>
      <text:p text:style-name="P113"/>
      <text:p text:style-name="P544"><text:span text:style-name="T248">Предлоги времени</text:span><text:span text:style-name="T48"> since, for, from ... to, until</text:span></text:p>
      <text:p text:style-name="P180"/>
      <text:p text:style-name="P228">Отвечают на вопрос «в какой период?» Связаны с большими отрезками времени.</text:p>
      <text:p text:style-name="P228"/>
      <text:p text:style-name="P630"><text:span text:style-name="T184">Предлог </text:span><text:span text:style-name="T2">since</text:span><text:span text:style-name="T184"> означает «с». Он указывает на начало периода:</text:span></text:p>
      <text:list xml:id="list1806636177" text:style-name="L52">
        <text:list-item>
          <text:p text:style-name="P782">since Wednesday — со среды;</text:p>
        </text:list-item>
        <text:list-item>
          <text:p text:style-name="P782">since 1984 — с 1984 года;</text:p>
        </text:list-item>
        <text:list-item>
          <text:p text:style-name="P782">since Monday — с понедельника;</text:p>
        </text:list-item>
      </text:list>
      <text:p text:style-name="P229"/>
      <text:p text:style-name="P229">Предлог <text:span text:style-name="T2">for</text:span> означает «уже», «в течение». Он указывает, как долго длится действие.</text:p>
      <text:list xml:id="list4261351074" text:style-name="L53">
        <text:list-item>
          <text:p text:style-name="P783">for 10 hours — (уже) 10 часов / в течении 10 часов;</text:p>
        </text:list-item>
        <text:list-item>
          <text:p text:style-name="P783">for two weeks — (уже) две недели / в течении 2х недель;</text:p>
        </text:list-item>
      </text:list>
      <text:p text:style-name="P389"/>
      <text:p text:style-name="P228"><text:span text:style-name="T2">Since</text:span> и <text:span text:style-name="T2">for</text:span> используются в <text:span text:style-name="T2">Present Perfect Continuous</text:span>.</text:p>
      <text:p text:style-name="P228"/>
      <text:p text:style-name="P433"><text:span text:style-name="T292">П</text:span><text:span text:style-name="T293">редлог </text:span><text:span text:style-name="T85">from ... to</text:span><text:span text:style-name="T293"> означает «с ... до». Он указыват </text:span><text:span text:style-name="T292">на</text:span><text:span text:style-name="T293"> границы периода:</text:span></text:p>
      <text:list xml:id="list4059845198" text:style-name="L54">
        <text:list-item>
          <text:p text:style-name="P784">from 9 to 5 — с девяти до пяти (часов);</text:p>
        </text:list-item>
        <text:list-item>
          <text:p text:style-name="P784">from January to March — с января по март;</text:p>
        </text:list-item>
      </text:list>
      <text:p text:style-name="P389"/>
      <text:p text:style-name="P54"><text:span text:style-name="T423">Предлог </text:span><text:span text:style-name="T85">until (till)</text:span><text:span text:style-name="T423"> означает «до того, как». Он </text:span><text:span text:style-name="T424">указывает на</text:span><text:span text:style-name="T423"> конец периода:</text:span></text:p>
      <text:list xml:id="list2680493196" text:style-name="L55">
        <text:list-item>
          <text:p text:style-name="P785">until Wednesday — до среды;</text:p>
        </text:list-item>
        <text:list-item>
          <text:p text:style-name="P785">until I come — до того, как я вернусь;</text:p>
        </text:list-item>
      </text:list>
      <text:p text:style-name="P389"/>
      <text:p text:style-name="P174"><text:span text:style-name="T657">Предлоги места </text:span><text:span text:style-name="T48">at, on, in</text:span></text:p>
      <text:p text:style-name="P410"/>
      <text:p text:style-name="P235">Отвечают на вопрос «где?». Помимо времени также указывают на местоположение.</text:p>
      <text:p text:style-name="P235"/>
      <text:p text:style-name="P434"><text:span text:style-name="T294">Предлог </text:span><text:span text:style-name="T86">at</text:span><text:span text:style-name="T294"> обозначает конкретное место/точку, где находится предмет:</text:span></text:p>
      <text:list xml:id="list2731520626" text:style-name="L56">
        <text:list-item>
          <text:p text:style-name="P786">at the bus stop — на автобусной остановке;</text:p>
        </text:list-item>
        <text:list-item>
          <text:p text:style-name="P786">at the top/bottom - наверху/внизу;</text:p>
        </text:list-item>
        <text:list-item>
          <text:p text:style-name="P786">at school — в школе.</text:p>
        </text:list-item>
      </text:list>
      <text:p text:style-name="P235"/>
      <text:p text:style-name="P434"><text:span text:style-name="T294">Предлог </text:span><text:span text:style-name="T86">on</text:span><text:span text:style-name="T294"> обозначает поверхность, </text:span><text:span text:style-name="T366">на</text:span><text:span text:style-name="T294"> которой располагается объект:</text:span></text:p>
      <text:list xml:id="list3788458718" text:style-name="L57">
        <text:list-item>
          <text:p text:style-name="P787">on the table/<text:span text:style-name="T683">floot/head</text:span> — на столе/<text:span text:style-name="T683">полу/голове</text:span>;</text:p>
        </text:list-item>
      </text:list>
      <text:p text:style-name="P394"/>
      <text:p text:style-name="P435"><text:span text:style-name="T86">П</text:span><text:span text:style-name="T87">редлог in обозначает положение </text:span><text:span text:style-name="T136">в</text:span><text:span text:style-name="T87"> опред. месте, ограниченном рамками или барьером.</text:span></text:p>
      <text:list xml:id="list3449514226" text:style-name="L58">
        <text:list-item>
          <text:p text:style-name="P788">in the house — в доме;</text:p>
        </text:list-item>
        <text:list-item>
          <text:p text:style-name="P788">in a box — в коробке;</text:p>
        </text:list-item>
      </text:list>
      <text:p text:style-name="P236"/>
      <text:p text:style-name="P118"><text:span text:style-name="T425">Эти предлоги также имеют исключения. </text:span><text:span text:style-name="T431">Например </text:span><text:span text:style-name="T92">i</text:span><text:span text:style-name="T87">n</text:span><text:span text:style-name="T425"> часто переводится как «на», </text:span></text:p>
      <text:p text:style-name="P118"><text:span text:style-name="T425">а </text:span><text:span text:style-name="T87">on</text:span><text:span text:style-name="T425"> — как «в». Особенно, когда они используются с транспортом:</text:span></text:p>
      <text:p text:style-name="P238"/>
      <text:list xml:id="list2441645815" text:style-name="L59">
        <text:list-item>
          <text:p text:style-name="P789">in a car — на машине;</text:p>
        </text:list-item>
        <text:list-item>
          <text:p text:style-name="P790">in the street — на улице;</text:p>
        </text:list-item>
        <text:list-item>
          <text:p text:style-name="P789">on a bus — в автобусе;</text:p>
        </text:list-item>
        <text:list-item>
          <text:p text:style-name="P790"><text:soft-page-break/>on the list — в списке;</text:p>
        </text:list-item>
        <text:list-item>
          <text:p text:style-name="P790">on the way — по дороге;</text:p>
        </text:list-item>
      </text:list>
      <text:p text:style-name="P237"/>
      <text:p text:style-name="P181">Другие предлоги места</text:p>
      <text:p text:style-name="P236"/>
      <text:p text:style-name="P237">Помогают определить нахождение объекта в пространсте:</text:p>
      <text:list xml:id="list572013338" text:style-name="L60">
        <text:list-item>
          <text:p text:style-name="P791">above — над;</text:p>
        </text:list-item>
        <text:list-item>
          <text:p text:style-name="P791">under — под;</text:p>
        </text:list-item>
        <text:list-item>
          <text:p text:style-name="P791">in front of — перед;</text:p>
        </text:list-item>
        <text:list-item>
          <text:p text:style-name="P791">behind — позади;</text:p>
        </text:list-item>
        <text:list-item>
          <text:p text:style-name="P791">between/with — между/c;</text:p>
        </text:list-item>
        <text:list-item>
          <text:p text:style-name="P762"><text:span text:style-name="T425">next to — рядом с</text:span><text:span text:style-name="T426">;</text:span></text:p>
        </text:list-item>
      </text:list>
      <text:p text:style-name="P397"/>
      <text:p text:style-name="P328"><text:span text:style-name="T426">The cat is </text:span><text:span text:style-name="T398">under</text:span><text:span text:style-name="T426"> the ball — Кот </text:span><text:span text:style-name="T398">под</text:span><text:span text:style-name="T426"> клубком.</text:span></text:p>
      <text:p text:style-name="P328"><text:span text:style-name="T426">The cat is </text:span><text:span text:style-name="T398">in front of</text:span><text:span text:style-name="T426"> the ball — Кот </text:span><text:span text:style-name="T398">перед</text:span><text:span text:style-name="T426"> клубком.</text:span></text:p>
      <text:p text:style-name="P395"/>
      <text:p text:style-name="P175"><text:span text:style-name="T658">Предллог направления </text:span><text:span text:style-name="T49">to</text:span></text:p>
      <text:p text:style-name="P236"/>
      <text:p text:style-name="P236">Отвечает на вопрос «куда?». Указывает в какое место хочет попасть человек.</text:p>
      <text:p text:style-name="P107"><text:span text:style-name="T425">Используется после глаголов движения: </text:span><text:span text:style-name="T87">go, walk, drive, come, travel, return, send, get.</text:span></text:p>
      <text:p text:style-name="P236"/>
      <text:p text:style-name="P328"><text:span text:style-name="T425">I want to </text:span><text:span text:style-name="T399">go to</text:span><text:span text:style-name="T425"> New York — Я хочу </text:span><text:span text:style-name="T399">поехать в</text:span><text:span text:style-name="T425"> Нью Йорк.</text:span></text:p>
      <text:p text:style-name="P328"><text:span text:style-name="T425">Did they </text:span><text:span text:style-name="T399">get to</text:span><text:span text:style-name="T425"> London? — Они </text:span><text:span text:style-name="T399">добрались до</text:span><text:span text:style-name="T425"> Лондона?</text:span></text:p>
      <text:p text:style-name="P395"/>
      <text:p text:style-name="P107"><text:span text:style-name="T425">Если в качестве направления используется слово </text:span><text:span text:style-name="T87">home</text:span><text:span text:style-name="T425">, то перед ним </text:span><text:span text:style-name="T87">to</text:span><text:span text:style-name="T425"> не нужен.</text:span></text:p>
      <text:p text:style-name="P396">Go home (правильно). Go to home (неправильно). </text:p>
      <text:p text:style-name="P395"/>
      <text:p text:style-name="P107"><text:span text:style-name="T425">Если нужно </text:span><text:span text:style-name="T427">сказать </text:span><text:span text:style-name="T425">что </text:span><text:span text:style-name="T427">человек бывал </text:span><text:span text:style-name="T425">в каком-то месте, например в стране или городе,</text:span></text:p>
      <text:p text:style-name="P107"><text:span text:style-name="T425">то нужно использовать </text:span><text:span text:style-name="T87">Present Perfect</text:span><text:span text:style-name="T425"> с </text:span><text:span text:style-name="T427">предлогом </text:span><text:span text:style-name="T87">to</text:span><text:span text:style-name="T425">.</text:span></text:p>
      <text:p text:style-name="P236"/>
      <text:p text:style-name="P395">The have been to Italy — Они бывали в Италии.</text:p>
      <text:p text:style-name="P395"/>
      <text:p text:style-name="P175"><text:span text:style-name="T658">Предлог </text:span><text:span text:style-name="T49">by</text:span></text:p>
      <text:p text:style-name="P411"/>
      <text:p text:style-name="P442"><text:span text:style-name="T297">Может п</text:span><text:span text:style-name="T295">ереводит</text:span><text:span text:style-name="T297">ь</text:span><text:span text:style-name="T295">ся по разному. </text:span><text:span text:style-name="T296">Помогает сказать, </text:span><text:span text:style-name="T367">как</text:span><text:span text:style-name="T296"> что-то делается или случается.</text:span></text:p>
      <text:p text:style-name="P443"><text:span text:style-name="T297">Иногда в</text:span><text:span text:style-name="T296">стречается в пассивном залоге, когда </text:span><text:span text:style-name="T297">указывают</text:span><text:span text:style-name="T296"> автора действия.</text:span></text:p>
      <text:p text:style-name="P239"/>
      <text:list xml:id="list3998165477" text:style-name="L61">
        <text:list-item>
          <text:p text:style-name="P792">happen by mistake — случиться по ошибке.</text:p>
        </text:list-item>
        <text:list-item>
          <text:p text:style-name="P793">send by post — отправиться почтой;</text:p>
        </text:list-item>
      </text:list>
      <text:p text:style-name="P400"/>
      <text:p text:style-name="P398">Did you play for the meal by credit card — Ты заплатил за еду кредиткой?</text:p>
      <text:p text:style-name="P399"/>
      <text:p text:style-name="P240">Также этот предлог используется в значении «около», «рядом».</text:p>
      <text:p text:style-name="P401"/>
      <text:p text:style-name="P402">Sit by me — Посиди рядом со мной.</text:p>
      <text:p text:style-name="P329"><text:span text:style-name="T403">There is a car parked by the store — </text:span><text:span text:style-name="T429">Около магазина стоит машина.</text:span></text:p>
      <text:p text:style-name="P177"/>
      <text:p text:style-name="P177">Связки существительных и предлогов</text:p>
      <text:p text:style-name="P176"/>
      <text:p text:style-name="P230">Иногда, после некоторых существительных, принято использовать определенные предлоги. </text:p>
      <text:p text:style-name="P230">Такие связки нужно просто запомнить. При переводе предлог может выпадать.</text:p>
      <text:p text:style-name="P231"/>
      <text:list xml:id="list1943051119" text:style-name="L62">
        <text:list-item>
          <text:p text:style-name="P794"><text:soft-page-break/>a need for — нужда в;</text:p>
        </text:list-item>
        <text:list-item>
          <text:p text:style-name="P794">a reason for — причина для (чего-либо);</text:p>
        </text:list-item>
        <text:list-item>
          <text:p text:style-name="P794">an advantage of — преимущество (чего-либо);</text:p>
        </text:list-item>
        <text:list-item>
          <text:p text:style-name="P794">a cause of — причина (чего-либо);</text:p>
          <text:p text:style-name="P794"/>
        </text:list-item>
        <text:list-item>
          <text:p text:style-name="P794">a solution to — решение какой-то проблемы;</text:p>
        </text:list-item>
        <text:list-item>
          <text:p text:style-name="P794">a key to — ключ к/от (чего-либо);</text:p>
        </text:list-item>
        <text:list-item>
          <text:p text:style-name="P794">an answer to — ответ на;</text:p>
        </text:list-item>
        <text:list-item>
          <text:p text:style-name="P794">an attitude to — отношение к;</text:p>
          <text:p text:style-name="P794"/>
        </text:list-item>
        <text:list-item>
          <text:p text:style-name="P794">a contact with/between — контакт с/между;</text:p>
        </text:list-item>
        <text:list-item>
          <text:p text:style-name="P794">a connection with/between — связь с/между;</text:p>
        </text:list-item>
        <text:list-item>
          <text:p text:style-name="P794">a relationship with/between — взаимосвязь с/между;</text:p>
        </text:list-item>
      </text:list>
      <text:p text:style-name="P390"/>
      <text:p text:style-name="P390">There must be a reason for his actions — Должна быть какая-то причина его действий.</text:p>
      <text:p text:style-name="P390">We`ll find a solution to the problem — Мы найдем решение этой проблемы.</text:p>
      <text:p text:style-name="P390">She has an emotion connection with him — У нее эмоциональная связь с ним.</text:p>
      <text:p text:style-name="P390"/>
      <text:p text:style-name="P177">Связки прилагательных и предлогов</text:p>
      <text:p text:style-name="P230"/>
      <text:p text:style-name="P232">Прилагательное + <text:span text:style-name="T2">about</text:span> означает «испытывать чувство из-за чего-либо»:</text:p>
      <text:list xml:id="list1837476765" text:style-name="L63">
        <text:list-item>
          <text:p text:style-name="P828"><text:span text:style-name="T88">happy about — </text:span><text:span text:style-name="T89">счастливый</text:span><text:span text:style-name="T88"> из-за;</text:span></text:p>
        </text:list-item>
        <text:list-item>
          <text:p text:style-name="P829"><text:span text:style-name="T88">upset about — </text:span><text:span text:style-name="T89">растроенный</text:span><text:span text:style-name="T88"> из-за;</text:span></text:p>
        </text:list-item>
        <text:list-item>
          <text:p text:style-name="P795">angry about — злиться из-за;</text:p>
        </text:list-item>
        <text:list-item>
          <text:p text:style-name="P830"><text:span text:style-name="T89">worried</text:span><text:span text:style-name="T88"> about — </text:span><text:span text:style-name="T89">волноваться</text:span><text:span text:style-name="T88"> из-за;</text:span></text:p>
        </text:list-item>
      </text:list>
      <text:p text:style-name="P390"/>
      <text:p text:style-name="P390">Bill seems really upset about this — Билл выглядит очень расстроенным из-за этого.</text:p>
      <text:p text:style-name="P390">I was worried about you — Я волновался за тебя.</text:p>
      <text:p text:style-name="P390"/>
      <text:p text:style-name="P108"><text:span text:style-name="T428">Слово</text:span><text:span text:style-name="T89"> sorry</text:span><text:span text:style-name="T428"> в связке с </text:span><text:span text:style-name="T89">about</text:span><text:span text:style-name="T428"> и </text:span><text:span text:style-name="T89">for</text:span><text:span text:style-name="T428"> выражает сожаление, сочувствие:</text:span></text:p>
      <text:p text:style-name="P233"/>
      <text:p text:style-name="P390">I`m sorry about my behavior — Прости мое поведение.</text:p>
      <text:p text:style-name="P390">Sorry for interrupting — Простите, что беспокою вас.</text:p>
      <text:p text:style-name="P390">I`m sorry for your loss — Сожалею о вашей утрате.</text:p>
      <text:p text:style-name="P390"/>
      <text:p text:style-name="P632">Если после прилагательного идет предлог <text:span text:style-name="T2">of</text:span>, то он будет соответствовать </text:p>
      <text:p text:style-name="P632">родительскому падежу (кого/чего). </text:p>
      <text:p text:style-name="P233"/>
      <text:p text:style-name="P391">It was very stupied of you to go there — Было очень глупо с твоей стороны идти туда.</text:p>
      <text:p text:style-name="P391"/>
      <text:p text:style-name="P234">Предлог <text:span text:style-name="T2">of</text:span> часто используется после прилагательных, выражающий отношение</text:p>
      <text:p text:style-name="P234">к чему-либо. Сама связка в этом случае <text:span text:style-name="T659">может </text:span>переводит<text:span text:style-name="T659">ь</text:span>ся глаголом:</text:p>
      <text:p text:style-name="P234"/>
      <text:list xml:id="list2682554631" text:style-name="L64">
        <text:list-item>
          <text:p text:style-name="P796">afraid of — бояться;</text:p>
        </text:list-item>
        <text:list-item>
          <text:p text:style-name="P796">proud of — гордиться;</text:p>
        </text:list-item>
        <text:list-item>
          <text:p text:style-name="P796">full of — полон;</text:p>
        </text:list-item>
        <text:list-item>
          <text:p text:style-name="P796">short of — не хватает;</text:p>
        </text:list-item>
        <text:list-item>
          <text:p text:style-name="P796">sure of — быть уверенным в.</text:p>
        </text:list-item>
      </text:list>
      <text:p text:style-name="P392"/>
      <text:p text:style-name="P391">Are you afraid of dogs? — Ты боишься собак?</text:p>
      <text:p text:style-name="P391">I`m sure of him — Я уверен в нем.</text:p>
      <text:p text:style-name="P391">This bag is full of cash — В этой сумке полно денег.</text:p>
      <text:p text:style-name="P178"><text:soft-page-break/><text:span text:style-name="T659">С</text:span>вязки глаголов и предлогов</text:p>
      <text:p text:style-name="P233"/>
      <text:p text:style-name="P446"><text:span text:style-name="T298">Глагол с предлогом может сильно менять свое значение. Такие связки называются фразовыми глаголами. Многие фразовые глаголы вытеснели из речи глаголы, специально предназначен. для той или иной ситуации. Например вместо </text:span><text:span text:style-name="T90">search</text:span><text:span text:style-name="T298"> чаще используется </text:span><text:span text:style-name="T90">look for</text:span><text:span text:style-name="T298">.</text:span></text:p>
      <text:p text:style-name="P495"/>
      <text:list xml:id="list2352096496" text:style-name="L65">
        <text:list-item>
          <text:p text:style-name="P813">look at — стмотреть на;</text:p>
        </text:list-item>
        <text:list-item>
          <text:p text:style-name="P813">look for — искать;</text:p>
        </text:list-item>
        <text:list-item>
          <text:p text:style-name="P814"><text:span text:style-name="T678">look</text:span> like — <text:span text:style-name="T678">выглядеть как</text:span>;</text:p>
        </text:list-item>
        <text:list-item>
          <text:p text:style-name="P813">listen to — слушать;</text:p>
        </text:list-item>
        <text:list-item>
          <text:p text:style-name="P813">wait for — ждать;</text:p>
        </text:list-item>
        <text:list-item>
          <text:p text:style-name="P813">stay at — останавливаться (например, в отеле);</text:p>
        </text:list-item>
        <text:list-item>
          <text:p text:style-name="P815">belong to — принадлежать к;</text:p>
        </text:list-item>
        <text:list-item>
          <text:p text:style-name="P815">happen to — случилось с;</text:p>
        </text:list-item>
        <text:list-item>
          <text:p text:style-name="P815">speak to / talk to — говорить с (кем-то);</text:p>
        </text:list-item>
        <text:list-item>
          <text:p text:style-name="P815">ask for — просить (чего-то);</text:p>
        </text:list-item>
        <text:list-item>
          <text:p text:style-name="P816">come from — происходить родом;</text:p>
        </text:list-item>
        <text:list-item>
          <text:p text:style-name="P815">depend on — зависить от;</text:p>
        </text:list-item>
        <text:list-item>
          <text:p text:style-name="P815">think about/of — думать о;</text:p>
        </text:list-item>
      </text:list>
      <text:p text:style-name="P477"/>
      <text:p text:style-name="P475">What are you looking at? — На что ты смотришь?</text:p>
      <text:p text:style-name="P652"><text:span text:style-name="T465">What does he look like? — Как он выглядит? / </text:span><text:span text:style-name="T466">Н</text:span><text:span text:style-name="T465">а что он похож?</text:span></text:p>
      <text:p text:style-name="P475">We belong to different world — Мы принадлежим к разным мирам.</text:p>
      <text:p text:style-name="P493"/>
      <text:p text:style-name="P109"><text:span text:style-name="T510">Если фразовый глагол имеет дополнение, то </text:span><text:span text:style-name="T511">оно </text:span><text:span text:style-name="T510">может стоять как в середине связки, </text:span></text:p>
      <text:p text:style-name="P109"><text:span text:style-name="T510">так и после </text:span><text:span text:style-name="T511">неё</text:span><text:span text:style-name="T510">. А если дополнение</text:span><text:span text:style-name="T511">м</text:span><text:span text:style-name="T510"> </text:span><text:span text:style-name="T511">является </text:span><text:span text:style-name="T510">местоимени</text:span><text:span text:style-name="T511">е</text:span><text:span text:style-name="T510">, то оно всегда будет </text:span><text:span text:style-name="T511">в середине</text:span><text:span text:style-name="T510">.</text:span></text:p>
      <text:p text:style-name="P494"/>
      <text:p text:style-name="P330"><text:span text:style-name="T510">I </text:span><text:span text:style-name="T438">turned</text:span><text:span text:style-name="T510"> </text:span><text:span text:style-name="T169">the light</text:span><text:span text:style-name="T510"> </text:span><text:span text:style-name="T438">off</text:span><text:span text:style-name="T510"> / I </text:span><text:span text:style-name="T438">turned off </text:span><text:span text:style-name="T169">the light </text:span><text:span text:style-name="T510">— Я выключил свет.</text:span></text:p>
      <text:p text:style-name="P330"><text:span text:style-name="T510">I </text:span><text:span text:style-name="T438">turned</text:span><text:span text:style-name="T510"> </text:span><text:span text:style-name="T169">it</text:span><text:span text:style-name="T510"> </text:span><text:span text:style-name="T438">off</text:span><text:span text:style-name="T510"> — Я выключил это.</text:span></text:p>
      <text:p text:style-name="P476"/>
      <text:p text:style-name="P476"/>
      <text:p text:style-name="P633"><text:span text:style-name="T522">С</text:span><text:span text:style-name="T521">ложн</text:span><text:span text:style-name="T524">ы</text:span><text:span text:style-name="T523">е </text:span><text:span text:style-name="T521">предложени</text:span><text:span text:style-name="T524">я</text:span></text:p>
      <text:p text:style-name="P494"/>
      <text:p text:style-name="P511">Это объединенные вместе, простые предложения, содержащие 2 и более подлежащих, </text:p>
      <text:p text:style-name="P512">и 2 и более сказуемых. </text:p>
      <text:p text:style-name="P512"/>
      <text:p text:style-name="P658"><text:span text:style-name="T490">Сложное предложение</text:span><text:span text:style-name="T478"> </text:span><text:span text:style-name="T490">в</text:span><text:span text:style-name="T479">сегда </text:span><text:span text:style-name="T480">име</text:span><text:span text:style-name="T490">е</text:span><text:span text:style-name="T480">т </text:span><text:span text:style-name="T479">главную часть и зависимые части, которые называются предаточными предложениями (clause). </text:span><text:span text:style-name="T491">Зависимые части расширяют смысл главной </text:span></text:p>
      <text:p text:style-name="P658"><text:span text:style-name="T492">и сообщают доп</text:span><text:span text:style-name="T490">олнительную</text:span><text:span text:style-name="T492"> информацию</text:span><text:span text:style-name="T491">.</text:span></text:p>
      <text:p text:style-name="P496"/>
      <text:p text:style-name="P331"><text:span text:style-name="T147">I</text:span><text:span text:style-name="T512"> </text:span><text:span text:style-name="T160">woke</text:span><text:span text:style-name="T512"> up at 7 o`clock — Я проснулся в 7 часов (простое предложение).</text:span></text:p>
      <text:p text:style-name="P332"><text:span text:style-name="T147">I</text:span><text:span text:style-name="T512"> </text:span><text:span text:style-name="T160">woke</text:span><text:span text:style-name="T512"> up at 7 o`clock, but </text:span><text:span text:style-name="T147">everybody</text:span><text:span text:style-name="T512"> </text:span><text:span text:style-name="T160">was</text:span><text:span text:style-name="T512"> still asleep — Я проснулся в 7, но все еще спали.</text:span></text:p>
      <text:p text:style-name="P478"/>
      <text:p text:style-name="P497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p>
      <text:p text:style-name="P498"/>
      <text:p text:style-name="P499">Самые популярные союзы:</text:p>
      <text:list xml:id="list350305771" text:style-name="L66">
        <text:list-item>
          <text:p text:style-name="P817">and — и;</text:p>
        </text:list-item>
        <text:list-item>
          <text:p text:style-name="P817">or — или;</text:p>
        </text:list-item>
        <text:list-item>
          <text:p text:style-name="P817">but — но;</text:p>
        </text:list-item>
        <text:list-item>
          <text:p text:style-name="P817">so — поэтому;</text:p>
        </text:list-item>
        <text:list-item>
          <text:p text:style-name="P817">because — потому что;</text:p>
        </text:list-item>
      </text:list>
      <text:p text:style-name="P479"><text:soft-page-break/>I met Jill, and we went for a wolk — Я встретила Джил и мы пошли гулять.</text:p>
      <text:p text:style-name="P479">I was very tired, so I went to sleep early — Я очень устал, поэтому я пошел спать раньше.</text:p>
      <text:p text:style-name="P522"/>
      <text:p text:style-name="P119"><text:span text:style-name="T533">Перед </text:span><text:span text:style-name="T443">because</text:span><text:span text:style-name="T533"> запятая не ставится даже в сложном предложении.</text:span></text:p>
      <text:p text:style-name="P510"/>
      <text:p text:style-name="P644"><text:span text:style-name="T487">В вопросах, з</text:span><text:span text:style-name="T489">ависим</text:span><text:span text:style-name="T488">ая</text:span><text:span text:style-name="T489"> част</text:span><text:span text:style-name="T488">ь</text:span><text:span text:style-name="T489"> сохраня</text:span><text:span text:style-name="T488">е</text:span><text:span text:style-name="T489">т утвердительный порядок слов и отделя</text:span><text:span text:style-name="T488">е</text:span><text:span text:style-name="T489">тся вопросительным словом, котор</text:span><text:span text:style-name="T488">ое</text:span><text:span text:style-name="T489"> в этом случае явля</text:span><text:span text:style-name="T488">ю</text:span><text:span text:style-name="T489">тся союзом. Если вопрос общий, </text:span></text:p>
      <text:p text:style-name="P639"><text:span text:style-name="T468">то союзом будет слово </text:span><text:span text:style-name="T452">if/whether</text:span><text:span text:style-name="T468">. </text:span><text:span text:style-name="T481">Оно переводится частицей «ли».</text:span></text:p>
      <text:p text:style-name="P500"/>
      <text:p text:style-name="P333"><text:span text:style-name="T509">Do you know </text:span><text:span text:style-name="T436">why</text:span><text:span text:style-name="T509"> she is crying? </text:span><text:span text:style-name="T513">—</text:span><text:span text:style-name="T509"> </text:span><text:span text:style-name="T513">Ты знаешь </text:span><text:span text:style-name="T439">почему</text:span><text:span text:style-name="T513"> она плачит?</text:span></text:p>
      <text:p text:style-name="P412"><text:span text:style-name="T514">Can you tell </text:span><text:span text:style-name="T525">if</text:span><text:span text:style-name="T514"> this house belongs to Jerry? — Скажите, этот </text:span><text:span text:style-name="T525">ли</text:span><text:span text:style-name="T514"> дом принадлежит Джерри?</text:span></text:p>
      <text:p text:style-name="P488"/>
      <text:p text:style-name="P182"><text:span text:style-name="T525">П</text:span><text:span text:style-name="T435">ридаточные </text:span><text:span text:style-name="T532">определительные</text:span><text:span text:style-name="T435"> предложения</text:span></text:p>
      <text:p text:style-name="P501"/>
      <text:p text:style-name="P502">Дополняют по смыслу главную часть и обычно относятся к какому-то существительному </text:p>
      <text:p text:style-name="P502">или прилагательному. Могут стоять и в середине, и в конце предложения.</text:p>
      <text:p text:style-name="P502"/>
      <text:p text:style-name="P336"><text:span text:style-name="T509">The </text:span><text:span text:style-name="T146">woman</text:span><text:span text:style-name="T509"> </text:span><text:span text:style-name="T436">who lives next door</text:span><text:span text:style-name="T509"> </text:span><text:span text:style-name="T159">is</text:span><text:span text:style-name="T509"> a doctor — Женщина, которая/</text:span><text:span text:style-name="T519">что</text:span><text:span text:style-name="T509"> живет по соседству,</text:span></text:p>
      <text:p text:style-name="P480">работает доктором (выделенная часть относится к «женщине»).</text:p>
      <text:p text:style-name="P502"/>
      <text:p text:style-name="P503">Союзы, с которых начинается придаточное предложение:</text:p>
      <text:list xml:id="list2270220297" text:style-name="L67">
        <text:list-item>
          <text:p text:style-name="P831"><text:span text:style-name="T2">who — </text:span><text:span text:style-name="T58">кто</text:span><text:span text:style-name="T2"> (о людях);</text:span></text:p>
        </text:list-item>
        <text:list-item>
          <text:p text:style-name="P831"><text:span text:style-name="T461">which — </text:span><text:span text:style-name="T462">что</text:span><text:span text:style-name="T461"> (о предметах и животных);</text:span></text:p>
        </text:list-item>
        <text:list-item>
          <text:p text:style-name="P831"><text:span text:style-name="T461">that — </text:span><text:span text:style-name="T462">кто/что</text:span><text:span text:style-name="T461"> (о людях, предметах и животных);</text:span></text:p>
        </text:list-item>
        <text:list-item>
          <text:p text:style-name="P832"><text:span text:style-name="T461">w</text:span><text:span text:style-name="T452">hom, </text:span><text:span text:style-name="T463">whose</text:span><text:span text:style-name="T452"> — который (какой именно), </text:span><text:span text:style-name="T463">чей</text:span><text:span text:style-name="T452">;</text:span></text:p>
        </text:list-item>
        <text:list-item>
          <text:p text:style-name="P818">where — где, <text:span text:style-name="T675">куда, откуда</text:span>;</text:p>
        </text:list-item>
        <text:list-item>
          <text:p text:style-name="P819"><text:span text:style-name="T675">when</text:span> — <text:span text:style-name="T675">когда</text:span>;</text:p>
        </text:list-item>
      </text:list>
      <text:p text:style-name="P480"/>
      <text:p text:style-name="P502">Союзы ставить не обязательно. Всё предложение может быть без союзов и запятых.</text:p>
      <text:p text:style-name="P502">Но если союз заменяет подлежащее, то он обязан стоять.</text:p>
      <text:p text:style-name="P502"/>
      <text:p text:style-name="P336"><text:span text:style-name="T509">The</text:span><text:span text:style-name="T146"> movie</text:span><text:span text:style-name="T509"> </text:span><text:span text:style-name="T436">we saw last weak</text:span><text:span text:style-name="T509"> </text:span><text:span text:style-name="T159">was</text:span><text:span text:style-name="T509"> rather good — Филь, который мы смотрели на прошлой</text:span></text:p>
      <text:p text:style-name="P480">неделе, оказался довольно хорошим (при переводе союзы и запятые будут).</text:p>
      <text:p text:style-name="P502"/>
      <text:p text:style-name="P337"><text:span text:style-name="T517">I work in an office </text:span><text:span text:style-name="T148">which</text:span><text:span text:style-name="T517"> </text:span><text:span text:style-name="T161">is</text:span><text:span text:style-name="T517"> in Park street — Я работаю в офисе, </text:span><text:span text:style-name="T518">что</text:span><text:span text:style-name="T517"> на Парк стрит.</text:span></text:p>
      <text:p text:style-name="P482"/>
      <text:p text:style-name="P489">Косвенная речь</text:p>
      <text:p text:style-name="P504"/>
      <text:p text:style-name="P506">Это пересказ речи другого человека. В главной части указывается автор. </text:p>
      <text:p text:style-name="P506">В зависимой части меняется время, на прошлое.</text:p>
      <text:p text:style-name="P504"/>
      <text:p text:style-name="P483">I want to eat — Я хочу есть. (прямая речь)</text:p>
      <text:p text:style-name="P483">He said that he wanted to eat — Он сказал, что он хочет есть. (ковенная речь)</text:p>
      <text:p text:style-name="P507"/>
      <text:p text:style-name="P114"><text:span text:style-name="T509">Союз </text:span><text:span text:style-name="T452">that</text:span><text:span text:style-name="T509"> означает «что». Он часто выпадает при переводе.</text:span></text:p>
      <text:p text:style-name="P507"/>
      <text:p text:style-name="P640"><text:span text:style-name="T482">Если слова автора были в </text:span><text:span text:style-name="T456">Future</text:span><text:span text:style-name="T482">, то при пересказе они стану в </text:span><text:span text:style-name="T456">Future In The Past</text:span><text:span text:style-name="T482"> </text:span></text:p>
      <text:p text:style-name="P640"><text:span text:style-name="T482">(это когда </text:span><text:span text:style-name="T456">will</text:span><text:span text:style-name="T482"> меняется на </text:span><text:span text:style-name="T456">would</text:span><text:span text:style-name="T482">; перевод не обязательно будет в прошлом, </text:span></text:p>
      <text:p text:style-name="P504">прошлое указывается грамматически). </text:p>
      <text:p text:style-name="P504"/>
      <text:p text:style-name="P483">When will Joe come to the meeting? — Когда Джо придет на собрание?</text:p>
      <text:p text:style-name="P483">I asked when Joe would come to the meeting? — Я спросил, когда Джо придет на собрание?</text:p>
      <text:p text:style-name="P513"><text:soft-page-break/>Если пересказывается просьба или приказ, то вместо отдельного предложения нужно поставить инфинитив с to. Также могут использоваться доп. уточняющие слова.</text:p>
      <text:p text:style-name="P485"/>
      <text:p text:style-name="P651"><text:span text:style-name="T464">Stop the car → She told me </text:span><text:span text:style-name="T451">to stop</text:span><text:span text:style-name="T464"> the car</text:span><text:span text:style-name="T451"> </text:span><text:span text:style-name="T464">— Она сказала мне </text:span><text:span text:style-name="T451">остановить </text:span><text:span text:style-name="T464">машину.</text:span></text:p>
      <text:p text:style-name="P338"><text:span text:style-name="T520">Can I </text:span><text:span text:style-name="T442">sit </text:span><text:span text:style-name="T520">down? → He asked the permission </text:span><text:span text:style-name="T442">to sit</text:span><text:span text:style-name="T520"> down — Он спросил разрешения сесть.</text:span></text:p>
      <text:p text:style-name="P489"/>
      <text:p text:style-name="P116"><text:span text:style-name="T440">У</text:span><text:span text:style-name="T441">словные предложения</text:span></text:p>
      <text:p text:style-name="P508"/>
      <text:p text:style-name="P641"><text:span text:style-name="T483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457">when</text:span><text:span text:style-name="T483">, если ситуация случается наверняка, либо с союза </text:span><text:span text:style-name="T457">if</text:span><text:span text:style-name="T483">, если </text:span><text:span text:style-name="T484">есть только вероятность того, что случится.</text:span></text:p>
      <text:p text:style-name="P509"/>
      <text:p text:style-name="P483">When I com home (зависимая часть), I always watch TV (главная часть).</text:p>
      <text:p text:style-name="P483"/>
      <text:p text:style-name="P505">Союзы в условных предложениях:</text:p>
      <text:list xml:id="list2851874167" text:style-name="L68">
        <text:list-item>
          <text:p text:style-name="P820">when — когда;</text:p>
        </text:list-item>
        <text:list-item>
          <text:p text:style-name="P820">if — если;</text:p>
        </text:list-item>
        <text:list-item>
          <text:p text:style-name="P820">while — в то время, как;</text:p>
        </text:list-item>
        <text:list-item>
          <text:p text:style-name="P820">before — до того, как;</text:p>
        </text:list-item>
        <text:list-item>
          <text:p text:style-name="P820">after — после;</text:p>
        </text:list-item>
        <text:list-item>
          <text:p text:style-name="P820">until (till) — до того момента, как.</text:p>
        </text:list-item>
      </text:list>
      <text:p text:style-name="P504"/>
      <text:p text:style-name="P115"><text:span text:style-name="T514">Когда в главной части </text:span><text:span text:style-name="T516">стоит </text:span><text:span text:style-name="T514">настоящее, то такие предложения называются условными</text:span></text:p>
      <text:p text:style-name="P115"><text:span text:style-name="T514">предложениями нулевого типа (</text:span><text:span text:style-name="T458">Z</text:span><text:span text:style-name="T456">ero </text:span><text:span text:style-name="T458">C</text:span><text:span text:style-name="T456">onditionals</text:span><text:span text:style-name="T514">). Они расска</text:span><text:span text:style-name="T515">зывают</text:span><text:span text:style-name="T514">, при каких</text:span></text:p>
      <text:p text:style-name="P504">условиях обычно происходят события (уклад жизни).</text:p>
      <text:p text:style-name="P483"/>
      <text:p text:style-name="P483">Water boils when the temperature is 100 degrees — Вода кипит, когда температура 100 град.</text:p>
      <text:p text:style-name="P483">When the sun goes down, it gets dark — Когда солнце садится, становится темно.</text:p>
      <text:p text:style-name="P483"/>
      <text:p text:style-name="P642"><text:span text:style-name="T482">Когда в главной части стоит будущее, то </text:span><text:span text:style-name="T485">это</text:span><text:span text:style-name="T482"> условн</text:span><text:span text:style-name="T486">ые</text:span><text:span text:style-name="T485"> </text:span><text:span text:style-name="T482">предложени</text:span><text:span text:style-name="T486">я</text:span><text:span text:style-name="T482"> первого типа </text:span></text:p>
      <text:p text:style-name="P643"><text:span text:style-name="T482">(</text:span><text:span text:style-name="T459">F</text:span><text:span text:style-name="T456">irst </text:span><text:span text:style-name="T459">С</text:span><text:span text:style-name="T456">onditional</text:span><text:span text:style-name="T459">s</text:span><text:span text:style-name="T482">). </text:span><text:span text:style-name="T486">Они описывают </text:span><text:span text:style-name="T482">услови</text:span><text:span text:style-name="T486">я</text:span><text:span text:style-name="T482">, при </text:span><text:span text:style-name="T486">которых</text:span><text:span text:style-name="T482"> произойдут будущие события (планы). </text:span><text:span text:style-name="T486">З</text:span><text:span text:style-name="T485">ависим</text:span><text:span text:style-name="T486">я</text:span><text:span text:style-name="T485"> част</text:span><text:span text:style-name="T486">ь</text:span><text:span text:style-name="T485"> грамматически </text:span><text:span text:style-name="T486">в</text:span><text:span text:style-name="T485"> настояще</text:span><text:span text:style-name="T486">м</text:span><text:span text:style-name="T485">, но переводится будущим.</text:span></text:p>
      <text:p text:style-name="P504"/>
      <text:p text:style-name="P483">If it`s nice day tomorrow, I will go the beach — Если завтра будет хор. день, я пойду на пляж.</text:p>
      <text:p text:style-name="P483">I will go shopping if I have time — Я зайду в магазин, если у меня будет время.</text:p>
      <text:p text:style-name="P483"/>
      <text:p text:style-name="P640"><text:span text:style-name="T482">Условные предложения второго типа </text:span><text:span text:style-name="T486">(</text:span><text:span text:style-name="T460">Second Conditionals</text:span><text:span text:style-name="T486">)</text:span><text:span text:style-name="T482"> используются для описания нереальных ситуаций, связанных с настоящим (альтернативная реальность).</text:span></text:p>
      <text:p text:style-name="P504"/>
      <text:p text:style-name="P115"><text:span text:style-name="T514">Главная часть содержит связку </text:span><text:span text:style-name="T456">would + инфинитив</text:span><text:span text:style-name="T514">. Зависимая часть, грамматически,</text:span></text:p>
      <text:p text:style-name="P115"><text:span text:style-name="T514">стоит в прошешем времени, но привязана к настоящему. Союз </text:span><text:span text:style-name="T456">if</text:span><text:span text:style-name="T514"> переводится как «если бы».</text:span></text:p>
      <text:p text:style-name="P504"/>
      <text:p text:style-name="P334"><text:span text:style-name="T440">If</text:span><text:span text:style-name="T514"> he was rich (зависимая часть), he would buy Lamborgini (главная часть) —</text:span></text:p>
      <text:p text:style-name="P334"><text:span text:style-name="T440">Если бы</text:span><text:span text:style-name="T514"> он был богатым, он бы купил Ламборджини (would и will заменяют to?).</text:span></text:p>
      <text:p text:style-name="P484"/>
      <text:p text:style-name="P117"><text:span text:style-name="T514">Очень часто в условных предложениях второго типа в</text:span><text:span text:style-name="T456"> if-части</text:span><text:span text:style-name="T514">, глагол </text:span><text:span text:style-name="T456">be</text:span><text:span text:style-name="T514"> стоит в форме </text:span><text:span text:style-name="T456">were</text:span><text:span text:style-name="T514">,</text:span></text:p>
      <text:p text:style-name="P117"><text:span text:style-name="T514">даже после </text:span><text:span text:style-name="T456">I, he, she, it</text:span><text:span text:style-name="T514">. Это исключение из правил, которое нужно запомнить.</text:span></text:p>
      <text:p text:style-name="P484"/>
      <text:p text:style-name="P335"><text:span text:style-name="T514">If </text:span><text:span text:style-name="T440">he were</text:span><text:span text:style-name="T514"> rich, he would buy Lamborgini — Если бы </text:span><text:span text:style-name="T440">он был</text:span><text:span text:style-name="T514"> богатым, он бы купил</text:span></text:p>
      <text:p text:style-name="P484">Ламборджини (такой вариант тоже считается правильным).</text:p>
      <text:p text:style-name="P481"/>
      <text:p text:style-name="P692"><text:span text:style-name="T339">Таблица </text:span><text:span text:style-name="T340">форм</text:span><text:span text:style-name="T339"> глагола </text:span><text:span text:style-name="T114">b</text:span><text:span text:style-name="T115">e</text:span><text:span text:style-name="T339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346517000736">
          <table:table-cell table:style-name="Table5.A1" office:value-type="string">
            <text:p text:style-name="P694">Подлежащее</text:p>
          </table:table-cell>
          <table:table-cell table:style-name="Table5.A1" office:value-type="string">
            <text:p text:style-name="P695">Past</text:p>
          </table:table-cell>
          <table:table-cell table:style-name="Table5.A1" office:value-type="string">
            <text:p text:style-name="P695">Present</text:p>
          </table:table-cell>
          <table:table-cell table:style-name="Table5.D1" office:value-type="string">
            <text:p text:style-name="P695">Future</text:p>
          </table:table-cell>
        </table:table-row>
        <table:table-row table:style-name="TableLine94346514118320">
          <table:table-cell table:style-name="Table5.A2" office:value-type="string">
            <text:p text:style-name="P702">I</text:p>
          </table:table-cell>
          <table:table-cell table:style-name="Table5.A2" office:value-type="string">
            <text:p text:style-name="P703">was</text:p>
          </table:table-cell>
          <table:table-cell table:style-name="Table5.A2" office:value-type="string">
            <text:p text:style-name="P704">am</text:p>
          </table:table-cell>
          <table:table-cell table:style-name="Table5.D2" office:value-type="string">
            <text:p text:style-name="P705">will be</text:p>
          </table:table-cell>
        </table:table-row>
        <table:table-row table:style-name="TableLine94346514127120">
          <table:table-cell table:style-name="Table5.A2" office:value-type="string">
            <text:p text:style-name="P702">he/she/<text:span text:style-name="T662">it</text:span></text:p>
          </table:table-cell>
          <table:table-cell table:style-name="Table5.A2" office:value-type="string">
            <text:p text:style-name="P703">was</text:p>
          </table:table-cell>
          <table:table-cell table:style-name="Table5.A2" office:value-type="string">
            <text:p text:style-name="P704">is</text:p>
          </table:table-cell>
          <table:table-cell table:style-name="Table5.D2" office:value-type="string">
            <text:p text:style-name="P705">will be</text:p>
          </table:table-cell>
        </table:table-row>
        <table:table-row table:style-name="TableLine94346514132144">
          <table:table-cell table:style-name="Table5.A2" office:value-type="string">
            <text:p text:style-name="P702">you/we/they</text:p>
          </table:table-cell>
          <table:table-cell table:style-name="Table5.A2" office:value-type="string">
            <text:p text:style-name="P703">were</text:p>
          </table:table-cell>
          <table:table-cell table:style-name="Table5.A2" office:value-type="string">
            <text:p text:style-name="P704">are</text:p>
          </table:table-cell>
          <table:table-cell table:style-name="Table5.D2" office:value-type="string">
            <text:p text:style-name="P705">will be</text:p>
          </table:table-cell>
        </table:table-row>
      </table:table>
      <text:p text:style-name="P631"/>
      <text:p text:style-name="P645"><text:span text:style-name="T432">Таблица </text:span><text:span text:style-name="T433">личны</text:span><text:span text:style-name="T434">х</text:span><text:span text:style-name="T433"> и притяжательных </text:span><text:span text:style-name="T432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346514150864">
          <table:table-cell table:style-name="Table11.A1" table:number-columns-spanned="2" office:value-type="string">
            <text:p text:style-name="P696">Личные местоимения</text:p>
          </table:table-cell>
          <table:covered-table-cell/>
          <table:table-cell table:style-name="Table11.C1" table:number-columns-spanned="2" office:value-type="string">
            <text:p text:style-name="P696">Притяжательные местоимения</text:p>
          </table:table-cell>
          <table:covered-table-cell/>
        </table:table-row>
        <table:table-row table:style-name="TableLine94346514233152">
          <table:table-cell table:style-name="Table11.A2" office:value-type="string">
            <text:p text:style-name="P706"><text:span text:style-name="T663">и</text:span><text:span text:style-name="T664">менительный падеж</text:span></text:p>
            <text:p text:style-name="P707"><text:span text:style-name="T665">(</text:span>кто/что<text:span text:style-name="T665">)</text:span></text:p>
          </table:table-cell>
          <table:table-cell table:style-name="Table11.A2" office:value-type="string">
            <text:p text:style-name="P706"><text:span text:style-name="T663">о</text:span><text:span text:style-name="T664">бъектный падеж</text:span></text:p>
            <text:p text:style-name="P707"><text:span text:style-name="T665">(</text:span>кого, <text:span text:style-name="T665">к</text:span>ому, кем<text:span text:style-name="T665">)</text:span></text:p>
          </table:table-cell>
          <table:table-cell table:style-name="Table11.A2" office:value-type="string">
            <text:p text:style-name="P708"><text:span text:style-name="T665">с</text:span> существительным</text:p>
            <text:p text:style-name="P709">(чей)</text:p>
          </table:table-cell>
          <table:table-cell table:style-name="Table11.D2" office:value-type="string">
            <text:p text:style-name="P706"><text:span text:style-name="T665">о</text:span><text:span text:style-name="T664">тдельно</text:span></text:p>
            <text:p text:style-name="P709">(чей)</text:p>
          </table:table-cell>
        </table:table-row>
        <table:table-row table:style-name="TableLine94346514243504">
          <table:table-cell table:style-name="Table11.A2" office:value-type="string">
            <text:p text:style-name="P710">I</text:p>
          </table:table-cell>
          <table:table-cell table:style-name="Table11.A2" office:value-type="string">
            <text:p text:style-name="P710">me</text:p>
          </table:table-cell>
          <table:table-cell table:style-name="Table11.A2" office:value-type="string">
            <text:p text:style-name="P711">my</text:p>
          </table:table-cell>
          <table:table-cell table:style-name="Table11.D2" office:value-type="string">
            <text:p text:style-name="P711">mine</text:p>
          </table:table-cell>
        </table:table-row>
        <table:table-row table:style-name="TableLine94346514239584">
          <table:table-cell table:style-name="Table11.A2" office:value-type="string">
            <text:p text:style-name="P710">you</text:p>
          </table:table-cell>
          <table:table-cell table:style-name="Table11.A2" office:value-type="string">
            <text:p text:style-name="P710">you</text:p>
          </table:table-cell>
          <table:table-cell table:style-name="Table11.A2" office:value-type="string">
            <text:p text:style-name="P711">your</text:p>
          </table:table-cell>
          <table:table-cell table:style-name="Table11.D2" office:value-type="string">
            <text:p text:style-name="P711">yours</text:p>
          </table:table-cell>
        </table:table-row>
        <table:table-row table:style-name="TableLine94346514251200">
          <table:table-cell table:style-name="Table11.A2" office:value-type="string">
            <text:p text:style-name="P710">he</text:p>
          </table:table-cell>
          <table:table-cell table:style-name="Table11.A2" office:value-type="string">
            <text:p text:style-name="P710">him</text:p>
          </table:table-cell>
          <table:table-cell table:style-name="Table11.A2" office:value-type="string">
            <text:p text:style-name="P711">his</text:p>
          </table:table-cell>
          <table:table-cell table:style-name="Table11.D2" office:value-type="string">
            <text:p text:style-name="P711">his</text:p>
          </table:table-cell>
        </table:table-row>
        <table:table-row table:style-name="TableLine94346514254304">
          <table:table-cell table:style-name="Table11.A2" office:value-type="string">
            <text:p text:style-name="P710">she</text:p>
          </table:table-cell>
          <table:table-cell table:style-name="Table11.A2" office:value-type="string">
            <text:p text:style-name="P711">her</text:p>
          </table:table-cell>
          <table:table-cell table:style-name="Table11.A2" office:value-type="string">
            <text:p text:style-name="P711">her</text:p>
          </table:table-cell>
          <table:table-cell table:style-name="Table11.D2" office:value-type="string">
            <text:p text:style-name="P711">hers</text:p>
          </table:table-cell>
        </table:table-row>
        <table:table-row table:style-name="TableLine94346514270736">
          <table:table-cell table:style-name="Table11.A2" office:value-type="string">
            <text:p text:style-name="P710">it</text:p>
          </table:table-cell>
          <table:table-cell table:style-name="Table11.A2" office:value-type="string">
            <text:p text:style-name="P711">it</text:p>
          </table:table-cell>
          <table:table-cell table:style-name="Table11.A2" office:value-type="string">
            <text:p text:style-name="P711">its</text:p>
          </table:table-cell>
          <table:table-cell table:style-name="Table11.D2" office:value-type="string">
            <text:p text:style-name="P711">its</text:p>
          </table:table-cell>
        </table:table-row>
        <table:table-row table:style-name="TableLine94346514275856">
          <table:table-cell table:style-name="Table11.A2" office:value-type="string">
            <text:p text:style-name="P710">we</text:p>
          </table:table-cell>
          <table:table-cell table:style-name="Table11.A2" office:value-type="string">
            <text:p text:style-name="P711">us</text:p>
          </table:table-cell>
          <table:table-cell table:style-name="Table11.A2" office:value-type="string">
            <text:p text:style-name="P711">our</text:p>
          </table:table-cell>
          <table:table-cell table:style-name="Table11.D2" office:value-type="string">
            <text:p text:style-name="P711">ours</text:p>
          </table:table-cell>
        </table:table-row>
        <table:table-row table:style-name="TableLine94346514283168">
          <table:table-cell table:style-name="Table11.A2" office:value-type="string">
            <text:p text:style-name="P710">they</text:p>
          </table:table-cell>
          <table:table-cell table:style-name="Table11.A2" office:value-type="string">
            <text:p text:style-name="P711">them</text:p>
          </table:table-cell>
          <table:table-cell table:style-name="Table11.A2" office:value-type="string">
            <text:p text:style-name="P711">their</text:p>
          </table:table-cell>
          <table:table-cell table:style-name="Table11.D2" office:value-type="string">
            <text:p text:style-name="P711">theirs</text:p>
          </table:table-cell>
        </table:table-row>
      </table:table>
      <text:p text:style-name="P139"/>
      <text:p text:style-name="P645"><text:span text:style-name="T341">Таблица </text:span><text:span text:style-name="T342">условных предложений</text:span><text:span text:style-name="T341">:</text:span></text:p>
      <table:table table:name="Table14" table:style-name="Table14">
        <table:table-column table:style-name="Table14.A"/>
        <table:table-column table:style-name="Table14.B"/>
        <table:table-row table:style-name="TableLine94346514314080">
          <table:table-cell table:style-name="Table14.A1" office:value-type="string">
            <text:p text:style-name="P697">Тип</text:p>
          </table:table-cell>
          <table:table-cell table:style-name="Table14.B1" office:value-type="string">
            <text:p text:style-name="P697">Пример</text:p>
          </table:table-cell>
        </table:table-row>
        <table:table-row table:style-name="TableLine94346514398432">
          <table:table-cell table:style-name="Table14.A2" office:value-type="string">
            <text:p text:style-name="P712"><text:span text:style-name="T668">Z</text:span>ero <text:span text:style-name="T668">C</text:span>onditionals</text:p>
          </table:table-cell>
          <table:table-cell table:style-name="Table14.B2" office:value-type="string">
            <text:p text:style-name="P716"><text:span text:style-name="T666">If I </text:span><text:span text:style-name="T138">drive</text:span><text:span text:style-name="T666"> home early, I </text:span><text:span text:style-name="T138">watch</text:span><text:span text:style-name="T666"> some movie (уклад жизни)</text:span></text:p>
          </table:table-cell>
        </table:table-row>
        <table:table-row table:style-name="TableLine94346514403280">
          <table:table-cell table:style-name="Table14.A2" office:value-type="string">
            <text:p text:style-name="P712"><text:span text:style-name="T668">F</text:span>irst <text:span text:style-name="T668">C</text:span>onditionals</text:p>
          </table:table-cell>
          <table:table-cell table:style-name="Table14.B2" office:value-type="string">
            <text:p text:style-name="P713">If I <text:span text:style-name="T137">drive</text:span> home early today, I <text:span text:style-name="T137">will watch</text:span> some movie (планы)</text:p>
          </table:table-cell>
        </table:table-row>
        <table:table-row table:style-name="TableLine94346514404128">
          <table:table-cell table:style-name="Table14.A2" office:value-type="string">
            <text:p text:style-name="P712"><text:span text:style-name="T668">S</text:span>ec. <text:span text:style-name="T668">C</text:span>onditionals</text:p>
          </table:table-cell>
          <table:table-cell table:style-name="Table14.B2" office:value-type="string">
            <text:p text:style-name="P716"><text:span text:style-name="T666">If I </text:span><text:span text:style-name="T138">drove</text:span><text:span text:style-name="T666"> home earcly, I </text:span><text:span text:style-name="T138">would watch</text:span><text:span text:style-name="T666"> some movie (</text:span><text:span text:style-name="T667">нереальность</text:span><text:span text:style-name="T666">)</text:span></text:p>
          </table:table-cell>
        </table:table-row>
      </table:table>
      <text:p text:style-name="P140"/>
      <text:p text:style-name="P138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346514406096">
          <table:table-cell table:style-name="Table2.A1" office:value-type="string">
            <text:p text:style-name="P698">Глагол</text:p>
          </table:table-cell>
          <table:table-cell table:style-name="Table2.A1" office:value-type="string">
            <text:p text:style-name="P706"><text:span text:style-name="T400">З</text:span><text:span text:style-name="T401">начение</text:span></text:p>
          </table:table-cell>
          <table:table-cell table:style-name="Table2.C1" office:value-type="string">
            <text:p text:style-name="P706"><text:span text:style-name="T400">В</text:span><text:span text:style-name="T401">рем</text:span><text:span text:style-name="T400">я</text:span></text:p>
          </table:table-cell>
        </table:table-row>
        <table:table-row table:style-name="TableLine94346514502384">
          <table:table-cell table:style-name="Table2.A2" office:value-type="string">
            <text:p text:style-name="P714">can</text:p>
          </table:table-cell>
          <table:table-cell table:style-name="Table2.A2" office:value-type="string">
            <text:p text:style-name="P714">могу, умею</text:p>
          </table:table-cell>
          <table:table-cell table:style-name="Table2.C2" office:value-type="string">
            <text:p text:style-name="P714">настоящее и будущее</text:p>
          </table:table-cell>
        </table:table-row>
        <table:table-row table:style-name="TableLine94346514518256">
          <table:table-cell table:style-name="Table2.A2" office:value-type="string">
            <text:p text:style-name="P714">could</text:p>
          </table:table-cell>
          <table:table-cell table:style-name="Table2.A2" office:value-type="string">
            <text:p text:style-name="P714">мог, умел</text:p>
          </table:table-cell>
          <table:table-cell table:style-name="Table2.C2" office:value-type="string">
            <text:p text:style-name="P714">прошедшее</text:p>
          </table:table-cell>
        </table:table-row>
        <table:table-row table:style-name="TableLine94346514528288">
          <table:table-cell table:style-name="Table2.A2" office:value-type="string">
            <text:p text:style-name="P714">might, may</text:p>
          </table:table-cell>
          <table:table-cell table:style-name="Table2.A2" office:value-type="string">
            <text:p text:style-name="P714">может быть, мог бы,</text:p>
          </table:table-cell>
          <table:table-cell table:style-name="Table2.C2" office:value-type="string">
            <text:p text:style-name="P714">настоящее и будущие</text:p>
          </table:table-cell>
        </table:table-row>
        <table:table-row table:style-name="TableLine94346514535648">
          <table:table-cell table:style-name="Table2.A2" office:value-type="string">
            <text:p text:style-name="P714">must</text:p>
          </table:table-cell>
          <table:table-cell table:style-name="Table2.A2" office:value-type="string">
            <text:p text:style-name="P714">должен, нужно, нельзя</text:p>
          </table:table-cell>
          <table:table-cell table:style-name="Table2.C2" office:value-type="string">
            <text:p text:style-name="P714">настоящее</text:p>
          </table:table-cell>
        </table:table-row>
        <table:table-row table:style-name="TableLine94346514542864">
          <table:table-cell table:style-name="Table2.A2" office:value-type="string">
            <text:p text:style-name="P714">should</text:p>
          </table:table-cell>
          <table:table-cell table:style-name="Table2.A2" office:value-type="string">
            <text:p text:style-name="P714">следует сделать (совет)</text:p>
          </table:table-cell>
          <table:table-cell table:style-name="Table2.C2" office:value-type="string">
            <text:p text:style-name="P714">настоящее и будущие</text:p>
          </table:table-cell>
        </table:table-row>
        <table:table-row table:style-name="TableLine94346514545072">
          <table:table-cell table:style-name="Table2.A2" office:value-type="string">
            <text:p text:style-name="P714">would</text:p>
          </table:table-cell>
          <table:table-cell table:style-name="Table2.A2" office:value-type="string">
            <text:p text:style-name="P714">частица «бы»</text:p>
          </table:table-cell>
          <table:table-cell table:style-name="Table2.C2" office:value-type="string">
            <text:p text:style-name="P714">настоящ., прошед., будущ.</text:p>
          </table:table-cell>
        </table:table-row>
      </table:table>
      <text:p text:style-name="P142"/>
      <text:p text:style-name="P141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346514566160">
          <table:table-cell table:style-name="Table3.A1" office:value-type="string">
            <text:p text:style-name="P699">Конструкция</text:p>
          </table:table-cell>
          <table:table-cell table:style-name="Table3.A1" office:value-type="string">
            <text:p text:style-name="P699">Значение</text:p>
          </table:table-cell>
          <table:table-cell table:style-name="Table3.C1" office:value-type="string">
            <text:p text:style-name="P699">Время</text:p>
          </table:table-cell>
        </table:table-row>
        <table:table-row table:style-name="TableLine94346514606576">
          <table:table-cell table:style-name="Table3.A2" office:value-type="string">
            <text:p text:style-name="P715">be able to</text:p>
          </table:table-cell>
          <table:table-cell table:style-name="Table3.A2" office:value-type="string">
            <text:p text:style-name="P715">могу (близко к can)</text:p>
          </table:table-cell>
          <table:table-cell table:style-name="Table3.C2" office:value-type="string">
            <text:p text:style-name="P715">be меняется по временам</text:p>
          </table:table-cell>
        </table:table-row>
        <table:table-row table:style-name="TableLine94346514671152">
          <table:table-cell table:style-name="Table3.A2" office:value-type="string">
            <text:p text:style-name="P715">have to</text:p>
          </table:table-cell>
          <table:table-cell table:style-name="Table3.A2" office:value-type="string">
            <text:p text:style-name="P715">должен (близко к must)</text:p>
          </table:table-cell>
          <table:table-cell table:style-name="Table3.C2" office:value-type="string">
            <text:p text:style-name="P715">have меняется по временам</text:p>
          </table:table-cell>
        </table:table-row>
        <table:table-row table:style-name="TableLine94346514673264">
          <table:table-cell table:style-name="Table3.A2" office:value-type="string">
            <text:p text:style-name="P715">used to</text:p>
          </table:table-cell>
          <table:table-cell table:style-name="Table3.A2" office:value-type="string">
            <text:p text:style-name="P715">раньше делал (близко к would)</text:p>
          </table:table-cell>
          <table:table-cell table:style-name="Table3.C2" office:value-type="string">
            <text:p text:style-name="P715">всегда в прошедшем</text:p>
          </table:table-cell>
        </table:table-row>
      </table:table>
      <text:p text:style-name="P691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4346514675824">
          <table:table-cell table:style-name="Table6.A1" office:value-type="string">
            <text:p text:style-name="P701">Начальная форма</text:p>
          </table:table-cell>
          <table:table-cell table:style-name="Table6.A1" office:value-type="string">
            <text:p text:style-name="P701">2я форма</text:p>
          </table:table-cell>
          <table:table-cell table:style-name="Table6.A1" office:value-type="string">
            <text:p text:style-name="P700">3я форма</text:p>
          </table:table-cell>
          <table:table-cell table:style-name="Table6.D1" office:value-type="string">
            <text:p text:style-name="P700">Перевод</text:p>
          </table:table-cell>
        </table:table-row>
        <table:table-row table:style-name="TableLine94346514864416">
          <table:table-cell table:style-name="Table6.A2" office:value-type="string">
            <text:p text:style-name="P717">begin</text:p>
          </table:table-cell>
          <table:table-cell table:style-name="Table6.A2" office:value-type="string">
            <text:p text:style-name="P717">began</text:p>
          </table:table-cell>
          <table:table-cell table:style-name="Table6.A2" office:value-type="string">
            <text:p text:style-name="P717">begun</text:p>
          </table:table-cell>
          <table:table-cell table:style-name="Table6.D2" office:value-type="string">
            <text:p text:style-name="P717">начинать</text:p>
          </table:table-cell>
        </table:table-row>
        <table:table-row table:style-name="TableLine94346514870448">
          <table:table-cell table:style-name="Table6.A2" office:value-type="string">
            <text:p text:style-name="P717">break</text:p>
          </table:table-cell>
          <table:table-cell table:style-name="Table6.A2" office:value-type="string">
            <text:p text:style-name="P717">broke</text:p>
          </table:table-cell>
          <table:table-cell table:style-name="Table6.A2" office:value-type="string">
            <text:p text:style-name="P717">broken</text:p>
          </table:table-cell>
          <table:table-cell table:style-name="Table6.D2" office:value-type="string">
            <text:p text:style-name="P717">ломать</text:p>
          </table:table-cell>
        </table:table-row>
        <table:table-row table:style-name="TableLine94346514873008">
          <table:table-cell table:style-name="Table6.A2" office:value-type="string">
            <text:p text:style-name="P717">bring</text:p>
          </table:table-cell>
          <table:table-cell table:style-name="Table6.A2" office:value-type="string">
            <text:p text:style-name="P717">brought</text:p>
          </table:table-cell>
          <table:table-cell table:style-name="Table6.A2" office:value-type="string">
            <text:p text:style-name="P717">brought</text:p>
          </table:table-cell>
          <table:table-cell table:style-name="Table6.D2" office:value-type="string">
            <text:p text:style-name="P717">приносить</text:p>
          </table:table-cell>
        </table:table-row>
        <table:table-row table:style-name="TableLine94346514882624">
          <table:table-cell table:style-name="Table6.A2" office:value-type="string">
            <text:p text:style-name="P717">buy</text:p>
          </table:table-cell>
          <table:table-cell table:style-name="Table6.A2" office:value-type="string">
            <text:p text:style-name="P717">bought</text:p>
          </table:table-cell>
          <table:table-cell table:style-name="Table6.A2" office:value-type="string">
            <text:p text:style-name="P717">bought</text:p>
          </table:table-cell>
          <table:table-cell table:style-name="Table6.D2" office:value-type="string">
            <text:p text:style-name="P717">покупать</text:p>
          </table:table-cell>
        </table:table-row>
        <table:table-row table:style-name="TableLine94346514885824">
          <table:table-cell table:style-name="Table6.A2" office:value-type="string">
            <text:p text:style-name="P717">come</text:p>
          </table:table-cell>
          <table:table-cell table:style-name="Table6.A2" office:value-type="string">
            <text:p text:style-name="P717">came</text:p>
          </table:table-cell>
          <table:table-cell table:style-name="Table6.A2" office:value-type="string">
            <text:p text:style-name="P717">come</text:p>
          </table:table-cell>
          <table:table-cell table:style-name="Table6.D2" office:value-type="string">
            <text:p text:style-name="P717">приходить</text:p>
          </table:table-cell>
        </table:table-row>
        <table:table-row table:style-name="TableLine94346514888752">
          <table:table-cell table:style-name="Table6.A2" office:value-type="string">
            <text:p text:style-name="P717">do</text:p>
          </table:table-cell>
          <table:table-cell table:style-name="Table6.A2" office:value-type="string">
            <text:p text:style-name="P717">did</text:p>
          </table:table-cell>
          <table:table-cell table:style-name="Table6.A2" office:value-type="string">
            <text:p text:style-name="P717">done</text:p>
          </table:table-cell>
          <table:table-cell table:style-name="Table6.D2" office:value-type="string">
            <text:p text:style-name="P717">делать</text:p>
          </table:table-cell>
        </table:table-row>
        <table:table-row table:style-name="TableLine94346514891312">
          <table:table-cell table:style-name="Table6.A2" office:value-type="string">
            <text:p text:style-name="P717">drink</text:p>
          </table:table-cell>
          <table:table-cell table:style-name="Table6.A2" office:value-type="string">
            <text:p text:style-name="P717">drank</text:p>
          </table:table-cell>
          <table:table-cell table:style-name="Table6.A2" office:value-type="string">
            <text:p text:style-name="P717">drunk</text:p>
          </table:table-cell>
          <table:table-cell table:style-name="Table6.D2" office:value-type="string">
            <text:p text:style-name="P717">пить</text:p>
          </table:table-cell>
        </table:table-row>
        <table:table-row table:style-name="TableLine94346514894912">
          <table:table-cell table:style-name="Table6.A2" office:value-type="string">
            <text:p text:style-name="P717">eat</text:p>
          </table:table-cell>
          <table:table-cell table:style-name="Table6.A2" office:value-type="string">
            <text:p text:style-name="P717">ate</text:p>
          </table:table-cell>
          <table:table-cell table:style-name="Table6.A2" office:value-type="string">
            <text:p text:style-name="P717">eaten</text:p>
          </table:table-cell>
          <table:table-cell table:style-name="Table6.D2" office:value-type="string">
            <text:p text:style-name="P717">есть</text:p>
          </table:table-cell>
        </table:table-row>
        <table:table-row table:style-name="TableLine94346514899152">
          <table:table-cell table:style-name="Table6.A2" office:value-type="string">
            <text:p text:style-name="P717">fall</text:p>
          </table:table-cell>
          <table:table-cell table:style-name="Table6.A2" office:value-type="string">
            <text:p text:style-name="P717">fell</text:p>
          </table:table-cell>
          <table:table-cell table:style-name="Table6.A2" office:value-type="string">
            <text:p text:style-name="P717">fallen</text:p>
          </table:table-cell>
          <table:table-cell table:style-name="Table6.D2" office:value-type="string">
            <text:p text:style-name="P717">падать</text:p>
          </table:table-cell>
        </table:table-row>
        <table:table-row table:style-name="TableLine94346514902064">
          <table:table-cell table:style-name="Table6.A2" office:value-type="string">
            <text:p text:style-name="P717">fly</text:p>
          </table:table-cell>
          <table:table-cell table:style-name="Table6.A2" office:value-type="string">
            <text:p text:style-name="P717">flew</text:p>
          </table:table-cell>
          <table:table-cell table:style-name="Table6.A2" office:value-type="string">
            <text:p text:style-name="P717">flown</text:p>
          </table:table-cell>
          <table:table-cell table:style-name="Table6.D2" office:value-type="string">
            <text:p text:style-name="P717">летать</text:p>
          </table:table-cell>
        </table:table-row>
        <table:table-row table:style-name="TableLine94346514905904">
          <table:table-cell table:style-name="Table6.A2" office:value-type="string">
            <text:p text:style-name="P717">forget</text:p>
          </table:table-cell>
          <table:table-cell table:style-name="Table6.A2" office:value-type="string">
            <text:p text:style-name="P717">forgot</text:p>
          </table:table-cell>
          <table:table-cell table:style-name="Table6.A2" office:value-type="string">
            <text:p text:style-name="P717">forgotten</text:p>
          </table:table-cell>
          <table:table-cell table:style-name="Table6.D2" office:value-type="string">
            <text:p text:style-name="P717">забывать</text:p>
          </table:table-cell>
        </table:table-row>
        <table:table-row table:style-name="TableLine94346514908656">
          <table:table-cell table:style-name="Table6.A2" office:value-type="string">
            <text:p text:style-name="P717">get</text:p>
          </table:table-cell>
          <table:table-cell table:style-name="Table6.A2" office:value-type="string">
            <text:p text:style-name="P717">got</text:p>
          </table:table-cell>
          <table:table-cell table:style-name="Table6.A2" office:value-type="string">
            <text:p text:style-name="P717">got</text:p>
          </table:table-cell>
          <table:table-cell table:style-name="Table6.D2" office:value-type="string">
            <text:p text:style-name="P717">получать</text:p>
          </table:table-cell>
        </table:table-row>
        <table:table-row table:style-name="TableLine94346514624992">
          <table:table-cell table:style-name="Table6.A2" office:value-type="string">
            <text:p text:style-name="P718">give</text:p>
          </table:table-cell>
          <table:table-cell table:style-name="Table6.A2" office:value-type="string">
            <text:p text:style-name="P718">gave</text:p>
          </table:table-cell>
          <table:table-cell table:style-name="Table6.A2" office:value-type="string">
            <text:p text:style-name="P718">given</text:p>
          </table:table-cell>
          <table:table-cell table:style-name="Table6.D2" office:value-type="string">
            <text:p text:style-name="P718">давать</text:p>
          </table:table-cell>
        </table:table-row>
        <table:table-row table:style-name="TableLine94346514628240">
          <table:table-cell table:style-name="Table6.A2" office:value-type="string">
            <text:p text:style-name="P718">go</text:p>
          </table:table-cell>
          <table:table-cell table:style-name="Table6.A2" office:value-type="string">
            <text:p text:style-name="P718">went</text:p>
          </table:table-cell>
          <table:table-cell table:style-name="Table6.A2" office:value-type="string">
            <text:p text:style-name="P718">gone</text:p>
          </table:table-cell>
          <table:table-cell table:style-name="Table6.D2" office:value-type="string">
            <text:p text:style-name="P718">идти</text:p>
          </table:table-cell>
        </table:table-row>
        <table:table-row table:style-name="TableLine94346514929280">
          <table:table-cell table:style-name="Table6.A2" office:value-type="string">
            <text:p text:style-name="P719">have</text:p>
          </table:table-cell>
          <table:table-cell table:style-name="Table6.A2" office:value-type="string">
            <text:p text:style-name="P719">had</text:p>
          </table:table-cell>
          <table:table-cell table:style-name="Table6.A2" office:value-type="string">
            <text:p text:style-name="P719">had</text:p>
          </table:table-cell>
          <table:table-cell table:style-name="Table6.D2" office:value-type="string">
            <text:p text:style-name="P719">иметь </text:p>
          </table:table-cell>
        </table:table-row>
        <table:table-row table:style-name="TableLine94346514932704">
          <table:table-cell table:style-name="Table6.A2" office:value-type="string">
            <text:p text:style-name="P719">hear</text:p>
          </table:table-cell>
          <table:table-cell table:style-name="Table6.A2" office:value-type="string">
            <text:p text:style-name="P719">heard</text:p>
          </table:table-cell>
          <table:table-cell table:style-name="Table6.A2" office:value-type="string">
            <text:p text:style-name="P719">heard</text:p>
          </table:table-cell>
          <table:table-cell table:style-name="Table6.D2" office:value-type="string">
            <text:p text:style-name="P719">слышать</text:p>
          </table:table-cell>
        </table:table-row>
        <table:table-row table:style-name="TableLine94346514936240">
          <table:table-cell table:style-name="Table6.A2" office:value-type="string">
            <text:p text:style-name="P719">know</text:p>
          </table:table-cell>
          <table:table-cell table:style-name="Table6.A2" office:value-type="string">
            <text:p text:style-name="P719">knew</text:p>
          </table:table-cell>
          <table:table-cell table:style-name="Table6.A2" office:value-type="string">
            <text:p text:style-name="P719">known</text:p>
          </table:table-cell>
          <table:table-cell table:style-name="Table6.D2" office:value-type="string">
            <text:p text:style-name="P719">знать</text:p>
          </table:table-cell>
        </table:table-row>
        <table:table-row table:style-name="TableLine94346514948784">
          <table:table-cell table:style-name="Table6.A2" office:value-type="string">
            <text:p text:style-name="P719">lose</text:p>
          </table:table-cell>
          <table:table-cell table:style-name="Table6.A2" office:value-type="string">
            <text:p text:style-name="P719">lost</text:p>
          </table:table-cell>
          <table:table-cell table:style-name="Table6.A2" office:value-type="string">
            <text:p text:style-name="P719">lost</text:p>
          </table:table-cell>
          <table:table-cell table:style-name="Table6.D2" office:value-type="string">
            <text:p text:style-name="P719">терять</text:p>
          </table:table-cell>
        </table:table-row>
        <table:table-row table:style-name="TableLine94346514952736">
          <table:table-cell table:style-name="Table6.A2" office:value-type="string">
            <text:p text:style-name="P719">make</text:p>
          </table:table-cell>
          <table:table-cell table:style-name="Table6.A2" office:value-type="string">
            <text:p text:style-name="P719">made</text:p>
          </table:table-cell>
          <table:table-cell table:style-name="Table6.A2" office:value-type="string">
            <text:p text:style-name="P719">made</text:p>
          </table:table-cell>
          <table:table-cell table:style-name="Table6.D2" office:value-type="string">
            <text:p text:style-name="P719">делать</text:p>
          </table:table-cell>
        </table:table-row>
        <table:table-row table:style-name="TableLine94346514957744">
          <table:table-cell table:style-name="Table6.A2" office:value-type="string">
            <text:p text:style-name="P719">pay</text:p>
          </table:table-cell>
          <table:table-cell table:style-name="Table6.A2" office:value-type="string">
            <text:p text:style-name="P719">paid</text:p>
          </table:table-cell>
          <table:table-cell table:style-name="Table6.A2" office:value-type="string">
            <text:p text:style-name="P719">paid</text:p>
          </table:table-cell>
          <table:table-cell table:style-name="Table6.D2" office:value-type="string">
            <text:p text:style-name="P719">платить</text:p>
          </table:table-cell>
        </table:table-row>
        <table:table-row table:style-name="TableLine94346514961728">
          <table:table-cell table:style-name="Table6.A2" office:value-type="string">
            <text:p text:style-name="P719">put</text:p>
          </table:table-cell>
          <table:table-cell table:style-name="Table6.A2" office:value-type="string">
            <text:p text:style-name="P719">put</text:p>
          </table:table-cell>
          <table:table-cell table:style-name="Table6.A2" office:value-type="string">
            <text:p text:style-name="P719">put</text:p>
          </table:table-cell>
          <table:table-cell table:style-name="Table6.D2" office:value-type="string">
            <text:p text:style-name="P719">класть</text:p>
          </table:table-cell>
        </table:table-row>
        <table:table-row table:style-name="TableLine94346514969488">
          <table:table-cell table:style-name="Table6.A2" office:value-type="string">
            <text:p text:style-name="P719">read</text:p>
          </table:table-cell>
          <table:table-cell table:style-name="Table6.A2" office:value-type="string">
            <text:p text:style-name="P719">read</text:p>
          </table:table-cell>
          <table:table-cell table:style-name="Table6.A2" office:value-type="string">
            <text:p text:style-name="P719">read</text:p>
          </table:table-cell>
          <table:table-cell table:style-name="Table6.D2" office:value-type="string">
            <text:p text:style-name="P719">читать</text:p>
          </table:table-cell>
        </table:table-row>
        <table:table-row table:style-name="TableLine94346514972240">
          <table:table-cell table:style-name="Table6.A2" office:value-type="string">
            <text:p text:style-name="P719">say</text:p>
          </table:table-cell>
          <table:table-cell table:style-name="Table6.A2" office:value-type="string">
            <text:p text:style-name="P719">said</text:p>
          </table:table-cell>
          <table:table-cell table:style-name="Table6.A2" office:value-type="string">
            <text:p text:style-name="P719">said</text:p>
          </table:table-cell>
          <table:table-cell table:style-name="Table6.D2" office:value-type="string">
            <text:p text:style-name="P719">сказать</text:p>
          </table:table-cell>
        </table:table-row>
        <table:table-row table:style-name="TableLine94346514975568">
          <table:table-cell table:style-name="Table6.A2" office:value-type="string">
            <text:p text:style-name="P719">speak</text:p>
          </table:table-cell>
          <table:table-cell table:style-name="Table6.A2" office:value-type="string">
            <text:p text:style-name="P719">spoke</text:p>
          </table:table-cell>
          <table:table-cell table:style-name="Table6.A2" office:value-type="string">
            <text:p text:style-name="P719">spoken</text:p>
          </table:table-cell>
          <table:table-cell table:style-name="Table6.D2" office:value-type="string">
            <text:p text:style-name="P719">говорить</text:p>
          </table:table-cell>
        </table:table-row>
        <table:table-row table:style-name="TableLine94346514980000">
          <table:table-cell table:style-name="Table6.A2" office:value-type="string">
            <text:p text:style-name="P719">see</text:p>
          </table:table-cell>
          <table:table-cell table:style-name="Table6.A2" office:value-type="string">
            <text:p text:style-name="P719">saw</text:p>
          </table:table-cell>
          <table:table-cell table:style-name="Table6.A2" office:value-type="string">
            <text:p text:style-name="P719">seen</text:p>
          </table:table-cell>
          <table:table-cell table:style-name="Table6.D2" office:value-type="string">
            <text:p text:style-name="P719">видеть</text:p>
          </table:table-cell>
        </table:table-row>
        <table:table-row table:style-name="TableLine94346514983632">
          <table:table-cell table:style-name="Table6.A2" office:value-type="string">
            <text:p text:style-name="P719">sit</text:p>
          </table:table-cell>
          <table:table-cell table:style-name="Table6.A2" office:value-type="string">
            <text:p text:style-name="P719">sat</text:p>
          </table:table-cell>
          <table:table-cell table:style-name="Table6.A2" office:value-type="string">
            <text:p text:style-name="P719">sat</text:p>
          </table:table-cell>
          <table:table-cell table:style-name="Table6.D2" office:value-type="string">
            <text:p text:style-name="P719">сидеть</text:p>
          </table:table-cell>
        </table:table-row>
        <table:table-row table:style-name="TableLine94346514986432">
          <table:table-cell table:style-name="Table6.A2" office:value-type="string">
            <text:p text:style-name="P719">take</text:p>
          </table:table-cell>
          <table:table-cell table:style-name="Table6.A2" office:value-type="string">
            <text:p text:style-name="P719">took</text:p>
          </table:table-cell>
          <table:table-cell table:style-name="Table6.A2" office:value-type="string">
            <text:p text:style-name="P719">taken</text:p>
          </table:table-cell>
          <table:table-cell table:style-name="Table6.D2" office:value-type="string">
            <text:p text:style-name="P719">брать</text:p>
          </table:table-cell>
        </table:table-row>
        <table:table-row table:style-name="TableLine94346514991008">
          <table:table-cell table:style-name="Table6.A2" office:value-type="string">
            <text:p text:style-name="P720">teach</text:p>
          </table:table-cell>
          <table:table-cell table:style-name="Table6.A2" office:value-type="string">
            <text:p text:style-name="P721">taught</text:p>
          </table:table-cell>
          <table:table-cell table:style-name="Table6.A2" office:value-type="string">
            <text:p text:style-name="P720">taught</text:p>
          </table:table-cell>
          <table:table-cell table:style-name="Table6.D2" office:value-type="string">
            <text:p text:style-name="P720">обучать</text:p>
          </table:table-cell>
        </table:table-row>
        <table:table-row table:style-name="TableLine94346515004592">
          <table:table-cell table:style-name="Table6.A2" office:value-type="string">
            <text:p text:style-name="P719">tell</text:p>
          </table:table-cell>
          <table:table-cell table:style-name="Table6.A2" office:value-type="string">
            <text:p text:style-name="P719">told</text:p>
          </table:table-cell>
          <table:table-cell table:style-name="Table6.A2" office:value-type="string">
            <text:p text:style-name="P719">told</text:p>
          </table:table-cell>
          <table:table-cell table:style-name="Table6.D2" office:value-type="string">
            <text:p text:style-name="P719">рассказывать</text:p>
          </table:table-cell>
        </table:table-row>
        <table:table-row table:style-name="TableLine94346515007968">
          <table:table-cell table:style-name="Table6.A2" office:value-type="string">
            <text:p text:style-name="P719">think</text:p>
          </table:table-cell>
          <table:table-cell table:style-name="Table6.A2" office:value-type="string">
            <text:p text:style-name="P719">thought</text:p>
          </table:table-cell>
          <table:table-cell table:style-name="Table6.A2" office:value-type="string">
            <text:p text:style-name="P719">thought</text:p>
          </table:table-cell>
          <table:table-cell table:style-name="Table6.D2" office:value-type="string">
            <text:p text:style-name="P719">думать</text:p>
          </table:table-cell>
        </table:table-row>
        <table:table-row table:style-name="TableLine94346515011200">
          <table:table-cell table:style-name="Table6.A2" office:value-type="string">
            <text:p text:style-name="P719">win</text:p>
          </table:table-cell>
          <table:table-cell table:style-name="Table6.A2" office:value-type="string">
            <text:p text:style-name="P719">won</text:p>
          </table:table-cell>
          <table:table-cell table:style-name="Table6.A2" office:value-type="string">
            <text:p text:style-name="P719">won</text:p>
          </table:table-cell>
          <table:table-cell table:style-name="Table6.D2" office:value-type="string">
            <text:p text:style-name="P719">побеждать</text:p>
          </table:table-cell>
        </table:table-row>
        <table:table-row table:style-name="TableLine94346515015504">
          <table:table-cell table:style-name="Table6.A2" office:value-type="string">
            <text:p text:style-name="P719">write</text:p>
          </table:table-cell>
          <table:table-cell table:style-name="Table6.A2" office:value-type="string">
            <text:p text:style-name="P719">wrote</text:p>
          </table:table-cell>
          <table:table-cell table:style-name="Table6.A2" office:value-type="string">
            <text:p text:style-name="P719">written</text:p>
          </table:table-cell>
          <table:table-cell table:style-name="Table6.D2" office:value-type="string">
            <text:p text:style-name="P719">писать</text:p>
          </table:table-cell>
        </table:table-row>
      </table:table>
      <text:p text:style-name="P14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5-13T19:48:47.631646676</dc:date>
    <meta:editing-duration>P1DT1H35M4S</meta:editing-duration>
    <meta:editing-cycles>307</meta:editing-cycles>
    <meta:document-statistic meta:table-count="6" meta:image-count="0" meta:object-count="0" meta:page-count="37" meta:paragraph-count="1403" meta:word-count="11213" meta:character-count="70272" meta:non-whitespace-character-count="60054"/>
  </office:meta>
</office:document-meta>
</file>